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_pose_20210613_085839" table:style-name="ta1">
        <table:shapes>
          <draw:frame draw:z-index="0" draw:style-name="gr1" draw:text-style-name="P1" svg:width="11.986cm" svg:height="9.004cm" svg:x="35.051cm" svg:y="1.169cm">
            <draw:object draw:notify-on-update-of-ranges="log_pose_20210613_085839.E2:log_pose_20210613_085839.E790 log_pose_20210613_085839.F1:log_pose_20210613_085839.F1 log_pose_20210613_085839.F2:log_pose_20210613_085839.F7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4cm" svg:height="9.004cm" svg:x="24.279cm" svg:y="11.263cm">
            <draw:object draw:notify-on-update-of-ranges="log_pose_20210613_085839.C1:log_pose_20210613_085839.C1 log_pose_20210613_085839.C2:log_pose_20210613_085839.C7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151cm" svg:height="8.999cm" svg:x="20.042cm" svg:y="1.268cm">
            <draw:object draw:notify-on-update-of-ranges="log_pose_20210613_085839.E1:log_pose_20210613_085839.E1 log_pose_20210613_085839.E2:log_pose_20210613_085839.E7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<text:s/>Linear Velocity</text:p>
          </table:table-cell>
          <table:table-cell office:value-type="string" calcext:value-type="string">
            <text:p><text:s/>Angular Velociti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23585524.64941" calcext:value-type="float">
            <text:p>1623585524,64941</text:p>
          </table:table-cell>
          <table:table-cell table:formula="of:=ROUND([.A2]-[$menor.$A$1];1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4.74933" calcext:value-type="float">
            <text:p>1623585524,74933</text:p>
          </table:table-cell>
          <table:table-cell table:formula="of:=ROUND([.A3]-[$menor.$A$1];1)" office:value-type="float" office:value="0.1" calcext:value-type="float">
            <text:p>0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4.85021" calcext:value-type="float">
            <text:p>1623585524,85021</text:p>
          </table:table-cell>
          <table:table-cell table:formula="of:=ROUND([.A4]-[$menor.$A$1];1)"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4.9508" calcext:value-type="float">
            <text:p>1623585524,9508</text:p>
          </table:table-cell>
          <table:table-cell table:formula="of:=ROUND([.A5]-[$menor.$A$1];1)"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05031" calcext:value-type="float">
            <text:p>1623585525,05031</text:p>
          </table:table-cell>
          <table:table-cell table:formula="of:=ROUND([.A6]-[$menor.$A$1];1)" office:value-type="float" office:value="0.4" calcext:value-type="float">
            <text:p>0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15091" calcext:value-type="float">
            <text:p>1623585525,15091</text:p>
          </table:table-cell>
          <table:table-cell table:formula="of:=ROUND([.A7]-[$menor.$A$1];1)"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25053" calcext:value-type="float">
            <text:p>1623585525,25053</text:p>
          </table:table-cell>
          <table:table-cell table:formula="of:=ROUND([.A8]-[$menor.$A$1];1)" office:value-type="float" office:value="0.6" calcext:value-type="float">
            <text:p>0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35116" calcext:value-type="float">
            <text:p>1623585525,35116</text:p>
          </table:table-cell>
          <table:table-cell table:formula="of:=ROUND([.A9]-[$menor.$A$1];1)" office:value-type="float" office:value="0.7" calcext:value-type="float">
            <text:p>0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45184" calcext:value-type="float">
            <text:p>1623585525,45184</text:p>
          </table:table-cell>
          <table:table-cell table:formula="of:=ROUND([.A10]-[$menor.$A$1];1)" office:value-type="float" office:value="0.8" calcext:value-type="float">
            <text:p>0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55142" calcext:value-type="float">
            <text:p>1623585525,55142</text:p>
          </table:table-cell>
          <table:table-cell table:formula="of:=ROUND([.A11]-[$menor.$A$1];1)"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65204" calcext:value-type="float">
            <text:p>1623585525,65204</text:p>
          </table:table-cell>
          <table:table-cell table:formula="of:=ROUND([.A12]-[$menor.$A$1];1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75167" calcext:value-type="float">
            <text:p>1623585525,75167</text:p>
          </table:table-cell>
          <table:table-cell table:formula="of:=ROUND([.A13]-[$menor.$A$1];1)"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85129" calcext:value-type="float">
            <text:p>1623585525,85129</text:p>
          </table:table-cell>
          <table:table-cell table:formula="of:=ROUND([.A14]-[$menor.$A$1];1)"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5.95194" calcext:value-type="float">
            <text:p>1623585525,95194</text:p>
          </table:table-cell>
          <table:table-cell table:formula="of:=ROUND([.A15]-[$menor.$A$1];1)"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05124" calcext:value-type="float">
            <text:p>1623585526,05124</text:p>
          </table:table-cell>
          <table:table-cell table:formula="of:=ROUND([.A16]-[$menor.$A$1];1)"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15201" calcext:value-type="float">
            <text:p>1623585526,15201</text:p>
          </table:table-cell>
          <table:table-cell table:formula="of:=ROUND([.A17]-[$menor.$A$1];1)"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25161" calcext:value-type="float">
            <text:p>1623585526,25161</text:p>
          </table:table-cell>
          <table:table-cell table:formula="of:=ROUND([.A18]-[$menor.$A$1];1)" office:value-type="float" office:value="1.6" calcext:value-type="float">
            <text:p>1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35132" calcext:value-type="float">
            <text:p>1623585526,35132</text:p>
          </table:table-cell>
          <table:table-cell table:formula="of:=ROUND([.A19]-[$menor.$A$1];1)"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45201" calcext:value-type="float">
            <text:p>1623585526,45201</text:p>
          </table:table-cell>
          <table:table-cell table:formula="of:=ROUND([.A20]-[$menor.$A$1];1)"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55148" calcext:value-type="float">
            <text:p>1623585526,55148</text:p>
          </table:table-cell>
          <table:table-cell table:formula="of:=ROUND([.A21]-[$menor.$A$1];1)" office:value-type="float" office:value="1.9" calcext:value-type="float">
            <text:p>1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65186" calcext:value-type="float">
            <text:p>1623585526,65186</text:p>
          </table:table-cell>
          <table:table-cell table:formula="of:=ROUND([.A22]-[$menor.$A$1];1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75162" calcext:value-type="float">
            <text:p>1623585526,75162</text:p>
          </table:table-cell>
          <table:table-cell table:formula="of:=ROUND([.A23]-[$menor.$A$1];1)"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85124" calcext:value-type="float">
            <text:p>1623585526,85124</text:p>
          </table:table-cell>
          <table:table-cell table:formula="of:=ROUND([.A24]-[$menor.$A$1];1)" office:value-type="float" office:value="2.2" calcext:value-type="float">
            <text:p>2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6.9517" calcext:value-type="float">
            <text:p>1623585526,9517</text:p>
          </table:table-cell>
          <table:table-cell table:formula="of:=ROUND([.A25]-[$menor.$A$1];1)"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05137" calcext:value-type="float">
            <text:p>1623585527,05137</text:p>
          </table:table-cell>
          <table:table-cell table:formula="of:=ROUND([.A26]-[$menor.$A$1];1)" office:value-type="float" office:value="2.4" calcext:value-type="float">
            <text:p>2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15139" calcext:value-type="float">
            <text:p>1623585527,15139</text:p>
          </table:table-cell>
          <table:table-cell table:formula="of:=ROUND([.A27]-[$menor.$A$1];1)"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25179" calcext:value-type="float">
            <text:p>1623585527,25179</text:p>
          </table:table-cell>
          <table:table-cell table:formula="of:=ROUND([.A28]-[$menor.$A$1];1)" office:value-type="float" office:value="2.6" calcext:value-type="float">
            <text:p>2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35148" calcext:value-type="float">
            <text:p>1623585527,35148</text:p>
          </table:table-cell>
          <table:table-cell table:formula="of:=ROUND([.A29]-[$menor.$A$1];1)" office:value-type="float" office:value="2.7" calcext:value-type="float">
            <text:p>2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45199" calcext:value-type="float">
            <text:p>1623585527,45199</text:p>
          </table:table-cell>
          <table:table-cell table:formula="of:=ROUND([.A30]-[$menor.$A$1];1)" office:value-type="float" office:value="2.8" calcext:value-type="float">
            <text:p>2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55127" calcext:value-type="float">
            <text:p>1623585527,55127</text:p>
          </table:table-cell>
          <table:table-cell table:formula="of:=ROUND([.A31]-[$menor.$A$1];1)" office:value-type="float" office:value="2.9" calcext:value-type="float">
            <text:p>2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65196" calcext:value-type="float">
            <text:p>1623585527,65196</text:p>
          </table:table-cell>
          <table:table-cell table:formula="of:=ROUND([.A32]-[$menor.$A$1];1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75169" calcext:value-type="float">
            <text:p>1623585527,75169</text:p>
          </table:table-cell>
          <table:table-cell table:formula="of:=ROUND([.A33]-[$menor.$A$1];1)" office:value-type="float" office:value="3.1" calcext:value-type="float">
            <text:p>3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85115" calcext:value-type="float">
            <text:p>1623585527,85115</text:p>
          </table:table-cell>
          <table:table-cell table:formula="of:=ROUND([.A34]-[$menor.$A$1];1)" office:value-type="float" office:value="3.2" calcext:value-type="float">
            <text:p>3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7.95169" calcext:value-type="float">
            <text:p>1623585527,95169</text:p>
          </table:table-cell>
          <table:table-cell table:formula="of:=ROUND([.A35]-[$menor.$A$1];1)" office:value-type="float" office:value="3.3" calcext:value-type="float">
            <text:p>3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05132" calcext:value-type="float">
            <text:p>1623585528,05132</text:p>
          </table:table-cell>
          <table:table-cell table:formula="of:=ROUND([.A36]-[$menor.$A$1];1)" office:value-type="float" office:value="3.4" calcext:value-type="float">
            <text:p>3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15184" calcext:value-type="float">
            <text:p>1623585528,15184</text:p>
          </table:table-cell>
          <table:table-cell table:formula="of:=ROUND([.A37]-[$menor.$A$1];1)"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25174" calcext:value-type="float">
            <text:p>1623585528,25174</text:p>
          </table:table-cell>
          <table:table-cell table:formula="of:=ROUND([.A38]-[$menor.$A$1];1)" office:value-type="float" office:value="3.6" calcext:value-type="float">
            <text:p>3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35132" calcext:value-type="float">
            <text:p>1623585528,35132</text:p>
          </table:table-cell>
          <table:table-cell table:formula="of:=ROUND([.A39]-[$menor.$A$1];1)" office:value-type="float" office:value="3.7" calcext:value-type="float">
            <text:p>3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45184" calcext:value-type="float">
            <text:p>1623585528,45184</text:p>
          </table:table-cell>
          <table:table-cell table:formula="of:=ROUND([.A40]-[$menor.$A$1];1)" office:value-type="float" office:value="3.8" calcext:value-type="float">
            <text:p>3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55157" calcext:value-type="float">
            <text:p>1623585528,55157</text:p>
          </table:table-cell>
          <table:table-cell table:formula="of:=ROUND([.A41]-[$menor.$A$1];1)" office:value-type="float" office:value="3.9" calcext:value-type="float">
            <text:p>3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65131" calcext:value-type="float">
            <text:p>1623585528,65131</text:p>
          </table:table-cell>
          <table:table-cell table:formula="of:=ROUND([.A42]-[$menor.$A$1];1)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7522" calcext:value-type="float">
            <text:p>1623585528,7522</text:p>
          </table:table-cell>
          <table:table-cell table:formula="of:=ROUND([.A43]-[$menor.$A$1];1)" office:value-type="float" office:value="4.1" calcext:value-type="float">
            <text:p>4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853" calcext:value-type="float">
            <text:p>1623585528,853</text:p>
          </table:table-cell>
          <table:table-cell table:formula="of:=ROUND([.A44]-[$menor.$A$1];1)" office:value-type="float" office:value="4.2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8.95277" calcext:value-type="float">
            <text:p>1623585528,95277</text:p>
          </table:table-cell>
          <table:table-cell table:formula="of:=ROUND([.A45]-[$menor.$A$1];1)" office:value-type="float" office:value="4.3" calcext:value-type="float">
            <text:p>4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0522" calcext:value-type="float">
            <text:p>1623585529,0522</text:p>
          </table:table-cell>
          <table:table-cell table:formula="of:=ROUND([.A46]-[$menor.$A$1];1)" office:value-type="float" office:value="4.4" calcext:value-type="float">
            <text:p>4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15281" calcext:value-type="float">
            <text:p>1623585529,15281</text:p>
          </table:table-cell>
          <table:table-cell table:formula="of:=ROUND([.A47]-[$menor.$A$1];1)" office:value-type="float" office:value="4.5" calcext:value-type="float">
            <text:p>4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25233" calcext:value-type="float">
            <text:p>1623585529,25233</text:p>
          </table:table-cell>
          <table:table-cell table:formula="of:=ROUND([.A48]-[$menor.$A$1];1)" office:value-type="float" office:value="4.6" calcext:value-type="float">
            <text:p>4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35293" calcext:value-type="float">
            <text:p>1623585529,35293</text:p>
          </table:table-cell>
          <table:table-cell table:formula="of:=ROUND([.A49]-[$menor.$A$1];1)"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45376" calcext:value-type="float">
            <text:p>1623585529,45376</text:p>
          </table:table-cell>
          <table:table-cell table:formula="of:=ROUND([.A50]-[$menor.$A$1];1)" office:value-type="float" office:value="4.8" calcext:value-type="float">
            <text:p>4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55343" calcext:value-type="float">
            <text:p>1623585529,55343</text:p>
          </table:table-cell>
          <table:table-cell table:formula="of:=ROUND([.A51]-[$menor.$A$1];1)"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65412" calcext:value-type="float">
            <text:p>1623585529,65412</text:p>
          </table:table-cell>
          <table:table-cell table:formula="of:=ROUND([.A52]-[$menor.$A$1];1)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75384" calcext:value-type="float">
            <text:p>1623585529,75384</text:p>
          </table:table-cell>
          <table:table-cell table:formula="of:=ROUND([.A53]-[$menor.$A$1];1)"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8542" calcext:value-type="float">
            <text:p>1623585529,8542</text:p>
          </table:table-cell>
          <table:table-cell table:formula="of:=ROUND([.A54]-[$menor.$A$1];1)" office:value-type="float" office:value="5.2" calcext:value-type="float">
            <text:p>5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29.95499" calcext:value-type="float">
            <text:p>1623585529,95499</text:p>
          </table:table-cell>
          <table:table-cell table:formula="of:=ROUND([.A55]-[$menor.$A$1];1)" office:value-type="float" office:value="5.3" calcext:value-type="float">
            <text:p>5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05465" calcext:value-type="float">
            <text:p>1623585530,05465</text:p>
          </table:table-cell>
          <table:table-cell table:formula="of:=ROUND([.A56]-[$menor.$A$1];1)" office:value-type="float" office:value="5.4" calcext:value-type="float">
            <text:p>5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15439" calcext:value-type="float">
            <text:p>1623585530,15439</text:p>
          </table:table-cell>
          <table:table-cell table:formula="of:=ROUND([.A57]-[$menor.$A$1];1)" office:value-type="float" office:value="5.5" calcext:value-type="float">
            <text:p>5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25406" calcext:value-type="float">
            <text:p>1623585530,25406</text:p>
          </table:table-cell>
          <table:table-cell table:formula="of:=ROUND([.A58]-[$menor.$A$1];1)"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35468" calcext:value-type="float">
            <text:p>1623585530,35468</text:p>
          </table:table-cell>
          <table:table-cell table:formula="of:=ROUND([.A59]-[$menor.$A$1];1)" office:value-type="float" office:value="5.7" calcext:value-type="float">
            <text:p>5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45438" calcext:value-type="float">
            <text:p>1623585530,45438</text:p>
          </table:table-cell>
          <table:table-cell table:formula="of:=ROUND([.A60]-[$menor.$A$1];1)" office:value-type="float" office:value="5.8" calcext:value-type="float">
            <text:p>5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55498" calcext:value-type="float">
            <text:p>1623585530,55498</text:p>
          </table:table-cell>
          <table:table-cell table:formula="of:=ROUND([.A61]-[$menor.$A$1];1)"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65579" calcext:value-type="float">
            <text:p>1623585530,65579</text:p>
          </table:table-cell>
          <table:table-cell table:formula="of:=ROUND([.A62]-[$menor.$A$1];1)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75554" calcext:value-type="float">
            <text:p>1623585530,75554</text:p>
          </table:table-cell>
          <table:table-cell table:formula="of:=ROUND([.A63]-[$menor.$A$1];1)" office:value-type="float" office:value="6.1" calcext:value-type="float">
            <text:p>6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85533" calcext:value-type="float">
            <text:p>1623585530,85533</text:p>
          </table:table-cell>
          <table:table-cell table:formula="of:=ROUND([.A64]-[$menor.$A$1];1)"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0.9561" calcext:value-type="float">
            <text:p>1623585530,9561</text:p>
          </table:table-cell>
          <table:table-cell table:formula="of:=ROUND([.A65]-[$menor.$A$1];1)" office:value-type="float" office:value="6.3" calcext:value-type="float">
            <text:p>6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05589" calcext:value-type="float">
            <text:p>1623585531,05589</text:p>
          </table:table-cell>
          <table:table-cell table:formula="of:=ROUND([.A66]-[$menor.$A$1];1)"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15603" calcext:value-type="float">
            <text:p>1623585531,15603</text:p>
          </table:table-cell>
          <table:table-cell table:formula="of:=ROUND([.A67]-[$menor.$A$1];1)" office:value-type="float" office:value="6.5" calcext:value-type="float">
            <text:p>6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25605" calcext:value-type="float">
            <text:p>1623585531,25605</text:p>
          </table:table-cell>
          <table:table-cell table:formula="of:=ROUND([.A68]-[$menor.$A$1];1)" office:value-type="float" office:value="6.6" calcext:value-type="float">
            <text:p>6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35598" calcext:value-type="float">
            <text:p>1623585531,35598</text:p>
          </table:table-cell>
          <table:table-cell table:formula="of:=ROUND([.A69]-[$menor.$A$1];1)" office:value-type="float" office:value="6.7" calcext:value-type="float">
            <text:p>6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4561" calcext:value-type="float">
            <text:p>1623585531,4561</text:p>
          </table:table-cell>
          <table:table-cell table:formula="of:=ROUND([.A70]-[$menor.$A$1];1)"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55531" calcext:value-type="float">
            <text:p>1623585531,55531</text:p>
          </table:table-cell>
          <table:table-cell table:formula="of:=ROUND([.A71]-[$menor.$A$1];1)" office:value-type="float" office:value="6.9" calcext:value-type="float">
            <text:p>6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65605" calcext:value-type="float">
            <text:p>1623585531,65605</text:p>
          </table:table-cell>
          <table:table-cell table:formula="of:=ROUND([.A72]-[$menor.$A$1];1)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75577" calcext:value-type="float">
            <text:p>1623585531,75577</text:p>
          </table:table-cell>
          <table:table-cell table:formula="of:=ROUND([.A73]-[$menor.$A$1];1)" office:value-type="float" office:value="7.1" calcext:value-type="float">
            <text:p>7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8555" calcext:value-type="float">
            <text:p>1623585531,8555</text:p>
          </table:table-cell>
          <table:table-cell table:formula="of:=ROUND([.A74]-[$menor.$A$1];1)" office:value-type="float" office:value="7.2" calcext:value-type="float">
            <text:p>7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95625" calcext:value-type="float">
            <text:p>1623585531,95625</text:p>
          </table:table-cell>
          <table:table-cell table:formula="of:=ROUND([.A75]-[$menor.$A$1];1)" office:value-type="float" office:value="7.3" calcext:value-type="float">
            <text:p>7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05693" calcext:value-type="float">
            <text:p>1623585532,05693</text:p>
          </table:table-cell>
          <table:table-cell table:formula="of:=ROUND([.A76]-[$menor.$A$1];1)" office:value-type="float" office:value="7.4" calcext:value-type="float">
            <text:p>7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15664" calcext:value-type="float">
            <text:p>1623585532,15664</text:p>
          </table:table-cell>
          <table:table-cell table:formula="of:=ROUND([.A77]-[$menor.$A$1];1)" office:value-type="float" office:value="7.5" calcext:value-type="float">
            <text:p>7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2563" calcext:value-type="float">
            <text:p>1623585532,2563</text:p>
          </table:table-cell>
          <table:table-cell table:formula="of:=ROUND([.A78]-[$menor.$A$1];1)" office:value-type="float" office:value="7.6" calcext:value-type="float">
            <text:p>7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35708" calcext:value-type="float">
            <text:p>1623585532,35708</text:p>
          </table:table-cell>
          <table:table-cell table:formula="of:=ROUND([.A79]-[$menor.$A$1];1)" office:value-type="float" office:value="7.7" calcext:value-type="float">
            <text:p>7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45652" calcext:value-type="float">
            <text:p>1623585532,45652</text:p>
          </table:table-cell>
          <table:table-cell table:formula="of:=ROUND([.A80]-[$menor.$A$1];1)" office:value-type="float" office:value="7.8" calcext:value-type="float">
            <text:p>7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55609" calcext:value-type="float">
            <text:p>1623585532,55609</text:p>
          </table:table-cell>
          <table:table-cell table:formula="of:=ROUND([.A81]-[$menor.$A$1];1)" office:value-type="float" office:value="7.9" calcext:value-type="float">
            <text:p>7,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65689" calcext:value-type="float">
            <text:p>1623585532,65689</text:p>
          </table:table-cell>
          <table:table-cell table:formula="of:=ROUND([.A82]-[$menor.$A$1];1)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75648" calcext:value-type="float">
            <text:p>1623585532,75648</text:p>
          </table:table-cell>
          <table:table-cell table:formula="of:=ROUND([.A83]-[$menor.$A$1];1)" office:value-type="float" office:value="8.1" calcext:value-type="float">
            <text:p>8,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85626" calcext:value-type="float">
            <text:p>1623585532,85626</text:p>
          </table:table-cell>
          <table:table-cell table:formula="of:=ROUND([.A84]-[$menor.$A$1];1)" office:value-type="float" office:value="8.2" calcext:value-type="float">
            <text:p>8,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95618" calcext:value-type="float">
            <text:p>1623585532,95618</text:p>
          </table:table-cell>
          <table:table-cell table:formula="of:=ROUND([.A85]-[$menor.$A$1];1)" office:value-type="float" office:value="8.3" calcext:value-type="float">
            <text:p>8,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05662" calcext:value-type="float">
            <text:p>1623585533,05662</text:p>
          </table:table-cell>
          <table:table-cell table:formula="of:=ROUND([.A86]-[$menor.$A$1];1)" office:value-type="float" office:value="8.4" calcext:value-type="float">
            <text:p>8,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15706" calcext:value-type="float">
            <text:p>1623585533,15706</text:p>
          </table:table-cell>
          <table:table-cell table:formula="of:=ROUND([.A87]-[$menor.$A$1];1)"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25702" calcext:value-type="float">
            <text:p>1623585533,25702</text:p>
          </table:table-cell>
          <table:table-cell table:formula="of:=ROUND([.A88]-[$menor.$A$1];1)" office:value-type="float" office:value="8.6" calcext:value-type="float">
            <text:p>8,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35639" calcext:value-type="float">
            <text:p>1623585533,35639</text:p>
          </table:table-cell>
          <table:table-cell table:formula="of:=ROUND([.A89]-[$menor.$A$1];1)" office:value-type="float" office:value="8.7" calcext:value-type="float">
            <text:p>8,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45635" calcext:value-type="float">
            <text:p>1623585533,45635</text:p>
          </table:table-cell>
          <table:table-cell table:formula="of:=ROUND([.A90]-[$menor.$A$1];1)" office:value-type="float" office:value="8.8" calcext:value-type="float">
            <text:p>8,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5562" calcext:value-type="float">
            <text:p>1623585533,5562</text:p>
          </table:table-cell>
          <table:table-cell table:formula="of:=ROUND([.A91]-[$menor.$A$1];1)" office:value-type="float" office:value="8.9" calcext:value-type="float">
            <text:p>8,9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0291" calcext:value-type="float">
            <text:p>0,0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6563" calcext:value-type="float">
            <text:p>1623585533,6563</text:p>
          </table:table-cell>
          <table:table-cell table:formula="of:=ROUND([.A92]-[$menor.$A$1];1)" office:value-type="float" office:value="9" calcext:value-type="float">
            <text:p>9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75727" calcext:value-type="float">
            <text:p>1623585533,75727</text:p>
          </table:table-cell>
          <table:table-cell table:formula="of:=ROUND([.A93]-[$menor.$A$1];1)" office:value-type="float" office:value="9.1" calcext:value-type="float">
            <text:p>9,1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0.017945" calcext:value-type="float">
            <text:p>0,01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85772" calcext:value-type="float">
            <text:p>1623585533,85772</text:p>
          </table:table-cell>
          <table:table-cell table:formula="of:=ROUND([.A94]-[$menor.$A$1];1)" office:value-type="float" office:value="9.2" calcext:value-type="float">
            <text:p>9,2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029585" calcext:value-type="float">
            <text:p>0,02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95746" calcext:value-type="float">
            <text:p>1623585533,95746</text:p>
          </table:table-cell>
          <table:table-cell table:formula="of:=ROUND([.A95]-[$menor.$A$1];1)" office:value-type="float" office:value="9.3" calcext:value-type="float">
            <text:p>9,3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04462" calcext:value-type="float">
            <text:p>0,04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05822" calcext:value-type="float">
            <text:p>1623585534,05822</text:p>
          </table:table-cell>
          <table:table-cell table:formula="of:=ROUND([.A96]-[$menor.$A$1];1)" office:value-type="float" office:value="9.4" calcext:value-type="float">
            <text:p>9,4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062565" calcext:value-type="float">
            <text:p>0,06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15863" calcext:value-type="float">
            <text:p>1623585534,15863</text:p>
          </table:table-cell>
          <table:table-cell table:formula="of:=ROUND([.A97]-[$menor.$A$1];1)" office:value-type="float" office:value="9.5" calcext:value-type="float">
            <text:p>9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082935" calcext:value-type="float">
            <text:p>0,08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25829" calcext:value-type="float">
            <text:p>1623585534,25829</text:p>
          </table:table-cell>
          <table:table-cell table:formula="of:=ROUND([.A98]-[$menor.$A$1];1)" office:value-type="float" office:value="9.6" calcext:value-type="float">
            <text:p>9,6</text:p>
          </table:table-cell>
          <table:table-cell office:value-type="float" office:value="0.199" calcext:value-type="float">
            <text:p>0,199</text:p>
          </table:table-cell>
          <table:table-cell office:value-type="float" office:value="0" calcext:value-type="float">
            <text:p>0</text:p>
          </table:table-cell>
          <table:table-cell office:value-type="float" office:value="0.10282" calcext:value-type="float">
            <text:p>0,10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35839" calcext:value-type="float">
            <text:p>1623585534,35839</text:p>
          </table:table-cell>
          <table:table-cell table:formula="of:=ROUND([.A99]-[$menor.$A$1];1)" office:value-type="float" office:value="9.7" calcext:value-type="float">
            <text:p>9,7</text:p>
          </table:table-cell>
          <table:table-cell office:value-type="float" office:value="0.198" calcext:value-type="float">
            <text:p>0,198</text:p>
          </table:table-cell>
          <table:table-cell office:value-type="float" office:value="0" calcext:value-type="float">
            <text:p>0</text:p>
          </table:table-cell>
          <table:table-cell office:value-type="float" office:value="0.121735" calcext:value-type="float">
            <text:p>0,12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4591" calcext:value-type="float">
            <text:p>1623585534,4591</text:p>
          </table:table-cell>
          <table:table-cell table:formula="of:=ROUND([.A100]-[$menor.$A$1];1)" office:value-type="float" office:value="9.8" calcext:value-type="float">
            <text:p>9,8</text:p>
          </table:table-cell>
          <table:table-cell office:value-type="float" office:value="0.197" calcext:value-type="float">
            <text:p>0,197</text:p>
          </table:table-cell>
          <table:table-cell office:value-type="float" office:value="0" calcext:value-type="float">
            <text:p>0</text:p>
          </table:table-cell>
          <table:table-cell office:value-type="float" office:value="0.14162" calcext:value-type="float">
            <text:p>0,14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55981" calcext:value-type="float">
            <text:p>1623585534,55981</text:p>
          </table:table-cell>
          <table:table-cell table:formula="of:=ROUND([.A101]-[$menor.$A$1];1)" office:value-type="float" office:value="9.9" calcext:value-type="float">
            <text:p>9,9</text:p>
          </table:table-cell>
          <table:table-cell office:value-type="float" office:value="0.196" calcext:value-type="float">
            <text:p>0,196</text:p>
          </table:table-cell>
          <table:table-cell office:value-type="float" office:value="0" calcext:value-type="float">
            <text:p>0</text:p>
          </table:table-cell>
          <table:table-cell office:value-type="float" office:value="0.160535" calcext:value-type="float">
            <text:p>0,16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65948" calcext:value-type="float">
            <text:p>1623585534,65948</text:p>
          </table:table-cell>
          <table:table-cell table:formula="of:=ROUND([.A102]-[$menor.$A$1];1)" office:value-type="float" office:value="10" calcext:value-type="float">
            <text:p>10</text:p>
          </table:table-cell>
          <table:table-cell office:value-type="float" office:value="0.194" calcext:value-type="float">
            <text:p>0,194</text:p>
          </table:table-cell>
          <table:table-cell office:value-type="float" office:value="0" calcext:value-type="float">
            <text:p>0</text:p>
          </table:table-cell>
          <table:table-cell office:value-type="float" office:value="0.180905" calcext:value-type="float">
            <text:p>0,18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75916" calcext:value-type="float">
            <text:p>1623585534,75916</text:p>
          </table:table-cell>
          <table:table-cell table:formula="of:=ROUND([.A103]-[$menor.$A$1];1)" office:value-type="float" office:value="10.1" calcext:value-type="float">
            <text:p>10,1</text:p>
          </table:table-cell>
          <table:table-cell office:value-type="float" office:value="0.192" calcext:value-type="float">
            <text:p>0,192</text:p>
          </table:table-cell>
          <table:table-cell office:value-type="float" office:value="0" calcext:value-type="float">
            <text:p>0</text:p>
          </table:table-cell>
          <table:table-cell office:value-type="float" office:value="0.19982" calcext:value-type="float">
            <text:p>0,19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85932" calcext:value-type="float">
            <text:p>1623585534,85932</text:p>
          </table:table-cell>
          <table:table-cell table:formula="of:=ROUND([.A104]-[$menor.$A$1];1)" office:value-type="float" office:value="10.2" calcext:value-type="float">
            <text:p>10,2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218735" calcext:value-type="float">
            <text:p>0,21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96007" calcext:value-type="float">
            <text:p>1623585534,96007</text:p>
          </table:table-cell>
          <table:table-cell table:formula="of:=ROUND([.A105]-[$menor.$A$1];1)" office:value-type="float" office:value="10.3" calcext:value-type="float">
            <text:p>10,3</text:p>
          </table:table-cell>
          <table:table-cell office:value-type="float" office:value="0.188" calcext:value-type="float">
            <text:p>0,188</text:p>
          </table:table-cell>
          <table:table-cell office:value-type="float" office:value="0" calcext:value-type="float">
            <text:p>0</text:p>
          </table:table-cell>
          <table:table-cell office:value-type="float" office:value="0.23765" calcext:value-type="float">
            <text:p>0,23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05928" calcext:value-type="float">
            <text:p>1623585535,05928</text:p>
          </table:table-cell>
          <table:table-cell table:formula="of:=ROUND([.A106]-[$menor.$A$1];1)" office:value-type="float" office:value="10.4" calcext:value-type="float">
            <text:p>10,4</text:p>
          </table:table-cell>
          <table:table-cell office:value-type="float" office:value="0.186" calcext:value-type="float">
            <text:p>0,186</text:p>
          </table:table-cell>
          <table:table-cell office:value-type="float" office:value="0" calcext:value-type="float">
            <text:p>0</text:p>
          </table:table-cell>
          <table:table-cell office:value-type="float" office:value="0.255595" calcext:value-type="float">
            <text:p>0,25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15996" calcext:value-type="float">
            <text:p>1623585535,15996</text:p>
          </table:table-cell>
          <table:table-cell table:formula="of:=ROUND([.A107]-[$menor.$A$1];1)" office:value-type="float" office:value="10.5" calcext:value-type="float">
            <text:p>10,5</text:p>
          </table:table-cell>
          <table:table-cell office:value-type="float" office:value="0.184" calcext:value-type="float">
            <text:p>0,184</text:p>
          </table:table-cell>
          <table:table-cell office:value-type="float" office:value="0" calcext:value-type="float">
            <text:p>0</text:p>
          </table:table-cell>
          <table:table-cell office:value-type="float" office:value="0.274995" calcext:value-type="float">
            <text:p>0,274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25967" calcext:value-type="float">
            <text:p>1623585535,25967</text:p>
          </table:table-cell>
          <table:table-cell table:formula="of:=ROUND([.A108]-[$menor.$A$1];1)" office:value-type="float" office:value="10.6" calcext:value-type="float">
            <text:p>10,6</text:p>
          </table:table-cell>
          <table:table-cell office:value-type="float" office:value="0.182" calcext:value-type="float">
            <text:p>0,182</text:p>
          </table:table-cell>
          <table:table-cell office:value-type="float" office:value="0" calcext:value-type="float">
            <text:p>0</text:p>
          </table:table-cell>
          <table:table-cell office:value-type="float" office:value="0.29294" calcext:value-type="float">
            <text:p>0,29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35918" calcext:value-type="float">
            <text:p>1623585535,35918</text:p>
          </table:table-cell>
          <table:table-cell table:formula="of:=ROUND([.A109]-[$menor.$A$1];1)" office:value-type="float" office:value="10.7" calcext:value-type="float">
            <text:p>10,7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310885" calcext:value-type="float">
            <text:p>0,310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45985" calcext:value-type="float">
            <text:p>1623585535,45985</text:p>
          </table:table-cell>
          <table:table-cell table:formula="of:=ROUND([.A110]-[$menor.$A$1];1)" office:value-type="float" office:value="10.8" calcext:value-type="float">
            <text:p>10,8</text:p>
          </table:table-cell>
          <table:table-cell office:value-type="float" office:value="0.178" calcext:value-type="float">
            <text:p>0,178</text:p>
          </table:table-cell>
          <table:table-cell office:value-type="float" office:value="0" calcext:value-type="float">
            <text:p>0</text:p>
          </table:table-cell>
          <table:table-cell office:value-type="float" office:value="0.32883" calcext:value-type="float">
            <text:p>0,3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55953" calcext:value-type="float">
            <text:p>1623585535,55953</text:p>
          </table:table-cell>
          <table:table-cell table:formula="of:=ROUND([.A111]-[$menor.$A$1];1)" office:value-type="float" office:value="10.9" calcext:value-type="float">
            <text:p>10,9</text:p>
          </table:table-cell>
          <table:table-cell office:value-type="float" office:value="0.176" calcext:value-type="float">
            <text:p>0,176</text:p>
          </table:table-cell>
          <table:table-cell office:value-type="float" office:value="0" calcext:value-type="float">
            <text:p>0</text:p>
          </table:table-cell>
          <table:table-cell office:value-type="float" office:value="0.345805" calcext:value-type="float">
            <text:p>0,345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65954" calcext:value-type="float">
            <text:p>1623585535,65954</text:p>
          </table:table-cell>
          <table:table-cell table:formula="of:=ROUND([.A112]-[$menor.$A$1];1)" office:value-type="float" office:value="11" calcext:value-type="float">
            <text:p>11</text:p>
          </table:table-cell>
          <table:table-cell office:value-type="float" office:value="0.174" calcext:value-type="float">
            <text:p>0,174</text:p>
          </table:table-cell>
          <table:table-cell office:value-type="float" office:value="0" calcext:value-type="float">
            <text:p>0</text:p>
          </table:table-cell>
          <table:table-cell office:value-type="float" office:value="0.36375" calcext:value-type="float">
            <text:p>0,36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75932" calcext:value-type="float">
            <text:p>1623585535,75932</text:p>
          </table:table-cell>
          <table:table-cell table:formula="of:=ROUND([.A113]-[$menor.$A$1];1)" office:value-type="float" office:value="11.1" calcext:value-type="float">
            <text:p>11,1</text:p>
          </table:table-cell>
          <table:table-cell office:value-type="float" office:value="0.172" calcext:value-type="float">
            <text:p>0,172</text:p>
          </table:table-cell>
          <table:table-cell office:value-type="float" office:value="0" calcext:value-type="float">
            <text:p>0</text:p>
          </table:table-cell>
          <table:table-cell office:value-type="float" office:value="0.380725" calcext:value-type="float">
            <text:p>0,38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85994" calcext:value-type="float">
            <text:p>1623585535,85994</text:p>
          </table:table-cell>
          <table:table-cell table:formula="of:=ROUND([.A114]-[$menor.$A$1];1)" office:value-type="float" office:value="11.2" calcext:value-type="float">
            <text:p>11,2</text:p>
          </table:table-cell>
          <table:table-cell office:value-type="float" office:value="0.171" calcext:value-type="float">
            <text:p>0,171</text:p>
          </table:table-cell>
          <table:table-cell office:value-type="float" office:value="0" calcext:value-type="float">
            <text:p>0</text:p>
          </table:table-cell>
          <table:table-cell office:value-type="float" office:value="0.3977" calcext:value-type="float">
            <text:p>0,3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95931" calcext:value-type="float">
            <text:p>1623585535,95931</text:p>
          </table:table-cell>
          <table:table-cell table:formula="of:=ROUND([.A115]-[$menor.$A$1];1)" office:value-type="float" office:value="11.3" calcext:value-type="float">
            <text:p>11,3</text:p>
          </table:table-cell>
          <table:table-cell office:value-type="float" office:value="0.169" calcext:value-type="float">
            <text:p>0,169</text:p>
          </table:table-cell>
          <table:table-cell office:value-type="float" office:value="0" calcext:value-type="float">
            <text:p>0</text:p>
          </table:table-cell>
          <table:table-cell office:value-type="float" office:value="0.414675" calcext:value-type="float">
            <text:p>0,414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05978" calcext:value-type="float">
            <text:p>1623585536,05978</text:p>
          </table:table-cell>
          <table:table-cell table:formula="of:=ROUND([.A116]-[$menor.$A$1];1)" office:value-type="float" office:value="11.4" calcext:value-type="float">
            <text:p>11,4</text:p>
          </table:table-cell>
          <table:table-cell office:value-type="float" office:value="0.167" calcext:value-type="float">
            <text:p>0,167</text:p>
          </table:table-cell>
          <table:table-cell office:value-type="float" office:value="0" calcext:value-type="float">
            <text:p>0</text:p>
          </table:table-cell>
          <table:table-cell office:value-type="float" office:value="0.43165" calcext:value-type="float">
            <text:p>0,4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15938" calcext:value-type="float">
            <text:p>1623585536,15938</text:p>
          </table:table-cell>
          <table:table-cell table:formula="of:=ROUND([.A117]-[$menor.$A$1];1)" office:value-type="float" office:value="11.5" calcext:value-type="float">
            <text:p>11,5</text:p>
          </table:table-cell>
          <table:table-cell office:value-type="float" office:value="0.165" calcext:value-type="float">
            <text:p>0,165</text:p>
          </table:table-cell>
          <table:table-cell office:value-type="float" office:value="0" calcext:value-type="float">
            <text:p>0</text:p>
          </table:table-cell>
          <table:table-cell office:value-type="float" office:value="0.448625" calcext:value-type="float">
            <text:p>0,448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26004" calcext:value-type="float">
            <text:p>1623585536,26004</text:p>
          </table:table-cell>
          <table:table-cell table:formula="of:=ROUND([.A118]-[$menor.$A$1];1)" office:value-type="float" office:value="11.6" calcext:value-type="float">
            <text:p>11,6</text:p>
          </table:table-cell>
          <table:table-cell office:value-type="float" office:value="0.164" calcext:value-type="float">
            <text:p>0,164</text:p>
          </table:table-cell>
          <table:table-cell office:value-type="float" office:value="0" calcext:value-type="float">
            <text:p>0</text:p>
          </table:table-cell>
          <table:table-cell office:value-type="float" office:value="0.46463" calcext:value-type="float">
            <text:p>0,46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35918" calcext:value-type="float">
            <text:p>1623585536,35918</text:p>
          </table:table-cell>
          <table:table-cell table:formula="of:=ROUND([.A119]-[$menor.$A$1];1)" office:value-type="float" office:value="11.7" calcext:value-type="float">
            <text:p>11,7</text:p>
          </table:table-cell>
          <table:table-cell office:value-type="float" office:value="0.162" calcext:value-type="float">
            <text:p>0,162</text:p>
          </table:table-cell>
          <table:table-cell office:value-type="float" office:value="0" calcext:value-type="float">
            <text:p>0</text:p>
          </table:table-cell>
          <table:table-cell office:value-type="float" office:value="0.480635" calcext:value-type="float">
            <text:p>0,48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45955" calcext:value-type="float">
            <text:p>1623585536,45955</text:p>
          </table:table-cell>
          <table:table-cell table:formula="of:=ROUND([.A120]-[$menor.$A$1];1)" office:value-type="float" office:value="11.8" calcext:value-type="float">
            <text:p>11,8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49664" calcext:value-type="float">
            <text:p>0,49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5599" calcext:value-type="float">
            <text:p>1623585536,5599</text:p>
          </table:table-cell>
          <table:table-cell table:formula="of:=ROUND([.A121]-[$menor.$A$1];1)" office:value-type="float" office:value="11.9" calcext:value-type="float">
            <text:p>11,9</text:p>
          </table:table-cell>
          <table:table-cell office:value-type="float" office:value="0.159" calcext:value-type="float">
            <text:p>0,159</text:p>
          </table:table-cell>
          <table:table-cell office:value-type="float" office:value="0" calcext:value-type="float">
            <text:p>0</text:p>
          </table:table-cell>
          <table:table-cell office:value-type="float" office:value="0.512645" calcext:value-type="float">
            <text:p>0,51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65985" calcext:value-type="float">
            <text:p>1623585536,65985</text:p>
          </table:table-cell>
          <table:table-cell table:formula="of:=ROUND([.A122]-[$menor.$A$1];1)" office:value-type="float" office:value="12" calcext:value-type="float">
            <text:p>12</text:p>
          </table:table-cell>
          <table:table-cell office:value-type="float" office:value="0.157" calcext:value-type="float">
            <text:p>0,157</text:p>
          </table:table-cell>
          <table:table-cell office:value-type="float" office:value="0" calcext:value-type="float">
            <text:p>0</text:p>
          </table:table-cell>
          <table:table-cell office:value-type="float" office:value="0.52865" calcext:value-type="float">
            <text:p>0,5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7594" calcext:value-type="float">
            <text:p>1623585536,7594</text:p>
          </table:table-cell>
          <table:table-cell table:formula="of:=ROUND([.A123]-[$menor.$A$1];1)" office:value-type="float" office:value="12.1" calcext:value-type="float">
            <text:p>12,1</text:p>
          </table:table-cell>
          <table:table-cell office:value-type="float" office:value="0.155" calcext:value-type="float">
            <text:p>0,155</text:p>
          </table:table-cell>
          <table:table-cell office:value-type="float" office:value="0" calcext:value-type="float">
            <text:p>0</text:p>
          </table:table-cell>
          <table:table-cell office:value-type="float" office:value="0.543685" calcext:value-type="float">
            <text:p>0,543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85954" calcext:value-type="float">
            <text:p>1623585536,85954</text:p>
          </table:table-cell>
          <table:table-cell table:formula="of:=ROUND([.A124]-[$menor.$A$1];1)" office:value-type="float" office:value="12.2" calcext:value-type="float">
            <text:p>12,2</text:p>
          </table:table-cell>
          <table:table-cell office:value-type="float" office:value="0.154" calcext:value-type="float">
            <text:p>0,154</text:p>
          </table:table-cell>
          <table:table-cell office:value-type="float" office:value="0" calcext:value-type="float">
            <text:p>0</text:p>
          </table:table-cell>
          <table:table-cell office:value-type="float" office:value="0.55969" calcext:value-type="float">
            <text:p>0,55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95974" calcext:value-type="float">
            <text:p>1623585536,95974</text:p>
          </table:table-cell>
          <table:table-cell table:formula="of:=ROUND([.A125]-[$menor.$A$1];1)" office:value-type="float" office:value="12.3" calcext:value-type="float">
            <text:p>12,3</text:p>
          </table:table-cell>
          <table:table-cell office:value-type="float" office:value="0.152" calcext:value-type="float">
            <text:p>0,152</text:p>
          </table:table-cell>
          <table:table-cell office:value-type="float" office:value="0" calcext:value-type="float">
            <text:p>0</text:p>
          </table:table-cell>
          <table:table-cell office:value-type="float" office:value="0.574725" calcext:value-type="float">
            <text:p>0,574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06018" calcext:value-type="float">
            <text:p>1623585537,06018</text:p>
          </table:table-cell>
          <table:table-cell table:formula="of:=ROUND([.A126]-[$menor.$A$1];1)" office:value-type="float" office:value="12.4" calcext:value-type="float">
            <text:p>12,4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58976" calcext:value-type="float">
            <text:p>0,58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16101" calcext:value-type="float">
            <text:p>1623585537,16101</text:p>
          </table:table-cell>
          <table:table-cell table:formula="of:=ROUND([.A127]-[$menor.$A$1];1)" office:value-type="float" office:value="12.5" calcext:value-type="float">
            <text:p>12,5</text:p>
          </table:table-cell>
          <table:table-cell office:value-type="float" office:value="0.149" calcext:value-type="float">
            <text:p>0,149</text:p>
          </table:table-cell>
          <table:table-cell office:value-type="float" office:value="0" calcext:value-type="float">
            <text:p>0</text:p>
          </table:table-cell>
          <table:table-cell office:value-type="float" office:value="0.604795" calcext:value-type="float">
            <text:p>0,60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261" calcext:value-type="float">
            <text:p>1623585537,261</text:p>
          </table:table-cell>
          <table:table-cell table:formula="of:=ROUND([.A128]-[$menor.$A$1];1)" office:value-type="float" office:value="12.6" calcext:value-type="float">
            <text:p>12,6</text:p>
          </table:table-cell>
          <table:table-cell office:value-type="float" office:value="0.147" calcext:value-type="float">
            <text:p>0,147</text:p>
          </table:table-cell>
          <table:table-cell office:value-type="float" office:value="0" calcext:value-type="float">
            <text:p>0</text:p>
          </table:table-cell>
          <table:table-cell office:value-type="float" office:value="0.61886" calcext:value-type="float">
            <text:p>0,6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36036" calcext:value-type="float">
            <text:p>1623585537,36036</text:p>
          </table:table-cell>
          <table:table-cell table:formula="of:=ROUND([.A129]-[$menor.$A$1];1)" office:value-type="float" office:value="12.7" calcext:value-type="float">
            <text:p>12,7</text:p>
          </table:table-cell>
          <table:table-cell office:value-type="float" office:value="0.146" calcext:value-type="float">
            <text:p>0,146</text:p>
          </table:table-cell>
          <table:table-cell office:value-type="float" office:value="0" calcext:value-type="float">
            <text:p>0</text:p>
          </table:table-cell>
          <table:table-cell office:value-type="float" office:value="0.633895" calcext:value-type="float">
            <text:p>0,633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46091" calcext:value-type="float">
            <text:p>1623585537,46091</text:p>
          </table:table-cell>
          <table:table-cell table:formula="of:=ROUND([.A130]-[$menor.$A$1];1)" office:value-type="float" office:value="12.8" calcext:value-type="float">
            <text:p>12,8</text:p>
          </table:table-cell>
          <table:table-cell office:value-type="float" office:value="0.144" calcext:value-type="float">
            <text:p>0,144</text:p>
          </table:table-cell>
          <table:table-cell office:value-type="float" office:value="0" calcext:value-type="float">
            <text:p>0</text:p>
          </table:table-cell>
          <table:table-cell office:value-type="float" office:value="0.64796" calcext:value-type="float">
            <text:p>0,6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56027" calcext:value-type="float">
            <text:p>1623585537,56027</text:p>
          </table:table-cell>
          <table:table-cell table:formula="of:=ROUND([.A131]-[$menor.$A$1];1)" office:value-type="float" office:value="12.9" calcext:value-type="float">
            <text:p>12,9</text:p>
          </table:table-cell>
          <table:table-cell office:value-type="float" office:value="0.143" calcext:value-type="float">
            <text:p>0,143</text:p>
          </table:table-cell>
          <table:table-cell office:value-type="float" office:value="0" calcext:value-type="float">
            <text:p>0</text:p>
          </table:table-cell>
          <table:table-cell office:value-type="float" office:value="0.662995" calcext:value-type="float">
            <text:p>0,66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66037" calcext:value-type="float">
            <text:p>1623585537,66037</text:p>
          </table:table-cell>
          <table:table-cell table:formula="of:=ROUND([.A132]-[$menor.$A$1];1)" office:value-type="float" office:value="13" calcext:value-type="float">
            <text:p>13</text:p>
          </table:table-cell>
          <table:table-cell office:value-type="float" office:value="0.141" calcext:value-type="float">
            <text:p>0,141</text:p>
          </table:table-cell>
          <table:table-cell office:value-type="float" office:value="0" calcext:value-type="float">
            <text:p>0</text:p>
          </table:table-cell>
          <table:table-cell office:value-type="float" office:value="0.676575" calcext:value-type="float">
            <text:p>0,676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76009" calcext:value-type="float">
            <text:p>1623585537,76009</text:p>
          </table:table-cell>
          <table:table-cell table:formula="of:=ROUND([.A133]-[$menor.$A$1];1)" office:value-type="float" office:value="13.1" calcext:value-type="float">
            <text:p>13,1</text:p>
          </table:table-cell>
          <table:table-cell office:value-type="float" office:value="0.141" calcext:value-type="float">
            <text:p>0,141</text:p>
          </table:table-cell>
          <table:table-cell office:value-type="float" office:value="0" calcext:value-type="float">
            <text:p>0</text:p>
          </table:table-cell>
          <table:table-cell office:value-type="float" office:value="0.69064" calcext:value-type="float">
            <text:p>0,69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86127" calcext:value-type="float">
            <text:p>1623585537,86127</text:p>
          </table:table-cell>
          <table:table-cell table:formula="of:=ROUND([.A134]-[$menor.$A$1];1)" office:value-type="float" office:value="13.2" calcext:value-type="float">
            <text:p>13,2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704705" calcext:value-type="float">
            <text:p>0,704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96173" calcext:value-type="float">
            <text:p>1623585537,96173</text:p>
          </table:table-cell>
          <table:table-cell table:formula="of:=ROUND([.A135]-[$menor.$A$1];1)" office:value-type="float" office:value="13.3" calcext:value-type="float">
            <text:p>13,3</text:p>
          </table:table-cell>
          <table:table-cell office:value-type="float" office:value="0.137" calcext:value-type="float">
            <text:p>0,137</text:p>
          </table:table-cell>
          <table:table-cell office:value-type="float" office:value="0" calcext:value-type="float">
            <text:p>0</text:p>
          </table:table-cell>
          <table:table-cell office:value-type="float" office:value="0.71877" calcext:value-type="float">
            <text:p>0,7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06178" calcext:value-type="float">
            <text:p>1623585538,06178</text:p>
          </table:table-cell>
          <table:table-cell table:formula="of:=ROUND([.A136]-[$menor.$A$1];1)" office:value-type="float" office:value="13.4" calcext:value-type="float">
            <text:p>13,4</text:p>
          </table:table-cell>
          <table:table-cell office:value-type="float" office:value="0.137" calcext:value-type="float">
            <text:p>0,137</text:p>
          </table:table-cell>
          <table:table-cell office:value-type="float" office:value="0" calcext:value-type="float">
            <text:p>0</text:p>
          </table:table-cell>
          <table:table-cell office:value-type="float" office:value="0.731865" calcext:value-type="float">
            <text:p>0,73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16167" calcext:value-type="float">
            <text:p>1623585538,16167</text:p>
          </table:table-cell>
          <table:table-cell table:formula="of:=ROUND([.A137]-[$menor.$A$1];1)" office:value-type="float" office:value="13.5" calcext:value-type="float">
            <text:p>13,5</text:p>
          </table:table-cell>
          <table:table-cell office:value-type="float" office:value="0.134" calcext:value-type="float">
            <text:p>0,134</text:p>
          </table:table-cell>
          <table:table-cell office:value-type="float" office:value="0" calcext:value-type="float">
            <text:p>0</text:p>
          </table:table-cell>
          <table:table-cell office:value-type="float" office:value="0.74593" calcext:value-type="float">
            <text:p>0,74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26214" calcext:value-type="float">
            <text:p>1623585538,26214</text:p>
          </table:table-cell>
          <table:table-cell table:formula="of:=ROUND([.A138]-[$menor.$A$1];1)" office:value-type="float" office:value="13.6" calcext:value-type="float">
            <text:p>13,6</text:p>
          </table:table-cell>
          <table:table-cell office:value-type="float" office:value="0.132" calcext:value-type="float">
            <text:p>0,132</text:p>
          </table:table-cell>
          <table:table-cell office:value-type="float" office:value="0" calcext:value-type="float">
            <text:p>0</text:p>
          </table:table-cell>
          <table:table-cell office:value-type="float" office:value="0.75854" calcext:value-type="float">
            <text:p>0,7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36271" calcext:value-type="float">
            <text:p>1623585538,36271</text:p>
          </table:table-cell>
          <table:table-cell table:formula="of:=ROUND([.A139]-[$menor.$A$1];1)" office:value-type="float" office:value="13.7" calcext:value-type="float">
            <text:p>13,7</text:p>
          </table:table-cell>
          <table:table-cell office:value-type="float" office:value="0.131" calcext:value-type="float">
            <text:p>0,131</text:p>
          </table:table-cell>
          <table:table-cell office:value-type="float" office:value="0" calcext:value-type="float">
            <text:p>0</text:p>
          </table:table-cell>
          <table:table-cell office:value-type="float" office:value="0.771635" calcext:value-type="float">
            <text:p>0,77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46223" calcext:value-type="float">
            <text:p>1623585538,46223</text:p>
          </table:table-cell>
          <table:table-cell table:formula="of:=ROUND([.A140]-[$menor.$A$1];1)" office:value-type="float" office:value="13.8" calcext:value-type="float">
            <text:p>13,8</text:p>
          </table:table-cell>
          <table:table-cell office:value-type="float" office:value="0.131" calcext:value-type="float">
            <text:p>0,131</text:p>
          </table:table-cell>
          <table:table-cell office:value-type="float" office:value="0" calcext:value-type="float">
            <text:p>0</text:p>
          </table:table-cell>
          <table:table-cell office:value-type="float" office:value="0.78473" calcext:value-type="float">
            <text:p>0,78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56258" calcext:value-type="float">
            <text:p>1623585538,56258</text:p>
          </table:table-cell>
          <table:table-cell table:formula="of:=ROUND([.A141]-[$menor.$A$1];1)" office:value-type="float" office:value="13.9" calcext:value-type="float">
            <text:p>13,9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797825" calcext:value-type="float">
            <text:p>0,79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66312" calcext:value-type="float">
            <text:p>1623585538,66312</text:p>
          </table:table-cell>
          <table:table-cell table:formula="of:=ROUND([.A142]-[$menor.$A$1];1)" office:value-type="float" office:value="14" calcext:value-type="float">
            <text:p>14</text:p>
          </table:table-cell>
          <table:table-cell office:value-type="float" office:value="0.128" calcext:value-type="float">
            <text:p>0,128</text:p>
          </table:table-cell>
          <table:table-cell office:value-type="float" office:value="0" calcext:value-type="float">
            <text:p>0</text:p>
          </table:table-cell>
          <table:table-cell office:value-type="float" office:value="0.81092" calcext:value-type="float">
            <text:p>0,8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76253" calcext:value-type="float">
            <text:p>1623585538,76253</text:p>
          </table:table-cell>
          <table:table-cell table:formula="of:=ROUND([.A143]-[$menor.$A$1];1)" office:value-type="float" office:value="14.1" calcext:value-type="float">
            <text:p>14,1</text:p>
          </table:table-cell>
          <table:table-cell office:value-type="float" office:value="0.127" calcext:value-type="float">
            <text:p>0,127</text:p>
          </table:table-cell>
          <table:table-cell office:value-type="float" office:value="0" calcext:value-type="float">
            <text:p>0</text:p>
          </table:table-cell>
          <table:table-cell office:value-type="float" office:value="0.82353" calcext:value-type="float">
            <text:p>0,8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86303" calcext:value-type="float">
            <text:p>1623585538,86303</text:p>
          </table:table-cell>
          <table:table-cell table:formula="of:=ROUND([.A144]-[$menor.$A$1];1)" office:value-type="float" office:value="14.2" calcext:value-type="float">
            <text:p>14,2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0.835655" calcext:value-type="float">
            <text:p>0,835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96269" calcext:value-type="float">
            <text:p>1623585538,96269</text:p>
          </table:table-cell>
          <table:table-cell table:formula="of:=ROUND([.A145]-[$menor.$A$1];1)" office:value-type="float" office:value="14.3" calcext:value-type="float">
            <text:p>14,3</text:p>
          </table:table-cell>
          <table:table-cell office:value-type="float" office:value="0.124" calcext:value-type="float">
            <text:p>0,124</text:p>
          </table:table-cell>
          <table:table-cell office:value-type="float" office:value="0" calcext:value-type="float">
            <text:p>0</text:p>
          </table:table-cell>
          <table:table-cell office:value-type="float" office:value="0.84875" calcext:value-type="float">
            <text:p>0,8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06244" calcext:value-type="float">
            <text:p>1623585539,06244</text:p>
          </table:table-cell>
          <table:table-cell table:formula="of:=ROUND([.A146]-[$menor.$A$1];1)" office:value-type="float" office:value="14.4" calcext:value-type="float">
            <text:p>14,4</text:p>
          </table:table-cell>
          <table:table-cell office:value-type="float" office:value="0.123" calcext:value-type="float">
            <text:p>0,123</text:p>
          </table:table-cell>
          <table:table-cell office:value-type="float" office:value="0" calcext:value-type="float">
            <text:p>0</text:p>
          </table:table-cell>
          <table:table-cell office:value-type="float" office:value="0.860875" calcext:value-type="float">
            <text:p>0,86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16248" calcext:value-type="float">
            <text:p>1623585539,16248</text:p>
          </table:table-cell>
          <table:table-cell table:formula="of:=ROUND([.A147]-[$menor.$A$1];1)" office:value-type="float" office:value="14.5" calcext:value-type="float">
            <text:p>14,5</text:p>
          </table:table-cell>
          <table:table-cell office:value-type="float" office:value="0.122" calcext:value-type="float">
            <text:p>0,122</text:p>
          </table:table-cell>
          <table:table-cell office:value-type="float" office:value="0" calcext:value-type="float">
            <text:p>0</text:p>
          </table:table-cell>
          <table:table-cell office:value-type="float" office:value="0.872515" calcext:value-type="float">
            <text:p>0,87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263" calcext:value-type="float">
            <text:p>1623585539,263</text:p>
          </table:table-cell>
          <table:table-cell table:formula="of:=ROUND([.A148]-[$menor.$A$1];1)" office:value-type="float" office:value="14.6" calcext:value-type="float">
            <text:p>14,6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88464" calcext:value-type="float">
            <text:p>0,88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36232" calcext:value-type="float">
            <text:p>1623585539,36232</text:p>
          </table:table-cell>
          <table:table-cell table:formula="of:=ROUND([.A149]-[$menor.$A$1];1)" office:value-type="float" office:value="14.7" calcext:value-type="float">
            <text:p>14,7</text:p>
          </table:table-cell>
          <table:table-cell office:value-type="float" office:value="0.119" calcext:value-type="float">
            <text:p>0,119</text:p>
          </table:table-cell>
          <table:table-cell office:value-type="float" office:value="0" calcext:value-type="float">
            <text:p>0</text:p>
          </table:table-cell>
          <table:table-cell office:value-type="float" office:value="0.896765" calcext:value-type="float">
            <text:p>0,89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46263" calcext:value-type="float">
            <text:p>1623585539,46263</text:p>
          </table:table-cell>
          <table:table-cell table:formula="of:=ROUND([.A150]-[$menor.$A$1];1)" office:value-type="float" office:value="14.8" calcext:value-type="float">
            <text:p>14,8</text:p>
          </table:table-cell>
          <table:table-cell office:value-type="float" office:value="0.118" calcext:value-type="float">
            <text:p>0,118</text:p>
          </table:table-cell>
          <table:table-cell office:value-type="float" office:value="0" calcext:value-type="float">
            <text:p>0</text:p>
          </table:table-cell>
          <table:table-cell office:value-type="float" office:value="0.90889" calcext:value-type="float">
            <text:p>0,90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56234" calcext:value-type="float">
            <text:p>1623585539,56234</text:p>
          </table:table-cell>
          <table:table-cell table:formula="of:=ROUND([.A151]-[$menor.$A$1];1)" office:value-type="float" office:value="14.9" calcext:value-type="float">
            <text:p>14,9</text:p>
          </table:table-cell>
          <table:table-cell office:value-type="float" office:value="0.116" calcext:value-type="float">
            <text:p>0,116</text:p>
          </table:table-cell>
          <table:table-cell office:value-type="float" office:value="0" calcext:value-type="float">
            <text:p>0</text:p>
          </table:table-cell>
          <table:table-cell office:value-type="float" office:value="0.92053" calcext:value-type="float">
            <text:p>0,9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66258" calcext:value-type="float">
            <text:p>1623585539,66258</text:p>
          </table:table-cell>
          <table:table-cell table:formula="of:=ROUND([.A152]-[$menor.$A$1];1)" office:value-type="float" office:value="15" calcext:value-type="float">
            <text:p>15</text:p>
          </table:table-cell>
          <table:table-cell office:value-type="float" office:value="0.115" calcext:value-type="float">
            <text:p>0,115</text:p>
          </table:table-cell>
          <table:table-cell office:value-type="float" office:value="0" calcext:value-type="float">
            <text:p>0</text:p>
          </table:table-cell>
          <table:table-cell office:value-type="float" office:value="0.931685" calcext:value-type="float">
            <text:p>0,93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76287" calcext:value-type="float">
            <text:p>1623585539,76287</text:p>
          </table:table-cell>
          <table:table-cell table:formula="of:=ROUND([.A153]-[$menor.$A$1];1)" office:value-type="float" office:value="15.1" calcext:value-type="float">
            <text:p>15,1</text:p>
          </table:table-cell>
          <table:table-cell office:value-type="float" office:value="0.114" calcext:value-type="float">
            <text:p>0,114</text:p>
          </table:table-cell>
          <table:table-cell office:value-type="float" office:value="0" calcext:value-type="float">
            <text:p>0</text:p>
          </table:table-cell>
          <table:table-cell office:value-type="float" office:value="0.94284" calcext:value-type="float">
            <text:p>0,94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86319" calcext:value-type="float">
            <text:p>1623585539,86319</text:p>
          </table:table-cell>
          <table:table-cell table:formula="of:=ROUND([.A154]-[$menor.$A$1];1)" office:value-type="float" office:value="15.2" calcext:value-type="float">
            <text:p>15,2</text:p>
          </table:table-cell>
          <table:table-cell office:value-type="float" office:value="0.113" calcext:value-type="float">
            <text:p>0,113</text:p>
          </table:table-cell>
          <table:table-cell office:value-type="float" office:value="0" calcext:value-type="float">
            <text:p>0</text:p>
          </table:table-cell>
          <table:table-cell office:value-type="float" office:value="0.954965" calcext:value-type="float">
            <text:p>0,95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96352" calcext:value-type="float">
            <text:p>1623585539,96352</text:p>
          </table:table-cell>
          <table:table-cell table:formula="of:=ROUND([.A155]-[$menor.$A$1];1)" office:value-type="float" office:value="15.3" calcext:value-type="float">
            <text:p>15,3</text:p>
          </table:table-cell>
          <table:table-cell office:value-type="float" office:value="0.112" calcext:value-type="float">
            <text:p>0,112</text:p>
          </table:table-cell>
          <table:table-cell office:value-type="float" office:value="0" calcext:value-type="float">
            <text:p>0</text:p>
          </table:table-cell>
          <table:table-cell office:value-type="float" office:value="0.965635" calcext:value-type="float">
            <text:p>0,965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06392" calcext:value-type="float">
            <text:p>1623585540,06392</text:p>
          </table:table-cell>
          <table:table-cell table:formula="of:=ROUND([.A156]-[$menor.$A$1];1)" office:value-type="float" office:value="15.4" calcext:value-type="float">
            <text:p>15,4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97679" calcext:value-type="float">
            <text:p>0,97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1633" calcext:value-type="float">
            <text:p>1623585540,1633</text:p>
          </table:table-cell>
          <table:table-cell table:formula="of:=ROUND([.A157]-[$menor.$A$1];1)" office:value-type="float" office:value="15.5" calcext:value-type="float">
            <text:p>15,5</text:p>
          </table:table-cell>
          <table:table-cell office:value-type="float" office:value="0.109" calcext:value-type="float">
            <text:p>0,109</text:p>
          </table:table-cell>
          <table:table-cell office:value-type="float" office:value="0" calcext:value-type="float">
            <text:p>0</text:p>
          </table:table-cell>
          <table:table-cell office:value-type="float" office:value="0.987945" calcext:value-type="float">
            <text:p>0,98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26355" calcext:value-type="float">
            <text:p>1623585540,26355</text:p>
          </table:table-cell>
          <table:table-cell table:formula="of:=ROUND([.A158]-[$menor.$A$1];1)" office:value-type="float" office:value="15.6" calcext:value-type="float">
            <text:p>15,6</text:p>
          </table:table-cell>
          <table:table-cell office:value-type="float" office:value="0.108" calcext:value-type="float">
            <text:p>0,108</text:p>
          </table:table-cell>
          <table:table-cell office:value-type="float" office:value="0" calcext:value-type="float">
            <text:p>0</text:p>
          </table:table-cell>
          <table:table-cell office:value-type="float" office:value="0.998615" calcext:value-type="float">
            <text:p>0,99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36375" calcext:value-type="float">
            <text:p>1623585540,36375</text:p>
          </table:table-cell>
          <table:table-cell table:formula="of:=ROUND([.A159]-[$menor.$A$1];1)" office:value-type="float" office:value="15.7" calcext:value-type="float">
            <text:p>15,7</text:p>
          </table:table-cell>
          <table:table-cell office:value-type="float" office:value="0.107" calcext:value-type="float">
            <text:p>0,107</text:p>
          </table:table-cell>
          <table:table-cell office:value-type="float" office:value="0" calcext:value-type="float">
            <text:p>0</text:p>
          </table:table-cell>
          <table:table-cell office:value-type="float" office:value="1.0088" calcext:value-type="float">
            <text:p>1,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46417" calcext:value-type="float">
            <text:p>1623585540,46417</text:p>
          </table:table-cell>
          <table:table-cell table:formula="of:=ROUND([.A160]-[$menor.$A$1];1)" office:value-type="float" office:value="15.8" calcext:value-type="float">
            <text:p>15,8</text:p>
          </table:table-cell>
          <table:table-cell office:value-type="float" office:value="0.106" calcext:value-type="float">
            <text:p>0,106</text:p>
          </table:table-cell>
          <table:table-cell office:value-type="float" office:value="0" calcext:value-type="float">
            <text:p>0</text:p>
          </table:table-cell>
          <table:table-cell office:value-type="float" office:value="1.019955" calcext:value-type="float">
            <text:p>1,01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56463" calcext:value-type="float">
            <text:p>1623585540,56463</text:p>
          </table:table-cell>
          <table:table-cell table:formula="of:=ROUND([.A161]-[$menor.$A$1];1)" office:value-type="float" office:value="15.9" calcext:value-type="float">
            <text:p>15,9</text:p>
          </table:table-cell>
          <table:table-cell office:value-type="float" office:value="0.104" calcext:value-type="float">
            <text:p>0,104</text:p>
          </table:table-cell>
          <table:table-cell office:value-type="float" office:value="0" calcext:value-type="float">
            <text:p>0</text:p>
          </table:table-cell>
          <table:table-cell office:value-type="float" office:value="1.029655" calcext:value-type="float">
            <text:p>1,029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66495" calcext:value-type="float">
            <text:p>1623585540,66495</text:p>
          </table:table-cell>
          <table:table-cell table:formula="of:=ROUND([.A162]-[$menor.$A$1];1)" office:value-type="float" office:value="16" calcext:value-type="float">
            <text:p>16</text:p>
          </table:table-cell>
          <table:table-cell office:value-type="float" office:value="0.103" calcext:value-type="float">
            <text:p>0,103</text:p>
          </table:table-cell>
          <table:table-cell office:value-type="float" office:value="0" calcext:value-type="float">
            <text:p>0</text:p>
          </table:table-cell>
          <table:table-cell office:value-type="float" office:value="1.04081" calcext:value-type="float">
            <text:p>1,04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76424" calcext:value-type="float">
            <text:p>1623585540,76424</text:p>
          </table:table-cell>
          <table:table-cell table:formula="of:=ROUND([.A163]-[$menor.$A$1];1)" office:value-type="float" office:value="16.1" calcext:value-type="float">
            <text:p>16,1</text:p>
          </table:table-cell>
          <table:table-cell office:value-type="float" office:value="0.102" calcext:value-type="float">
            <text:p>0,102</text:p>
          </table:table-cell>
          <table:table-cell office:value-type="float" office:value="0" calcext:value-type="float">
            <text:p>0</text:p>
          </table:table-cell>
          <table:table-cell office:value-type="float" office:value="1.050995" calcext:value-type="float">
            <text:p>1,05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86455" calcext:value-type="float">
            <text:p>1623585540,86455</text:p>
          </table:table-cell>
          <table:table-cell table:formula="of:=ROUND([.A164]-[$menor.$A$1];1)" office:value-type="float" office:value="16.2" calcext:value-type="float">
            <text:p>16,2</text:p>
          </table:table-cell>
          <table:table-cell office:value-type="float" office:value="0.101" calcext:value-type="float">
            <text:p>0,101</text:p>
          </table:table-cell>
          <table:table-cell office:value-type="float" office:value="0" calcext:value-type="float">
            <text:p>0</text:p>
          </table:table-cell>
          <table:table-cell office:value-type="float" office:value="1.060695" calcext:value-type="float">
            <text:p>1,060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96487" calcext:value-type="float">
            <text:p>1623585540,96487</text:p>
          </table:table-cell>
          <table:table-cell table:formula="of:=ROUND([.A165]-[$menor.$A$1];1)" office:value-type="float" office:value="16.3" calcext:value-type="float">
            <text:p>16,3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.07088" calcext:value-type="float">
            <text:p>1,07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06503" calcext:value-type="float">
            <text:p>1623585541,06503</text:p>
          </table:table-cell>
          <table:table-cell table:formula="of:=ROUND([.A166]-[$menor.$A$1];1)" office:value-type="float" office:value="16.4" calcext:value-type="float">
            <text:p>16,4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1.08058" calcext:value-type="float">
            <text:p>1,0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16443" calcext:value-type="float">
            <text:p>1623585541,16443</text:p>
          </table:table-cell>
          <table:table-cell table:formula="of:=ROUND([.A167]-[$menor.$A$1];1)" office:value-type="float" office:value="16.5" calcext:value-type="float">
            <text:p>16,5</text:p>
          </table:table-cell>
          <table:table-cell office:value-type="float" office:value="0.098" calcext:value-type="float">
            <text:p>0,098</text:p>
          </table:table-cell>
          <table:table-cell office:value-type="float" office:value="0" calcext:value-type="float">
            <text:p>0</text:p>
          </table:table-cell>
          <table:table-cell office:value-type="float" office:value="1.090765" calcext:value-type="float">
            <text:p>1,09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26475" calcext:value-type="float">
            <text:p>1623585541,26475</text:p>
          </table:table-cell>
          <table:table-cell table:formula="of:=ROUND([.A168]-[$menor.$A$1];1)" office:value-type="float" office:value="16.6" calcext:value-type="float">
            <text:p>16,6</text:p>
          </table:table-cell>
          <table:table-cell office:value-type="float" office:value="0.097" calcext:value-type="float">
            <text:p>0,097</text:p>
          </table:table-cell>
          <table:table-cell office:value-type="float" office:value="0" calcext:value-type="float">
            <text:p>0</text:p>
          </table:table-cell>
          <table:table-cell office:value-type="float" office:value="1.09998" calcext:value-type="float">
            <text:p>1,0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36506" calcext:value-type="float">
            <text:p>1623585541,36506</text:p>
          </table:table-cell>
          <table:table-cell table:formula="of:=ROUND([.A169]-[$menor.$A$1];1)" office:value-type="float" office:value="16.7" calcext:value-type="float">
            <text:p>16,7</text:p>
          </table:table-cell>
          <table:table-cell office:value-type="float" office:value="0.096" calcext:value-type="float">
            <text:p>0,096</text:p>
          </table:table-cell>
          <table:table-cell office:value-type="float" office:value="0" calcext:value-type="float">
            <text:p>0</text:p>
          </table:table-cell>
          <table:table-cell office:value-type="float" office:value="1.10968" calcext:value-type="float">
            <text:p>1,1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46436" calcext:value-type="float">
            <text:p>1623585541,46436</text:p>
          </table:table-cell>
          <table:table-cell table:formula="of:=ROUND([.A170]-[$menor.$A$1];1)" office:value-type="float" office:value="16.8" calcext:value-type="float">
            <text:p>16,8</text:p>
          </table:table-cell>
          <table:table-cell office:value-type="float" office:value="0.095" calcext:value-type="float">
            <text:p>0,095</text:p>
          </table:table-cell>
          <table:table-cell office:value-type="float" office:value="0" calcext:value-type="float">
            <text:p>0</text:p>
          </table:table-cell>
          <table:table-cell office:value-type="float" office:value="1.118895" calcext:value-type="float">
            <text:p>1,118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56465" calcext:value-type="float">
            <text:p>1623585541,56465</text:p>
          </table:table-cell>
          <table:table-cell table:formula="of:=ROUND([.A171]-[$menor.$A$1];1)" office:value-type="float" office:value="16.9" calcext:value-type="float">
            <text:p>16,9</text:p>
          </table:table-cell>
          <table:table-cell office:value-type="float" office:value="0.094" calcext:value-type="float">
            <text:p>0,094</text:p>
          </table:table-cell>
          <table:table-cell office:value-type="float" office:value="0" calcext:value-type="float">
            <text:p>0</text:p>
          </table:table-cell>
          <table:table-cell office:value-type="float" office:value="1.128595" calcext:value-type="float">
            <text:p>1,128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66497" calcext:value-type="float">
            <text:p>1623585541,66497</text:p>
          </table:table-cell>
          <table:table-cell table:formula="of:=ROUND([.A172]-[$menor.$A$1];1)" office:value-type="float" office:value="17" calcext:value-type="float">
            <text:p>17</text:p>
          </table:table-cell>
          <table:table-cell office:value-type="float" office:value="0.093" calcext:value-type="float">
            <text:p>0,093</text:p>
          </table:table-cell>
          <table:table-cell office:value-type="float" office:value="0" calcext:value-type="float">
            <text:p>0</text:p>
          </table:table-cell>
          <table:table-cell office:value-type="float" office:value="1.13781" calcext:value-type="float">
            <text:p>1,13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76425" calcext:value-type="float">
            <text:p>1623585541,76425</text:p>
          </table:table-cell>
          <table:table-cell table:formula="of:=ROUND([.A173]-[$menor.$A$1];1)" office:value-type="float" office:value="17.1" calcext:value-type="float">
            <text:p>17,1</text:p>
          </table:table-cell>
          <table:table-cell office:value-type="float" office:value="0.092" calcext:value-type="float">
            <text:p>0,092</text:p>
          </table:table-cell>
          <table:table-cell office:value-type="float" office:value="0" calcext:value-type="float">
            <text:p>0</text:p>
          </table:table-cell>
          <table:table-cell office:value-type="float" office:value="1.14654" calcext:value-type="float">
            <text:p>1,14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86452" calcext:value-type="float">
            <text:p>1623585541,86452</text:p>
          </table:table-cell>
          <table:table-cell table:formula="of:=ROUND([.A174]-[$menor.$A$1];1)" office:value-type="float" office:value="17.2" calcext:value-type="float">
            <text:p>17,2</text:p>
          </table:table-cell>
          <table:table-cell office:value-type="float" office:value="0.091" calcext:value-type="float">
            <text:p>0,091</text:p>
          </table:table-cell>
          <table:table-cell office:value-type="float" office:value="0" calcext:value-type="float">
            <text:p>0</text:p>
          </table:table-cell>
          <table:table-cell office:value-type="float" office:value="1.155755" calcext:value-type="float">
            <text:p>1,155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96481" calcext:value-type="float">
            <text:p>1623585541,96481</text:p>
          </table:table-cell>
          <table:table-cell table:formula="of:=ROUND([.A175]-[$menor.$A$1];1)" office:value-type="float" office:value="17.3" calcext:value-type="float">
            <text:p>17,3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office:value-type="float" office:value="1.16594" calcext:value-type="float">
            <text:p>1,16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06509" calcext:value-type="float">
            <text:p>1623585542,06509</text:p>
          </table:table-cell>
          <table:table-cell table:formula="of:=ROUND([.A176]-[$menor.$A$1];1)" office:value-type="float" office:value="17.4" calcext:value-type="float">
            <text:p>17,4</text:p>
          </table:table-cell>
          <table:table-cell office:value-type="float" office:value="0.089" calcext:value-type="float">
            <text:p>0,089</text:p>
          </table:table-cell>
          <table:table-cell office:value-type="float" office:value="0" calcext:value-type="float">
            <text:p>0</text:p>
          </table:table-cell>
          <table:table-cell office:value-type="float" office:value="1.1737" calcext:value-type="float">
            <text:p>1,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16438" calcext:value-type="float">
            <text:p>1623585542,16438</text:p>
          </table:table-cell>
          <table:table-cell table:formula="of:=ROUND([.A177]-[$menor.$A$1];1)" office:value-type="float" office:value="17.5" calcext:value-type="float">
            <text:p>17,5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1.182915" calcext:value-type="float">
            <text:p>1,18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26477" calcext:value-type="float">
            <text:p>1623585542,26477</text:p>
          </table:table-cell>
          <table:table-cell table:formula="of:=ROUND([.A178]-[$menor.$A$1];1)" office:value-type="float" office:value="17.6" calcext:value-type="float">
            <text:p>17,6</text:p>
          </table:table-cell>
          <table:table-cell office:value-type="float" office:value="0.087" calcext:value-type="float">
            <text:p>0,087</text:p>
          </table:table-cell>
          <table:table-cell office:value-type="float" office:value="0" calcext:value-type="float">
            <text:p>0</text:p>
          </table:table-cell>
          <table:table-cell office:value-type="float" office:value="1.191645" calcext:value-type="float">
            <text:p>1,19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36505" calcext:value-type="float">
            <text:p>1623585542,36505</text:p>
          </table:table-cell>
          <table:table-cell table:formula="of:=ROUND([.A179]-[$menor.$A$1];1)" office:value-type="float" office:value="17.7" calcext:value-type="float">
            <text:p>17,7</text:p>
          </table:table-cell>
          <table:table-cell office:value-type="float" office:value="0.086" calcext:value-type="float">
            <text:p>0,086</text:p>
          </table:table-cell>
          <table:table-cell office:value-type="float" office:value="0" calcext:value-type="float">
            <text:p>0</text:p>
          </table:table-cell>
          <table:table-cell office:value-type="float" office:value="1.20086" calcext:value-type="float">
            <text:p>1,20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46439" calcext:value-type="float">
            <text:p>1623585542,46439</text:p>
          </table:table-cell>
          <table:table-cell table:formula="of:=ROUND([.A180]-[$menor.$A$1];1)" office:value-type="float" office:value="17.8" calcext:value-type="float">
            <text:p>17,8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</text:p>
          </table:table-cell>
          <table:table-cell office:value-type="float" office:value="1.20862" calcext:value-type="float">
            <text:p>1,2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56472" calcext:value-type="float">
            <text:p>1623585542,56472</text:p>
          </table:table-cell>
          <table:table-cell table:formula="of:=ROUND([.A181]-[$menor.$A$1];1)" office:value-type="float" office:value="17.9" calcext:value-type="float">
            <text:p>17,9</text:p>
          </table:table-cell>
          <table:table-cell office:value-type="float" office:value="0.084" calcext:value-type="float">
            <text:p>0,084</text:p>
          </table:table-cell>
          <table:table-cell office:value-type="float" office:value="0" calcext:value-type="float">
            <text:p>0</text:p>
          </table:table-cell>
          <table:table-cell office:value-type="float" office:value="1.217835" calcext:value-type="float">
            <text:p>1,217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66505" calcext:value-type="float">
            <text:p>1623585542,66505</text:p>
          </table:table-cell>
          <table:table-cell table:formula="of:=ROUND([.A182]-[$menor.$A$1];1)" office:value-type="float" office:value="18" calcext:value-type="float">
            <text:p>18</text:p>
          </table:table-cell>
          <table:table-cell office:value-type="float" office:value="0.083" calcext:value-type="float">
            <text:p>0,083</text:p>
          </table:table-cell>
          <table:table-cell office:value-type="float" office:value="0" calcext:value-type="float">
            <text:p>0</text:p>
          </table:table-cell>
          <table:table-cell office:value-type="float" office:value="1.225595" calcext:value-type="float">
            <text:p>1,22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76433" calcext:value-type="float">
            <text:p>1623585542,76433</text:p>
          </table:table-cell>
          <table:table-cell table:formula="of:=ROUND([.A183]-[$menor.$A$1];1)" office:value-type="float" office:value="18.1" calcext:value-type="float">
            <text:p>18,1</text:p>
          </table:table-cell>
          <table:table-cell office:value-type="float" office:value="0.083" calcext:value-type="float">
            <text:p>0,083</text:p>
          </table:table-cell>
          <table:table-cell office:value-type="float" office:value="0" calcext:value-type="float">
            <text:p>0</text:p>
          </table:table-cell>
          <table:table-cell office:value-type="float" office:value="1.23384" calcext:value-type="float">
            <text:p>1,23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8647" calcext:value-type="float">
            <text:p>1623585542,8647</text:p>
          </table:table-cell>
          <table:table-cell table:formula="of:=ROUND([.A184]-[$menor.$A$1];1)" office:value-type="float" office:value="18.2" calcext:value-type="float">
            <text:p>18,2</text:p>
          </table:table-cell>
          <table:table-cell office:value-type="float" office:value="0.082" calcext:value-type="float">
            <text:p>0,082</text:p>
          </table:table-cell>
          <table:table-cell office:value-type="float" office:value="0" calcext:value-type="float">
            <text:p>0</text:p>
          </table:table-cell>
          <table:table-cell office:value-type="float" office:value="1.2416" calcext:value-type="float">
            <text:p>1,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96507" calcext:value-type="float">
            <text:p>1623585542,96507</text:p>
          </table:table-cell>
          <table:table-cell table:formula="of:=ROUND([.A185]-[$menor.$A$1];1)" office:value-type="float" office:value="18.3" calcext:value-type="float">
            <text:p>18,3</text:p>
          </table:table-cell>
          <table:table-cell office:value-type="float" office:value="0.081" calcext:value-type="float">
            <text:p>0,081</text:p>
          </table:table-cell>
          <table:table-cell office:value-type="float" office:value="0" calcext:value-type="float">
            <text:p>0</text:p>
          </table:table-cell>
          <table:table-cell office:value-type="float" office:value="1.249845" calcext:value-type="float">
            <text:p>1,24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06453" calcext:value-type="float">
            <text:p>1623585543,06453</text:p>
          </table:table-cell>
          <table:table-cell table:formula="of:=ROUND([.A186]-[$menor.$A$1];1)" office:value-type="float" office:value="18.4" calcext:value-type="float">
            <text:p>18,4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office:value-type="float" office:value="1.257605" calcext:value-type="float">
            <text:p>1,257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16488" calcext:value-type="float">
            <text:p>1623585543,16488</text:p>
          </table:table-cell>
          <table:table-cell table:formula="of:=ROUND([.A187]-[$menor.$A$1];1)" office:value-type="float" office:value="18.5" calcext:value-type="float">
            <text:p>18,5</text:p>
          </table:table-cell>
          <table:table-cell office:value-type="float" office:value="0.079" calcext:value-type="float">
            <text:p>0,079</text:p>
          </table:table-cell>
          <table:table-cell office:value-type="float" office:value="0" calcext:value-type="float">
            <text:p>0</text:p>
          </table:table-cell>
          <table:table-cell office:value-type="float" office:value="1.26585" calcext:value-type="float">
            <text:p>1,26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26424" calcext:value-type="float">
            <text:p>1623585543,26424</text:p>
          </table:table-cell>
          <table:table-cell table:formula="of:=ROUND([.A188]-[$menor.$A$1];1)" office:value-type="float" office:value="18.6" calcext:value-type="float">
            <text:p>18,6</text:p>
          </table:table-cell>
          <table:table-cell office:value-type="float" office:value="0.078" calcext:value-type="float">
            <text:p>0,078</text:p>
          </table:table-cell>
          <table:table-cell office:value-type="float" office:value="0" calcext:value-type="float">
            <text:p>0</text:p>
          </table:table-cell>
          <table:table-cell office:value-type="float" office:value="1.27361" calcext:value-type="float">
            <text:p>1,27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36445" calcext:value-type="float">
            <text:p>1623585543,36445</text:p>
          </table:table-cell>
          <table:table-cell table:formula="of:=ROUND([.A189]-[$menor.$A$1];1)" office:value-type="float" office:value="18.7" calcext:value-type="float">
            <text:p>18,7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1.281855" calcext:value-type="float">
            <text:p>1,28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46474" calcext:value-type="float">
            <text:p>1623585543,46474</text:p>
          </table:table-cell>
          <table:table-cell table:formula="of:=ROUND([.A190]-[$menor.$A$1];1)" office:value-type="float" office:value="18.8" calcext:value-type="float">
            <text:p>18,8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office:value-type="float" office:value="1.288645" calcext:value-type="float">
            <text:p>1,288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56504" calcext:value-type="float">
            <text:p>1623585543,56504</text:p>
          </table:table-cell>
          <table:table-cell table:formula="of:=ROUND([.A191]-[$menor.$A$1];1)" office:value-type="float" office:value="18.9" calcext:value-type="float">
            <text:p>18,9</text:p>
          </table:table-cell>
          <table:table-cell office:value-type="float" office:value="0.076" calcext:value-type="float">
            <text:p>0,076</text:p>
          </table:table-cell>
          <table:table-cell office:value-type="float" office:value="0" calcext:value-type="float">
            <text:p>0</text:p>
          </table:table-cell>
          <table:table-cell office:value-type="float" office:value="1.29689" calcext:value-type="float">
            <text:p>1,29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66432" calcext:value-type="float">
            <text:p>1623585543,66432</text:p>
          </table:table-cell>
          <table:table-cell table:formula="of:=ROUND([.A192]-[$menor.$A$1];1)" office:value-type="float" office:value="19" calcext:value-type="float">
            <text:p>19</text:p>
          </table:table-cell>
          <table:table-cell office:value-type="float" office:value="0.075" calcext:value-type="float">
            <text:p>0,075</text:p>
          </table:table-cell>
          <table:table-cell office:value-type="float" office:value="0" calcext:value-type="float">
            <text:p>0</text:p>
          </table:table-cell>
          <table:table-cell office:value-type="float" office:value="1.30465" calcext:value-type="float">
            <text:p>1,3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76456" calcext:value-type="float">
            <text:p>1623585543,76456</text:p>
          </table:table-cell>
          <table:table-cell table:formula="of:=ROUND([.A193]-[$menor.$A$1];1)" office:value-type="float" office:value="19.1" calcext:value-type="float">
            <text:p>19,1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1.311925" calcext:value-type="float">
            <text:p>1,31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86466" calcext:value-type="float">
            <text:p>1623585543,86466</text:p>
          </table:table-cell>
          <table:table-cell table:formula="of:=ROUND([.A194]-[$menor.$A$1];1)" office:value-type="float" office:value="19.2" calcext:value-type="float">
            <text:p>19,2</text:p>
          </table:table-cell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office:value-type="float" office:value="1.318715" calcext:value-type="float">
            <text:p>1,318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96459" calcext:value-type="float">
            <text:p>1623585543,96459</text:p>
          </table:table-cell>
          <table:table-cell table:formula="of:=ROUND([.A195]-[$menor.$A$1];1)" office:value-type="float" office:value="19.3" calcext:value-type="float">
            <text:p>19,3</text:p>
          </table:table-cell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office:value-type="float" office:value="1.32696" calcext:value-type="float">
            <text:p>1,3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06483" calcext:value-type="float">
            <text:p>1623585544,06483</text:p>
          </table:table-cell>
          <table:table-cell table:formula="of:=ROUND([.A196]-[$menor.$A$1];1)" office:value-type="float" office:value="19.4" calcext:value-type="float">
            <text:p>19,4</text:p>
          </table:table-cell>
          <table:table-cell office:value-type="float" office:value="0.072" calcext:value-type="float">
            <text:p>0,072</text:p>
          </table:table-cell>
          <table:table-cell office:value-type="float" office:value="0" calcext:value-type="float">
            <text:p>0</text:p>
          </table:table-cell>
          <table:table-cell office:value-type="float" office:value="1.33375" calcext:value-type="float">
            <text:p>1,3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16465" calcext:value-type="float">
            <text:p>1623585544,16465</text:p>
          </table:table-cell>
          <table:table-cell table:formula="of:=ROUND([.A197]-[$menor.$A$1];1)" office:value-type="float" office:value="19.5" calcext:value-type="float">
            <text:p>19,5</text:p>
          </table:table-cell>
          <table:table-cell office:value-type="float" office:value="0.071" calcext:value-type="float">
            <text:p>0,071</text:p>
          </table:table-cell>
          <table:table-cell office:value-type="float" office:value="0" calcext:value-type="float">
            <text:p>0</text:p>
          </table:table-cell>
          <table:table-cell office:value-type="float" office:value="1.34054" calcext:value-type="float">
            <text:p>1,3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26496" calcext:value-type="float">
            <text:p>1623585544,26496</text:p>
          </table:table-cell>
          <table:table-cell table:formula="of:=ROUND([.A198]-[$menor.$A$1];1)" office:value-type="float" office:value="19.6" calcext:value-type="float">
            <text:p>19,6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.347815" calcext:value-type="float">
            <text:p>1,347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36473" calcext:value-type="float">
            <text:p>1623585544,36473</text:p>
          </table:table-cell>
          <table:table-cell table:formula="of:=ROUND([.A199]-[$menor.$A$1];1)" office:value-type="float" office:value="19.7" calcext:value-type="float">
            <text:p>19,7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office:value-type="float" office:value="1.354605" calcext:value-type="float">
            <text:p>1,354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46509" calcext:value-type="float">
            <text:p>1623585544,46509</text:p>
          </table:table-cell>
          <table:table-cell table:formula="of:=ROUND([.A200]-[$menor.$A$1];1)" office:value-type="float" office:value="19.8" calcext:value-type="float">
            <text:p>19,8</text:p>
          </table:table-cell>
          <table:table-cell office:value-type="float" office:value="0.069" calcext:value-type="float">
            <text:p>0,069</text:p>
          </table:table-cell>
          <table:table-cell office:value-type="float" office:value="0" calcext:value-type="float">
            <text:p>0</text:p>
          </table:table-cell>
          <table:table-cell office:value-type="float" office:value="1.36188" calcext:value-type="float">
            <text:p>1,36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56434" calcext:value-type="float">
            <text:p>1623585544,56434</text:p>
          </table:table-cell>
          <table:table-cell table:formula="of:=ROUND([.A201]-[$menor.$A$1];1)" office:value-type="float" office:value="19.9" calcext:value-type="float">
            <text:p>19,9</text:p>
          </table:table-cell>
          <table:table-cell office:value-type="float" office:value="0.068" calcext:value-type="float">
            <text:p>0,068</text:p>
          </table:table-cell>
          <table:table-cell office:value-type="float" office:value="0" calcext:value-type="float">
            <text:p>0</text:p>
          </table:table-cell>
          <table:table-cell office:value-type="float" office:value="1.36867" calcext:value-type="float">
            <text:p>1,36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66447" calcext:value-type="float">
            <text:p>1623585544,66447</text:p>
          </table:table-cell>
          <table:table-cell table:formula="of:=ROUND([.A202]-[$menor.$A$1];1)" office:value-type="float" office:value="20" calcext:value-type="float">
            <text:p>20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1.374975" calcext:value-type="float">
            <text:p>1,37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76476" calcext:value-type="float">
            <text:p>1623585544,76476</text:p>
          </table:table-cell>
          <table:table-cell table:formula="of:=ROUND([.A203]-[$menor.$A$1];1)" office:value-type="float" office:value="20.1" calcext:value-type="float">
            <text:p>20,1</text:p>
          </table:table-cell>
          <table:table-cell office:value-type="float" office:value="0.067" calcext:value-type="float">
            <text:p>0,067</text:p>
          </table:table-cell>
          <table:table-cell office:value-type="float" office:value="0" calcext:value-type="float">
            <text:p>0</text:p>
          </table:table-cell>
          <table:table-cell office:value-type="float" office:value="1.381765" calcext:value-type="float">
            <text:p>1,38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86505" calcext:value-type="float">
            <text:p>1623585544,86505</text:p>
          </table:table-cell>
          <table:table-cell table:formula="of:=ROUND([.A204]-[$menor.$A$1];1)" office:value-type="float" office:value="20.2" calcext:value-type="float">
            <text:p>20,2</text:p>
          </table:table-cell>
          <table:table-cell office:value-type="float" office:value="0.066" calcext:value-type="float">
            <text:p>0,066</text:p>
          </table:table-cell>
          <table:table-cell office:value-type="float" office:value="0" calcext:value-type="float">
            <text:p>0</text:p>
          </table:table-cell>
          <table:table-cell office:value-type="float" office:value="1.388555" calcext:value-type="float">
            <text:p>1,388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96428" calcext:value-type="float">
            <text:p>1623585544,96428</text:p>
          </table:table-cell>
          <table:table-cell table:formula="of:=ROUND([.A205]-[$menor.$A$1];1)" office:value-type="float" office:value="20.3" calcext:value-type="float">
            <text:p>20,3</text:p>
          </table:table-cell>
          <table:table-cell office:value-type="float" office:value="0.065" calcext:value-type="float">
            <text:p>0,065</text:p>
          </table:table-cell>
          <table:table-cell office:value-type="float" office:value="0" calcext:value-type="float">
            <text:p>0</text:p>
          </table:table-cell>
          <table:table-cell office:value-type="float" office:value="1.39486" calcext:value-type="float">
            <text:p>1,39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06454" calcext:value-type="float">
            <text:p>1623585545,06454</text:p>
          </table:table-cell>
          <table:table-cell table:formula="of:=ROUND([.A206]-[$menor.$A$1];1)" office:value-type="float" office:value="20.4" calcext:value-type="float">
            <text:p>20,4</text:p>
          </table:table-cell>
          <table:table-cell office:value-type="float" office:value="0.065" calcext:value-type="float">
            <text:p>0,065</text:p>
          </table:table-cell>
          <table:table-cell office:value-type="float" office:value="0" calcext:value-type="float">
            <text:p>0</text:p>
          </table:table-cell>
          <table:table-cell office:value-type="float" office:value="1.40068" calcext:value-type="float">
            <text:p>1,4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1652" calcext:value-type="float">
            <text:p>1623585545,1652</text:p>
          </table:table-cell>
          <table:table-cell table:formula="of:=ROUND([.A207]-[$menor.$A$1];1)" office:value-type="float" office:value="20.5" calcext:value-type="float">
            <text:p>20,5</text:p>
          </table:table-cell>
          <table:table-cell office:value-type="float" office:value="0.064" calcext:value-type="float">
            <text:p>0,064</text:p>
          </table:table-cell>
          <table:table-cell office:value-type="float" office:value="0" calcext:value-type="float">
            <text:p>0</text:p>
          </table:table-cell>
          <table:table-cell office:value-type="float" office:value="1.407955" calcext:value-type="float">
            <text:p>1,40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26561" calcext:value-type="float">
            <text:p>1623585545,26561</text:p>
          </table:table-cell>
          <table:table-cell table:formula="of:=ROUND([.A208]-[$menor.$A$1];1)" office:value-type="float" office:value="20.6" calcext:value-type="float">
            <text:p>20,6</text:p>
          </table:table-cell>
          <table:table-cell office:value-type="float" office:value="0.063" calcext:value-type="float">
            <text:p>0,063</text:p>
          </table:table-cell>
          <table:table-cell office:value-type="float" office:value="0" calcext:value-type="float">
            <text:p>0</text:p>
          </table:table-cell>
          <table:table-cell office:value-type="float" office:value="1.413775" calcext:value-type="float">
            <text:p>1,413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36607" calcext:value-type="float">
            <text:p>1623585545,36607</text:p>
          </table:table-cell>
          <table:table-cell table:formula="of:=ROUND([.A209]-[$menor.$A$1];1)" office:value-type="float" office:value="20.7" calcext:value-type="float">
            <text:p>20,7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1.419595" calcext:value-type="float">
            <text:p>1,419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4655" calcext:value-type="float">
            <text:p>1623585545,4655</text:p>
          </table:table-cell>
          <table:table-cell table:formula="of:=ROUND([.A210]-[$menor.$A$1];1)" office:value-type="float" office:value="20.8" calcext:value-type="float">
            <text:p>20,8</text:p>
          </table:table-cell>
          <table:table-cell office:value-type="float" office:value="0.062" calcext:value-type="float">
            <text:p>0,062</text:p>
          </table:table-cell>
          <table:table-cell office:value-type="float" office:value="0" calcext:value-type="float">
            <text:p>0</text:p>
          </table:table-cell>
          <table:table-cell office:value-type="float" office:value="1.42687" calcext:value-type="float">
            <text:p>1,4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56588" calcext:value-type="float">
            <text:p>1623585545,56588</text:p>
          </table:table-cell>
          <table:table-cell table:formula="of:=ROUND([.A211]-[$menor.$A$1];1)" office:value-type="float" office:value="20.9" calcext:value-type="float">
            <text:p>20,9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1.43269" calcext:value-type="float">
            <text:p>1,4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6654" calcext:value-type="float">
            <text:p>1623585545,6654</text:p>
          </table:table-cell>
          <table:table-cell table:formula="of:=ROUND([.A212]-[$menor.$A$1];1)" office:value-type="float" office:value="21" calcext:value-type="float">
            <text:p>21</text:p>
          </table:table-cell>
          <table:table-cell office:value-type="float" office:value="0.061" calcext:value-type="float">
            <text:p>0,061</text:p>
          </table:table-cell>
          <table:table-cell office:value-type="float" office:value="0" calcext:value-type="float">
            <text:p>0</text:p>
          </table:table-cell>
          <table:table-cell office:value-type="float" office:value="1.438995" calcext:value-type="float">
            <text:p>1,438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76588" calcext:value-type="float">
            <text:p>1623585545,76588</text:p>
          </table:table-cell>
          <table:table-cell table:formula="of:=ROUND([.A213]-[$menor.$A$1];1)" office:value-type="float" office:value="21.1" calcext:value-type="float">
            <text:p>21,1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1.444815" calcext:value-type="float">
            <text:p>1,444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86618" calcext:value-type="float">
            <text:p>1623585545,86618</text:p>
          </table:table-cell>
          <table:table-cell table:formula="of:=ROUND([.A214]-[$menor.$A$1];1)" office:value-type="float" office:value="21.2" calcext:value-type="float">
            <text:p>21,2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1.450635" calcext:value-type="float">
            <text:p>1,450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96717" calcext:value-type="float">
            <text:p>1623585545,96717</text:p>
          </table:table-cell>
          <table:table-cell table:formula="of:=ROUND([.A215]-[$menor.$A$1];1)" office:value-type="float" office:value="21.3" calcext:value-type="float">
            <text:p>21,3</text:p>
          </table:table-cell>
          <table:table-cell office:value-type="float" office:value="0.059" calcext:value-type="float">
            <text:p>0,059</text:p>
          </table:table-cell>
          <table:table-cell office:value-type="float" office:value="0" calcext:value-type="float">
            <text:p>0</text:p>
          </table:table-cell>
          <table:table-cell office:value-type="float" office:value="1.45694" calcext:value-type="float">
            <text:p>1,45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06757" calcext:value-type="float">
            <text:p>1623585546,06757</text:p>
          </table:table-cell>
          <table:table-cell table:formula="of:=ROUND([.A216]-[$menor.$A$1];1)" office:value-type="float" office:value="21.4" calcext:value-type="float">
            <text:p>21,4</text:p>
          </table:table-cell>
          <table:table-cell office:value-type="float" office:value="0.058" calcext:value-type="float">
            <text:p>0,058</text:p>
          </table:table-cell>
          <table:table-cell office:value-type="float" office:value="0" calcext:value-type="float">
            <text:p>0</text:p>
          </table:table-cell>
          <table:table-cell office:value-type="float" office:value="1.46179" calcext:value-type="float">
            <text:p>1,46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168" calcext:value-type="float">
            <text:p>1623585546,168</text:p>
          </table:table-cell>
          <table:table-cell table:formula="of:=ROUND([.A217]-[$menor.$A$1];1)" office:value-type="float" office:value="21.5" calcext:value-type="float">
            <text:p>21,5</text:p>
          </table:table-cell>
          <table:table-cell office:value-type="float" office:value="0.057" calcext:value-type="float">
            <text:p>0,057</text:p>
          </table:table-cell>
          <table:table-cell office:value-type="float" office:value="0" calcext:value-type="float">
            <text:p>0</text:p>
          </table:table-cell>
          <table:table-cell office:value-type="float" office:value="1.46761" calcext:value-type="float">
            <text:p>1,46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2675" calcext:value-type="float">
            <text:p>1623585546,2675</text:p>
          </table:table-cell>
          <table:table-cell table:formula="of:=ROUND([.A218]-[$menor.$A$1];1)" office:value-type="float" office:value="21.6" calcext:value-type="float">
            <text:p>21,6</text:p>
          </table:table-cell>
          <table:table-cell office:value-type="float" office:value="0.057" calcext:value-type="float">
            <text:p>0,057</text:p>
          </table:table-cell>
          <table:table-cell office:value-type="float" office:value="0" calcext:value-type="float">
            <text:p>0</text:p>
          </table:table-cell>
          <table:table-cell office:value-type="float" office:value="1.473915" calcext:value-type="float">
            <text:p>1,473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36719" calcext:value-type="float">
            <text:p>1623585546,36719</text:p>
          </table:table-cell>
          <table:table-cell table:formula="of:=ROUND([.A219]-[$menor.$A$1];1)" office:value-type="float" office:value="21.7" calcext:value-type="float">
            <text:p>21,7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1.478765" calcext:value-type="float">
            <text:p>1,478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46768" calcext:value-type="float">
            <text:p>1623585546,46768</text:p>
          </table:table-cell>
          <table:table-cell table:formula="of:=ROUND([.A220]-[$menor.$A$1];1)" office:value-type="float" office:value="21.8" calcext:value-type="float">
            <text:p>21,8</text:p>
          </table:table-cell>
          <table:table-cell office:value-type="float" office:value="0.056" calcext:value-type="float">
            <text:p>0,056</text:p>
          </table:table-cell>
          <table:table-cell office:value-type="float" office:value="0" calcext:value-type="float">
            <text:p>0</text:p>
          </table:table-cell>
          <table:table-cell office:value-type="float" office:value="1.484585" calcext:value-type="float">
            <text:p>1,484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56813" calcext:value-type="float">
            <text:p>1623585546,56813</text:p>
          </table:table-cell>
          <table:table-cell table:formula="of:=ROUND([.A221]-[$menor.$A$1];1)" office:value-type="float" office:value="21.9" calcext:value-type="float">
            <text:p>21,9</text:p>
          </table:table-cell>
          <table:table-cell office:value-type="float" office:value="0.055" calcext:value-type="float">
            <text:p>0,055</text:p>
          </table:table-cell>
          <table:table-cell office:value-type="float" office:value="0" calcext:value-type="float">
            <text:p>0</text:p>
          </table:table-cell>
          <table:table-cell office:value-type="float" office:value="1.48992" calcext:value-type="float">
            <text:p>1,48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66741" calcext:value-type="float">
            <text:p>1623585546,66741</text:p>
          </table:table-cell>
          <table:table-cell table:formula="of:=ROUND([.A222]-[$menor.$A$1];1)" office:value-type="float" office:value="22" calcext:value-type="float">
            <text:p>22</text:p>
          </table:table-cell>
          <table:table-cell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office:value-type="float" office:value="1.49574" calcext:value-type="float">
            <text:p>1,49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7678" calcext:value-type="float">
            <text:p>1623585546,7678</text:p>
          </table:table-cell>
          <table:table-cell table:formula="of:=ROUND([.A223]-[$menor.$A$1];1)" office:value-type="float" office:value="22.1" calcext:value-type="float">
            <text:p>22,1</text:p>
          </table:table-cell>
          <table:table-cell office:value-type="float" office:value="0.054" calcext:value-type="float">
            <text:p>0,054</text:p>
          </table:table-cell>
          <table:table-cell office:value-type="float" office:value="0" calcext:value-type="float">
            <text:p>0</text:p>
          </table:table-cell>
          <table:table-cell office:value-type="float" office:value="1.50059" calcext:value-type="float">
            <text:p>1,50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86803" calcext:value-type="float">
            <text:p>1623585546,86803</text:p>
          </table:table-cell>
          <table:table-cell table:formula="of:=ROUND([.A224]-[$menor.$A$1];1)" office:value-type="float" office:value="22.2" calcext:value-type="float">
            <text:p>22,2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1.506895" calcext:value-type="float">
            <text:p>1,506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96743" calcext:value-type="float">
            <text:p>1623585546,96743</text:p>
          </table:table-cell>
          <table:table-cell table:formula="of:=ROUND([.A225]-[$menor.$A$1];1)" office:value-type="float" office:value="22.3" calcext:value-type="float">
            <text:p>22,3</text:p>
          </table:table-cell>
          <table:table-cell office:value-type="float" office:value="0.053" calcext:value-type="float">
            <text:p>0,053</text:p>
          </table:table-cell>
          <table:table-cell office:value-type="float" office:value="0" calcext:value-type="float">
            <text:p>0</text:p>
          </table:table-cell>
          <table:table-cell office:value-type="float" office:value="1.511745" calcext:value-type="float">
            <text:p>1,51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06773" calcext:value-type="float">
            <text:p>1623585547,06773</text:p>
          </table:table-cell>
          <table:table-cell table:formula="of:=ROUND([.A226]-[$menor.$A$1];1)" office:value-type="float" office:value="22.4" calcext:value-type="float">
            <text:p>22,4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1.516595" calcext:value-type="float">
            <text:p>1,516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16806" calcext:value-type="float">
            <text:p>1623585547,16806</text:p>
          </table:table-cell>
          <table:table-cell table:formula="of:=ROUND([.A227]-[$menor.$A$1];1)" office:value-type="float" office:value="22.5" calcext:value-type="float">
            <text:p>22,5</text:p>
          </table:table-cell>
          <table:table-cell office:value-type="float" office:value="0.052" calcext:value-type="float">
            <text:p>0,052</text:p>
          </table:table-cell>
          <table:table-cell office:value-type="float" office:value="0" calcext:value-type="float">
            <text:p>0</text:p>
          </table:table-cell>
          <table:table-cell office:value-type="float" office:value="1.52193" calcext:value-type="float">
            <text:p>1,5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26785" calcext:value-type="float">
            <text:p>1623585547,26785</text:p>
          </table:table-cell>
          <table:table-cell table:formula="of:=ROUND([.A228]-[$menor.$A$1];1)" office:value-type="float" office:value="22.6" calcext:value-type="float">
            <text:p>22,6</text:p>
          </table:table-cell>
          <table:table-cell office:value-type="float" office:value="0.051" calcext:value-type="float">
            <text:p>0,051</text:p>
          </table:table-cell>
          <table:table-cell office:value-type="float" office:value="0" calcext:value-type="float">
            <text:p>0</text:p>
          </table:table-cell>
          <table:table-cell office:value-type="float" office:value="1.52678" calcext:value-type="float">
            <text:p>1,5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36783" calcext:value-type="float">
            <text:p>1623585547,36783</text:p>
          </table:table-cell>
          <table:table-cell table:formula="of:=ROUND([.A229]-[$menor.$A$1];1)" office:value-type="float" office:value="22.7" calcext:value-type="float">
            <text:p>22,7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53163" calcext:value-type="float">
            <text:p>1,5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46789" calcext:value-type="float">
            <text:p>1623585547,46789</text:p>
          </table:table-cell>
          <table:table-cell table:formula="of:=ROUND([.A230]-[$menor.$A$1];1)" office:value-type="float" office:value="22.8" calcext:value-type="float">
            <text:p>22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.536965" calcext:value-type="float">
            <text:p>1,536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56817" calcext:value-type="float">
            <text:p>1623585547,56817</text:p>
          </table:table-cell>
          <table:table-cell table:formula="of:=ROUND([.A231]-[$menor.$A$1];1)" office:value-type="float" office:value="22.9" calcext:value-type="float">
            <text:p>22,9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1.541815" calcext:value-type="float">
            <text:p>1,54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66844" calcext:value-type="float">
            <text:p>1623585547,66844</text:p>
          </table:table-cell>
          <table:table-cell table:formula="of:=ROUND([.A232]-[$menor.$A$1];1)" office:value-type="float" office:value="23" calcext:value-type="float">
            <text:p>23</text:p>
          </table:table-cell>
          <table:table-cell office:value-type="float" office:value="0.049" calcext:value-type="float">
            <text:p>0,049</text:p>
          </table:table-cell>
          <table:table-cell office:value-type="float" office:value="0" calcext:value-type="float">
            <text:p>0</text:p>
          </table:table-cell>
          <table:table-cell office:value-type="float" office:value="1.546665" calcext:value-type="float">
            <text:p>1,546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76867" calcext:value-type="float">
            <text:p>1623585547,76867</text:p>
          </table:table-cell>
          <table:table-cell table:formula="of:=ROUND([.A233]-[$menor.$A$1];1)" office:value-type="float" office:value="23.1" calcext:value-type="float">
            <text:p>23,1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1.551515" calcext:value-type="float">
            <text:p>1,55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86903" calcext:value-type="float">
            <text:p>1623585547,86903</text:p>
          </table:table-cell>
          <table:table-cell table:formula="of:=ROUND([.A234]-[$menor.$A$1];1)" office:value-type="float" office:value="23.2" calcext:value-type="float">
            <text:p>23,2</text:p>
          </table:table-cell>
          <table:table-cell office:value-type="float" office:value="0.048" calcext:value-type="float">
            <text:p>0,048</text:p>
          </table:table-cell>
          <table:table-cell office:value-type="float" office:value="0" calcext:value-type="float">
            <text:p>0</text:p>
          </table:table-cell>
          <table:table-cell office:value-type="float" office:value="1.55685" calcext:value-type="float">
            <text:p>1,55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96903" calcext:value-type="float">
            <text:p>1623585547,96903</text:p>
          </table:table-cell>
          <table:table-cell table:formula="of:=ROUND([.A235]-[$menor.$A$1];1)" office:value-type="float" office:value="23.3" calcext:value-type="float">
            <text:p>23,3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1.56073" calcext:value-type="float">
            <text:p>1,56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06836" calcext:value-type="float">
            <text:p>1623585548,06836</text:p>
          </table:table-cell>
          <table:table-cell table:formula="of:=ROUND([.A236]-[$menor.$A$1];1)" office:value-type="float" office:value="23.4" calcext:value-type="float">
            <text:p>23,4</text:p>
          </table:table-cell>
          <table:table-cell office:value-type="float" office:value="0.047" calcext:value-type="float">
            <text:p>0,047</text:p>
          </table:table-cell>
          <table:table-cell office:value-type="float" office:value="0" calcext:value-type="float">
            <text:p>0</text:p>
          </table:table-cell>
          <table:table-cell office:value-type="float" office:value="1.56558" calcext:value-type="float">
            <text:p>1,56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16879" calcext:value-type="float">
            <text:p>1623585548,16879</text:p>
          </table:table-cell>
          <table:table-cell table:formula="of:=ROUND([.A237]-[$menor.$A$1];1)" office:value-type="float" office:value="23.5" calcext:value-type="float">
            <text:p>23,5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1.570915" calcext:value-type="float">
            <text:p>1,57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26895" calcext:value-type="float">
            <text:p>1623585548,26895</text:p>
          </table:table-cell>
          <table:table-cell table:formula="of:=ROUND([.A238]-[$menor.$A$1];1)" office:value-type="float" office:value="23.6" calcext:value-type="float">
            <text:p>23,6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1.574795" calcext:value-type="float">
            <text:p>1,57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36828" calcext:value-type="float">
            <text:p>1623585548,36828</text:p>
          </table:table-cell>
          <table:table-cell table:formula="of:=ROUND([.A239]-[$menor.$A$1];1)" office:value-type="float" office:value="23.7" calcext:value-type="float">
            <text:p>23,7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1.579645" calcext:value-type="float">
            <text:p>1,579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46876" calcext:value-type="float">
            <text:p>1623585548,46876</text:p>
          </table:table-cell>
          <table:table-cell table:formula="of:=ROUND([.A240]-[$menor.$A$1];1)" office:value-type="float" office:value="23.8" calcext:value-type="float">
            <text:p>23,8</text:p>
          </table:table-cell>
          <table:table-cell office:value-type="float" office:value="0.045" calcext:value-type="float">
            <text:p>0,045</text:p>
          </table:table-cell>
          <table:table-cell office:value-type="float" office:value="0" calcext:value-type="float">
            <text:p>0</text:p>
          </table:table-cell>
          <table:table-cell office:value-type="float" office:value="1.58498" calcext:value-type="float">
            <text:p>1,5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56917" calcext:value-type="float">
            <text:p>1623585548,56917</text:p>
          </table:table-cell>
          <table:table-cell table:formula="of:=ROUND([.A241]-[$menor.$A$1];1)" office:value-type="float" office:value="23.9" calcext:value-type="float">
            <text:p>23,9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1.58886" calcext:value-type="float">
            <text:p>1,58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66955" calcext:value-type="float">
            <text:p>1623585548,66955</text:p>
          </table:table-cell>
          <table:table-cell table:formula="of:=ROUND([.A242]-[$menor.$A$1];1)" office:value-type="float" office:value="24" calcext:value-type="float">
            <text:p>24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1.59274" calcext:value-type="float">
            <text:p>1,59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76985" calcext:value-type="float">
            <text:p>1623585548,76985</text:p>
          </table:table-cell>
          <table:table-cell table:formula="of:=ROUND([.A243]-[$menor.$A$1];1)" office:value-type="float" office:value="24.1" calcext:value-type="float">
            <text:p>24,1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1.59759" calcext:value-type="float">
            <text:p>1,59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87016" calcext:value-type="float">
            <text:p>1623585548,87016</text:p>
          </table:table-cell>
          <table:table-cell table:formula="of:=ROUND([.A244]-[$menor.$A$1];1)" office:value-type="float" office:value="24.2" calcext:value-type="float">
            <text:p>24,2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1.601955" calcext:value-type="float">
            <text:p>1,60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97046" calcext:value-type="float">
            <text:p>1623585548,97046</text:p>
          </table:table-cell>
          <table:table-cell table:formula="of:=ROUND([.A245]-[$menor.$A$1];1)" office:value-type="float" office:value="24.3" calcext:value-type="float">
            <text:p>24,3</text:p>
          </table:table-cell>
          <table:table-cell office:value-type="float" office:value="0.043" calcext:value-type="float">
            <text:p>0,043</text:p>
          </table:table-cell>
          <table:table-cell office:value-type="float" office:value="0" calcext:value-type="float">
            <text:p>0</text:p>
          </table:table-cell>
          <table:table-cell office:value-type="float" office:value="1.605835" calcext:value-type="float">
            <text:p>1,605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07083" calcext:value-type="float">
            <text:p>1623585549,07083</text:p>
          </table:table-cell>
          <table:table-cell table:formula="of:=ROUND([.A246]-[$menor.$A$1];1)" office:value-type="float" office:value="24.4" calcext:value-type="float">
            <text:p>24,4</text:p>
          </table:table-cell>
          <table:table-cell office:value-type="float" office:value="0.042" calcext:value-type="float">
            <text:p>0,042</text:p>
          </table:table-cell>
          <table:table-cell office:value-type="float" office:value="0" calcext:value-type="float">
            <text:p>0</text:p>
          </table:table-cell>
          <table:table-cell office:value-type="float" office:value="1.609715" calcext:value-type="float">
            <text:p>1,609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17005" calcext:value-type="float">
            <text:p>1623585549,17005</text:p>
          </table:table-cell>
          <table:table-cell table:formula="of:=ROUND([.A247]-[$menor.$A$1];1)" office:value-type="float" office:value="24.5" calcext:value-type="float">
            <text:p>24,5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1.614565" calcext:value-type="float">
            <text:p>1,614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27096" calcext:value-type="float">
            <text:p>1623585549,27096</text:p>
          </table:table-cell>
          <table:table-cell table:formula="of:=ROUND([.A248]-[$menor.$A$1];1)" office:value-type="float" office:value="24.6" calcext:value-type="float">
            <text:p>24,6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1.61893" calcext:value-type="float">
            <text:p>1,6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3703" calcext:value-type="float">
            <text:p>1623585549,3703</text:p>
          </table:table-cell>
          <table:table-cell table:formula="of:=ROUND([.A249]-[$menor.$A$1];1)" office:value-type="float" office:value="24.7" calcext:value-type="float">
            <text:p>24,7</text:p>
          </table:table-cell>
          <table:table-cell office:value-type="float" office:value="0.041" calcext:value-type="float">
            <text:p>0,041</text:p>
          </table:table-cell>
          <table:table-cell office:value-type="float" office:value="0" calcext:value-type="float">
            <text:p>0</text:p>
          </table:table-cell>
          <table:table-cell office:value-type="float" office:value="1.62281" calcext:value-type="float">
            <text:p>1,6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47057" calcext:value-type="float">
            <text:p>1623585549,47057</text:p>
          </table:table-cell>
          <table:table-cell table:formula="of:=ROUND([.A250]-[$menor.$A$1];1)" office:value-type="float" office:value="24.8" calcext:value-type="float">
            <text:p>24,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62669" calcext:value-type="float">
            <text:p>1,6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57089" calcext:value-type="float">
            <text:p>1623585549,57089</text:p>
          </table:table-cell>
          <table:table-cell table:formula="of:=ROUND([.A251]-[$menor.$A$1];1)" office:value-type="float" office:value="24.9" calcext:value-type="float">
            <text:p>24,9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1.63057" calcext:value-type="float">
            <text:p>1,6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67121" calcext:value-type="float">
            <text:p>1623585549,67121</text:p>
          </table:table-cell>
          <table:table-cell table:formula="of:=ROUND([.A252]-[$menor.$A$1];1)" office:value-type="float" office:value="25" calcext:value-type="float">
            <text:p>25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1.634935" calcext:value-type="float">
            <text:p>1,634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7713" calcext:value-type="float">
            <text:p>1623585549,7713</text:p>
          </table:table-cell>
          <table:table-cell table:formula="of:=ROUND([.A253]-[$menor.$A$1];1)" office:value-type="float" office:value="25.1" calcext:value-type="float">
            <text:p>25,1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1.638815" calcext:value-type="float">
            <text:p>1,638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87202" calcext:value-type="float">
            <text:p>1623585549,87202</text:p>
          </table:table-cell>
          <table:table-cell table:formula="of:=ROUND([.A254]-[$menor.$A$1];1)" office:value-type="float" office:value="25.2" calcext:value-type="float">
            <text:p>25,2</text:p>
          </table:table-cell>
          <table:table-cell office:value-type="float" office:value="0.039" calcext:value-type="float">
            <text:p>0,039</text:p>
          </table:table-cell>
          <table:table-cell office:value-type="float" office:value="0" calcext:value-type="float">
            <text:p>0</text:p>
          </table:table-cell>
          <table:table-cell office:value-type="float" office:value="1.641725" calcext:value-type="float">
            <text:p>1,64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97136" calcext:value-type="float">
            <text:p>1623585549,97136</text:p>
          </table:table-cell>
          <table:table-cell table:formula="of:=ROUND([.A255]-[$menor.$A$1];1)" office:value-type="float" office:value="25.3" calcext:value-type="float">
            <text:p>25,3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1.645605" calcext:value-type="float">
            <text:p>1,645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07171" calcext:value-type="float">
            <text:p>1623585550,07171</text:p>
          </table:table-cell>
          <table:table-cell table:formula="of:=ROUND([.A256]-[$menor.$A$1];1)" office:value-type="float" office:value="25.4" calcext:value-type="float">
            <text:p>25,4</text:p>
          </table:table-cell>
          <table:table-cell office:value-type="float" office:value="0.038" calcext:value-type="float">
            <text:p>0,038</text:p>
          </table:table-cell>
          <table:table-cell office:value-type="float" office:value="0" calcext:value-type="float">
            <text:p>0</text:p>
          </table:table-cell>
          <table:table-cell office:value-type="float" office:value="1.64997" calcext:value-type="float">
            <text:p>1,64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17213" calcext:value-type="float">
            <text:p>1623585550,17213</text:p>
          </table:table-cell>
          <table:table-cell table:formula="of:=ROUND([.A257]-[$menor.$A$1];1)" office:value-type="float" office:value="25.5" calcext:value-type="float">
            <text:p>25,5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1.65385" calcext:value-type="float">
            <text:p>1,65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27241" calcext:value-type="float">
            <text:p>1623585550,27241</text:p>
          </table:table-cell>
          <table:table-cell table:formula="of:=ROUND([.A258]-[$menor.$A$1];1)" office:value-type="float" office:value="25.6" calcext:value-type="float">
            <text:p>25,6</text:p>
          </table:table-cell>
          <table:table-cell office:value-type="float" office:value="0.037" calcext:value-type="float">
            <text:p>0,037</text:p>
          </table:table-cell>
          <table:table-cell office:value-type="float" office:value="0" calcext:value-type="float">
            <text:p>0</text:p>
          </table:table-cell>
          <table:table-cell office:value-type="float" office:value="1.65676" calcext:value-type="float">
            <text:p>1,65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37273" calcext:value-type="float">
            <text:p>1623585550,37273</text:p>
          </table:table-cell>
          <table:table-cell table:formula="of:=ROUND([.A259]-[$menor.$A$1];1)" office:value-type="float" office:value="25.7" calcext:value-type="float">
            <text:p>25,7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1.66064" calcext:value-type="float">
            <text:p>1,66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47305" calcext:value-type="float">
            <text:p>1623585550,47305</text:p>
          </table:table-cell>
          <table:table-cell table:formula="of:=ROUND([.A260]-[$menor.$A$1];1)" office:value-type="float" office:value="25.8" calcext:value-type="float">
            <text:p>25,8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1.66452" calcext:value-type="float">
            <text:p>1,66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57224" calcext:value-type="float">
            <text:p>1623585550,57224</text:p>
          </table:table-cell>
          <table:table-cell table:formula="of:=ROUND([.A261]-[$menor.$A$1];1)" office:value-type="float" office:value="25.9" calcext:value-type="float">
            <text:p>25,9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1.667915" calcext:value-type="float">
            <text:p>1,66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67254" calcext:value-type="float">
            <text:p>1623585550,67254</text:p>
          </table:table-cell>
          <table:table-cell table:formula="of:=ROUND([.A262]-[$menor.$A$1];1)" office:value-type="float" office:value="26" calcext:value-type="float">
            <text:p>26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1.671795" calcext:value-type="float">
            <text:p>1,67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77246" calcext:value-type="float">
            <text:p>1623585550,77246</text:p>
          </table:table-cell>
          <table:table-cell table:formula="of:=ROUND([.A263]-[$menor.$A$1];1)" office:value-type="float" office:value="26.1" calcext:value-type="float">
            <text:p>26,1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1.674705" calcext:value-type="float">
            <text:p>1,674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8728" calcext:value-type="float">
            <text:p>1623585550,8728</text:p>
          </table:table-cell>
          <table:table-cell table:formula="of:=ROUND([.A264]-[$menor.$A$1];1)" office:value-type="float" office:value="26.2" calcext:value-type="float">
            <text:p>26,2</text:p>
          </table:table-cell>
          <table:table-cell office:value-type="float" office:value="0.035" calcext:value-type="float">
            <text:p>0,035</text:p>
          </table:table-cell>
          <table:table-cell office:value-type="float" office:value="0" calcext:value-type="float">
            <text:p>0</text:p>
          </table:table-cell>
          <table:table-cell office:value-type="float" office:value="1.678585" calcext:value-type="float">
            <text:p>1,678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97307" calcext:value-type="float">
            <text:p>1623585550,97307</text:p>
          </table:table-cell>
          <table:table-cell table:formula="of:=ROUND([.A265]-[$menor.$A$1];1)" office:value-type="float" office:value="26.3" calcext:value-type="float">
            <text:p>26,3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1.68198" calcext:value-type="float">
            <text:p>1,6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07226" calcext:value-type="float">
            <text:p>1623585551,07226</text:p>
          </table:table-cell>
          <table:table-cell table:formula="of:=ROUND([.A266]-[$menor.$A$1];1)" office:value-type="float" office:value="26.4" calcext:value-type="float">
            <text:p>26,4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1.68586" calcext:value-type="float">
            <text:p>1,68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17263" calcext:value-type="float">
            <text:p>1623585551,17263</text:p>
          </table:table-cell>
          <table:table-cell table:formula="of:=ROUND([.A267]-[$menor.$A$1];1)" office:value-type="float" office:value="26.5" calcext:value-type="float">
            <text:p>26,5</text:p>
          </table:table-cell>
          <table:table-cell office:value-type="float" office:value="0.034" calcext:value-type="float">
            <text:p>0,034</text:p>
          </table:table-cell>
          <table:table-cell office:value-type="float" office:value="0" calcext:value-type="float">
            <text:p>0</text:p>
          </table:table-cell>
          <table:table-cell office:value-type="float" office:value="1.68877" calcext:value-type="float">
            <text:p>1,68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27298" calcext:value-type="float">
            <text:p>1623585551,27298</text:p>
          </table:table-cell>
          <table:table-cell table:formula="of:=ROUND([.A268]-[$menor.$A$1];1)" office:value-type="float" office:value="26.6" calcext:value-type="float">
            <text:p>26,6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1.69168" calcext:value-type="float">
            <text:p>1,69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3723" calcext:value-type="float">
            <text:p>1623585551,3723</text:p>
          </table:table-cell>
          <table:table-cell table:formula="of:=ROUND([.A269]-[$menor.$A$1];1)" office:value-type="float" office:value="26.7" calcext:value-type="float">
            <text:p>26,7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1.69556" calcext:value-type="float">
            <text:p>1,69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47299" calcext:value-type="float">
            <text:p>1623585551,47299</text:p>
          </table:table-cell>
          <table:table-cell table:formula="of:=ROUND([.A270]-[$menor.$A$1];1)" office:value-type="float" office:value="26.8" calcext:value-type="float">
            <text:p>26,8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1.698955" calcext:value-type="float">
            <text:p>1,698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57225" calcext:value-type="float">
            <text:p>1623585551,57225</text:p>
          </table:table-cell>
          <table:table-cell table:formula="of:=ROUND([.A271]-[$menor.$A$1];1)" office:value-type="float" office:value="26.9" calcext:value-type="float">
            <text:p>26,9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1.701865" calcext:value-type="float">
            <text:p>1,70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67253" calcext:value-type="float">
            <text:p>1623585551,67253</text:p>
          </table:table-cell>
          <table:table-cell table:formula="of:=ROUND([.A272]-[$menor.$A$1];1)" office:value-type="float" office:value="27" calcext:value-type="float">
            <text:p>27</text:p>
          </table:table-cell>
          <table:table-cell office:value-type="float" office:value="0.032" calcext:value-type="float">
            <text:p>0,032</text:p>
          </table:table-cell>
          <table:table-cell office:value-type="float" office:value="0" calcext:value-type="float">
            <text:p>0</text:p>
          </table:table-cell>
          <table:table-cell office:value-type="float" office:value="1.704775" calcext:value-type="float">
            <text:p>1,704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77252" calcext:value-type="float">
            <text:p>1623585551,77252</text:p>
          </table:table-cell>
          <table:table-cell table:formula="of:=ROUND([.A273]-[$menor.$A$1];1)" office:value-type="float" office:value="27.1" calcext:value-type="float">
            <text:p>27,1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1.707685" calcext:value-type="float">
            <text:p>1,707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87286" calcext:value-type="float">
            <text:p>1623585551,87286</text:p>
          </table:table-cell>
          <table:table-cell table:formula="of:=ROUND([.A274]-[$menor.$A$1];1)" office:value-type="float" office:value="27.2" calcext:value-type="float">
            <text:p>27,2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1.710595" calcext:value-type="float">
            <text:p>1,71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97319" calcext:value-type="float">
            <text:p>1623585551,97319</text:p>
          </table:table-cell>
          <table:table-cell table:formula="of:=ROUND([.A275]-[$menor.$A$1];1)" office:value-type="float" office:value="27.3" calcext:value-type="float">
            <text:p>27,3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1.71399" calcext:value-type="float">
            <text:p>1,7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07346" calcext:value-type="float">
            <text:p>1623585552,07346</text:p>
          </table:table-cell>
          <table:table-cell table:formula="of:=ROUND([.A276]-[$menor.$A$1];1)" office:value-type="float" office:value="27.4" calcext:value-type="float">
            <text:p>27,4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.7169" calcext:value-type="float">
            <text:p>1,7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1739" calcext:value-type="float">
            <text:p>1623585552,1739</text:p>
          </table:table-cell>
          <table:table-cell table:formula="of:=ROUND([.A277]-[$menor.$A$1];1)" office:value-type="float" office:value="27.5" calcext:value-type="float">
            <text:p>27,5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.71981" calcext:value-type="float">
            <text:p>1,7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27416" calcext:value-type="float">
            <text:p>1623585552,27416</text:p>
          </table:table-cell>
          <table:table-cell table:formula="of:=ROUND([.A278]-[$menor.$A$1];1)" office:value-type="float" office:value="27.6" calcext:value-type="float">
            <text:p>27,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.72272" calcext:value-type="float">
            <text:p>1,7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37445" calcext:value-type="float">
            <text:p>1623585552,37445</text:p>
          </table:table-cell>
          <table:table-cell table:formula="of:=ROUND([.A279]-[$menor.$A$1];1)" office:value-type="float" office:value="27.7" calcext:value-type="float">
            <text:p>27,7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1.7266" calcext:value-type="float">
            <text:p>1,7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47473" calcext:value-type="float">
            <text:p>1623585552,47473</text:p>
          </table:table-cell>
          <table:table-cell table:formula="of:=ROUND([.A280]-[$menor.$A$1];1)" office:value-type="float" office:value="27.8" calcext:value-type="float">
            <text:p>27,8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1.72854" calcext:value-type="float">
            <text:p>1,7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57504" calcext:value-type="float">
            <text:p>1623585552,57504</text:p>
          </table:table-cell>
          <table:table-cell table:formula="of:=ROUND([.A281]-[$menor.$A$1];1)" office:value-type="float" office:value="27.9" calcext:value-type="float">
            <text:p>27,9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1.731935" calcext:value-type="float">
            <text:p>1,73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67439" calcext:value-type="float">
            <text:p>1623585552,67439</text:p>
          </table:table-cell>
          <table:table-cell table:formula="of:=ROUND([.A282]-[$menor.$A$1];1)" office:value-type="float" office:value="28" calcext:value-type="float">
            <text:p>28</text:p>
          </table:table-cell>
          <table:table-cell office:value-type="float" office:value="0.029" calcext:value-type="float">
            <text:p>0,029</text:p>
          </table:table-cell>
          <table:table-cell office:value-type="float" office:value="0" calcext:value-type="float">
            <text:p>0</text:p>
          </table:table-cell>
          <table:table-cell office:value-type="float" office:value="1.734845" calcext:value-type="float">
            <text:p>1,73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77465" calcext:value-type="float">
            <text:p>1623585552,77465</text:p>
          </table:table-cell>
          <table:table-cell table:formula="of:=ROUND([.A283]-[$menor.$A$1];1)" office:value-type="float" office:value="28.1" calcext:value-type="float">
            <text:p>28,1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1.737755" calcext:value-type="float">
            <text:p>1,737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87491" calcext:value-type="float">
            <text:p>1623585552,87491</text:p>
          </table:table-cell>
          <table:table-cell table:formula="of:=ROUND([.A284]-[$menor.$A$1];1)" office:value-type="float" office:value="28.2" calcext:value-type="float">
            <text:p>28,2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1.740665" calcext:value-type="float">
            <text:p>1,740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97427" calcext:value-type="float">
            <text:p>1623585552,97427</text:p>
          </table:table-cell>
          <table:table-cell table:formula="of:=ROUND([.A285]-[$menor.$A$1];1)" office:value-type="float" office:value="28.3" calcext:value-type="float">
            <text:p>28,3</text:p>
          </table:table-cell>
          <table:table-cell office:value-type="float" office:value="0.028" calcext:value-type="float">
            <text:p>0,028</text:p>
          </table:table-cell>
          <table:table-cell office:value-type="float" office:value="0" calcext:value-type="float">
            <text:p>0</text:p>
          </table:table-cell>
          <table:table-cell office:value-type="float" office:value="1.743575" calcext:value-type="float">
            <text:p>1,743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07434" calcext:value-type="float">
            <text:p>1623585553,07434</text:p>
          </table:table-cell>
          <table:table-cell table:formula="of:=ROUND([.A286]-[$menor.$A$1];1)" office:value-type="float" office:value="28.4" calcext:value-type="float">
            <text:p>28,4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1.745515" calcext:value-type="float">
            <text:p>1,745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17463" calcext:value-type="float">
            <text:p>1623585553,17463</text:p>
          </table:table-cell>
          <table:table-cell table:formula="of:=ROUND([.A287]-[$menor.$A$1];1)" office:value-type="float" office:value="28.5" calcext:value-type="float">
            <text:p>28,5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1.74891" calcext:value-type="float">
            <text:p>1,74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27486" calcext:value-type="float">
            <text:p>1623585553,27486</text:p>
          </table:table-cell>
          <table:table-cell table:formula="of:=ROUND([.A288]-[$menor.$A$1];1)" office:value-type="float" office:value="28.6" calcext:value-type="float">
            <text:p>28,6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1.75182" calcext:value-type="float">
            <text:p>1,75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37508" calcext:value-type="float">
            <text:p>1623585553,37508</text:p>
          </table:table-cell>
          <table:table-cell table:formula="of:=ROUND([.A289]-[$menor.$A$1];1)" office:value-type="float" office:value="28.7" calcext:value-type="float">
            <text:p>28,7</text:p>
          </table:table-cell>
          <table:table-cell office:value-type="float" office:value="0.027" calcext:value-type="float">
            <text:p>0,027</text:p>
          </table:table-cell>
          <table:table-cell office:value-type="float" office:value="0" calcext:value-type="float">
            <text:p>0</text:p>
          </table:table-cell>
          <table:table-cell office:value-type="float" office:value="1.75376" calcext:value-type="float">
            <text:p>1,7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47431" calcext:value-type="float">
            <text:p>1623585553,47431</text:p>
          </table:table-cell>
          <table:table-cell table:formula="of:=ROUND([.A290]-[$menor.$A$1];1)" office:value-type="float" office:value="28.8" calcext:value-type="float">
            <text:p>28,8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1.75667" calcext:value-type="float">
            <text:p>1,75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57469" calcext:value-type="float">
            <text:p>1623585553,57469</text:p>
          </table:table-cell>
          <table:table-cell table:formula="of:=ROUND([.A291]-[$menor.$A$1];1)" office:value-type="float" office:value="28.9" calcext:value-type="float">
            <text:p>28,9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1.75958" calcext:value-type="float">
            <text:p>1,75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67498" calcext:value-type="float">
            <text:p>1623585553,67498</text:p>
          </table:table-cell>
          <table:table-cell table:formula="of:=ROUND([.A292]-[$menor.$A$1];1)" office:value-type="float" office:value="29" calcext:value-type="float">
            <text:p>29</text:p>
          </table:table-cell>
          <table:table-cell office:value-type="float" office:value="0.026" calcext:value-type="float">
            <text:p>0,026</text:p>
          </table:table-cell>
          <table:table-cell office:value-type="float" office:value="0" calcext:value-type="float">
            <text:p>0</text:p>
          </table:table-cell>
          <table:table-cell office:value-type="float" office:value="1.76152" calcext:value-type="float">
            <text:p>1,7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77515" calcext:value-type="float">
            <text:p>1623585553,77515</text:p>
          </table:table-cell>
          <table:table-cell table:formula="of:=ROUND([.A293]-[$menor.$A$1];1)" office:value-type="float" office:value="29.1" calcext:value-type="float">
            <text:p>29,1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.764915" calcext:value-type="float">
            <text:p>1,764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87584" calcext:value-type="float">
            <text:p>1623585553,87584</text:p>
          </table:table-cell>
          <table:table-cell table:formula="of:=ROUND([.A294]-[$menor.$A$1];1)" office:value-type="float" office:value="29.2" calcext:value-type="float">
            <text:p>29,2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.766855" calcext:value-type="float">
            <text:p>1,766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97592" calcext:value-type="float">
            <text:p>1623585553,97592</text:p>
          </table:table-cell>
          <table:table-cell table:formula="of:=ROUND([.A295]-[$menor.$A$1];1)" office:value-type="float" office:value="29.3" calcext:value-type="float">
            <text:p>29,3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.769765" calcext:value-type="float">
            <text:p>1,769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07617" calcext:value-type="float">
            <text:p>1623585554,07617</text:p>
          </table:table-cell>
          <table:table-cell table:formula="of:=ROUND([.A296]-[$menor.$A$1];1)" office:value-type="float" office:value="29.4" calcext:value-type="float">
            <text:p>29,4</text:p>
          </table:table-cell>
          <table:table-cell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office:value-type="float" office:value="1.771705" calcext:value-type="float">
            <text:p>1,77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17647" calcext:value-type="float">
            <text:p>1623585554,17647</text:p>
          </table:table-cell>
          <table:table-cell table:formula="of:=ROUND([.A297]-[$menor.$A$1];1)" office:value-type="float" office:value="29.5" calcext:value-type="float">
            <text:p>29,5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1.774615" calcext:value-type="float">
            <text:p>1,774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27673" calcext:value-type="float">
            <text:p>1623585554,27673</text:p>
          </table:table-cell>
          <table:table-cell table:formula="of:=ROUND([.A298]-[$menor.$A$1];1)" office:value-type="float" office:value="29.6" calcext:value-type="float">
            <text:p>29,6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1.776555" calcext:value-type="float">
            <text:p>1,776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37712" calcext:value-type="float">
            <text:p>1623585554,37712</text:p>
          </table:table-cell>
          <table:table-cell table:formula="of:=ROUND([.A299]-[$menor.$A$1];1)" office:value-type="float" office:value="29.7" calcext:value-type="float">
            <text:p>29,7</text:p>
          </table:table-cell>
          <table:table-cell office:value-type="float" office:value="0.024" calcext:value-type="float">
            <text:p>0,024</text:p>
          </table:table-cell>
          <table:table-cell office:value-type="float" office:value="0" calcext:value-type="float">
            <text:p>0</text:p>
          </table:table-cell>
          <table:table-cell office:value-type="float" office:value="1.77898" calcext:value-type="float">
            <text:p>1,7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47645" calcext:value-type="float">
            <text:p>1623585554,47645</text:p>
          </table:table-cell>
          <table:table-cell table:formula="of:=ROUND([.A300]-[$menor.$A$1];1)" office:value-type="float" office:value="29.8" calcext:value-type="float">
            <text:p>29,8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1.78189" calcext:value-type="float">
            <text:p>1,7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57683" calcext:value-type="float">
            <text:p>1623585554,57683</text:p>
          </table:table-cell>
          <table:table-cell table:formula="of:=ROUND([.A301]-[$menor.$A$1];1)" office:value-type="float" office:value="29.9" calcext:value-type="float">
            <text:p>29,9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1.78383" calcext:value-type="float">
            <text:p>1,78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67721" calcext:value-type="float">
            <text:p>1623585554,67721</text:p>
          </table:table-cell>
          <table:table-cell table:formula="of:=ROUND([.A302]-[$menor.$A$1];1)" office:value-type="float" office:value="30" calcext:value-type="float">
            <text:p>30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1.78577" calcext:value-type="float">
            <text:p>1,78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77738" calcext:value-type="float">
            <text:p>1623585554,77738</text:p>
          </table:table-cell>
          <table:table-cell table:formula="of:=ROUND([.A303]-[$menor.$A$1];1)" office:value-type="float" office:value="30.1" calcext:value-type="float">
            <text:p>30,1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1.78868" calcext:value-type="float">
            <text:p>1,78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87766" calcext:value-type="float">
            <text:p>1623585554,87766</text:p>
          </table:table-cell>
          <table:table-cell table:formula="of:=ROUND([.A304]-[$menor.$A$1];1)" office:value-type="float" office:value="30.2" calcext:value-type="float">
            <text:p>30,2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1.79062" calcext:value-type="float">
            <text:p>1,79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97805" calcext:value-type="float">
            <text:p>1623585554,97805</text:p>
          </table:table-cell>
          <table:table-cell table:formula="of:=ROUND([.A305]-[$menor.$A$1];1)" office:value-type="float" office:value="30.3" calcext:value-type="float">
            <text:p>30,3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1.79256" calcext:value-type="float">
            <text:p>1,79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07738" calcext:value-type="float">
            <text:p>1623585555,07738</text:p>
          </table:table-cell>
          <table:table-cell table:formula="of:=ROUND([.A306]-[$menor.$A$1];1)" office:value-type="float" office:value="30.4" calcext:value-type="float">
            <text:p>30,4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1.794985" calcext:value-type="float">
            <text:p>1,794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17771" calcext:value-type="float">
            <text:p>1623585555,17771</text:p>
          </table:table-cell>
          <table:table-cell table:formula="of:=ROUND([.A307]-[$menor.$A$1];1)" office:value-type="float" office:value="30.5" calcext:value-type="float">
            <text:p>30,5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1.797895" calcext:value-type="float">
            <text:p>1,797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27814" calcext:value-type="float">
            <text:p>1623585555,27814</text:p>
          </table:table-cell>
          <table:table-cell table:formula="of:=ROUND([.A308]-[$menor.$A$1];1)" office:value-type="float" office:value="30.6" calcext:value-type="float">
            <text:p>30,6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office:value-type="float" office:value="1.799835" calcext:value-type="float">
            <text:p>1,79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37845" calcext:value-type="float">
            <text:p>1623585555,37845</text:p>
          </table:table-cell>
          <table:table-cell table:formula="of:=ROUND([.A309]-[$menor.$A$1];1)" office:value-type="float" office:value="30.7" calcext:value-type="float">
            <text:p>30,7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1.801775" calcext:value-type="float">
            <text:p>1,80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47878" calcext:value-type="float">
            <text:p>1623585555,47878</text:p>
          </table:table-cell>
          <table:table-cell table:formula="of:=ROUND([.A310]-[$menor.$A$1];1)" office:value-type="float" office:value="30.8" calcext:value-type="float">
            <text:p>30,8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1.803715" calcext:value-type="float">
            <text:p>1,803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57903" calcext:value-type="float">
            <text:p>1623585555,57903</text:p>
          </table:table-cell>
          <table:table-cell table:formula="of:=ROUND([.A311]-[$menor.$A$1];1)" office:value-type="float" office:value="30.9" calcext:value-type="float">
            <text:p>30,9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1.805655" calcext:value-type="float">
            <text:p>1,805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67866" calcext:value-type="float">
            <text:p>1623585555,67866</text:p>
          </table:table-cell>
          <table:table-cell table:formula="of:=ROUND([.A312]-[$menor.$A$1];1)" office:value-type="float" office:value="31" calcext:value-type="float">
            <text:p>31</text:p>
          </table:table-cell>
          <table:table-cell office:value-type="float" office:value="0.021" calcext:value-type="float">
            <text:p>0,021</text:p>
          </table:table-cell>
          <table:table-cell office:value-type="float" office:value="0" calcext:value-type="float">
            <text:p>0</text:p>
          </table:table-cell>
          <table:table-cell office:value-type="float" office:value="1.807595" calcext:value-type="float">
            <text:p>1,80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77902" calcext:value-type="float">
            <text:p>1623585555,77902</text:p>
          </table:table-cell>
          <table:table-cell table:formula="of:=ROUND([.A313]-[$menor.$A$1];1)" office:value-type="float" office:value="31.1" calcext:value-type="float">
            <text:p>31,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.809535" calcext:value-type="float">
            <text:p>1,809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87835" calcext:value-type="float">
            <text:p>1623585555,87835</text:p>
          </table:table-cell>
          <table:table-cell table:formula="of:=ROUND([.A314]-[$menor.$A$1];1)" office:value-type="float" office:value="31.2" calcext:value-type="float">
            <text:p>31,2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.81196" calcext:value-type="float">
            <text:p>1,8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97872" calcext:value-type="float">
            <text:p>1623585555,97872</text:p>
          </table:table-cell>
          <table:table-cell table:formula="of:=ROUND([.A315]-[$menor.$A$1];1)" office:value-type="float" office:value="31.3" calcext:value-type="float">
            <text:p>31,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.8139" calcext:value-type="float">
            <text:p>1,8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07911" calcext:value-type="float">
            <text:p>1623585556,07911</text:p>
          </table:table-cell>
          <table:table-cell table:formula="of:=ROUND([.A316]-[$menor.$A$1];1)" office:value-type="float" office:value="31.4" calcext:value-type="float">
            <text:p>31,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.81584" calcext:value-type="float">
            <text:p>1,8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17849" calcext:value-type="float">
            <text:p>1623585556,17849</text:p>
          </table:table-cell>
          <table:table-cell table:formula="of:=ROUND([.A317]-[$menor.$A$1];1)" office:value-type="float" office:value="31.5" calcext:value-type="float">
            <text:p>31,5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1.81778" calcext:value-type="float">
            <text:p>1,8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27884" calcext:value-type="float">
            <text:p>1623585556,27884</text:p>
          </table:table-cell>
          <table:table-cell table:formula="of:=ROUND([.A318]-[$menor.$A$1];1)" office:value-type="float" office:value="31.6" calcext:value-type="float">
            <text:p>31,6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1.81972" calcext:value-type="float">
            <text:p>1,8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37846" calcext:value-type="float">
            <text:p>1623585556,37846</text:p>
          </table:table-cell>
          <table:table-cell table:formula="of:=ROUND([.A319]-[$menor.$A$1];1)" office:value-type="float" office:value="31.7" calcext:value-type="float">
            <text:p>31,7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1.82166" calcext:value-type="float">
            <text:p>1,8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47855" calcext:value-type="float">
            <text:p>1623585556,47855</text:p>
          </table:table-cell>
          <table:table-cell table:formula="of:=ROUND([.A320]-[$menor.$A$1];1)" office:value-type="float" office:value="31.8" calcext:value-type="float">
            <text:p>31,8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1.8236" calcext:value-type="float">
            <text:p>1,8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5784" calcext:value-type="float">
            <text:p>1623585556,5784</text:p>
          </table:table-cell>
          <table:table-cell table:formula="of:=ROUND([.A321]-[$menor.$A$1];1)" office:value-type="float" office:value="31.9" calcext:value-type="float">
            <text:p>31,9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1.82554" calcext:value-type="float">
            <text:p>1,8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67832" calcext:value-type="float">
            <text:p>1623585556,67832</text:p>
          </table:table-cell>
          <table:table-cell table:formula="of:=ROUND([.A322]-[$menor.$A$1];1)" office:value-type="float" office:value="32" calcext:value-type="float">
            <text:p>32</text:p>
          </table:table-cell>
          <table:table-cell office:value-type="float" office:value="0.019" calcext:value-type="float">
            <text:p>0,019</text:p>
          </table:table-cell>
          <table:table-cell office:value-type="float" office:value="0" calcext:value-type="float">
            <text:p>0</text:p>
          </table:table-cell>
          <table:table-cell office:value-type="float" office:value="1.827965" calcext:value-type="float">
            <text:p>1,82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77867" calcext:value-type="float">
            <text:p>1623585556,77867</text:p>
          </table:table-cell>
          <table:table-cell table:formula="of:=ROUND([.A323]-[$menor.$A$1];1)" office:value-type="float" office:value="32.1" calcext:value-type="float">
            <text:p>32,1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1.828935" calcext:value-type="float">
            <text:p>1,828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87863" calcext:value-type="float">
            <text:p>1623585556,87863</text:p>
          </table:table-cell>
          <table:table-cell table:formula="of:=ROUND([.A324]-[$menor.$A$1];1)" office:value-type="float" office:value="32.2" calcext:value-type="float">
            <text:p>32,2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1.830875" calcext:value-type="float">
            <text:p>1,83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97919" calcext:value-type="float">
            <text:p>1623585556,97919</text:p>
          </table:table-cell>
          <table:table-cell table:formula="of:=ROUND([.A325]-[$menor.$A$1];1)" office:value-type="float" office:value="32.3" calcext:value-type="float">
            <text:p>32,3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1.832815" calcext:value-type="float">
            <text:p>1,83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07989" calcext:value-type="float">
            <text:p>1623585557,07989</text:p>
          </table:table-cell>
          <table:table-cell table:formula="of:=ROUND([.A326]-[$menor.$A$1];1)" office:value-type="float" office:value="32.4" calcext:value-type="float">
            <text:p>32,4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1.834755" calcext:value-type="float">
            <text:p>1,83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17995" calcext:value-type="float">
            <text:p>1623585557,17995</text:p>
          </table:table-cell>
          <table:table-cell table:formula="of:=ROUND([.A327]-[$menor.$A$1];1)" office:value-type="float" office:value="32.5" calcext:value-type="float">
            <text:p>32,5</text:p>
          </table:table-cell>
          <table:table-cell office:value-type="float" office:value="0.018" calcext:value-type="float">
            <text:p>0,018</text:p>
          </table:table-cell>
          <table:table-cell office:value-type="float" office:value="0" calcext:value-type="float">
            <text:p>0</text:p>
          </table:table-cell>
          <table:table-cell office:value-type="float" office:value="1.836695" calcext:value-type="float">
            <text:p>1,836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27935" calcext:value-type="float">
            <text:p>1623585557,27935</text:p>
          </table:table-cell>
          <table:table-cell table:formula="of:=ROUND([.A328]-[$menor.$A$1];1)" office:value-type="float" office:value="32.6" calcext:value-type="float">
            <text:p>32,6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1.837665" calcext:value-type="float">
            <text:p>1,837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37977" calcext:value-type="float">
            <text:p>1623585557,37977</text:p>
          </table:table-cell>
          <table:table-cell table:formula="of:=ROUND([.A329]-[$menor.$A$1];1)" office:value-type="float" office:value="32.7" calcext:value-type="float">
            <text:p>32,7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1.839605" calcext:value-type="float">
            <text:p>1,839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48008" calcext:value-type="float">
            <text:p>1623585557,48008</text:p>
          </table:table-cell>
          <table:table-cell table:formula="of:=ROUND([.A330]-[$menor.$A$1];1)" office:value-type="float" office:value="32.8" calcext:value-type="float">
            <text:p>32,8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1.841545" calcext:value-type="float">
            <text:p>1,84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57934" calcext:value-type="float">
            <text:p>1623585557,57934</text:p>
          </table:table-cell>
          <table:table-cell table:formula="of:=ROUND([.A331]-[$menor.$A$1];1)" office:value-type="float" office:value="32.9" calcext:value-type="float">
            <text:p>32,9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1.842515" calcext:value-type="float">
            <text:p>1,84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67961" calcext:value-type="float">
            <text:p>1623585557,67961</text:p>
          </table:table-cell>
          <table:table-cell table:formula="of:=ROUND([.A332]-[$menor.$A$1];1)" office:value-type="float" office:value="33" calcext:value-type="float">
            <text:p>33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1.84494" calcext:value-type="float">
            <text:p>1,8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77992" calcext:value-type="float">
            <text:p>1623585557,77992</text:p>
          </table:table-cell>
          <table:table-cell table:formula="of:=ROUND([.A333]-[$menor.$A$1];1)" office:value-type="float" office:value="33.1" calcext:value-type="float">
            <text:p>33,1</text:p>
          </table:table-cell>
          <table:table-cell office:value-type="float" office:value="0.017" calcext:value-type="float">
            <text:p>0,017</text:p>
          </table:table-cell>
          <table:table-cell office:value-type="float" office:value="0" calcext:value-type="float">
            <text:p>0</text:p>
          </table:table-cell>
          <table:table-cell office:value-type="float" office:value="1.84688" calcext:value-type="float">
            <text:p>1,84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88024" calcext:value-type="float">
            <text:p>1623585557,88024</text:p>
          </table:table-cell>
          <table:table-cell table:formula="of:=ROUND([.A334]-[$menor.$A$1];1)" office:value-type="float" office:value="33.2" calcext:value-type="float">
            <text:p>33,2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1.84785" calcext:value-type="float">
            <text:p>1,84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98048" calcext:value-type="float">
            <text:p>1623585557,98048</text:p>
          </table:table-cell>
          <table:table-cell table:formula="of:=ROUND([.A335]-[$menor.$A$1];1)" office:value-type="float" office:value="33.3" calcext:value-type="float">
            <text:p>33,3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1.84979" calcext:value-type="float">
            <text:p>1,84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08083" calcext:value-type="float">
            <text:p>1623585558,08083</text:p>
          </table:table-cell>
          <table:table-cell table:formula="of:=ROUND([.A336]-[$menor.$A$1];1)" office:value-type="float" office:value="33.4" calcext:value-type="float">
            <text:p>33,4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1.85173" calcext:value-type="float">
            <text:p>1,85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18112" calcext:value-type="float">
            <text:p>1623585558,18112</text:p>
          </table:table-cell>
          <table:table-cell table:formula="of:=ROUND([.A337]-[$menor.$A$1];1)" office:value-type="float" office:value="33.5" calcext:value-type="float">
            <text:p>33,5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1.8527" calcext:value-type="float">
            <text:p>1,8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28046" calcext:value-type="float">
            <text:p>1623585558,28046</text:p>
          </table:table-cell>
          <table:table-cell table:formula="of:=ROUND([.A338]-[$menor.$A$1];1)" office:value-type="float" office:value="33.6" calcext:value-type="float">
            <text:p>33,6</text:p>
          </table:table-cell>
          <table:table-cell office:value-type="float" office:value="0.016" calcext:value-type="float">
            <text:p>0,016</text:p>
          </table:table-cell>
          <table:table-cell office:value-type="float" office:value="0" calcext:value-type="float">
            <text:p>0</text:p>
          </table:table-cell>
          <table:table-cell office:value-type="float" office:value="1.85464" calcext:value-type="float">
            <text:p>1,85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38068" calcext:value-type="float">
            <text:p>1623585558,38068</text:p>
          </table:table-cell>
          <table:table-cell table:formula="of:=ROUND([.A339]-[$menor.$A$1];1)" office:value-type="float" office:value="33.7" calcext:value-type="float">
            <text:p>33,7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85561" calcext:value-type="float">
            <text:p>1,85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48119" calcext:value-type="float">
            <text:p>1623585558,48119</text:p>
          </table:table-cell>
          <table:table-cell table:formula="of:=ROUND([.A340]-[$menor.$A$1];1)" office:value-type="float" office:value="33.8" calcext:value-type="float">
            <text:p>33,8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85755" calcext:value-type="float">
            <text:p>1,85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58167" calcext:value-type="float">
            <text:p>1623585558,58167</text:p>
          </table:table-cell>
          <table:table-cell table:formula="of:=ROUND([.A341]-[$menor.$A$1];1)" office:value-type="float" office:value="33.9" calcext:value-type="float">
            <text:p>33,9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85852" calcext:value-type="float">
            <text:p>1,85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68199" calcext:value-type="float">
            <text:p>1623585558,68199</text:p>
          </table:table-cell>
          <table:table-cell table:formula="of:=ROUND([.A342]-[$menor.$A$1];1)" office:value-type="float" office:value="34" calcext:value-type="float">
            <text:p>34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860945" calcext:value-type="float">
            <text:p>1,860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78206" calcext:value-type="float">
            <text:p>1623585558,78206</text:p>
          </table:table-cell>
          <table:table-cell table:formula="of:=ROUND([.A343]-[$menor.$A$1];1)" office:value-type="float" office:value="34.1" calcext:value-type="float">
            <text:p>34,1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861915" calcext:value-type="float">
            <text:p>1,86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88143" calcext:value-type="float">
            <text:p>1623585558,88143</text:p>
          </table:table-cell>
          <table:table-cell table:formula="of:=ROUND([.A344]-[$menor.$A$1];1)" office:value-type="float" office:value="34.2" calcext:value-type="float">
            <text:p>34,2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863855" calcext:value-type="float">
            <text:p>1,863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98179" calcext:value-type="float">
            <text:p>1623585558,98179</text:p>
          </table:table-cell>
          <table:table-cell table:formula="of:=ROUND([.A345]-[$menor.$A$1];1)" office:value-type="float" office:value="34.3" calcext:value-type="float">
            <text:p>34,3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1.864825" calcext:value-type="float">
            <text:p>1,864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08214" calcext:value-type="float">
            <text:p>1623585559,08214</text:p>
          </table:table-cell>
          <table:table-cell table:formula="of:=ROUND([.A346]-[$menor.$A$1];1)" office:value-type="float" office:value="34.4" calcext:value-type="float">
            <text:p>34,4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1.866765" calcext:value-type="float">
            <text:p>1,86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1814" calcext:value-type="float">
            <text:p>1623585559,1814</text:p>
          </table:table-cell>
          <table:table-cell table:formula="of:=ROUND([.A347]-[$menor.$A$1];1)" office:value-type="float" office:value="34.5" calcext:value-type="float">
            <text:p>34,5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1.867735" calcext:value-type="float">
            <text:p>1,867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28165" calcext:value-type="float">
            <text:p>1623585559,28165</text:p>
          </table:table-cell>
          <table:table-cell table:formula="of:=ROUND([.A348]-[$menor.$A$1];1)" office:value-type="float" office:value="34.6" calcext:value-type="float">
            <text:p>34,6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1.869675" calcext:value-type="float">
            <text:p>1,869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38163" calcext:value-type="float">
            <text:p>1623585559,38163</text:p>
          </table:table-cell>
          <table:table-cell table:formula="of:=ROUND([.A349]-[$menor.$A$1];1)" office:value-type="float" office:value="34.7" calcext:value-type="float">
            <text:p>34,7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1.870645" calcext:value-type="float">
            <text:p>1,87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48139" calcext:value-type="float">
            <text:p>1623585559,48139</text:p>
          </table:table-cell>
          <table:table-cell table:formula="of:=ROUND([.A350]-[$menor.$A$1];1)" office:value-type="float" office:value="34.8" calcext:value-type="float">
            <text:p>34,8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1.871615" calcext:value-type="float">
            <text:p>1,87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58141" calcext:value-type="float">
            <text:p>1623585559,58141</text:p>
          </table:table-cell>
          <table:table-cell table:formula="of:=ROUND([.A351]-[$menor.$A$1];1)" office:value-type="float" office:value="34.9" calcext:value-type="float">
            <text:p>34,9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1.873555" calcext:value-type="float">
            <text:p>1,873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68196" calcext:value-type="float">
            <text:p>1623585559,68196</text:p>
          </table:table-cell>
          <table:table-cell table:formula="of:=ROUND([.A352]-[$menor.$A$1];1)" office:value-type="float" office:value="35" calcext:value-type="float">
            <text:p>35</text:p>
          </table:table-cell>
          <table:table-cell office:value-type="float" office:value="0.014" calcext:value-type="float">
            <text:p>0,014</text:p>
          </table:table-cell>
          <table:table-cell office:value-type="float" office:value="0" calcext:value-type="float">
            <text:p>0</text:p>
          </table:table-cell>
          <table:table-cell office:value-type="float" office:value="1.874525" calcext:value-type="float">
            <text:p>1,874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78197" calcext:value-type="float">
            <text:p>1623585559,78197</text:p>
          </table:table-cell>
          <table:table-cell table:formula="of:=ROUND([.A353]-[$menor.$A$1];1)" office:value-type="float" office:value="35.1" calcext:value-type="float">
            <text:p>35,1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1.87598" calcext:value-type="float">
            <text:p>1,87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88231" calcext:value-type="float">
            <text:p>1623585559,88231</text:p>
          </table:table-cell>
          <table:table-cell table:formula="of:=ROUND([.A354]-[$menor.$A$1];1)" office:value-type="float" office:value="35.2" calcext:value-type="float">
            <text:p>35,2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1.87792" calcext:value-type="float">
            <text:p>1,87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98302" calcext:value-type="float">
            <text:p>1623585559,98302</text:p>
          </table:table-cell>
          <table:table-cell table:formula="of:=ROUND([.A355]-[$menor.$A$1];1)" office:value-type="float" office:value="35.3" calcext:value-type="float">
            <text:p>35,3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1.87889" calcext:value-type="float">
            <text:p>1,8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08268" calcext:value-type="float">
            <text:p>1623585560,08268</text:p>
          </table:table-cell>
          <table:table-cell table:formula="of:=ROUND([.A356]-[$menor.$A$1];1)" office:value-type="float" office:value="35.4" calcext:value-type="float">
            <text:p>35,4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1.87986" calcext:value-type="float">
            <text:p>1,87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18267" calcext:value-type="float">
            <text:p>1623585560,18267</text:p>
          </table:table-cell>
          <table:table-cell table:formula="of:=ROUND([.A357]-[$menor.$A$1];1)" office:value-type="float" office:value="35.5" calcext:value-type="float">
            <text:p>35,5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1.8818" calcext:value-type="float">
            <text:p>1,8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28264" calcext:value-type="float">
            <text:p>1623585560,28264</text:p>
          </table:table-cell>
          <table:table-cell table:formula="of:=ROUND([.A358]-[$menor.$A$1];1)" office:value-type="float" office:value="35.6" calcext:value-type="float">
            <text:p>35,6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1.88277" calcext:value-type="float">
            <text:p>1,88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38317" calcext:value-type="float">
            <text:p>1623585560,38317</text:p>
          </table:table-cell>
          <table:table-cell table:formula="of:=ROUND([.A359]-[$menor.$A$1];1)" office:value-type="float" office:value="35.7" calcext:value-type="float">
            <text:p>35,7</text:p>
          </table:table-cell>
          <table:table-cell office:value-type="float" office:value="0.013" calcext:value-type="float">
            <text:p>0,013</text:p>
          </table:table-cell>
          <table:table-cell office:value-type="float" office:value="0" calcext:value-type="float">
            <text:p>0</text:p>
          </table:table-cell>
          <table:table-cell office:value-type="float" office:value="1.88374" calcext:value-type="float">
            <text:p>1,88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48377" calcext:value-type="float">
            <text:p>1623585560,48377</text:p>
          </table:table-cell>
          <table:table-cell table:formula="of:=ROUND([.A360]-[$menor.$A$1];1)" office:value-type="float" office:value="35.8" calcext:value-type="float">
            <text:p>35,8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8471" calcext:value-type="float">
            <text:p>1,88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58409" calcext:value-type="float">
            <text:p>1623585560,58409</text:p>
          </table:table-cell>
          <table:table-cell table:formula="of:=ROUND([.A361]-[$menor.$A$1];1)" office:value-type="float" office:value="35.9" calcext:value-type="float">
            <text:p>35,9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8665" calcext:value-type="float">
            <text:p>1,88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68386" calcext:value-type="float">
            <text:p>1623585560,68386</text:p>
          </table:table-cell>
          <table:table-cell table:formula="of:=ROUND([.A362]-[$menor.$A$1];1)" office:value-type="float" office:value="36" calcext:value-type="float">
            <text:p>36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8762" calcext:value-type="float">
            <text:p>1,88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78368" calcext:value-type="float">
            <text:p>1623585560,78368</text:p>
          </table:table-cell>
          <table:table-cell table:formula="of:=ROUND([.A363]-[$menor.$A$1];1)" office:value-type="float" office:value="36.1" calcext:value-type="float">
            <text:p>36,1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8859" calcext:value-type="float">
            <text:p>1,88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88349" calcext:value-type="float">
            <text:p>1623585560,88349</text:p>
          </table:table-cell>
          <table:table-cell table:formula="of:=ROUND([.A364]-[$menor.$A$1];1)" office:value-type="float" office:value="36.2" calcext:value-type="float">
            <text:p>36,2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8956" calcext:value-type="float">
            <text:p>1,88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98339" calcext:value-type="float">
            <text:p>1623585560,98339</text:p>
          </table:table-cell>
          <table:table-cell table:formula="of:=ROUND([.A365]-[$menor.$A$1];1)" office:value-type="float" office:value="36.3" calcext:value-type="float">
            <text:p>36,3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9053" calcext:value-type="float">
            <text:p>1,89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08393" calcext:value-type="float">
            <text:p>1623585561,08393</text:p>
          </table:table-cell>
          <table:table-cell table:formula="of:=ROUND([.A366]-[$menor.$A$1];1)" office:value-type="float" office:value="36.4" calcext:value-type="float">
            <text:p>36,4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92955" calcext:value-type="float">
            <text:p>1,89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18327" calcext:value-type="float">
            <text:p>1623585561,18327</text:p>
          </table:table-cell>
          <table:table-cell table:formula="of:=ROUND([.A367]-[$menor.$A$1];1)" office:value-type="float" office:value="36.5" calcext:value-type="float">
            <text:p>36,5</text:p>
          </table:table-cell>
          <table:table-cell office:value-type="float" office:value="0.012" calcext:value-type="float">
            <text:p>0,012</text:p>
          </table:table-cell>
          <table:table-cell office:value-type="float" office:value="0" calcext:value-type="float">
            <text:p>0</text:p>
          </table:table-cell>
          <table:table-cell office:value-type="float" office:value="1.893925" calcext:value-type="float">
            <text:p>1,893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28377" calcext:value-type="float">
            <text:p>1623585561,28377</text:p>
          </table:table-cell>
          <table:table-cell table:formula="of:=ROUND([.A368]-[$menor.$A$1];1)" office:value-type="float" office:value="36.6" calcext:value-type="float">
            <text:p>36,6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894895" calcext:value-type="float">
            <text:p>1,89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38419" calcext:value-type="float">
            <text:p>1623585561,38419</text:p>
          </table:table-cell>
          <table:table-cell table:formula="of:=ROUND([.A369]-[$menor.$A$1];1)" office:value-type="float" office:value="36.7" calcext:value-type="float">
            <text:p>36,7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895865" calcext:value-type="float">
            <text:p>1,895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48469" calcext:value-type="float">
            <text:p>1623585561,48469</text:p>
          </table:table-cell>
          <table:table-cell table:formula="of:=ROUND([.A370]-[$menor.$A$1];1)" office:value-type="float" office:value="36.8" calcext:value-type="float">
            <text:p>36,8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896835" calcext:value-type="float">
            <text:p>1,896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58464" calcext:value-type="float">
            <text:p>1623585561,58464</text:p>
          </table:table-cell>
          <table:table-cell table:formula="of:=ROUND([.A371]-[$menor.$A$1];1)" office:value-type="float" office:value="36.9" calcext:value-type="float">
            <text:p>36,9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897805" calcext:value-type="float">
            <text:p>1,89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68455" calcext:value-type="float">
            <text:p>1623585561,68455</text:p>
          </table:table-cell>
          <table:table-cell table:formula="of:=ROUND([.A372]-[$menor.$A$1];1)" office:value-type="float" office:value="37" calcext:value-type="float">
            <text:p>37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898775" calcext:value-type="float">
            <text:p>1,898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7844" calcext:value-type="float">
            <text:p>1623585561,7844</text:p>
          </table:table-cell>
          <table:table-cell table:formula="of:=ROUND([.A373]-[$menor.$A$1];1)" office:value-type="float" office:value="37.1" calcext:value-type="float">
            <text:p>37,1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899745" calcext:value-type="float">
            <text:p>1,899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88457" calcext:value-type="float">
            <text:p>1623585561,88457</text:p>
          </table:table-cell>
          <table:table-cell table:formula="of:=ROUND([.A374]-[$menor.$A$1];1)" office:value-type="float" office:value="37.2" calcext:value-type="float">
            <text:p>37,2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901685" calcext:value-type="float">
            <text:p>1,90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98445" calcext:value-type="float">
            <text:p>1623585561,98445</text:p>
          </table:table-cell>
          <table:table-cell table:formula="of:=ROUND([.A375]-[$menor.$A$1];1)" office:value-type="float" office:value="37.3" calcext:value-type="float">
            <text:p>37,3</text:p>
          </table:table-cell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office:value-type="float" office:value="1.902655" calcext:value-type="float">
            <text:p>1,90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0843" calcext:value-type="float">
            <text:p>1623585562,0843</text:p>
          </table:table-cell>
          <table:table-cell table:formula="of:=ROUND([.A376]-[$menor.$A$1];1)" office:value-type="float" office:value="37.4" calcext:value-type="float">
            <text:p>37,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03625" calcext:value-type="float">
            <text:p>1,90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18512" calcext:value-type="float">
            <text:p>1623585562,18512</text:p>
          </table:table-cell>
          <table:table-cell table:formula="of:=ROUND([.A377]-[$menor.$A$1];1)" office:value-type="float" office:value="37.5" calcext:value-type="float">
            <text:p>37,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04595" calcext:value-type="float">
            <text:p>1,904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28466" calcext:value-type="float">
            <text:p>1623585562,28466</text:p>
          </table:table-cell>
          <table:table-cell table:formula="of:=ROUND([.A378]-[$menor.$A$1];1)" office:value-type="float" office:value="37.6" calcext:value-type="float">
            <text:p>37,6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05565" calcext:value-type="float">
            <text:p>1,905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38483" calcext:value-type="float">
            <text:p>1623585562,38483</text:p>
          </table:table-cell>
          <table:table-cell table:formula="of:=ROUND([.A379]-[$menor.$A$1];1)" office:value-type="float" office:value="37.7" calcext:value-type="float">
            <text:p>37,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06535" calcext:value-type="float">
            <text:p>1,90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48468" calcext:value-type="float">
            <text:p>1623585562,48468</text:p>
          </table:table-cell>
          <table:table-cell table:formula="of:=ROUND([.A380]-[$menor.$A$1];1)" office:value-type="float" office:value="37.8" calcext:value-type="float">
            <text:p>37,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0799" calcext:value-type="float">
            <text:p>1,9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58501" calcext:value-type="float">
            <text:p>1623585562,58501</text:p>
          </table:table-cell>
          <table:table-cell table:formula="of:=ROUND([.A381]-[$menor.$A$1];1)" office:value-type="float" office:value="37.9" calcext:value-type="float">
            <text:p>37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0896" calcext:value-type="float">
            <text:p>1,9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68453" calcext:value-type="float">
            <text:p>1623585562,68453</text:p>
          </table:table-cell>
          <table:table-cell table:formula="of:=ROUND([.A382]-[$menor.$A$1];1)" office:value-type="float" office:value="38" calcext:value-type="float">
            <text:p>3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0993" calcext:value-type="float">
            <text:p>1,90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78505" calcext:value-type="float">
            <text:p>1623585562,78505</text:p>
          </table:table-cell>
          <table:table-cell table:formula="of:=ROUND([.A383]-[$menor.$A$1];1)" office:value-type="float" office:value="38.1" calcext:value-type="float">
            <text:p>38,1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109" calcext:value-type="float">
            <text:p>1,9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88436" calcext:value-type="float">
            <text:p>1623585562,88436</text:p>
          </table:table-cell>
          <table:table-cell table:formula="of:=ROUND([.A384]-[$menor.$A$1];1)" office:value-type="float" office:value="38.2" calcext:value-type="float">
            <text:p>38,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.91187" calcext:value-type="float">
            <text:p>1,9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98478" calcext:value-type="float">
            <text:p>1623585562,98478</text:p>
          </table:table-cell>
          <table:table-cell table:formula="of:=ROUND([.A385]-[$menor.$A$1];1)" office:value-type="float" office:value="38.3" calcext:value-type="float">
            <text:p>38,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284" calcext:value-type="float">
            <text:p>1,9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08511" calcext:value-type="float">
            <text:p>1623585563,08511</text:p>
          </table:table-cell>
          <table:table-cell table:formula="of:=ROUND([.A386]-[$menor.$A$1];1)" office:value-type="float" office:value="38.4" calcext:value-type="float">
            <text:p>38,4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284" calcext:value-type="float">
            <text:p>1,9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18508" calcext:value-type="float">
            <text:p>1623585563,18508</text:p>
          </table:table-cell>
          <table:table-cell table:formula="of:=ROUND([.A387]-[$menor.$A$1];1)" office:value-type="float" office:value="38.5" calcext:value-type="float">
            <text:p>38,5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381" calcext:value-type="float">
            <text:p>1,9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28494" calcext:value-type="float">
            <text:p>1623585563,28494</text:p>
          </table:table-cell>
          <table:table-cell table:formula="of:=ROUND([.A388]-[$menor.$A$1];1)" office:value-type="float" office:value="38.6" calcext:value-type="float">
            <text:p>38,6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478" calcext:value-type="float">
            <text:p>1,9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38499" calcext:value-type="float">
            <text:p>1623585563,38499</text:p>
          </table:table-cell>
          <table:table-cell table:formula="of:=ROUND([.A389]-[$menor.$A$1];1)" office:value-type="float" office:value="38.7" calcext:value-type="float">
            <text:p>38,7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575" calcext:value-type="float">
            <text:p>1,9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48439" calcext:value-type="float">
            <text:p>1623585563,48439</text:p>
          </table:table-cell>
          <table:table-cell table:formula="of:=ROUND([.A390]-[$menor.$A$1];1)" office:value-type="float" office:value="38.8" calcext:value-type="float">
            <text:p>38,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672" calcext:value-type="float">
            <text:p>1,9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58481" calcext:value-type="float">
            <text:p>1623585563,58481</text:p>
          </table:table-cell>
          <table:table-cell table:formula="of:=ROUND([.A391]-[$menor.$A$1];1)" office:value-type="float" office:value="38.9" calcext:value-type="float">
            <text:p>38,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769" calcext:value-type="float">
            <text:p>1,9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68447" calcext:value-type="float">
            <text:p>1623585563,68447</text:p>
          </table:table-cell>
          <table:table-cell table:formula="of:=ROUND([.A392]-[$menor.$A$1];1)" office:value-type="float" office:value="39" calcext:value-type="float">
            <text:p>39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866" calcext:value-type="float">
            <text:p>1,9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78493" calcext:value-type="float">
            <text:p>1623585563,78493</text:p>
          </table:table-cell>
          <table:table-cell table:formula="of:=ROUND([.A393]-[$menor.$A$1];1)" office:value-type="float" office:value="39.1" calcext:value-type="float">
            <text:p>39,1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1963" calcext:value-type="float">
            <text:p>1,9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88484" calcext:value-type="float">
            <text:p>1623585563,88484</text:p>
          </table:table-cell>
          <table:table-cell table:formula="of:=ROUND([.A394]-[$menor.$A$1];1)" office:value-type="float" office:value="39.2" calcext:value-type="float">
            <text:p>39,2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206" calcext:value-type="float">
            <text:p>1,9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98476" calcext:value-type="float">
            <text:p>1623585563,98476</text:p>
          </table:table-cell>
          <table:table-cell table:formula="of:=ROUND([.A395]-[$menor.$A$1];1)" office:value-type="float" office:value="39.3" calcext:value-type="float">
            <text:p>39,3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92157" calcext:value-type="float">
            <text:p>1,9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08493" calcext:value-type="float">
            <text:p>1623585564,08493</text:p>
          </table:table-cell>
          <table:table-cell table:formula="of:=ROUND([.A396]-[$menor.$A$1];1)" office:value-type="float" office:value="39.4" calcext:value-type="float">
            <text:p>39,4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157" calcext:value-type="float">
            <text:p>1,9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18523" calcext:value-type="float">
            <text:p>1623585564,18523</text:p>
          </table:table-cell>
          <table:table-cell table:formula="of:=ROUND([.A397]-[$menor.$A$1];1)" office:value-type="float" office:value="39.5" calcext:value-type="float">
            <text:p>39,5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254" calcext:value-type="float">
            <text:p>1,9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28599" calcext:value-type="float">
            <text:p>1623585564,28599</text:p>
          </table:table-cell>
          <table:table-cell table:formula="of:=ROUND([.A398]-[$menor.$A$1];1)" office:value-type="float" office:value="39.6" calcext:value-type="float">
            <text:p>39,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3995" calcext:value-type="float">
            <text:p>1,923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38612" calcext:value-type="float">
            <text:p>1623585564,38612</text:p>
          </table:table-cell>
          <table:table-cell table:formula="of:=ROUND([.A399]-[$menor.$A$1];1)" office:value-type="float" office:value="39.7" calcext:value-type="float">
            <text:p>39,7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4965" calcext:value-type="float">
            <text:p>1,924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4855" calcext:value-type="float">
            <text:p>1623585564,4855</text:p>
          </table:table-cell>
          <table:table-cell table:formula="of:=ROUND([.A400]-[$menor.$A$1];1)" office:value-type="float" office:value="39.8" calcext:value-type="float">
            <text:p>39,8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5935" calcext:value-type="float">
            <text:p>1,925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5855" calcext:value-type="float">
            <text:p>1623585564,5855</text:p>
          </table:table-cell>
          <table:table-cell table:formula="of:=ROUND([.A401]-[$menor.$A$1];1)" office:value-type="float" office:value="39.9" calcext:value-type="float">
            <text:p>39,9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5935" calcext:value-type="float">
            <text:p>1,925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68548" calcext:value-type="float">
            <text:p>1623585564,68548</text:p>
          </table:table-cell>
          <table:table-cell table:formula="of:=ROUND([.A402]-[$menor.$A$1];1)" office:value-type="float" office:value="40" calcext:value-type="float">
            <text:p>40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6905" calcext:value-type="float">
            <text:p>1,926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78574" calcext:value-type="float">
            <text:p>1623585564,78574</text:p>
          </table:table-cell>
          <table:table-cell table:formula="of:=ROUND([.A403]-[$menor.$A$1];1)" office:value-type="float" office:value="40.1" calcext:value-type="float">
            <text:p>40,1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7875" calcext:value-type="float">
            <text:p>1,927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88593" calcext:value-type="float">
            <text:p>1623585564,88593</text:p>
          </table:table-cell>
          <table:table-cell table:formula="of:=ROUND([.A404]-[$menor.$A$1];1)" office:value-type="float" office:value="40.2" calcext:value-type="float">
            <text:p>40,2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8845" calcext:value-type="float">
            <text:p>1,928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98605" calcext:value-type="float">
            <text:p>1623585564,98605</text:p>
          </table:table-cell>
          <table:table-cell table:formula="of:=ROUND([.A405]-[$menor.$A$1];1)" office:value-type="float" office:value="40.3" calcext:value-type="float">
            <text:p>40,3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929815" calcext:value-type="float">
            <text:p>1,929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08602" calcext:value-type="float">
            <text:p>1623585565,08602</text:p>
          </table:table-cell>
          <table:table-cell table:formula="of:=ROUND([.A406]-[$menor.$A$1];1)" office:value-type="float" office:value="40.4" calcext:value-type="float">
            <text:p>40,4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29815" calcext:value-type="float">
            <text:p>1,929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18529" calcext:value-type="float">
            <text:p>1623585565,18529</text:p>
          </table:table-cell>
          <table:table-cell table:formula="of:=ROUND([.A407]-[$menor.$A$1];1)" office:value-type="float" office:value="40.5" calcext:value-type="float">
            <text:p>40,5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0785" calcext:value-type="float">
            <text:p>1,93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28618" calcext:value-type="float">
            <text:p>1623585565,28618</text:p>
          </table:table-cell>
          <table:table-cell table:formula="of:=ROUND([.A408]-[$menor.$A$1];1)" office:value-type="float" office:value="40.6" calcext:value-type="float">
            <text:p>40,6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1755" calcext:value-type="float">
            <text:p>1,93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38682" calcext:value-type="float">
            <text:p>1623585565,38682</text:p>
          </table:table-cell>
          <table:table-cell table:formula="of:=ROUND([.A409]-[$menor.$A$1];1)" office:value-type="float" office:value="40.7" calcext:value-type="float">
            <text:p>40,7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1755" calcext:value-type="float">
            <text:p>1,93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48645" calcext:value-type="float">
            <text:p>1623585565,48645</text:p>
          </table:table-cell>
          <table:table-cell table:formula="of:=ROUND([.A410]-[$menor.$A$1];1)" office:value-type="float" office:value="40.8" calcext:value-type="float">
            <text:p>40,8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2725" calcext:value-type="float">
            <text:p>1,93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58697" calcext:value-type="float">
            <text:p>1623585565,58697</text:p>
          </table:table-cell>
          <table:table-cell table:formula="of:=ROUND([.A411]-[$menor.$A$1];1)" office:value-type="float" office:value="40.9" calcext:value-type="float">
            <text:p>40,9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3695" calcext:value-type="float">
            <text:p>1,933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68654" calcext:value-type="float">
            <text:p>1623585565,68654</text:p>
          </table:table-cell>
          <table:table-cell table:formula="of:=ROUND([.A412]-[$menor.$A$1];1)" office:value-type="float" office:value="41" calcext:value-type="float">
            <text:p>41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3695" calcext:value-type="float">
            <text:p>1,933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78726" calcext:value-type="float">
            <text:p>1623585565,78726</text:p>
          </table:table-cell>
          <table:table-cell table:formula="of:=ROUND([.A413]-[$menor.$A$1];1)" office:value-type="float" office:value="41.1" calcext:value-type="float">
            <text:p>41,1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4665" calcext:value-type="float">
            <text:p>1,934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88747" calcext:value-type="float">
            <text:p>1623585565,88747</text:p>
          </table:table-cell>
          <table:table-cell table:formula="of:=ROUND([.A414]-[$menor.$A$1];1)" office:value-type="float" office:value="41.2" calcext:value-type="float">
            <text:p>41,2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5635" calcext:value-type="float">
            <text:p>1,935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98809" calcext:value-type="float">
            <text:p>1623585565,98809</text:p>
          </table:table-cell>
          <table:table-cell table:formula="of:=ROUND([.A415]-[$menor.$A$1];1)" office:value-type="float" office:value="41.3" calcext:value-type="float">
            <text:p>41,3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6605" calcext:value-type="float">
            <text:p>1,936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08789" calcext:value-type="float">
            <text:p>1623585566,08789</text:p>
          </table:table-cell>
          <table:table-cell table:formula="of:=ROUND([.A416]-[$menor.$A$1];1)" office:value-type="float" office:value="41.4" calcext:value-type="float">
            <text:p>41,4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6605" calcext:value-type="float">
            <text:p>1,936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18744" calcext:value-type="float">
            <text:p>1623585566,18744</text:p>
          </table:table-cell>
          <table:table-cell table:formula="of:=ROUND([.A417]-[$menor.$A$1];1)" office:value-type="float" office:value="41.5" calcext:value-type="float">
            <text:p>41,5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7575" calcext:value-type="float">
            <text:p>1,937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28752" calcext:value-type="float">
            <text:p>1623585566,28752</text:p>
          </table:table-cell>
          <table:table-cell table:formula="of:=ROUND([.A418]-[$menor.$A$1];1)" office:value-type="float" office:value="41.6" calcext:value-type="float">
            <text:p>41,6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8545" calcext:value-type="float">
            <text:p>1,93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38734" calcext:value-type="float">
            <text:p>1623585566,38734</text:p>
          </table:table-cell>
          <table:table-cell table:formula="of:=ROUND([.A419]-[$menor.$A$1];1)" office:value-type="float" office:value="41.7" calcext:value-type="float">
            <text:p>41,7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8545" calcext:value-type="float">
            <text:p>1,93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48801" calcext:value-type="float">
            <text:p>1623585566,48801</text:p>
          </table:table-cell>
          <table:table-cell table:formula="of:=ROUND([.A420]-[$menor.$A$1];1)" office:value-type="float" office:value="41.8" calcext:value-type="float">
            <text:p>41,8</text:p>
          </table:table-cell>
          <table:table-cell office:value-type="float" office:value="0.007" calcext:value-type="float">
            <text:p>0,007</text:p>
          </table:table-cell>
          <table:table-cell office:value-type="float" office:value="0" calcext:value-type="float">
            <text:p>0</text:p>
          </table:table-cell>
          <table:table-cell office:value-type="float" office:value="1.939515" calcext:value-type="float">
            <text:p>1,939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58809" calcext:value-type="float">
            <text:p>1623585566,58809</text:p>
          </table:table-cell>
          <table:table-cell table:formula="of:=ROUND([.A421]-[$menor.$A$1];1)" office:value-type="float" office:value="41.9" calcext:value-type="float">
            <text:p>41,9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097" calcext:value-type="float">
            <text:p>1,94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68778" calcext:value-type="float">
            <text:p>1623585566,68778</text:p>
          </table:table-cell>
          <table:table-cell table:formula="of:=ROUND([.A422]-[$menor.$A$1];1)" office:value-type="float" office:value="42" calcext:value-type="float">
            <text:p>4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097" calcext:value-type="float">
            <text:p>1,94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78727" calcext:value-type="float">
            <text:p>1623585566,78727</text:p>
          </table:table-cell>
          <table:table-cell table:formula="of:=ROUND([.A423]-[$menor.$A$1];1)" office:value-type="float" office:value="42.1" calcext:value-type="float">
            <text:p>42,1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194" calcext:value-type="float">
            <text:p>1,94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8877" calcext:value-type="float">
            <text:p>1623585566,8877</text:p>
          </table:table-cell>
          <table:table-cell table:formula="of:=ROUND([.A424]-[$menor.$A$1];1)" office:value-type="float" office:value="42.2" calcext:value-type="float">
            <text:p>42,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194" calcext:value-type="float">
            <text:p>1,94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9881" calcext:value-type="float">
            <text:p>1623585566,9881</text:p>
          </table:table-cell>
          <table:table-cell table:formula="of:=ROUND([.A425]-[$menor.$A$1];1)" office:value-type="float" office:value="42.3" calcext:value-type="float">
            <text:p>42,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291" calcext:value-type="float">
            <text:p>1,94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08778" calcext:value-type="float">
            <text:p>1623585567,08778</text:p>
          </table:table-cell>
          <table:table-cell table:formula="of:=ROUND([.A426]-[$menor.$A$1];1)" office:value-type="float" office:value="42.4" calcext:value-type="float">
            <text:p>42,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388" calcext:value-type="float">
            <text:p>1,9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18778" calcext:value-type="float">
            <text:p>1623585567,18778</text:p>
          </table:table-cell>
          <table:table-cell table:formula="of:=ROUND([.A427]-[$menor.$A$1];1)" office:value-type="float" office:value="42.5" calcext:value-type="float">
            <text:p>42,5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388" calcext:value-type="float">
            <text:p>1,9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28747" calcext:value-type="float">
            <text:p>1623585567,28747</text:p>
          </table:table-cell>
          <table:table-cell table:formula="of:=ROUND([.A428]-[$menor.$A$1];1)" office:value-type="float" office:value="42.6" calcext:value-type="float">
            <text:p>42,6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485" calcext:value-type="float">
            <text:p>1,94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38813" calcext:value-type="float">
            <text:p>1623585567,38813</text:p>
          </table:table-cell>
          <table:table-cell table:formula="of:=ROUND([.A429]-[$menor.$A$1];1)" office:value-type="float" office:value="42.7" calcext:value-type="float">
            <text:p>42,7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485" calcext:value-type="float">
            <text:p>1,94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48779" calcext:value-type="float">
            <text:p>1623585567,48779</text:p>
          </table:table-cell>
          <table:table-cell table:formula="of:=ROUND([.A430]-[$menor.$A$1];1)" office:value-type="float" office:value="42.8" calcext:value-type="float">
            <text:p>42,8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582" calcext:value-type="float">
            <text:p>1,94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58793" calcext:value-type="float">
            <text:p>1623585567,58793</text:p>
          </table:table-cell>
          <table:table-cell table:formula="of:=ROUND([.A431]-[$menor.$A$1];1)" office:value-type="float" office:value="42.9" calcext:value-type="float">
            <text:p>42,9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679" calcext:value-type="float">
            <text:p>1,94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68749" calcext:value-type="float">
            <text:p>1623585567,68749</text:p>
          </table:table-cell>
          <table:table-cell table:formula="of:=ROUND([.A432]-[$menor.$A$1];1)" office:value-type="float" office:value="43" calcext:value-type="float">
            <text:p>4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679" calcext:value-type="float">
            <text:p>1,94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78798" calcext:value-type="float">
            <text:p>1623585567,78798</text:p>
          </table:table-cell>
          <table:table-cell table:formula="of:=ROUND([.A433]-[$menor.$A$1];1)" office:value-type="float" office:value="43.1" calcext:value-type="float">
            <text:p>43,1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776" calcext:value-type="float">
            <text:p>1,94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88768" calcext:value-type="float">
            <text:p>1623585567,88768</text:p>
          </table:table-cell>
          <table:table-cell table:formula="of:=ROUND([.A434]-[$menor.$A$1];1)" office:value-type="float" office:value="43.2" calcext:value-type="float">
            <text:p>43,2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776" calcext:value-type="float">
            <text:p>1,94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98727" calcext:value-type="float">
            <text:p>1623585567,98727</text:p>
          </table:table-cell>
          <table:table-cell table:formula="of:=ROUND([.A435]-[$menor.$A$1];1)" office:value-type="float" office:value="43.3" calcext:value-type="float">
            <text:p>43,3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873" calcext:value-type="float">
            <text:p>1,94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08778" calcext:value-type="float">
            <text:p>1623585568,08778</text:p>
          </table:table-cell>
          <table:table-cell table:formula="of:=ROUND([.A436]-[$menor.$A$1];1)" office:value-type="float" office:value="43.4" calcext:value-type="float">
            <text:p>43,4</text:p>
          </table:table-cell>
          <table:table-cell office:value-type="float" office:value="0.006" calcext:value-type="float">
            <text:p>0,006</text:p>
          </table:table-cell>
          <table:table-cell office:value-type="float" office:value="0" calcext:value-type="float">
            <text:p>0</text:p>
          </table:table-cell>
          <table:table-cell office:value-type="float" office:value="1.9497" calcext:value-type="float">
            <text:p>1,9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18784" calcext:value-type="float">
            <text:p>1623585568,18784</text:p>
          </table:table-cell>
          <table:table-cell table:formula="of:=ROUND([.A437]-[$menor.$A$1];1)" office:value-type="float" office:value="43.5" calcext:value-type="float">
            <text:p>43,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497" calcext:value-type="float">
            <text:p>1,9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28767" calcext:value-type="float">
            <text:p>1623585568,28767</text:p>
          </table:table-cell>
          <table:table-cell table:formula="of:=ROUND([.A438]-[$menor.$A$1];1)" office:value-type="float" office:value="43.6" calcext:value-type="float">
            <text:p>43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067" calcext:value-type="float">
            <text:p>1,95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38783" calcext:value-type="float">
            <text:p>1623585568,38783</text:p>
          </table:table-cell>
          <table:table-cell table:formula="of:=ROUND([.A439]-[$menor.$A$1];1)" office:value-type="float" office:value="43.7" calcext:value-type="float">
            <text:p>43,7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067" calcext:value-type="float">
            <text:p>1,95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48778" calcext:value-type="float">
            <text:p>1623585568,48778</text:p>
          </table:table-cell>
          <table:table-cell table:formula="of:=ROUND([.A440]-[$menor.$A$1];1)" office:value-type="float" office:value="43.8" calcext:value-type="float">
            <text:p>43,8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164" calcext:value-type="float">
            <text:p>1,95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58793" calcext:value-type="float">
            <text:p>1623585568,58793</text:p>
          </table:table-cell>
          <table:table-cell table:formula="of:=ROUND([.A441]-[$menor.$A$1];1)" office:value-type="float" office:value="43.9" calcext:value-type="float">
            <text:p>43,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164" calcext:value-type="float">
            <text:p>1,95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68751" calcext:value-type="float">
            <text:p>1623585568,68751</text:p>
          </table:table-cell>
          <table:table-cell table:formula="of:=ROUND([.A442]-[$menor.$A$1];1)" office:value-type="float" office:value="44" calcext:value-type="float">
            <text:p>4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261" calcext:value-type="float">
            <text:p>1,9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78775" calcext:value-type="float">
            <text:p>1623585568,78775</text:p>
          </table:table-cell>
          <table:table-cell table:formula="of:=ROUND([.A443]-[$menor.$A$1];1)" office:value-type="float" office:value="44.1" calcext:value-type="float">
            <text:p>44,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261" calcext:value-type="float">
            <text:p>1,9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88791" calcext:value-type="float">
            <text:p>1623585568,88791</text:p>
          </table:table-cell>
          <table:table-cell table:formula="of:=ROUND([.A444]-[$menor.$A$1];1)" office:value-type="float" office:value="44.2" calcext:value-type="float">
            <text:p>44,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358" calcext:value-type="float">
            <text:p>1,95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98791" calcext:value-type="float">
            <text:p>1623585568,98791</text:p>
          </table:table-cell>
          <table:table-cell table:formula="of:=ROUND([.A445]-[$menor.$A$1];1)" office:value-type="float" office:value="44.3" calcext:value-type="float">
            <text:p>44,3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358" calcext:value-type="float">
            <text:p>1,95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08728" calcext:value-type="float">
            <text:p>1623585569,08728</text:p>
          </table:table-cell>
          <table:table-cell table:formula="of:=ROUND([.A446]-[$menor.$A$1];1)" office:value-type="float" office:value="44.4" calcext:value-type="float">
            <text:p>44,4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455" calcext:value-type="float">
            <text:p>1,9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18819" calcext:value-type="float">
            <text:p>1623585569,18819</text:p>
          </table:table-cell>
          <table:table-cell table:formula="of:=ROUND([.A447]-[$menor.$A$1];1)" office:value-type="float" office:value="44.5" calcext:value-type="float">
            <text:p>44,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455" calcext:value-type="float">
            <text:p>1,9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28847" calcext:value-type="float">
            <text:p>1623585569,28847</text:p>
          </table:table-cell>
          <table:table-cell table:formula="of:=ROUND([.A448]-[$menor.$A$1];1)" office:value-type="float" office:value="44.6" calcext:value-type="float">
            <text:p>44,6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552" calcext:value-type="float">
            <text:p>1,95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38896" calcext:value-type="float">
            <text:p>1623585569,38896</text:p>
          </table:table-cell>
          <table:table-cell table:formula="of:=ROUND([.A449]-[$menor.$A$1];1)" office:value-type="float" office:value="44.7" calcext:value-type="float">
            <text:p>44,7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552" calcext:value-type="float">
            <text:p>1,95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4889" calcext:value-type="float">
            <text:p>1623585569,4889</text:p>
          </table:table-cell>
          <table:table-cell table:formula="of:=ROUND([.A450]-[$menor.$A$1];1)" office:value-type="float" office:value="44.8" calcext:value-type="float">
            <text:p>44,8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6975" calcext:value-type="float">
            <text:p>1,95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5888" calcext:value-type="float">
            <text:p>1623585569,5888</text:p>
          </table:table-cell>
          <table:table-cell table:formula="of:=ROUND([.A451]-[$menor.$A$1];1)" office:value-type="float" office:value="44.9" calcext:value-type="float">
            <text:p>44,9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6975" calcext:value-type="float">
            <text:p>1,95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68867" calcext:value-type="float">
            <text:p>1623585569,68867</text:p>
          </table:table-cell>
          <table:table-cell table:formula="of:=ROUND([.A452]-[$menor.$A$1];1)" office:value-type="float" office:value="45" calcext:value-type="float">
            <text:p>45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7945" calcext:value-type="float">
            <text:p>1,95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78871" calcext:value-type="float">
            <text:p>1623585569,78871</text:p>
          </table:table-cell>
          <table:table-cell table:formula="of:=ROUND([.A453]-[$menor.$A$1];1)" office:value-type="float" office:value="45.1" calcext:value-type="float">
            <text:p>45,1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7945" calcext:value-type="float">
            <text:p>1,95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8883" calcext:value-type="float">
            <text:p>1623585569,8883</text:p>
          </table:table-cell>
          <table:table-cell table:formula="of:=ROUND([.A454]-[$menor.$A$1];1)" office:value-type="float" office:value="45.2" calcext:value-type="float">
            <text:p>45,2</text:p>
          </table:table-cell>
          <table:table-cell office:value-type="float" office:value="0.005" calcext:value-type="float">
            <text:p>0,005</text:p>
          </table:table-cell>
          <table:table-cell office:value-type="float" office:value="0" calcext:value-type="float">
            <text:p>0</text:p>
          </table:table-cell>
          <table:table-cell office:value-type="float" office:value="1.958915" calcext:value-type="float">
            <text:p>1,958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98908" calcext:value-type="float">
            <text:p>1623585569,98908</text:p>
          </table:table-cell>
          <table:table-cell table:formula="of:=ROUND([.A455]-[$menor.$A$1];1)" office:value-type="float" office:value="45.3" calcext:value-type="float">
            <text:p>45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58915" calcext:value-type="float">
            <text:p>1,958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08902" calcext:value-type="float">
            <text:p>1623585570,08902</text:p>
          </table:table-cell>
          <table:table-cell table:formula="of:=ROUND([.A456]-[$menor.$A$1];1)" office:value-type="float" office:value="45.4" calcext:value-type="float">
            <text:p>45,4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58915" calcext:value-type="float">
            <text:p>1,958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18883" calcext:value-type="float">
            <text:p>1623585570,18883</text:p>
          </table:table-cell>
          <table:table-cell table:formula="of:=ROUND([.A457]-[$menor.$A$1];1)" office:value-type="float" office:value="45.5" calcext:value-type="float">
            <text:p>45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59885" calcext:value-type="float">
            <text:p>1,95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28899" calcext:value-type="float">
            <text:p>1623585570,28899</text:p>
          </table:table-cell>
          <table:table-cell table:formula="of:=ROUND([.A458]-[$menor.$A$1];1)" office:value-type="float" office:value="45.6" calcext:value-type="float">
            <text:p>45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59885" calcext:value-type="float">
            <text:p>1,95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38911" calcext:value-type="float">
            <text:p>1623585570,38911</text:p>
          </table:table-cell>
          <table:table-cell table:formula="of:=ROUND([.A459]-[$menor.$A$1];1)" office:value-type="float" office:value="45.7" calcext:value-type="float">
            <text:p>45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0855" calcext:value-type="float">
            <text:p>1,96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48856" calcext:value-type="float">
            <text:p>1623585570,48856</text:p>
          </table:table-cell>
          <table:table-cell table:formula="of:=ROUND([.A460]-[$menor.$A$1];1)" office:value-type="float" office:value="45.8" calcext:value-type="float">
            <text:p>45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0855" calcext:value-type="float">
            <text:p>1,96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58838" calcext:value-type="float">
            <text:p>1623585570,58838</text:p>
          </table:table-cell>
          <table:table-cell table:formula="of:=ROUND([.A461]-[$menor.$A$1];1)" office:value-type="float" office:value="45.9" calcext:value-type="float">
            <text:p>45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0855" calcext:value-type="float">
            <text:p>1,960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68875" calcext:value-type="float">
            <text:p>1623585570,68875</text:p>
          </table:table-cell>
          <table:table-cell table:formula="of:=ROUND([.A462]-[$menor.$A$1];1)" office:value-type="float" office:value="46" calcext:value-type="float">
            <text:p>4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1825" calcext:value-type="float">
            <text:p>1,96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78916" calcext:value-type="float">
            <text:p>1623585570,78916</text:p>
          </table:table-cell>
          <table:table-cell table:formula="of:=ROUND([.A463]-[$menor.$A$1];1)" office:value-type="float" office:value="46.1" calcext:value-type="float">
            <text:p>46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1825" calcext:value-type="float">
            <text:p>1,96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88968" calcext:value-type="float">
            <text:p>1623585570,88968</text:p>
          </table:table-cell>
          <table:table-cell table:formula="of:=ROUND([.A464]-[$menor.$A$1];1)" office:value-type="float" office:value="46.2" calcext:value-type="float">
            <text:p>46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2795" calcext:value-type="float">
            <text:p>1,96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98952" calcext:value-type="float">
            <text:p>1623585570,98952</text:p>
          </table:table-cell>
          <table:table-cell table:formula="of:=ROUND([.A465]-[$menor.$A$1];1)" office:value-type="float" office:value="46.3" calcext:value-type="float">
            <text:p>46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2795" calcext:value-type="float">
            <text:p>1,96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08932" calcext:value-type="float">
            <text:p>1623585571,08932</text:p>
          </table:table-cell>
          <table:table-cell table:formula="of:=ROUND([.A466]-[$menor.$A$1];1)" office:value-type="float" office:value="46.4" calcext:value-type="float">
            <text:p>46,4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2795" calcext:value-type="float">
            <text:p>1,96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19003" calcext:value-type="float">
            <text:p>1623585571,19003</text:p>
          </table:table-cell>
          <table:table-cell table:formula="of:=ROUND([.A467]-[$menor.$A$1];1)" office:value-type="float" office:value="46.5" calcext:value-type="float">
            <text:p>46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3765" calcext:value-type="float">
            <text:p>1,963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28933" calcext:value-type="float">
            <text:p>1623585571,28933</text:p>
          </table:table-cell>
          <table:table-cell table:formula="of:=ROUND([.A468]-[$menor.$A$1];1)" office:value-type="float" office:value="46.6" calcext:value-type="float">
            <text:p>46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3765" calcext:value-type="float">
            <text:p>1,963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38998" calcext:value-type="float">
            <text:p>1623585571,38998</text:p>
          </table:table-cell>
          <table:table-cell table:formula="of:=ROUND([.A469]-[$menor.$A$1];1)" office:value-type="float" office:value="46.7" calcext:value-type="float">
            <text:p>46,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4735" calcext:value-type="float">
            <text:p>1,964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48935" calcext:value-type="float">
            <text:p>1623585571,48935</text:p>
          </table:table-cell>
          <table:table-cell table:formula="of:=ROUND([.A470]-[$menor.$A$1];1)" office:value-type="float" office:value="46.8" calcext:value-type="float">
            <text:p>46,8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4735" calcext:value-type="float">
            <text:p>1,964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58966" calcext:value-type="float">
            <text:p>1623585571,58966</text:p>
          </table:table-cell>
          <table:table-cell table:formula="of:=ROUND([.A471]-[$menor.$A$1];1)" office:value-type="float" office:value="46.9" calcext:value-type="float">
            <text:p>46,9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4735" calcext:value-type="float">
            <text:p>1,964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69023" calcext:value-type="float">
            <text:p>1623585571,69023</text:p>
          </table:table-cell>
          <table:table-cell table:formula="of:=ROUND([.A472]-[$menor.$A$1];1)" office:value-type="float" office:value="47" calcext:value-type="float">
            <text:p>47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5705" calcext:value-type="float">
            <text:p>1,965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79085" calcext:value-type="float">
            <text:p>1623585571,79085</text:p>
          </table:table-cell>
          <table:table-cell table:formula="of:=ROUND([.A473]-[$menor.$A$1];1)" office:value-type="float" office:value="47.1" calcext:value-type="float">
            <text:p>47,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5705" calcext:value-type="float">
            <text:p>1,965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8909" calcext:value-type="float">
            <text:p>1623585571,8909</text:p>
          </table:table-cell>
          <table:table-cell table:formula="of:=ROUND([.A474]-[$menor.$A$1];1)" office:value-type="float" office:value="47.2" calcext:value-type="float">
            <text:p>47,2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6675" calcext:value-type="float">
            <text:p>1,966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99036" calcext:value-type="float">
            <text:p>1623585571,99036</text:p>
          </table:table-cell>
          <table:table-cell table:formula="of:=ROUND([.A475]-[$menor.$A$1];1)" office:value-type="float" office:value="47.3" calcext:value-type="float">
            <text:p>47,3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6675" calcext:value-type="float">
            <text:p>1,966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09027" calcext:value-type="float">
            <text:p>1623585572,09027</text:p>
          </table:table-cell>
          <table:table-cell table:formula="of:=ROUND([.A476]-[$menor.$A$1];1)" office:value-type="float" office:value="47.4" calcext:value-type="float">
            <text:p>47,4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6675" calcext:value-type="float">
            <text:p>1,966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19111" calcext:value-type="float">
            <text:p>1623585572,19111</text:p>
          </table:table-cell>
          <table:table-cell table:formula="of:=ROUND([.A477]-[$menor.$A$1];1)" office:value-type="float" office:value="47.5" calcext:value-type="float">
            <text:p>47,5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7645" calcext:value-type="float">
            <text:p>1,96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29122" calcext:value-type="float">
            <text:p>1623585572,29122</text:p>
          </table:table-cell>
          <table:table-cell table:formula="of:=ROUND([.A478]-[$menor.$A$1];1)" office:value-type="float" office:value="47.6" calcext:value-type="float">
            <text:p>47,6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967645" calcext:value-type="float">
            <text:p>1,96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39129" calcext:value-type="float">
            <text:p>1623585572,39129</text:p>
          </table:table-cell>
          <table:table-cell table:formula="of:=ROUND([.A479]-[$menor.$A$1];1)" office:value-type="float" office:value="47.7" calcext:value-type="float">
            <text:p>47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67645" calcext:value-type="float">
            <text:p>1,96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49191" calcext:value-type="float">
            <text:p>1623585572,49191</text:p>
          </table:table-cell>
          <table:table-cell table:formula="of:=ROUND([.A480]-[$menor.$A$1];1)" office:value-type="float" office:value="47.8" calcext:value-type="float">
            <text:p>47,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68615" calcext:value-type="float">
            <text:p>1,96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59188" calcext:value-type="float">
            <text:p>1623585572,59188</text:p>
          </table:table-cell>
          <table:table-cell table:formula="of:=ROUND([.A481]-[$menor.$A$1];1)" office:value-type="float" office:value="47.9" calcext:value-type="float">
            <text:p>47,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68615" calcext:value-type="float">
            <text:p>1,96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69157" calcext:value-type="float">
            <text:p>1623585572,69157</text:p>
          </table:table-cell>
          <table:table-cell table:formula="of:=ROUND([.A482]-[$menor.$A$1];1)" office:value-type="float" office:value="48" calcext:value-type="float">
            <text:p>4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68615" calcext:value-type="float">
            <text:p>1,96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79128" calcext:value-type="float">
            <text:p>1623585572,79128</text:p>
          </table:table-cell>
          <table:table-cell table:formula="of:=ROUND([.A483]-[$menor.$A$1];1)" office:value-type="float" office:value="48.1" calcext:value-type="float">
            <text:p>48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69585" calcext:value-type="float">
            <text:p>1,96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89162" calcext:value-type="float">
            <text:p>1623585572,89162</text:p>
          </table:table-cell>
          <table:table-cell table:formula="of:=ROUND([.A484]-[$menor.$A$1];1)" office:value-type="float" office:value="48.2" calcext:value-type="float">
            <text:p>48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69585" calcext:value-type="float">
            <text:p>1,96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99195" calcext:value-type="float">
            <text:p>1623585572,99195</text:p>
          </table:table-cell>
          <table:table-cell table:formula="of:=ROUND([.A485]-[$menor.$A$1];1)" office:value-type="float" office:value="48.3" calcext:value-type="float">
            <text:p>48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69585" calcext:value-type="float">
            <text:p>1,969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09174" calcext:value-type="float">
            <text:p>1623585573,09174</text:p>
          </table:table-cell>
          <table:table-cell table:formula="of:=ROUND([.A486]-[$menor.$A$1];1)" office:value-type="float" office:value="48.4" calcext:value-type="float">
            <text:p>48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0555" calcext:value-type="float">
            <text:p>1,97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19134" calcext:value-type="float">
            <text:p>1623585573,19134</text:p>
          </table:table-cell>
          <table:table-cell table:formula="of:=ROUND([.A487]-[$menor.$A$1];1)" office:value-type="float" office:value="48.5" calcext:value-type="float">
            <text:p>48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0555" calcext:value-type="float">
            <text:p>1,97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29184" calcext:value-type="float">
            <text:p>1623585573,29184</text:p>
          </table:table-cell>
          <table:table-cell table:formula="of:=ROUND([.A488]-[$menor.$A$1];1)" office:value-type="float" office:value="48.6" calcext:value-type="float">
            <text:p>48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0555" calcext:value-type="float">
            <text:p>1,97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3918" calcext:value-type="float">
            <text:p>1623585573,3918</text:p>
          </table:table-cell>
          <table:table-cell table:formula="of:=ROUND([.A489]-[$menor.$A$1];1)" office:value-type="float" office:value="48.7" calcext:value-type="float">
            <text:p>48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0555" calcext:value-type="float">
            <text:p>1,970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49216" calcext:value-type="float">
            <text:p>1623585573,49216</text:p>
          </table:table-cell>
          <table:table-cell table:formula="of:=ROUND([.A490]-[$menor.$A$1];1)" office:value-type="float" office:value="48.8" calcext:value-type="float">
            <text:p>48,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1525" calcext:value-type="float">
            <text:p>1,97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59249" calcext:value-type="float">
            <text:p>1623585573,59249</text:p>
          </table:table-cell>
          <table:table-cell table:formula="of:=ROUND([.A491]-[$menor.$A$1];1)" office:value-type="float" office:value="48.9" calcext:value-type="float">
            <text:p>48,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1525" calcext:value-type="float">
            <text:p>1,97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69313" calcext:value-type="float">
            <text:p>1623585573,69313</text:p>
          </table:table-cell>
          <table:table-cell table:formula="of:=ROUND([.A492]-[$menor.$A$1];1)" office:value-type="float" office:value="49" calcext:value-type="float">
            <text:p>4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1525" calcext:value-type="float">
            <text:p>1,97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79289" calcext:value-type="float">
            <text:p>1623585573,79289</text:p>
          </table:table-cell>
          <table:table-cell table:formula="of:=ROUND([.A493]-[$menor.$A$1];1)" office:value-type="float" office:value="49.1" calcext:value-type="float">
            <text:p>49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298" calcext:value-type="float">
            <text:p>1,97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89267" calcext:value-type="float">
            <text:p>1623585573,89267</text:p>
          </table:table-cell>
          <table:table-cell table:formula="of:=ROUND([.A494]-[$menor.$A$1];1)" office:value-type="float" office:value="49.2" calcext:value-type="float">
            <text:p>49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298" calcext:value-type="float">
            <text:p>1,97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99326" calcext:value-type="float">
            <text:p>1623585573,99326</text:p>
          </table:table-cell>
          <table:table-cell table:formula="of:=ROUND([.A495]-[$menor.$A$1];1)" office:value-type="float" office:value="49.3" calcext:value-type="float">
            <text:p>49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298" calcext:value-type="float">
            <text:p>1,97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09401" calcext:value-type="float">
            <text:p>1623585574,09401</text:p>
          </table:table-cell>
          <table:table-cell table:formula="of:=ROUND([.A496]-[$menor.$A$1];1)" office:value-type="float" office:value="49.4" calcext:value-type="float">
            <text:p>4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395" calcext:value-type="float">
            <text:p>1,9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19423" calcext:value-type="float">
            <text:p>1623585574,19423</text:p>
          </table:table-cell>
          <table:table-cell table:formula="of:=ROUND([.A497]-[$menor.$A$1];1)" office:value-type="float" office:value="49.5" calcext:value-type="float">
            <text:p>49,5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395" calcext:value-type="float">
            <text:p>1,9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29505" calcext:value-type="float">
            <text:p>1623585574,29505</text:p>
          </table:table-cell>
          <table:table-cell table:formula="of:=ROUND([.A498]-[$menor.$A$1];1)" office:value-type="float" office:value="49.6" calcext:value-type="float">
            <text:p>49,6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395" calcext:value-type="float">
            <text:p>1,9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39441" calcext:value-type="float">
            <text:p>1623585574,39441</text:p>
          </table:table-cell>
          <table:table-cell table:formula="of:=ROUND([.A499]-[$menor.$A$1];1)" office:value-type="float" office:value="49.7" calcext:value-type="float">
            <text:p>49,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395" calcext:value-type="float">
            <text:p>1,97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4949" calcext:value-type="float">
            <text:p>1623585574,4949</text:p>
          </table:table-cell>
          <table:table-cell table:formula="of:=ROUND([.A500]-[$menor.$A$1];1)" office:value-type="float" office:value="49.8" calcext:value-type="float">
            <text:p>49,8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492" calcext:value-type="float">
            <text:p>1,9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59428" calcext:value-type="float">
            <text:p>1623585574,59428</text:p>
          </table:table-cell>
          <table:table-cell table:formula="of:=ROUND([.A501]-[$menor.$A$1];1)" office:value-type="float" office:value="49.9" calcext:value-type="float">
            <text:p>49,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492" calcext:value-type="float">
            <text:p>1,9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69438" calcext:value-type="float">
            <text:p>1623585574,69438</text:p>
          </table:table-cell>
          <table:table-cell table:formula="of:=ROUND([.A502]-[$menor.$A$1];1)" office:value-type="float" office:value="50" calcext:value-type="float">
            <text:p>50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492" calcext:value-type="float">
            <text:p>1,97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79504" calcext:value-type="float">
            <text:p>1623585574,79504</text:p>
          </table:table-cell>
          <table:table-cell table:formula="of:=ROUND([.A503]-[$menor.$A$1];1)" office:value-type="float" office:value="50.1" calcext:value-type="float">
            <text:p>50,1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589" calcext:value-type="float">
            <text:p>1,9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8944" calcext:value-type="float">
            <text:p>1623585574,8944</text:p>
          </table:table-cell>
          <table:table-cell table:formula="of:=ROUND([.A504]-[$menor.$A$1];1)" office:value-type="float" office:value="50.2" calcext:value-type="float">
            <text:p>50,2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589" calcext:value-type="float">
            <text:p>1,9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99471" calcext:value-type="float">
            <text:p>1623585574,99471</text:p>
          </table:table-cell>
          <table:table-cell table:formula="of:=ROUND([.A505]-[$menor.$A$1];1)" office:value-type="float" office:value="50.3" calcext:value-type="float">
            <text:p>50,3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589" calcext:value-type="float">
            <text:p>1,9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09507" calcext:value-type="float">
            <text:p>1623585575,09507</text:p>
          </table:table-cell>
          <table:table-cell table:formula="of:=ROUND([.A506]-[$menor.$A$1];1)" office:value-type="float" office:value="50.4" calcext:value-type="float">
            <text:p>50,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19591" calcext:value-type="float">
            <text:p>1623585575,19591</text:p>
          </table:table-cell>
          <table:table-cell table:formula="of:=ROUND([.A507]-[$menor.$A$1];1)" office:value-type="float" office:value="50.5" calcext:value-type="float">
            <text:p>50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2954" calcext:value-type="float">
            <text:p>1623585575,2954</text:p>
          </table:table-cell>
          <table:table-cell table:formula="of:=ROUND([.A508]-[$menor.$A$1];1)" office:value-type="float" office:value="50.6" calcext:value-type="float">
            <text:p>50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39583" calcext:value-type="float">
            <text:p>1623585575,39583</text:p>
          </table:table-cell>
          <table:table-cell table:formula="of:=ROUND([.A509]-[$menor.$A$1];1)" office:value-type="float" office:value="50.7" calcext:value-type="float">
            <text:p>50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49591" calcext:value-type="float">
            <text:p>1623585575,49591</text:p>
          </table:table-cell>
          <table:table-cell table:formula="of:=ROUND([.A510]-[$menor.$A$1];1)" office:value-type="float" office:value="50.8" calcext:value-type="float">
            <text:p>50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686" calcext:value-type="float">
            <text:p>1,97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5961" calcext:value-type="float">
            <text:p>1623585575,5961</text:p>
          </table:table-cell>
          <table:table-cell table:formula="of:=ROUND([.A511]-[$menor.$A$1];1)" office:value-type="float" office:value="50.9" calcext:value-type="float">
            <text:p>50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69667" calcext:value-type="float">
            <text:p>1623585575,69667</text:p>
          </table:table-cell>
          <table:table-cell table:formula="of:=ROUND([.A512]-[$menor.$A$1];1)" office:value-type="float" office:value="51" calcext:value-type="float">
            <text:p>5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79633" calcext:value-type="float">
            <text:p>1623585575,79633</text:p>
          </table:table-cell>
          <table:table-cell table:formula="of:=ROUND([.A513]-[$menor.$A$1];1)" office:value-type="float" office:value="51.1" calcext:value-type="float">
            <text:p>51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89709" calcext:value-type="float">
            <text:p>1623585575,89709</text:p>
          </table:table-cell>
          <table:table-cell table:formula="of:=ROUND([.A514]-[$menor.$A$1];1)" office:value-type="float" office:value="51.2" calcext:value-type="float">
            <text:p>51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99682" calcext:value-type="float">
            <text:p>1623585575,99682</text:p>
          </table:table-cell>
          <table:table-cell table:formula="of:=ROUND([.A515]-[$menor.$A$1];1)" office:value-type="float" office:value="51.3" calcext:value-type="float">
            <text:p>51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783" calcext:value-type="float">
            <text:p>1,97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09656" calcext:value-type="float">
            <text:p>1623585576,09656</text:p>
          </table:table-cell>
          <table:table-cell table:formula="of:=ROUND([.A516]-[$menor.$A$1];1)" office:value-type="float" office:value="51.4" calcext:value-type="float">
            <text:p>51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88" calcext:value-type="float">
            <text:p>1,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19725" calcext:value-type="float">
            <text:p>1623585576,19725</text:p>
          </table:table-cell>
          <table:table-cell table:formula="of:=ROUND([.A517]-[$menor.$A$1];1)" office:value-type="float" office:value="51.5" calcext:value-type="float">
            <text:p>51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88" calcext:value-type="float">
            <text:p>1,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29808" calcext:value-type="float">
            <text:p>1623585576,29808</text:p>
          </table:table-cell>
          <table:table-cell table:formula="of:=ROUND([.A518]-[$menor.$A$1];1)" office:value-type="float" office:value="51.6" calcext:value-type="float">
            <text:p>51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88" calcext:value-type="float">
            <text:p>1,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39755" calcext:value-type="float">
            <text:p>1623585576,39755</text:p>
          </table:table-cell>
          <table:table-cell table:formula="of:=ROUND([.A519]-[$menor.$A$1];1)" office:value-type="float" office:value="51.7" calcext:value-type="float">
            <text:p>51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88" calcext:value-type="float">
            <text:p>1,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49772" calcext:value-type="float">
            <text:p>1623585576,49772</text:p>
          </table:table-cell>
          <table:table-cell table:formula="of:=ROUND([.A520]-[$menor.$A$1];1)" office:value-type="float" office:value="51.8" calcext:value-type="float">
            <text:p>51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88" calcext:value-type="float">
            <text:p>1,9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59816" calcext:value-type="float">
            <text:p>1623585576,59816</text:p>
          </table:table-cell>
          <table:table-cell table:formula="of:=ROUND([.A521]-[$menor.$A$1];1)" office:value-type="float" office:value="51.9" calcext:value-type="float">
            <text:p>51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69891" calcext:value-type="float">
            <text:p>1623585576,69891</text:p>
          </table:table-cell>
          <table:table-cell table:formula="of:=ROUND([.A522]-[$menor.$A$1];1)" office:value-type="float" office:value="52" calcext:value-type="float">
            <text:p>5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79868" calcext:value-type="float">
            <text:p>1623585576,79868</text:p>
          </table:table-cell>
          <table:table-cell table:formula="of:=ROUND([.A523]-[$menor.$A$1];1)" office:value-type="float" office:value="52.1" calcext:value-type="float">
            <text:p>52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89836" calcext:value-type="float">
            <text:p>1623585576,89836</text:p>
          </table:table-cell>
          <table:table-cell table:formula="of:=ROUND([.A524]-[$menor.$A$1];1)" office:value-type="float" office:value="52.2" calcext:value-type="float">
            <text:p>52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99905" calcext:value-type="float">
            <text:p>1623585576,99905</text:p>
          </table:table-cell>
          <table:table-cell table:formula="of:=ROUND([.A525]-[$menor.$A$1];1)" office:value-type="float" office:value="52.3" calcext:value-type="float">
            <text:p>52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7977" calcext:value-type="float">
            <text:p>1,97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09852" calcext:value-type="float">
            <text:p>1623585577,09852</text:p>
          </table:table-cell>
          <table:table-cell table:formula="of:=ROUND([.A526]-[$menor.$A$1];1)" office:value-type="float" office:value="52.4" calcext:value-type="float">
            <text:p>52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19896" calcext:value-type="float">
            <text:p>1623585577,19896</text:p>
          </table:table-cell>
          <table:table-cell table:formula="of:=ROUND([.A527]-[$menor.$A$1];1)" office:value-type="float" office:value="52.5" calcext:value-type="float">
            <text:p>52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29855" calcext:value-type="float">
            <text:p>1623585577,29855</text:p>
          </table:table-cell>
          <table:table-cell table:formula="of:=ROUND([.A528]-[$menor.$A$1];1)" office:value-type="float" office:value="52.6" calcext:value-type="float">
            <text:p>52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39901" calcext:value-type="float">
            <text:p>1623585577,39901</text:p>
          </table:table-cell>
          <table:table-cell table:formula="of:=ROUND([.A529]-[$menor.$A$1];1)" office:value-type="float" office:value="52.7" calcext:value-type="float">
            <text:p>52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49837" calcext:value-type="float">
            <text:p>1623585577,49837</text:p>
          </table:table-cell>
          <table:table-cell table:formula="of:=ROUND([.A530]-[$menor.$A$1];1)" office:value-type="float" office:value="52.8" calcext:value-type="float">
            <text:p>52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074" calcext:value-type="float">
            <text:p>1,98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59908" calcext:value-type="float">
            <text:p>1623585577,59908</text:p>
          </table:table-cell>
          <table:table-cell table:formula="of:=ROUND([.A531]-[$menor.$A$1];1)" office:value-type="float" office:value="52.9" calcext:value-type="float">
            <text:p>52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6988" calcext:value-type="float">
            <text:p>1623585577,6988</text:p>
          </table:table-cell>
          <table:table-cell table:formula="of:=ROUND([.A532]-[$menor.$A$1];1)" office:value-type="float" office:value="53" calcext:value-type="float">
            <text:p>5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79831" calcext:value-type="float">
            <text:p>1623585577,79831</text:p>
          </table:table-cell>
          <table:table-cell table:formula="of:=ROUND([.A533]-[$menor.$A$1];1)" office:value-type="float" office:value="53.1" calcext:value-type="float">
            <text:p>53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89916" calcext:value-type="float">
            <text:p>1623585577,89916</text:p>
          </table:table-cell>
          <table:table-cell table:formula="of:=ROUND([.A534]-[$menor.$A$1];1)" office:value-type="float" office:value="53.2" calcext:value-type="float">
            <text:p>53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99952" calcext:value-type="float">
            <text:p>1623585577,99952</text:p>
          </table:table-cell>
          <table:table-cell table:formula="of:=ROUND([.A535]-[$menor.$A$1];1)" office:value-type="float" office:value="53.4" calcext:value-type="float">
            <text:p>53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171" calcext:value-type="float">
            <text:p>1,98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09935" calcext:value-type="float">
            <text:p>1623585578,09935</text:p>
          </table:table-cell>
          <table:table-cell table:formula="of:=ROUND([.A536]-[$menor.$A$1];1)" office:value-type="float" office:value="53.4" calcext:value-type="float">
            <text:p>53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20021" calcext:value-type="float">
            <text:p>1623585578,20021</text:p>
          </table:table-cell>
          <table:table-cell table:formula="of:=ROUND([.A537]-[$menor.$A$1];1)" office:value-type="float" office:value="53.6" calcext:value-type="float">
            <text:p>53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30079" calcext:value-type="float">
            <text:p>1623585578,30079</text:p>
          </table:table-cell>
          <table:table-cell table:formula="of:=ROUND([.A538]-[$menor.$A$1];1)" office:value-type="float" office:value="53.7" calcext:value-type="float">
            <text:p>53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4011" calcext:value-type="float">
            <text:p>1623585578,4011</text:p>
          </table:table-cell>
          <table:table-cell table:formula="of:=ROUND([.A539]-[$menor.$A$1];1)" office:value-type="float" office:value="53.8" calcext:value-type="float">
            <text:p>53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50035" calcext:value-type="float">
            <text:p>1623585578,50035</text:p>
          </table:table-cell>
          <table:table-cell table:formula="of:=ROUND([.A540]-[$menor.$A$1];1)" office:value-type="float" office:value="53.9" calcext:value-type="float">
            <text:p>53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268" calcext:value-type="float">
            <text:p>1,98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60063" calcext:value-type="float">
            <text:p>1623585578,60063</text:p>
          </table:table-cell>
          <table:table-cell table:formula="of:=ROUND([.A541]-[$menor.$A$1];1)" office:value-type="float" office:value="54" calcext:value-type="float">
            <text:p>5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70052" calcext:value-type="float">
            <text:p>1623585578,70052</text:p>
          </table:table-cell>
          <table:table-cell table:formula="of:=ROUND([.A542]-[$menor.$A$1];1)" office:value-type="float" office:value="54.1" calcext:value-type="float">
            <text:p>54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80116" calcext:value-type="float">
            <text:p>1623585578,80116</text:p>
          </table:table-cell>
          <table:table-cell table:formula="of:=ROUND([.A543]-[$menor.$A$1];1)" office:value-type="float" office:value="54.2" calcext:value-type="float">
            <text:p>54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90214" calcext:value-type="float">
            <text:p>1623585578,90214</text:p>
          </table:table-cell>
          <table:table-cell table:formula="of:=ROUND([.A544]-[$menor.$A$1];1)" office:value-type="float" office:value="54.3" calcext:value-type="float">
            <text:p>54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00319" calcext:value-type="float">
            <text:p>1623585579,00319</text:p>
          </table:table-cell>
          <table:table-cell table:formula="of:=ROUND([.A545]-[$menor.$A$1];1)" office:value-type="float" office:value="54.4" calcext:value-type="float">
            <text:p>54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365" calcext:value-type="float">
            <text:p>1,98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10369" calcext:value-type="float">
            <text:p>1623585579,10369</text:p>
          </table:table-cell>
          <table:table-cell table:formula="of:=ROUND([.A546]-[$menor.$A$1];1)" office:value-type="float" office:value="54.5" calcext:value-type="float">
            <text:p>54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20406" calcext:value-type="float">
            <text:p>1623585579,20406</text:p>
          </table:table-cell>
          <table:table-cell table:formula="of:=ROUND([.A547]-[$menor.$A$1];1)" office:value-type="float" office:value="54.6" calcext:value-type="float">
            <text:p>54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30355" calcext:value-type="float">
            <text:p>1623585579,30355</text:p>
          </table:table-cell>
          <table:table-cell table:formula="of:=ROUND([.A548]-[$menor.$A$1];1)" office:value-type="float" office:value="54.7" calcext:value-type="float">
            <text:p>54,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40329" calcext:value-type="float">
            <text:p>1623585579,40329</text:p>
          </table:table-cell>
          <table:table-cell table:formula="of:=ROUND([.A549]-[$menor.$A$1];1)" office:value-type="float" office:value="54.8" calcext:value-type="float">
            <text:p>54,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50358" calcext:value-type="float">
            <text:p>1623585579,50358</text:p>
          </table:table-cell>
          <table:table-cell table:formula="of:=ROUND([.A550]-[$menor.$A$1];1)" office:value-type="float" office:value="54.9" calcext:value-type="float">
            <text:p>54,9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462" calcext:value-type="float">
            <text:p>1,9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60389" calcext:value-type="float">
            <text:p>1623585579,60389</text:p>
          </table:table-cell>
          <table:table-cell table:formula="of:=ROUND([.A551]-[$menor.$A$1];1)" office:value-type="float" office:value="55" calcext:value-type="float">
            <text:p>5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70385" calcext:value-type="float">
            <text:p>1623585579,70385</text:p>
          </table:table-cell>
          <table:table-cell table:formula="of:=ROUND([.A552]-[$menor.$A$1];1)" office:value-type="float" office:value="55.1" calcext:value-type="float">
            <text:p>55,1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80328" calcext:value-type="float">
            <text:p>1623585579,80328</text:p>
          </table:table-cell>
          <table:table-cell table:formula="of:=ROUND([.A553]-[$menor.$A$1];1)" office:value-type="float" office:value="55.2" calcext:value-type="float">
            <text:p>55,2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90394" calcext:value-type="float">
            <text:p>1623585579,90394</text:p>
          </table:table-cell>
          <table:table-cell table:formula="of:=ROUND([.A554]-[$menor.$A$1];1)" office:value-type="float" office:value="55.3" calcext:value-type="float">
            <text:p>55,3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00352" calcext:value-type="float">
            <text:p>1623585580,00352</text:p>
          </table:table-cell>
          <table:table-cell table:formula="of:=ROUND([.A555]-[$menor.$A$1];1)" office:value-type="float" office:value="55.4" calcext:value-type="float">
            <text:p>55,4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559" calcext:value-type="float">
            <text:p>1,98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10387" calcext:value-type="float">
            <text:p>1623585580,10387</text:p>
          </table:table-cell>
          <table:table-cell table:formula="of:=ROUND([.A556]-[$menor.$A$1];1)" office:value-type="float" office:value="55.5" calcext:value-type="float">
            <text:p>55,5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20388" calcext:value-type="float">
            <text:p>1623585580,20388</text:p>
          </table:table-cell>
          <table:table-cell table:formula="of:=ROUND([.A557]-[$menor.$A$1];1)" office:value-type="float" office:value="55.6" calcext:value-type="float">
            <text:p>55,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30407" calcext:value-type="float">
            <text:p>1623585580,30407</text:p>
          </table:table-cell>
          <table:table-cell table:formula="of:=ROUND([.A558]-[$menor.$A$1];1)" office:value-type="float" office:value="55.7" calcext:value-type="float">
            <text:p>55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40416" calcext:value-type="float">
            <text:p>1623585580,40416</text:p>
          </table:table-cell>
          <table:table-cell table:formula="of:=ROUND([.A559]-[$menor.$A$1];1)" office:value-type="float" office:value="55.8" calcext:value-type="float">
            <text:p>55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50329" calcext:value-type="float">
            <text:p>1623585580,50329</text:p>
          </table:table-cell>
          <table:table-cell table:formula="of:=ROUND([.A560]-[$menor.$A$1];1)" office:value-type="float" office:value="55.9" calcext:value-type="float">
            <text:p>55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60362" calcext:value-type="float">
            <text:p>1623585580,60362</text:p>
          </table:table-cell>
          <table:table-cell table:formula="of:=ROUND([.A561]-[$menor.$A$1];1)" office:value-type="float" office:value="56" calcext:value-type="float">
            <text:p>5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70411" calcext:value-type="float">
            <text:p>1623585580,70411</text:p>
          </table:table-cell>
          <table:table-cell table:formula="of:=ROUND([.A562]-[$menor.$A$1];1)" office:value-type="float" office:value="56.1" calcext:value-type="float">
            <text:p>56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80361" calcext:value-type="float">
            <text:p>1623585580,80361</text:p>
          </table:table-cell>
          <table:table-cell table:formula="of:=ROUND([.A563]-[$menor.$A$1];1)" office:value-type="float" office:value="56.2" calcext:value-type="float">
            <text:p>56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90406" calcext:value-type="float">
            <text:p>1623585580,90406</text:p>
          </table:table-cell>
          <table:table-cell table:formula="of:=ROUND([.A564]-[$menor.$A$1];1)" office:value-type="float" office:value="56.3" calcext:value-type="float">
            <text:p>56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656" calcext:value-type="float">
            <text:p>1,9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00359" calcext:value-type="float">
            <text:p>1623585581,00359</text:p>
          </table:table-cell>
          <table:table-cell table:formula="of:=ROUND([.A565]-[$menor.$A$1];1)" office:value-type="float" office:value="56.4" calcext:value-type="float">
            <text:p>56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10408" calcext:value-type="float">
            <text:p>1623585581,10408</text:p>
          </table:table-cell>
          <table:table-cell table:formula="of:=ROUND([.A566]-[$menor.$A$1];1)" office:value-type="float" office:value="56.5" calcext:value-type="float">
            <text:p>56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205" calcext:value-type="float">
            <text:p>1623585581,205</text:p>
          </table:table-cell>
          <table:table-cell table:formula="of:=ROUND([.A567]-[$menor.$A$1];1)" office:value-type="float" office:value="56.6" calcext:value-type="float">
            <text:p>56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30453" calcext:value-type="float">
            <text:p>1623585581,30453</text:p>
          </table:table-cell>
          <table:table-cell table:formula="of:=ROUND([.A568]-[$menor.$A$1];1)" office:value-type="float" office:value="56.7" calcext:value-type="float">
            <text:p>56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40481" calcext:value-type="float">
            <text:p>1623585581,40481</text:p>
          </table:table-cell>
          <table:table-cell table:formula="of:=ROUND([.A569]-[$menor.$A$1];1)" office:value-type="float" office:value="56.8" calcext:value-type="float">
            <text:p>56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50501" calcext:value-type="float">
            <text:p>1623585581,50501</text:p>
          </table:table-cell>
          <table:table-cell table:formula="of:=ROUND([.A570]-[$menor.$A$1];1)" office:value-type="float" office:value="56.9" calcext:value-type="float">
            <text:p>56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60428" calcext:value-type="float">
            <text:p>1623585581,60428</text:p>
          </table:table-cell>
          <table:table-cell table:formula="of:=ROUND([.A571]-[$menor.$A$1];1)" office:value-type="float" office:value="57" calcext:value-type="float">
            <text:p>5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70465" calcext:value-type="float">
            <text:p>1623585581,70465</text:p>
          </table:table-cell>
          <table:table-cell table:formula="of:=ROUND([.A572]-[$menor.$A$1];1)" office:value-type="float" office:value="57.1" calcext:value-type="float">
            <text:p>57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80513" calcext:value-type="float">
            <text:p>1623585581,80513</text:p>
          </table:table-cell>
          <table:table-cell table:formula="of:=ROUND([.A573]-[$menor.$A$1];1)" office:value-type="float" office:value="57.2" calcext:value-type="float">
            <text:p>57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90559" calcext:value-type="float">
            <text:p>1623585581,90559</text:p>
          </table:table-cell>
          <table:table-cell table:formula="of:=ROUND([.A574]-[$menor.$A$1];1)" office:value-type="float" office:value="57.3" calcext:value-type="float">
            <text:p>57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753" calcext:value-type="float">
            <text:p>1,98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00579" calcext:value-type="float">
            <text:p>1623585582,00579</text:p>
          </table:table-cell>
          <table:table-cell table:formula="of:=ROUND([.A575]-[$menor.$A$1];1)" office:value-type="float" office:value="57.4" calcext:value-type="float">
            <text:p>57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10523" calcext:value-type="float">
            <text:p>1623585582,10523</text:p>
          </table:table-cell>
          <table:table-cell table:formula="of:=ROUND([.A576]-[$menor.$A$1];1)" office:value-type="float" office:value="57.5" calcext:value-type="float">
            <text:p>57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20591" calcext:value-type="float">
            <text:p>1623585582,20591</text:p>
          </table:table-cell>
          <table:table-cell table:formula="of:=ROUND([.A577]-[$menor.$A$1];1)" office:value-type="float" office:value="57.6" calcext:value-type="float">
            <text:p>57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30538" calcext:value-type="float">
            <text:p>1623585582,30538</text:p>
          </table:table-cell>
          <table:table-cell table:formula="of:=ROUND([.A578]-[$menor.$A$1];1)" office:value-type="float" office:value="57.7" calcext:value-type="float">
            <text:p>57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40569" calcext:value-type="float">
            <text:p>1623585582,40569</text:p>
          </table:table-cell>
          <table:table-cell table:formula="of:=ROUND([.A579]-[$menor.$A$1];1)" office:value-type="float" office:value="57.8" calcext:value-type="float">
            <text:p>57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50603" calcext:value-type="float">
            <text:p>1623585582,50603</text:p>
          </table:table-cell>
          <table:table-cell table:formula="of:=ROUND([.A580]-[$menor.$A$1];1)" office:value-type="float" office:value="57.9" calcext:value-type="float">
            <text:p>57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60539" calcext:value-type="float">
            <text:p>1623585582,60539</text:p>
          </table:table-cell>
          <table:table-cell table:formula="of:=ROUND([.A581]-[$menor.$A$1];1)" office:value-type="float" office:value="58" calcext:value-type="float">
            <text:p>5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70577" calcext:value-type="float">
            <text:p>1623585582,70577</text:p>
          </table:table-cell>
          <table:table-cell table:formula="of:=ROUND([.A582]-[$menor.$A$1];1)" office:value-type="float" office:value="58.1" calcext:value-type="float">
            <text:p>58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80624" calcext:value-type="float">
            <text:p>1623585582,80624</text:p>
          </table:table-cell>
          <table:table-cell table:formula="of:=ROUND([.A583]-[$menor.$A$1];1)" office:value-type="float" office:value="58.2" calcext:value-type="float">
            <text:p>58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90651" calcext:value-type="float">
            <text:p>1623585582,90651</text:p>
          </table:table-cell>
          <table:table-cell table:formula="of:=ROUND([.A584]-[$menor.$A$1];1)" office:value-type="float" office:value="58.3" calcext:value-type="float">
            <text:p>58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8985" calcext:value-type="float">
            <text:p>1,988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00663" calcext:value-type="float">
            <text:p>1623585583,00663</text:p>
          </table:table-cell>
          <table:table-cell table:formula="of:=ROUND([.A585]-[$menor.$A$1];1)" office:value-type="float" office:value="58.4" calcext:value-type="float">
            <text:p>58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10699" calcext:value-type="float">
            <text:p>1623585583,10699</text:p>
          </table:table-cell>
          <table:table-cell table:formula="of:=ROUND([.A586]-[$menor.$A$1];1)" office:value-type="float" office:value="58.5" calcext:value-type="float">
            <text:p>58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20701" calcext:value-type="float">
            <text:p>1623585583,20701</text:p>
          </table:table-cell>
          <table:table-cell table:formula="of:=ROUND([.A587]-[$menor.$A$1];1)" office:value-type="float" office:value="58.6" calcext:value-type="float">
            <text:p>58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307" calcext:value-type="float">
            <text:p>1623585583,307</text:p>
          </table:table-cell>
          <table:table-cell table:formula="of:=ROUND([.A588]-[$menor.$A$1];1)" office:value-type="float" office:value="58.7" calcext:value-type="float">
            <text:p>58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40656" calcext:value-type="float">
            <text:p>1623585583,40656</text:p>
          </table:table-cell>
          <table:table-cell table:formula="of:=ROUND([.A589]-[$menor.$A$1];1)" office:value-type="float" office:value="58.8" calcext:value-type="float">
            <text:p>58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50661" calcext:value-type="float">
            <text:p>1623585583,50661</text:p>
          </table:table-cell>
          <table:table-cell table:formula="of:=ROUND([.A590]-[$menor.$A$1];1)" office:value-type="float" office:value="58.9" calcext:value-type="float">
            <text:p>58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60685" calcext:value-type="float">
            <text:p>1623585583,60685</text:p>
          </table:table-cell>
          <table:table-cell table:formula="of:=ROUND([.A591]-[$menor.$A$1];1)" office:value-type="float" office:value="59" calcext:value-type="float">
            <text:p>5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70676" calcext:value-type="float">
            <text:p>1623585583,70676</text:p>
          </table:table-cell>
          <table:table-cell table:formula="of:=ROUND([.A592]-[$menor.$A$1];1)" office:value-type="float" office:value="59.1" calcext:value-type="float">
            <text:p>59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8067" calcext:value-type="float">
            <text:p>1623585583,8067</text:p>
          </table:table-cell>
          <table:table-cell table:formula="of:=ROUND([.A593]-[$menor.$A$1];1)" office:value-type="float" office:value="59.2" calcext:value-type="float">
            <text:p>59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90629" calcext:value-type="float">
            <text:p>1623585583,90629</text:p>
          </table:table-cell>
          <table:table-cell table:formula="of:=ROUND([.A594]-[$menor.$A$1];1)" office:value-type="float" office:value="59.3" calcext:value-type="float">
            <text:p>59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89955" calcext:value-type="float">
            <text:p>1,989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0062" calcext:value-type="float">
            <text:p>1623585584,0062</text:p>
          </table:table-cell>
          <table:table-cell table:formula="of:=ROUND([.A595]-[$menor.$A$1];1)" office:value-type="float" office:value="59.4" calcext:value-type="float">
            <text:p>59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10681" calcext:value-type="float">
            <text:p>1623585584,10681</text:p>
          </table:table-cell>
          <table:table-cell table:formula="of:=ROUND([.A596]-[$menor.$A$1];1)" office:value-type="float" office:value="59.5" calcext:value-type="float">
            <text:p>59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20688" calcext:value-type="float">
            <text:p>1623585584,20688</text:p>
          </table:table-cell>
          <table:table-cell table:formula="of:=ROUND([.A597]-[$menor.$A$1];1)" office:value-type="float" office:value="59.6" calcext:value-type="float">
            <text:p>59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30721" calcext:value-type="float">
            <text:p>1623585584,30721</text:p>
          </table:table-cell>
          <table:table-cell table:formula="of:=ROUND([.A598]-[$menor.$A$1];1)" office:value-type="float" office:value="59.7" calcext:value-type="float">
            <text:p>59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40729" calcext:value-type="float">
            <text:p>1623585584,40729</text:p>
          </table:table-cell>
          <table:table-cell table:formula="of:=ROUND([.A599]-[$menor.$A$1];1)" office:value-type="float" office:value="59.8" calcext:value-type="float">
            <text:p>59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50783" calcext:value-type="float">
            <text:p>1623585584,50783</text:p>
          </table:table-cell>
          <table:table-cell table:formula="of:=ROUND([.A600]-[$menor.$A$1];1)" office:value-type="float" office:value="59.9" calcext:value-type="float">
            <text:p>59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60818" calcext:value-type="float">
            <text:p>1623585584,60818</text:p>
          </table:table-cell>
          <table:table-cell table:formula="of:=ROUND([.A601]-[$menor.$A$1];1)" office:value-type="float" office:value="60" calcext:value-type="float">
            <text:p>6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70843" calcext:value-type="float">
            <text:p>1623585584,70843</text:p>
          </table:table-cell>
          <table:table-cell table:formula="of:=ROUND([.A602]-[$menor.$A$1];1)" office:value-type="float" office:value="60.1" calcext:value-type="float">
            <text:p>60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80875" calcext:value-type="float">
            <text:p>1623585584,80875</text:p>
          </table:table-cell>
          <table:table-cell table:formula="of:=ROUND([.A603]-[$menor.$A$1];1)" office:value-type="float" office:value="60.2" calcext:value-type="float">
            <text:p>60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90909" calcext:value-type="float">
            <text:p>1623585584,90909</text:p>
          </table:table-cell>
          <table:table-cell table:formula="of:=ROUND([.A604]-[$menor.$A$1];1)" office:value-type="float" office:value="60.3" calcext:value-type="float">
            <text:p>60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0925" calcext:value-type="float">
            <text:p>1,99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0083" calcext:value-type="float">
            <text:p>1623585585,0083</text:p>
          </table:table-cell>
          <table:table-cell table:formula="of:=ROUND([.A605]-[$menor.$A$1];1)" office:value-type="float" office:value="60.4" calcext:value-type="float">
            <text:p>60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10832" calcext:value-type="float">
            <text:p>1623585585,10832</text:p>
          </table:table-cell>
          <table:table-cell table:formula="of:=ROUND([.A606]-[$menor.$A$1];1)" office:value-type="float" office:value="60.5" calcext:value-type="float">
            <text:p>60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20861" calcext:value-type="float">
            <text:p>1623585585,20861</text:p>
          </table:table-cell>
          <table:table-cell table:formula="of:=ROUND([.A607]-[$menor.$A$1];1)" office:value-type="float" office:value="60.6" calcext:value-type="float">
            <text:p>60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30882" calcext:value-type="float">
            <text:p>1623585585,30882</text:p>
          </table:table-cell>
          <table:table-cell table:formula="of:=ROUND([.A608]-[$menor.$A$1];1)" office:value-type="float" office:value="60.7" calcext:value-type="float">
            <text:p>60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40906" calcext:value-type="float">
            <text:p>1623585585,40906</text:p>
          </table:table-cell>
          <table:table-cell table:formula="of:=ROUND([.A609]-[$menor.$A$1];1)" office:value-type="float" office:value="60.8" calcext:value-type="float">
            <text:p>60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50844" calcext:value-type="float">
            <text:p>1623585585,50844</text:p>
          </table:table-cell>
          <table:table-cell table:formula="of:=ROUND([.A610]-[$menor.$A$1];1)" office:value-type="float" office:value="60.9" calcext:value-type="float">
            <text:p>60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60875" calcext:value-type="float">
            <text:p>1623585585,60875</text:p>
          </table:table-cell>
          <table:table-cell table:formula="of:=ROUND([.A611]-[$menor.$A$1];1)" office:value-type="float" office:value="61" calcext:value-type="float">
            <text:p>6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70912" calcext:value-type="float">
            <text:p>1623585585,70912</text:p>
          </table:table-cell>
          <table:table-cell table:formula="of:=ROUND([.A612]-[$menor.$A$1];1)" office:value-type="float" office:value="61.1" calcext:value-type="float">
            <text:p>61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80837" calcext:value-type="float">
            <text:p>1623585585,80837</text:p>
          </table:table-cell>
          <table:table-cell table:formula="of:=ROUND([.A613]-[$menor.$A$1];1)" office:value-type="float" office:value="61.2" calcext:value-type="float">
            <text:p>61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90864" calcext:value-type="float">
            <text:p>1623585585,90864</text:p>
          </table:table-cell>
          <table:table-cell table:formula="of:=ROUND([.A614]-[$menor.$A$1];1)" office:value-type="float" office:value="61.3" calcext:value-type="float">
            <text:p>61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1895" calcext:value-type="float">
            <text:p>1,99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00899" calcext:value-type="float">
            <text:p>1623585586,00899</text:p>
          </table:table-cell>
          <table:table-cell table:formula="of:=ROUND([.A615]-[$menor.$A$1];1)" office:value-type="float" office:value="61.4" calcext:value-type="float">
            <text:p>61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10934" calcext:value-type="float">
            <text:p>1623585586,10934</text:p>
          </table:table-cell>
          <table:table-cell table:formula="of:=ROUND([.A616]-[$menor.$A$1];1)" office:value-type="float" office:value="61.5" calcext:value-type="float">
            <text:p>61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20963" calcext:value-type="float">
            <text:p>1623585586,20963</text:p>
          </table:table-cell>
          <table:table-cell table:formula="of:=ROUND([.A617]-[$menor.$A$1];1)" office:value-type="float" office:value="61.6" calcext:value-type="float">
            <text:p>61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30982" calcext:value-type="float">
            <text:p>1623585586,30982</text:p>
          </table:table-cell>
          <table:table-cell table:formula="of:=ROUND([.A618]-[$menor.$A$1];1)" office:value-type="float" office:value="61.7" calcext:value-type="float">
            <text:p>61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40989" calcext:value-type="float">
            <text:p>1623585586,40989</text:p>
          </table:table-cell>
          <table:table-cell table:formula="of:=ROUND([.A619]-[$menor.$A$1];1)" office:value-type="float" office:value="61.8" calcext:value-type="float">
            <text:p>61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50994" calcext:value-type="float">
            <text:p>1623585586,50994</text:p>
          </table:table-cell>
          <table:table-cell table:formula="of:=ROUND([.A620]-[$menor.$A$1];1)" office:value-type="float" office:value="61.9" calcext:value-type="float">
            <text:p>61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61015" calcext:value-type="float">
            <text:p>1623585586,61015</text:p>
          </table:table-cell>
          <table:table-cell table:formula="of:=ROUND([.A621]-[$menor.$A$1];1)" office:value-type="float" office:value="62" calcext:value-type="float">
            <text:p>6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70949" calcext:value-type="float">
            <text:p>1623585586,70949</text:p>
          </table:table-cell>
          <table:table-cell table:formula="of:=ROUND([.A622]-[$menor.$A$1];1)" office:value-type="float" office:value="62.1" calcext:value-type="float">
            <text:p>62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80979" calcext:value-type="float">
            <text:p>1623585586,80979</text:p>
          </table:table-cell>
          <table:table-cell table:formula="of:=ROUND([.A623]-[$menor.$A$1];1)" office:value-type="float" office:value="62.2" calcext:value-type="float">
            <text:p>62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91015" calcext:value-type="float">
            <text:p>1623585586,91015</text:p>
          </table:table-cell>
          <table:table-cell table:formula="of:=ROUND([.A624]-[$menor.$A$1];1)" office:value-type="float" office:value="62.3" calcext:value-type="float">
            <text:p>62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2865" calcext:value-type="float">
            <text:p>1,99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01043" calcext:value-type="float">
            <text:p>1623585587,01043</text:p>
          </table:table-cell>
          <table:table-cell table:formula="of:=ROUND([.A625]-[$menor.$A$1];1)" office:value-type="float" office:value="62.4" calcext:value-type="float">
            <text:p>62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11062" calcext:value-type="float">
            <text:p>1623585587,11062</text:p>
          </table:table-cell>
          <table:table-cell table:formula="of:=ROUND([.A626]-[$menor.$A$1];1)" office:value-type="float" office:value="62.5" calcext:value-type="float">
            <text:p>62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21098" calcext:value-type="float">
            <text:p>1623585587,21098</text:p>
          </table:table-cell>
          <table:table-cell table:formula="of:=ROUND([.A627]-[$menor.$A$1];1)" office:value-type="float" office:value="62.6" calcext:value-type="float">
            <text:p>62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3103" calcext:value-type="float">
            <text:p>1623585587,3103</text:p>
          </table:table-cell>
          <table:table-cell table:formula="of:=ROUND([.A628]-[$menor.$A$1];1)" office:value-type="float" office:value="62.7" calcext:value-type="float">
            <text:p>62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41064" calcext:value-type="float">
            <text:p>1623585587,41064</text:p>
          </table:table-cell>
          <table:table-cell table:formula="of:=ROUND([.A629]-[$menor.$A$1];1)" office:value-type="float" office:value="62.8" calcext:value-type="float">
            <text:p>62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5109" calcext:value-type="float">
            <text:p>1623585587,5109</text:p>
          </table:table-cell>
          <table:table-cell table:formula="of:=ROUND([.A630]-[$menor.$A$1];1)" office:value-type="float" office:value="62.9" calcext:value-type="float">
            <text:p>62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61093" calcext:value-type="float">
            <text:p>1623585587,61093</text:p>
          </table:table-cell>
          <table:table-cell table:formula="of:=ROUND([.A631]-[$menor.$A$1];1)" office:value-type="float" office:value="63" calcext:value-type="float">
            <text:p>6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71025" calcext:value-type="float">
            <text:p>1623585587,71025</text:p>
          </table:table-cell>
          <table:table-cell table:formula="of:=ROUND([.A632]-[$menor.$A$1];1)" office:value-type="float" office:value="63.1" calcext:value-type="float">
            <text:p>63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81068" calcext:value-type="float">
            <text:p>1623585587,81068</text:p>
          </table:table-cell>
          <table:table-cell table:formula="of:=ROUND([.A633]-[$menor.$A$1];1)" office:value-type="float" office:value="63.2" calcext:value-type="float">
            <text:p>63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91116" calcext:value-type="float">
            <text:p>1623585587,91116</text:p>
          </table:table-cell>
          <table:table-cell table:formula="of:=ROUND([.A634]-[$menor.$A$1];1)" office:value-type="float" office:value="63.3" calcext:value-type="float">
            <text:p>63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3835" calcext:value-type="float">
            <text:p>1,993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01169" calcext:value-type="float">
            <text:p>1623585588,01169</text:p>
          </table:table-cell>
          <table:table-cell table:formula="of:=ROUND([.A635]-[$menor.$A$1];1)" office:value-type="float" office:value="63.4" calcext:value-type="float">
            <text:p>63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11195" calcext:value-type="float">
            <text:p>1623585588,11195</text:p>
          </table:table-cell>
          <table:table-cell table:formula="of:=ROUND([.A636]-[$menor.$A$1];1)" office:value-type="float" office:value="63.5" calcext:value-type="float">
            <text:p>63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21152" calcext:value-type="float">
            <text:p>1623585588,21152</text:p>
          </table:table-cell>
          <table:table-cell table:formula="of:=ROUND([.A637]-[$menor.$A$1];1)" office:value-type="float" office:value="63.6" calcext:value-type="float">
            <text:p>63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31149" calcext:value-type="float">
            <text:p>1623585588,31149</text:p>
          </table:table-cell>
          <table:table-cell table:formula="of:=ROUND([.A638]-[$menor.$A$1];1)" office:value-type="float" office:value="63.7" calcext:value-type="float">
            <text:p>63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41185" calcext:value-type="float">
            <text:p>1623585588,41185</text:p>
          </table:table-cell>
          <table:table-cell table:formula="of:=ROUND([.A639]-[$menor.$A$1];1)" office:value-type="float" office:value="63.8" calcext:value-type="float">
            <text:p>63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51203" calcext:value-type="float">
            <text:p>1623585588,51203</text:p>
          </table:table-cell>
          <table:table-cell table:formula="of:=ROUND([.A640]-[$menor.$A$1];1)" office:value-type="float" office:value="63.9" calcext:value-type="float">
            <text:p>63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61123" calcext:value-type="float">
            <text:p>1623585588,61123</text:p>
          </table:table-cell>
          <table:table-cell table:formula="of:=ROUND([.A641]-[$menor.$A$1];1)" office:value-type="float" office:value="64" calcext:value-type="float">
            <text:p>6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71181" calcext:value-type="float">
            <text:p>1623585588,71181</text:p>
          </table:table-cell>
          <table:table-cell table:formula="of:=ROUND([.A642]-[$menor.$A$1];1)" office:value-type="float" office:value="64.1" calcext:value-type="float">
            <text:p>64,1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81129" calcext:value-type="float">
            <text:p>1623585588,81129</text:p>
          </table:table-cell>
          <table:table-cell table:formula="of:=ROUND([.A643]-[$menor.$A$1];1)" office:value-type="float" office:value="64.2" calcext:value-type="float">
            <text:p>64,2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91176" calcext:value-type="float">
            <text:p>1623585588,91176</text:p>
          </table:table-cell>
          <table:table-cell table:formula="of:=ROUND([.A644]-[$menor.$A$1];1)" office:value-type="float" office:value="64.3" calcext:value-type="float">
            <text:p>64,3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4805" calcext:value-type="float">
            <text:p>1,994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01181" calcext:value-type="float">
            <text:p>1623585589,01181</text:p>
          </table:table-cell>
          <table:table-cell table:formula="of:=ROUND([.A645]-[$menor.$A$1];1)" office:value-type="float" office:value="64.4" calcext:value-type="float">
            <text:p>64,4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11179" calcext:value-type="float">
            <text:p>1623585589,11179</text:p>
          </table:table-cell>
          <table:table-cell table:formula="of:=ROUND([.A646]-[$menor.$A$1];1)" office:value-type="float" office:value="64.5" calcext:value-type="float">
            <text:p>64,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21176" calcext:value-type="float">
            <text:p>1623585589,21176</text:p>
          </table:table-cell>
          <table:table-cell table:formula="of:=ROUND([.A647]-[$menor.$A$1];1)" office:value-type="float" office:value="64.6" calcext:value-type="float">
            <text:p>64,6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31212" calcext:value-type="float">
            <text:p>1623585589,31212</text:p>
          </table:table-cell>
          <table:table-cell table:formula="of:=ROUND([.A648]-[$menor.$A$1];1)" office:value-type="float" office:value="64.7" calcext:value-type="float">
            <text:p>64,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41133" calcext:value-type="float">
            <text:p>1623585589,41133</text:p>
          </table:table-cell>
          <table:table-cell table:formula="of:=ROUND([.A649]-[$menor.$A$1];1)" office:value-type="float" office:value="64.8" calcext:value-type="float">
            <text:p>64,8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51173" calcext:value-type="float">
            <text:p>1623585589,51173</text:p>
          </table:table-cell>
          <table:table-cell table:formula="of:=ROUND([.A650]-[$menor.$A$1];1)" office:value-type="float" office:value="64.9" calcext:value-type="float">
            <text:p>64,9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61204" calcext:value-type="float">
            <text:p>1623585589,61204</text:p>
          </table:table-cell>
          <table:table-cell table:formula="of:=ROUND([.A651]-[$menor.$A$1];1)" office:value-type="float" office:value="65" calcext:value-type="float">
            <text:p>65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71176" calcext:value-type="float">
            <text:p>1623585589,71176</text:p>
          </table:table-cell>
          <table:table-cell table:formula="of:=ROUND([.A652]-[$menor.$A$1];1)" office:value-type="float" office:value="65.1" calcext:value-type="float">
            <text:p>65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81143" calcext:value-type="float">
            <text:p>1623585589,81143</text:p>
          </table:table-cell>
          <table:table-cell table:formula="of:=ROUND([.A653]-[$menor.$A$1];1)" office:value-type="float" office:value="65.2" calcext:value-type="float">
            <text:p>6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91132" calcext:value-type="float">
            <text:p>1623585589,91132</text:p>
          </table:table-cell>
          <table:table-cell table:formula="of:=ROUND([.A654]-[$menor.$A$1];1)" office:value-type="float" office:value="65.3" calcext:value-type="float">
            <text:p>65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01215" calcext:value-type="float">
            <text:p>1623585590,01215</text:p>
          </table:table-cell>
          <table:table-cell table:formula="of:=ROUND([.A655]-[$menor.$A$1];1)" office:value-type="float" office:value="65.4" calcext:value-type="float">
            <text:p>6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11285" calcext:value-type="float">
            <text:p>1623585590,11285</text:p>
          </table:table-cell>
          <table:table-cell table:formula="of:=ROUND([.A656]-[$menor.$A$1];1)" office:value-type="float" office:value="65.5" calcext:value-type="float">
            <text:p>6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21302" calcext:value-type="float">
            <text:p>1623585590,21302</text:p>
          </table:table-cell>
          <table:table-cell table:formula="of:=ROUND([.A657]-[$menor.$A$1];1)" office:value-type="float" office:value="65.6" calcext:value-type="float">
            <text:p>6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31292" calcext:value-type="float">
            <text:p>1623585590,31292</text:p>
          </table:table-cell>
          <table:table-cell table:formula="of:=ROUND([.A658]-[$menor.$A$1];1)" office:value-type="float" office:value="65.7" calcext:value-type="float">
            <text:p>6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41314" calcext:value-type="float">
            <text:p>1623585590,41314</text:p>
          </table:table-cell>
          <table:table-cell table:formula="of:=ROUND([.A659]-[$menor.$A$1];1)" office:value-type="float" office:value="65.8" calcext:value-type="float">
            <text:p>6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5141" calcext:value-type="float">
            <text:p>1623585590,5141</text:p>
          </table:table-cell>
          <table:table-cell table:formula="of:=ROUND([.A660]-[$menor.$A$1];1)" office:value-type="float" office:value="65.9" calcext:value-type="float">
            <text:p>6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61389" calcext:value-type="float">
            <text:p>1623585590,61389</text:p>
          </table:table-cell>
          <table:table-cell table:formula="of:=ROUND([.A661]-[$menor.$A$1];1)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71358" calcext:value-type="float">
            <text:p>1623585590,71358</text:p>
          </table:table-cell>
          <table:table-cell table:formula="of:=ROUND([.A662]-[$menor.$A$1];1)" office:value-type="float" office:value="66.1" calcext:value-type="float">
            <text:p>66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81403" calcext:value-type="float">
            <text:p>1623585590,81403</text:p>
          </table:table-cell>
          <table:table-cell table:formula="of:=ROUND([.A663]-[$menor.$A$1];1)" office:value-type="float" office:value="66.2" calcext:value-type="float">
            <text:p>6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91368" calcext:value-type="float">
            <text:p>1623585590,91368</text:p>
          </table:table-cell>
          <table:table-cell table:formula="of:=ROUND([.A664]-[$menor.$A$1];1)" office:value-type="float" office:value="66.3" calcext:value-type="float">
            <text:p>6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01344" calcext:value-type="float">
            <text:p>1623585591,01344</text:p>
          </table:table-cell>
          <table:table-cell table:formula="of:=ROUND([.A665]-[$menor.$A$1];1)" office:value-type="float" office:value="66.4" calcext:value-type="float">
            <text:p>6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11418" calcext:value-type="float">
            <text:p>1623585591,11418</text:p>
          </table:table-cell>
          <table:table-cell table:formula="of:=ROUND([.A666]-[$menor.$A$1];1)" office:value-type="float" office:value="66.5" calcext:value-type="float">
            <text:p>6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2149" calcext:value-type="float">
            <text:p>1623585591,2149</text:p>
          </table:table-cell>
          <table:table-cell table:formula="of:=ROUND([.A667]-[$menor.$A$1];1)" office:value-type="float" office:value="66.6" calcext:value-type="float">
            <text:p>6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31459" calcext:value-type="float">
            <text:p>1623585591,31459</text:p>
          </table:table-cell>
          <table:table-cell table:formula="of:=ROUND([.A668]-[$menor.$A$1];1)"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4142" calcext:value-type="float">
            <text:p>1623585591,4142</text:p>
          </table:table-cell>
          <table:table-cell table:formula="of:=ROUND([.A669]-[$menor.$A$1];1)" office:value-type="float" office:value="66.8" calcext:value-type="float">
            <text:p>66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5149" calcext:value-type="float">
            <text:p>1623585591,5149</text:p>
          </table:table-cell>
          <table:table-cell table:formula="of:=ROUND([.A670]-[$menor.$A$1];1)" office:value-type="float" office:value="66.9" calcext:value-type="float">
            <text:p>66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61463" calcext:value-type="float">
            <text:p>1623585591,61463</text:p>
          </table:table-cell>
          <table:table-cell table:formula="of:=ROUND([.A671]-[$menor.$A$1];1)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71438" calcext:value-type="float">
            <text:p>1623585591,71438</text:p>
          </table:table-cell>
          <table:table-cell table:formula="of:=ROUND([.A672]-[$menor.$A$1];1)" office:value-type="float" office:value="67.1" calcext:value-type="float">
            <text:p>6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8151" calcext:value-type="float">
            <text:p>1623585591,8151</text:p>
          </table:table-cell>
          <table:table-cell table:formula="of:=ROUND([.A673]-[$menor.$A$1];1)" office:value-type="float" office:value="67.2" calcext:value-type="float">
            <text:p>67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91475" calcext:value-type="float">
            <text:p>1623585591,91475</text:p>
          </table:table-cell>
          <table:table-cell table:formula="of:=ROUND([.A674]-[$menor.$A$1];1)" office:value-type="float" office:value="67.3" calcext:value-type="float">
            <text:p>6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01448" calcext:value-type="float">
            <text:p>1623585592,01448</text:p>
          </table:table-cell>
          <table:table-cell table:formula="of:=ROUND([.A675]-[$menor.$A$1];1)" office:value-type="float" office:value="67.4" calcext:value-type="float">
            <text:p>6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11517" calcext:value-type="float">
            <text:p>1623585592,11517</text:p>
          </table:table-cell>
          <table:table-cell table:formula="of:=ROUND([.A676]-[$menor.$A$1];1)" office:value-type="float" office:value="67.5" calcext:value-type="float">
            <text:p>6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21572" calcext:value-type="float">
            <text:p>1623585592,21572</text:p>
          </table:table-cell>
          <table:table-cell table:formula="of:=ROUND([.A677]-[$menor.$A$1];1)" office:value-type="float" office:value="67.6" calcext:value-type="float">
            <text:p>6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31581" calcext:value-type="float">
            <text:p>1623585592,31581</text:p>
          </table:table-cell>
          <table:table-cell table:formula="of:=ROUND([.A678]-[$menor.$A$1];1)" office:value-type="float" office:value="67.7" calcext:value-type="float">
            <text:p>67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416" calcext:value-type="float">
            <text:p>1623585592,416</text:p>
          </table:table-cell>
          <table:table-cell table:formula="of:=ROUND([.A679]-[$menor.$A$1];1)" office:value-type="float" office:value="67.8" calcext:value-type="float">
            <text:p>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51567" calcext:value-type="float">
            <text:p>1623585592,51567</text:p>
          </table:table-cell>
          <table:table-cell table:formula="of:=ROUND([.A680]-[$menor.$A$1];1)" office:value-type="float" office:value="67.9" calcext:value-type="float">
            <text:p>67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61518" calcext:value-type="float">
            <text:p>1623585592,61518</text:p>
          </table:table-cell>
          <table:table-cell table:formula="of:=ROUND([.A681]-[$menor.$A$1];1)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7162" calcext:value-type="float">
            <text:p>1623585592,7162</text:p>
          </table:table-cell>
          <table:table-cell table:formula="of:=ROUND([.A682]-[$menor.$A$1];1)" office:value-type="float" office:value="68.1" calcext:value-type="float">
            <text:p>68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81692" calcext:value-type="float">
            <text:p>1623585592,81692</text:p>
          </table:table-cell>
          <table:table-cell table:formula="of:=ROUND([.A683]-[$menor.$A$1];1)" office:value-type="float" office:value="68.2" calcext:value-type="float">
            <text:p>6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91664" calcext:value-type="float">
            <text:p>1623585592,91664</text:p>
          </table:table-cell>
          <table:table-cell table:formula="of:=ROUND([.A684]-[$menor.$A$1];1)" office:value-type="float" office:value="68.3" calcext:value-type="float">
            <text:p>6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01634" calcext:value-type="float">
            <text:p>1623585593,01634</text:p>
          </table:table-cell>
          <table:table-cell table:formula="of:=ROUND([.A685]-[$menor.$A$1];1)" office:value-type="float" office:value="68.4" calcext:value-type="float">
            <text:p>6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11704" calcext:value-type="float">
            <text:p>1623585593,11704</text:p>
          </table:table-cell>
          <table:table-cell table:formula="of:=ROUND([.A686]-[$menor.$A$1];1)" office:value-type="float" office:value="68.5" calcext:value-type="float">
            <text:p>6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21681" calcext:value-type="float">
            <text:p>1623585593,21681</text:p>
          </table:table-cell>
          <table:table-cell table:formula="of:=ROUND([.A687]-[$menor.$A$1];1)" office:value-type="float" office:value="68.6" calcext:value-type="float">
            <text:p>6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31652" calcext:value-type="float">
            <text:p>1623585593,31652</text:p>
          </table:table-cell>
          <table:table-cell table:formula="of:=ROUND([.A688]-[$menor.$A$1];1)" office:value-type="float" office:value="68.7" calcext:value-type="float">
            <text:p>68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4172" calcext:value-type="float">
            <text:p>1623585593,4172</text:p>
          </table:table-cell>
          <table:table-cell table:formula="of:=ROUND([.A689]-[$menor.$A$1];1)" office:value-type="float" office:value="68.8" calcext:value-type="float">
            <text:p>6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5179" calcext:value-type="float">
            <text:p>1623585593,5179</text:p>
          </table:table-cell>
          <table:table-cell table:formula="of:=ROUND([.A690]-[$menor.$A$1];1)" office:value-type="float" office:value="68.9" calcext:value-type="float">
            <text:p>68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61763" calcext:value-type="float">
            <text:p>1623585593,61763</text:p>
          </table:table-cell>
          <table:table-cell table:formula="of:=ROUND([.A691]-[$menor.$A$1];1)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71722" calcext:value-type="float">
            <text:p>1623585593,71722</text:p>
          </table:table-cell>
          <table:table-cell table:formula="of:=ROUND([.A692]-[$menor.$A$1];1)" office:value-type="float" office:value="69.1" calcext:value-type="float">
            <text:p>69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81748" calcext:value-type="float">
            <text:p>1623585593,81748</text:p>
          </table:table-cell>
          <table:table-cell table:formula="of:=ROUND([.A693]-[$menor.$A$1];1)" office:value-type="float" office:value="69.2" calcext:value-type="float">
            <text:p>69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91821" calcext:value-type="float">
            <text:p>1623585593,91821</text:p>
          </table:table-cell>
          <table:table-cell table:formula="of:=ROUND([.A694]-[$menor.$A$1];1)" office:value-type="float" office:value="69.3" calcext:value-type="float">
            <text:p>6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01893" calcext:value-type="float">
            <text:p>1623585594,01893</text:p>
          </table:table-cell>
          <table:table-cell table:formula="of:=ROUND([.A695]-[$menor.$A$1];1)" office:value-type="float" office:value="69.4" calcext:value-type="float">
            <text:p>6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11867" calcext:value-type="float">
            <text:p>1623585594,11867</text:p>
          </table:table-cell>
          <table:table-cell table:formula="of:=ROUND([.A696]-[$menor.$A$1];1)" office:value-type="float" office:value="69.5" calcext:value-type="float">
            <text:p>69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21857" calcext:value-type="float">
            <text:p>1623585594,21857</text:p>
          </table:table-cell>
          <table:table-cell table:formula="of:=ROUND([.A697]-[$menor.$A$1];1)" office:value-type="float" office:value="69.6" calcext:value-type="float">
            <text:p>69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31827" calcext:value-type="float">
            <text:p>1623585594,31827</text:p>
          </table:table-cell>
          <table:table-cell table:formula="of:=ROUND([.A698]-[$menor.$A$1];1)" office:value-type="float" office:value="69.7" calcext:value-type="float">
            <text:p>69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41898" calcext:value-type="float">
            <text:p>1623585594,41898</text:p>
          </table:table-cell>
          <table:table-cell table:formula="of:=ROUND([.A699]-[$menor.$A$1];1)" office:value-type="float" office:value="69.8" calcext:value-type="float">
            <text:p>6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51871" calcext:value-type="float">
            <text:p>1623585594,51871</text:p>
          </table:table-cell>
          <table:table-cell table:formula="of:=ROUND([.A700]-[$menor.$A$1];1)" office:value-type="float" office:value="69.9" calcext:value-type="float">
            <text:p>69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61844" calcext:value-type="float">
            <text:p>1623585594,61844</text:p>
          </table:table-cell>
          <table:table-cell table:formula="of:=ROUND([.A701]-[$menor.$A$1];1)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71918" calcext:value-type="float">
            <text:p>1623585594,71918</text:p>
          </table:table-cell>
          <table:table-cell table:formula="of:=ROUND([.A702]-[$menor.$A$1];1)" office:value-type="float" office:value="70.1" calcext:value-type="float">
            <text:p>7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81991" calcext:value-type="float">
            <text:p>1623585594,81991</text:p>
          </table:table-cell>
          <table:table-cell table:formula="of:=ROUND([.A703]-[$menor.$A$1];1)" office:value-type="float" office:value="70.2" calcext:value-type="float">
            <text:p>7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91966" calcext:value-type="float">
            <text:p>1623585594,91966</text:p>
          </table:table-cell>
          <table:table-cell table:formula="of:=ROUND([.A704]-[$menor.$A$1];1)" office:value-type="float" office:value="70.3" calcext:value-type="float">
            <text:p>7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01935" calcext:value-type="float">
            <text:p>1623585595,01935</text:p>
          </table:table-cell>
          <table:table-cell table:formula="of:=ROUND([.A705]-[$menor.$A$1];1)" office:value-type="float" office:value="70.4" calcext:value-type="float">
            <text:p>7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12005" calcext:value-type="float">
            <text:p>1623585595,12005</text:p>
          </table:table-cell>
          <table:table-cell table:formula="of:=ROUND([.A706]-[$menor.$A$1];1)" office:value-type="float" office:value="70.5" calcext:value-type="float">
            <text:p>7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21982" calcext:value-type="float">
            <text:p>1623585595,21982</text:p>
          </table:table-cell>
          <table:table-cell table:formula="of:=ROUND([.A707]-[$menor.$A$1];1)" office:value-type="float" office:value="70.6" calcext:value-type="float">
            <text:p>7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31946" calcext:value-type="float">
            <text:p>1623585595,31946</text:p>
          </table:table-cell>
          <table:table-cell table:formula="of:=ROUND([.A708]-[$menor.$A$1];1)" office:value-type="float" office:value="70.7" calcext:value-type="float">
            <text:p>70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41983" calcext:value-type="float">
            <text:p>1623585595,41983</text:p>
          </table:table-cell>
          <table:table-cell table:formula="of:=ROUND([.A709]-[$menor.$A$1];1)" office:value-type="float" office:value="70.8" calcext:value-type="float">
            <text:p>7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51955" calcext:value-type="float">
            <text:p>1623585595,51955</text:p>
          </table:table-cell>
          <table:table-cell table:formula="of:=ROUND([.A710]-[$menor.$A$1];1)" office:value-type="float" office:value="70.9" calcext:value-type="float">
            <text:p>7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61936" calcext:value-type="float">
            <text:p>1623585595,61936</text:p>
          </table:table-cell>
          <table:table-cell table:formula="of:=ROUND([.A711]-[$menor.$A$1];1)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72009" calcext:value-type="float">
            <text:p>1623585595,72009</text:p>
          </table:table-cell>
          <table:table-cell table:formula="of:=ROUND([.A712]-[$menor.$A$1];1)" office:value-type="float" office:value="71.1" calcext:value-type="float">
            <text:p>71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81982" calcext:value-type="float">
            <text:p>1623585595,81982</text:p>
          </table:table-cell>
          <table:table-cell table:formula="of:=ROUND([.A713]-[$menor.$A$1];1)" office:value-type="float" office:value="71.2" calcext:value-type="float">
            <text:p>7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91956" calcext:value-type="float">
            <text:p>1623585595,91956</text:p>
          </table:table-cell>
          <table:table-cell table:formula="of:=ROUND([.A714]-[$menor.$A$1];1)" office:value-type="float" office:value="71.3" calcext:value-type="float">
            <text:p>7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0193" calcext:value-type="float">
            <text:p>1623585596,0193</text:p>
          </table:table-cell>
          <table:table-cell table:formula="of:=ROUND([.A715]-[$menor.$A$1];1)" office:value-type="float" office:value="71.4" calcext:value-type="float">
            <text:p>7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11987" calcext:value-type="float">
            <text:p>1623585596,11987</text:p>
          </table:table-cell>
          <table:table-cell table:formula="of:=ROUND([.A716]-[$menor.$A$1];1)" office:value-type="float" office:value="71.5" calcext:value-type="float">
            <text:p>7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2198" calcext:value-type="float">
            <text:p>1623585596,2198</text:p>
          </table:table-cell>
          <table:table-cell table:formula="of:=ROUND([.A717]-[$menor.$A$1];1)" office:value-type="float" office:value="71.6" calcext:value-type="float">
            <text:p>7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31951" calcext:value-type="float">
            <text:p>1623585596,31951</text:p>
          </table:table-cell>
          <table:table-cell table:formula="of:=ROUND([.A718]-[$menor.$A$1];1)" office:value-type="float" office:value="71.7" calcext:value-type="float">
            <text:p>71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42002" calcext:value-type="float">
            <text:p>1623585596,42002</text:p>
          </table:table-cell>
          <table:table-cell table:formula="of:=ROUND([.A719]-[$menor.$A$1];1)" office:value-type="float" office:value="71.8" calcext:value-type="float">
            <text:p>71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51979" calcext:value-type="float">
            <text:p>1623585596,51979</text:p>
          </table:table-cell>
          <table:table-cell table:formula="of:=ROUND([.A720]-[$menor.$A$1];1)" office:value-type="float" office:value="71.9" calcext:value-type="float">
            <text:p>71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61991" calcext:value-type="float">
            <text:p>1623585596,61991</text:p>
          </table:table-cell>
          <table:table-cell table:formula="of:=ROUND([.A721]-[$menor.$A$1];1)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71957" calcext:value-type="float">
            <text:p>1623585596,71957</text:p>
          </table:table-cell>
          <table:table-cell table:formula="of:=ROUND([.A722]-[$menor.$A$1];1)" office:value-type="float" office:value="72.1" calcext:value-type="float">
            <text:p>72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8193" calcext:value-type="float">
            <text:p>1623585596,8193</text:p>
          </table:table-cell>
          <table:table-cell table:formula="of:=ROUND([.A723]-[$menor.$A$1];1)" office:value-type="float" office:value="72.2" calcext:value-type="float">
            <text:p>72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92014" calcext:value-type="float">
            <text:p>1623585596,92014</text:p>
          </table:table-cell>
          <table:table-cell table:formula="of:=ROUND([.A724]-[$menor.$A$1];1)" office:value-type="float" office:value="72.3" calcext:value-type="float">
            <text:p>7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02092" calcext:value-type="float">
            <text:p>1623585597,02092</text:p>
          </table:table-cell>
          <table:table-cell table:formula="of:=ROUND([.A725]-[$menor.$A$1];1)" office:value-type="float" office:value="72.4" calcext:value-type="float">
            <text:p>7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12061" calcext:value-type="float">
            <text:p>1623585597,12061</text:p>
          </table:table-cell>
          <table:table-cell table:formula="of:=ROUND([.A726]-[$menor.$A$1];1)" office:value-type="float" office:value="72.5" calcext:value-type="float">
            <text:p>7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22102" calcext:value-type="float">
            <text:p>1623585597,22102</text:p>
          </table:table-cell>
          <table:table-cell table:formula="of:=ROUND([.A727]-[$menor.$A$1];1)" office:value-type="float" office:value="72.6" calcext:value-type="float">
            <text:p>7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32072" calcext:value-type="float">
            <text:p>1623585597,32072</text:p>
          </table:table-cell>
          <table:table-cell table:formula="of:=ROUND([.A728]-[$menor.$A$1];1)" office:value-type="float" office:value="72.7" calcext:value-type="float">
            <text:p>72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42045" calcext:value-type="float">
            <text:p>1623585597,42045</text:p>
          </table:table-cell>
          <table:table-cell table:formula="of:=ROUND([.A729]-[$menor.$A$1];1)" office:value-type="float" office:value="72.8" calcext:value-type="float">
            <text:p>7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52026" calcext:value-type="float">
            <text:p>1623585597,52026</text:p>
          </table:table-cell>
          <table:table-cell table:formula="of:=ROUND([.A730]-[$menor.$A$1];1)" office:value-type="float" office:value="72.9" calcext:value-type="float">
            <text:p>7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62063" calcext:value-type="float">
            <text:p>1623585597,62063</text:p>
          </table:table-cell>
          <table:table-cell table:formula="of:=ROUND([.A731]-[$menor.$A$1];1)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72049" calcext:value-type="float">
            <text:p>1623585597,72049</text:p>
          </table:table-cell>
          <table:table-cell table:formula="of:=ROUND([.A732]-[$menor.$A$1];1)" office:value-type="float" office:value="73.1" calcext:value-type="float">
            <text:p>7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8212" calcext:value-type="float">
            <text:p>1623585597,8212</text:p>
          </table:table-cell>
          <table:table-cell table:formula="of:=ROUND([.A733]-[$menor.$A$1];1)" office:value-type="float" office:value="73.2" calcext:value-type="float">
            <text:p>7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92166" calcext:value-type="float">
            <text:p>1623585597,92166</text:p>
          </table:table-cell>
          <table:table-cell table:formula="of:=ROUND([.A734]-[$menor.$A$1];1)" office:value-type="float" office:value="73.3" calcext:value-type="float">
            <text:p>7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02198" calcext:value-type="float">
            <text:p>1623585598,02198</text:p>
          </table:table-cell>
          <table:table-cell table:formula="of:=ROUND([.A735]-[$menor.$A$1];1)" office:value-type="float" office:value="73.4" calcext:value-type="float">
            <text:p>73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12166" calcext:value-type="float">
            <text:p>1623585598,12166</text:p>
          </table:table-cell>
          <table:table-cell table:formula="of:=ROUND([.A736]-[$menor.$A$1];1)" office:value-type="float" office:value="73.5" calcext:value-type="float">
            <text:p>7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22143" calcext:value-type="float">
            <text:p>1623585598,22143</text:p>
          </table:table-cell>
          <table:table-cell table:formula="of:=ROUND([.A737]-[$menor.$A$1];1)" office:value-type="float" office:value="73.6" calcext:value-type="float">
            <text:p>7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32127" calcext:value-type="float">
            <text:p>1623585598,32127</text:p>
          </table:table-cell>
          <table:table-cell table:formula="of:=ROUND([.A738]-[$menor.$A$1];1)" office:value-type="float" office:value="73.7" calcext:value-type="float">
            <text:p>7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42128" calcext:value-type="float">
            <text:p>1623585598,42128</text:p>
          </table:table-cell>
          <table:table-cell table:formula="of:=ROUND([.A739]-[$menor.$A$1];1)" office:value-type="float" office:value="73.8" calcext:value-type="float">
            <text:p>7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522" calcext:value-type="float">
            <text:p>1623585598,522</text:p>
          </table:table-cell>
          <table:table-cell table:formula="of:=ROUND([.A740]-[$menor.$A$1];1)" office:value-type="float" office:value="73.9" calcext:value-type="float">
            <text:p>7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62178" calcext:value-type="float">
            <text:p>1623585598,62178</text:p>
          </table:table-cell>
          <table:table-cell table:formula="of:=ROUND([.A741]-[$menor.$A$1];1)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72159" calcext:value-type="float">
            <text:p>1623585598,72159</text:p>
          </table:table-cell>
          <table:table-cell table:formula="of:=ROUND([.A742]-[$menor.$A$1];1)" office:value-type="float" office:value="74.1" calcext:value-type="float">
            <text:p>74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82133" calcext:value-type="float">
            <text:p>1623585598,82133</text:p>
          </table:table-cell>
          <table:table-cell table:formula="of:=ROUND([.A743]-[$menor.$A$1];1)" office:value-type="float" office:value="74.2" calcext:value-type="float">
            <text:p>7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92223" calcext:value-type="float">
            <text:p>1623585598,92223</text:p>
          </table:table-cell>
          <table:table-cell table:formula="of:=ROUND([.A744]-[$menor.$A$1];1)" office:value-type="float" office:value="74.3" calcext:value-type="float">
            <text:p>74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02277" calcext:value-type="float">
            <text:p>1623585599,02277</text:p>
          </table:table-cell>
          <table:table-cell table:formula="of:=ROUND([.A745]-[$menor.$A$1];1)" office:value-type="float" office:value="74.4" calcext:value-type="float">
            <text:p>74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123" calcext:value-type="float">
            <text:p>1623585599,123</text:p>
          </table:table-cell>
          <table:table-cell table:formula="of:=ROUND([.A746]-[$menor.$A$1];1)" office:value-type="float" office:value="74.5" calcext:value-type="float">
            <text:p>7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22233" calcext:value-type="float">
            <text:p>1623585599,22233</text:p>
          </table:table-cell>
          <table:table-cell table:formula="of:=ROUND([.A747]-[$menor.$A$1];1)" office:value-type="float" office:value="74.6" calcext:value-type="float">
            <text:p>74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3231" calcext:value-type="float">
            <text:p>1623585599,3231</text:p>
          </table:table-cell>
          <table:table-cell table:formula="of:=ROUND([.A748]-[$menor.$A$1];1)" office:value-type="float" office:value="74.7" calcext:value-type="float">
            <text:p>74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42277" calcext:value-type="float">
            <text:p>1623585599,42277</text:p>
          </table:table-cell>
          <table:table-cell table:formula="of:=ROUND([.A749]-[$menor.$A$1];1)" office:value-type="float" office:value="74.8" calcext:value-type="float">
            <text:p>74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52227" calcext:value-type="float">
            <text:p>1623585599,52227</text:p>
          </table:table-cell>
          <table:table-cell table:formula="of:=ROUND([.A750]-[$menor.$A$1];1)" office:value-type="float" office:value="74.9" calcext:value-type="float">
            <text:p>74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62311" calcext:value-type="float">
            <text:p>1623585599,62311</text:p>
          </table:table-cell>
          <table:table-cell table:formula="of:=ROUND([.A751]-[$menor.$A$1];1)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72278" calcext:value-type="float">
            <text:p>1623585599,72278</text:p>
          </table:table-cell>
          <table:table-cell table:formula="of:=ROUND([.A752]-[$menor.$A$1];1)" office:value-type="float" office:value="75.1" calcext:value-type="float">
            <text:p>75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82247" calcext:value-type="float">
            <text:p>1623585599,82247</text:p>
          </table:table-cell>
          <table:table-cell table:formula="of:=ROUND([.A753]-[$menor.$A$1];1)" office:value-type="float" office:value="75.2" calcext:value-type="float">
            <text:p>7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9.92323" calcext:value-type="float">
            <text:p>1623585599,92323</text:p>
          </table:table-cell>
          <table:table-cell table:formula="of:=ROUND([.A754]-[$menor.$A$1];1)" office:value-type="float" office:value="75.3" calcext:value-type="float">
            <text:p>75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02395" calcext:value-type="float">
            <text:p>1623585600,02395</text:p>
          </table:table-cell>
          <table:table-cell table:formula="of:=ROUND([.A755]-[$menor.$A$1];1)" office:value-type="float" office:value="75.4" calcext:value-type="float">
            <text:p>75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12378" calcext:value-type="float">
            <text:p>1623585600,12378</text:p>
          </table:table-cell>
          <table:table-cell table:formula="of:=ROUND([.A756]-[$menor.$A$1];1)" office:value-type="float" office:value="75.5" calcext:value-type="float">
            <text:p>7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22345" calcext:value-type="float">
            <text:p>1623585600,22345</text:p>
          </table:table-cell>
          <table:table-cell table:formula="of:=ROUND([.A757]-[$menor.$A$1];1)" office:value-type="float" office:value="75.6" calcext:value-type="float">
            <text:p>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32385" calcext:value-type="float">
            <text:p>1623585600,32385</text:p>
          </table:table-cell>
          <table:table-cell table:formula="of:=ROUND([.A758]-[$menor.$A$1];1)" office:value-type="float" office:value="75.7" calcext:value-type="float">
            <text:p>7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42345" calcext:value-type="float">
            <text:p>1623585600,42345</text:p>
          </table:table-cell>
          <table:table-cell table:formula="of:=ROUND([.A759]-[$menor.$A$1];1)" office:value-type="float" office:value="75.8" calcext:value-type="float">
            <text:p>7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52416" calcext:value-type="float">
            <text:p>1623585600,52416</text:p>
          </table:table-cell>
          <table:table-cell table:formula="of:=ROUND([.A760]-[$menor.$A$1];1)" office:value-type="float" office:value="75.9" calcext:value-type="float">
            <text:p>7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62487" calcext:value-type="float">
            <text:p>1623585600,62487</text:p>
          </table:table-cell>
          <table:table-cell table:formula="of:=ROUND([.A761]-[$menor.$A$1];1)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72459" calcext:value-type="float">
            <text:p>1623585600,72459</text:p>
          </table:table-cell>
          <table:table-cell table:formula="of:=ROUND([.A762]-[$menor.$A$1];1)" office:value-type="float" office:value="76.1" calcext:value-type="float">
            <text:p>76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82441" calcext:value-type="float">
            <text:p>1623585600,82441</text:p>
          </table:table-cell>
          <table:table-cell table:formula="of:=ROUND([.A763]-[$menor.$A$1];1)" office:value-type="float" office:value="76.2" calcext:value-type="float">
            <text:p>76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0.92504" calcext:value-type="float">
            <text:p>1623585600,92504</text:p>
          </table:table-cell>
          <table:table-cell table:formula="of:=ROUND([.A764]-[$menor.$A$1];1)" office:value-type="float" office:value="76.3" calcext:value-type="float">
            <text:p>7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02432" calcext:value-type="float">
            <text:p>1623585601,02432</text:p>
          </table:table-cell>
          <table:table-cell table:formula="of:=ROUND([.A765]-[$menor.$A$1];1)" office:value-type="float" office:value="76.4" calcext:value-type="float">
            <text:p>76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12507" calcext:value-type="float">
            <text:p>1623585601,12507</text:p>
          </table:table-cell>
          <table:table-cell table:formula="of:=ROUND([.A766]-[$menor.$A$1];1)" office:value-type="float" office:value="76.5" calcext:value-type="float">
            <text:p>76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22483" calcext:value-type="float">
            <text:p>1623585601,22483</text:p>
          </table:table-cell>
          <table:table-cell table:formula="of:=ROUND([.A767]-[$menor.$A$1];1)" office:value-type="float" office:value="76.6" calcext:value-type="float">
            <text:p>76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32458" calcext:value-type="float">
            <text:p>1623585601,32458</text:p>
          </table:table-cell>
          <table:table-cell table:formula="of:=ROUND([.A768]-[$menor.$A$1];1)" office:value-type="float" office:value="76.7" calcext:value-type="float">
            <text:p>76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42435" calcext:value-type="float">
            <text:p>1623585601,42435</text:p>
          </table:table-cell>
          <table:table-cell table:formula="of:=ROUND([.A769]-[$menor.$A$1];1)" office:value-type="float" office:value="76.8" calcext:value-type="float">
            <text:p>76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52486" calcext:value-type="float">
            <text:p>1623585601,52486</text:p>
          </table:table-cell>
          <table:table-cell table:formula="of:=ROUND([.A770]-[$menor.$A$1];1)" office:value-type="float" office:value="76.9" calcext:value-type="float">
            <text:p>76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62441" calcext:value-type="float">
            <text:p>1623585601,62441</text:p>
          </table:table-cell>
          <table:table-cell table:formula="of:=ROUND([.A771]-[$menor.$A$1];1)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72453" calcext:value-type="float">
            <text:p>1623585601,72453</text:p>
          </table:table-cell>
          <table:table-cell table:formula="of:=ROUND([.A772]-[$menor.$A$1];1)" office:value-type="float" office:value="77.1" calcext:value-type="float">
            <text:p>7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82525" calcext:value-type="float">
            <text:p>1623585601,82525</text:p>
          </table:table-cell>
          <table:table-cell table:formula="of:=ROUND([.A773]-[$menor.$A$1];1)" office:value-type="float" office:value="77.2" calcext:value-type="float">
            <text:p>77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1.92596" calcext:value-type="float">
            <text:p>1623585601,92596</text:p>
          </table:table-cell>
          <table:table-cell table:formula="of:=ROUND([.A774]-[$menor.$A$1];1)" office:value-type="float" office:value="77.3" calcext:value-type="float">
            <text:p>77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02545" calcext:value-type="float">
            <text:p>1623585602,02545</text:p>
          </table:table-cell>
          <table:table-cell table:formula="of:=ROUND([.A775]-[$menor.$A$1];1)" office:value-type="float" office:value="77.4" calcext:value-type="float">
            <text:p>77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12567" calcext:value-type="float">
            <text:p>1623585602,12567</text:p>
          </table:table-cell>
          <table:table-cell table:formula="of:=ROUND([.A776]-[$menor.$A$1];1)" office:value-type="float" office:value="77.5" calcext:value-type="float">
            <text:p>77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22567" calcext:value-type="float">
            <text:p>1623585602,22567</text:p>
          </table:table-cell>
          <table:table-cell table:formula="of:=ROUND([.A777]-[$menor.$A$1];1)" office:value-type="float" office:value="77.6" calcext:value-type="float">
            <text:p>77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32615" calcext:value-type="float">
            <text:p>1623585602,32615</text:p>
          </table:table-cell>
          <table:table-cell table:formula="of:=ROUND([.A778]-[$menor.$A$1];1)" office:value-type="float" office:value="77.7" calcext:value-type="float">
            <text:p>77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42581" calcext:value-type="float">
            <text:p>1623585602,42581</text:p>
          </table:table-cell>
          <table:table-cell table:formula="of:=ROUND([.A779]-[$menor.$A$1];1)" office:value-type="float" office:value="77.8" calcext:value-type="float">
            <text:p>7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5255" calcext:value-type="float">
            <text:p>1623585602,5255</text:p>
          </table:table-cell>
          <table:table-cell table:formula="of:=ROUND([.A780]-[$menor.$A$1];1)" office:value-type="float" office:value="77.9" calcext:value-type="float">
            <text:p>77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62624" calcext:value-type="float">
            <text:p>1623585602,62624</text:p>
          </table:table-cell>
          <table:table-cell table:formula="of:=ROUND([.A781]-[$menor.$A$1];1)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72696" calcext:value-type="float">
            <text:p>1623585602,72696</text:p>
          </table:table-cell>
          <table:table-cell table:formula="of:=ROUND([.A782]-[$menor.$A$1];1)" office:value-type="float" office:value="78.1" calcext:value-type="float">
            <text:p>78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82662" calcext:value-type="float">
            <text:p>1623585602,82662</text:p>
          </table:table-cell>
          <table:table-cell table:formula="of:=ROUND([.A783]-[$menor.$A$1];1)" office:value-type="float" office:value="78.2" calcext:value-type="float">
            <text:p>7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2.9265" calcext:value-type="float">
            <text:p>1623585602,9265</text:p>
          </table:table-cell>
          <table:table-cell table:formula="of:=ROUND([.A784]-[$menor.$A$1];1)" office:value-type="float" office:value="78.3" calcext:value-type="float">
            <text:p>78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3.02648" calcext:value-type="float">
            <text:p>1623585603,02648</text:p>
          </table:table-cell>
          <table:table-cell table:formula="of:=ROUND([.A785]-[$menor.$A$1];1)" office:value-type="float" office:value="78.4" calcext:value-type="float">
            <text:p>7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3.12618" calcext:value-type="float">
            <text:p>1623585603,12618</text:p>
          </table:table-cell>
          <table:table-cell table:formula="of:=ROUND([.A786]-[$menor.$A$1];1)" office:value-type="float" office:value="78.5" calcext:value-type="float">
            <text:p>78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3.22659" calcext:value-type="float">
            <text:p>1623585603,22659</text:p>
          </table:table-cell>
          <table:table-cell table:formula="of:=ROUND([.A787]-[$menor.$A$1];1)" office:value-type="float" office:value="78.6" calcext:value-type="float">
            <text:p>7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3.32633" calcext:value-type="float">
            <text:p>1623585603,32633</text:p>
          </table:table-cell>
          <table:table-cell table:formula="of:=ROUND([.A788]-[$menor.$A$1];1)" office:value-type="float" office:value="78.7" calcext:value-type="float">
            <text:p>78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3.42695" calcext:value-type="float">
            <text:p>1623585603,42695</text:p>
          </table:table-cell>
          <table:table-cell table:formula="of:=ROUND([.A789]-[$menor.$A$1];1)" office:value-type="float" office:value="78.8" calcext:value-type="float">
            <text:p>78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603.52667" calcext:value-type="float">
            <text:p>1623585603,52667</text:p>
          </table:table-cell>
          <table:table-cell table:formula="of:=ROUND([.A790]-[$menor.$A$1];1)" office:value-type="float" office:value="78.9" calcext:value-type="float">
            <text:p>78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5775" calcext:value-type="float">
            <text:p>1,99577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_child_detection_20210613_085839" table:style-name="ta1"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Child.X</text:p>
          </table:table-cell>
          <table:table-cell office:value-type="string" calcext:value-type="string">
            <text:p>Child.Y</text:p>
          </table:table-cell>
          <table:table-cell office:value-type="string" calcext:value-type="string">
            <text:p>Child.Angle</text:p>
          </table:table-cell>
        </table:table-row>
        <table:table-row table:style-name="ro1">
          <table:table-cell office:value-type="float" office:value="1623585530.95756" calcext:value-type="float">
            <text:p>1623585530,95756</text:p>
          </table:table-cell>
          <table:table-cell table:formula="of:=ROUND([.A2]-[$menor.$A$1];1)" office:value-type="float" office:value="6.3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05753" calcext:value-type="float">
            <text:p>1623585531,05753</text:p>
          </table:table-cell>
          <table:table-cell table:formula="of:=ROUND([.A3]-[$menor.$A$1];1)" office:value-type="float" office:value="6.4" calcext:value-type="float">
            <text:p>6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15754" calcext:value-type="float">
            <text:p>1623585531,15754</text:p>
          </table:table-cell>
          <table:table-cell table:formula="of:=ROUND([.A4]-[$menor.$A$1];1)"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25752" calcext:value-type="float">
            <text:p>1623585531,25752</text:p>
          </table:table-cell>
          <table:table-cell table:formula="of:=ROUND([.A5]-[$menor.$A$1];1)"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35757" calcext:value-type="float">
            <text:p>1623585531,35757</text:p>
          </table:table-cell>
          <table:table-cell table:formula="of:=ROUND([.A6]-[$menor.$A$1];1)"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45756" calcext:value-type="float">
            <text:p>1623585531,45756</text:p>
          </table:table-cell>
          <table:table-cell table:formula="of:=ROUND([.A7]-[$menor.$A$1];1)" office:value-type="float" office:value="6.8" calcext:value-type="float">
            <text:p>6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55756" calcext:value-type="float">
            <text:p>1623585531,55756</text:p>
          </table:table-cell>
          <table:table-cell table:formula="of:=ROUND([.A8]-[$menor.$A$1];1)" office:value-type="float" office:value="6.9" calcext:value-type="float">
            <text:p>6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65754" calcext:value-type="float">
            <text:p>1623585531,65754</text:p>
          </table:table-cell>
          <table:table-cell table:formula="of:=ROUND([.A9]-[$menor.$A$1];1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75752" calcext:value-type="float">
            <text:p>1623585531,75752</text:p>
          </table:table-cell>
          <table:table-cell table:formula="of:=ROUND([.A10]-[$menor.$A$1];1)" office:value-type="float" office:value="7.1" calcext:value-type="float">
            <text:p>7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85752" calcext:value-type="float">
            <text:p>1623585531,85752</text:p>
          </table:table-cell>
          <table:table-cell table:formula="of:=ROUND([.A11]-[$menor.$A$1];1)"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1.95753" calcext:value-type="float">
            <text:p>1623585531,95753</text:p>
          </table:table-cell>
          <table:table-cell table:formula="of:=ROUND([.A12]-[$menor.$A$1];1)" office:value-type="float" office:value="7.3" calcext:value-type="float">
            <text:p>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05753" calcext:value-type="float">
            <text:p>1623585532,05753</text:p>
          </table:table-cell>
          <table:table-cell table:formula="of:=ROUND([.A13]-[$menor.$A$1];1)" office:value-type="float" office:value="7.4" calcext:value-type="float">
            <text:p>7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15756" calcext:value-type="float">
            <text:p>1623585532,15756</text:p>
          </table:table-cell>
          <table:table-cell table:formula="of:=ROUND([.A14]-[$menor.$A$1];1)"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25756" calcext:value-type="float">
            <text:p>1623585532,25756</text:p>
          </table:table-cell>
          <table:table-cell table:formula="of:=ROUND([.A15]-[$menor.$A$1];1)"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35757" calcext:value-type="float">
            <text:p>1623585532,35757</text:p>
          </table:table-cell>
          <table:table-cell table:formula="of:=ROUND([.A16]-[$menor.$A$1];1)"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4575" calcext:value-type="float">
            <text:p>1623585532,4575</text:p>
          </table:table-cell>
          <table:table-cell table:formula="of:=ROUND([.A17]-[$menor.$A$1];1)"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55747" calcext:value-type="float">
            <text:p>1623585532,55747</text:p>
          </table:table-cell>
          <table:table-cell table:formula="of:=ROUND([.A18]-[$menor.$A$1];1)"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6575" calcext:value-type="float">
            <text:p>1623585532,6575</text:p>
          </table:table-cell>
          <table:table-cell table:formula="of:=ROUND([.A19]-[$menor.$A$1];1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75755" calcext:value-type="float">
            <text:p>1623585532,75755</text:p>
          </table:table-cell>
          <table:table-cell table:formula="of:=ROUND([.A20]-[$menor.$A$1];1)" office:value-type="float" office:value="8.1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85754" calcext:value-type="float">
            <text:p>1623585532,85754</text:p>
          </table:table-cell>
          <table:table-cell table:formula="of:=ROUND([.A21]-[$menor.$A$1];1)"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2.95756" calcext:value-type="float">
            <text:p>1623585532,95756</text:p>
          </table:table-cell>
          <table:table-cell table:formula="of:=ROUND([.A22]-[$menor.$A$1];1)"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05752" calcext:value-type="float">
            <text:p>1623585533,05752</text:p>
          </table:table-cell>
          <table:table-cell table:formula="of:=ROUND([.A23]-[$menor.$A$1];1)" office:value-type="float" office:value="8.4" calcext:value-type="float">
            <text:p>8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15752" calcext:value-type="float">
            <text:p>1623585533,15752</text:p>
          </table:table-cell>
          <table:table-cell table:formula="of:=ROUND([.A24]-[$menor.$A$1];1)"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25752" calcext:value-type="float">
            <text:p>1623585533,25752</text:p>
          </table:table-cell>
          <table:table-cell table:formula="of:=ROUND([.A25]-[$menor.$A$1];1)" office:value-type="float" office:value="8.6" calcext:value-type="float">
            <text:p>8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35752" calcext:value-type="float">
            <text:p>1623585533,35752</text:p>
          </table:table-cell>
          <table:table-cell table:formula="of:=ROUND([.A26]-[$menor.$A$1];1)"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45756" calcext:value-type="float">
            <text:p>1623585533,45756</text:p>
          </table:table-cell>
          <table:table-cell table:formula="of:=ROUND([.A27]-[$menor.$A$1];1)" office:value-type="float" office:value="8.8" calcext:value-type="float">
            <text:p>8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55751" calcext:value-type="float">
            <text:p>1623585533,55751</text:p>
          </table:table-cell>
          <table:table-cell table:formula="of:=ROUND([.A28]-[$menor.$A$1];1)"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65754" calcext:value-type="float">
            <text:p>1623585533,65754</text:p>
          </table:table-cell>
          <table:table-cell table:formula="of:=ROUND([.A29]-[$menor.$A$1];1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75752" calcext:value-type="float">
            <text:p>1623585533,75752</text:p>
          </table:table-cell>
          <table:table-cell table:formula="of:=ROUND([.A30]-[$menor.$A$1];1)" office:value-type="float" office:value="9.1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office:value-type="float" office:value="1.99708998" calcext:value-type="float">
            <text:p>1,99708998</text:p>
          </table:table-cell>
          <table:table-cell office:value-type="float" office:value="0" calcext:value-type="float">
            <text:p>0</text:p>
          </table:table-cell>
          <table:table-cell office:value-type="float" office:value="2.00581998" calcext:value-type="float">
            <text:p>2,00581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85758" calcext:value-type="float">
            <text:p>1623585533,85758</text:p>
          </table:table-cell>
          <table:table-cell table:formula="of:=ROUND([.A31]-[$menor.$A$1];1)" office:value-type="float" office:value="9.2" calcext:value-type="float">
            <text:p>9,2</text:p>
          </table:table-cell>
          <table:table-cell office:value-type="float" office:value="1" calcext:value-type="float">
            <text:p>1</text:p>
          </table:table-cell>
          <table:table-cell office:value-type="float" office:value="1.99126995" calcext:value-type="float">
            <text:p>1,99126995</text:p>
          </table:table-cell>
          <table:table-cell office:value-type="float" office:value="0" calcext:value-type="float">
            <text:p>0</text:p>
          </table:table-cell>
          <table:table-cell office:value-type="float" office:value="2.00921495" calcext:value-type="float">
            <text:p>2,00921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3.95757" calcext:value-type="float">
            <text:p>1623585533,95757</text:p>
          </table:table-cell>
          <table:table-cell table:formula="of:=ROUND([.A32]-[$menor.$A$1];1)" office:value-type="float" office:value="9.3" calcext:value-type="float">
            <text:p>9,3</text:p>
          </table:table-cell>
          <table:table-cell office:value-type="float" office:value="1" calcext:value-type="float">
            <text:p>1</text:p>
          </table:table-cell>
          <table:table-cell office:value-type="float" office:value="1.98205495" calcext:value-type="float">
            <text:p>1,98205495</text:p>
          </table:table-cell>
          <table:table-cell office:value-type="float" office:value="0" calcext:value-type="float">
            <text:p>0</text:p>
          </table:table-cell>
          <table:table-cell office:value-type="float" office:value="2.01163995" calcext:value-type="float">
            <text:p>2,01163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05755" calcext:value-type="float">
            <text:p>1623585534,05755</text:p>
          </table:table-cell>
          <table:table-cell table:formula="of:=ROUND([.A33]-[$menor.$A$1];1)"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office:value-type="float" office:value="1.970415" calcext:value-type="float">
            <text:p>1,970415</text:p>
          </table:table-cell>
          <table:table-cell office:value-type="float" office:value="0" calcext:value-type="float">
            <text:p>0</text:p>
          </table:table-cell>
          <table:table-cell office:value-type="float" office:value="2.015035" calcext:value-type="float">
            <text:p>2,01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15757" calcext:value-type="float">
            <text:p>1623585534,15757</text:p>
          </table:table-cell>
          <table:table-cell table:formula="of:=ROUND([.A34]-[$menor.$A$1];1)"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1.95537996" calcext:value-type="float">
            <text:p>1,95537996</text:p>
          </table:table-cell>
          <table:table-cell office:value-type="float" office:value="0" calcext:value-type="float">
            <text:p>0</text:p>
          </table:table-cell>
          <table:table-cell office:value-type="float" office:value="2.01794496" calcext:value-type="float">
            <text:p>2,01794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25752" calcext:value-type="float">
            <text:p>1623585534,25752</text:p>
          </table:table-cell>
          <table:table-cell table:formula="of:=ROUND([.A35]-[$menor.$A$1];1)"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1.93743503" calcext:value-type="float">
            <text:p>1,93743503</text:p>
          </table:table-cell>
          <table:table-cell office:value-type="float" office:value="0" calcext:value-type="float">
            <text:p>0</text:p>
          </table:table-cell>
          <table:table-cell office:value-type="float" office:value="2.02037003" calcext:value-type="float">
            <text:p>2,02037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35756" calcext:value-type="float">
            <text:p>1623585534,35756</text:p>
          </table:table-cell>
          <table:table-cell table:formula="of:=ROUND([.A36]-[$menor.$A$1];1)"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 office:value-type="float" office:value="1.91706502" calcext:value-type="float">
            <text:p>1,91706502</text:p>
          </table:table-cell>
          <table:table-cell office:value-type="float" office:value="0" calcext:value-type="float">
            <text:p>0</text:p>
          </table:table-cell>
          <table:table-cell office:value-type="float" office:value="2.01988502" calcext:value-type="float">
            <text:p>2,01988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45755" calcext:value-type="float">
            <text:p>1623585534,45755</text:p>
          </table:table-cell>
          <table:table-cell table:formula="of:=ROUND([.A37]-[$menor.$A$1];1)"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1.89717996" calcext:value-type="float">
            <text:p>1,89717996</text:p>
          </table:table-cell>
          <table:table-cell office:value-type="float" office:value="0" calcext:value-type="float">
            <text:p>0</text:p>
          </table:table-cell>
          <table:table-cell office:value-type="float" office:value="2.01891496" calcext:value-type="float">
            <text:p>2,01891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55759" calcext:value-type="float">
            <text:p>1623585534,55759</text:p>
          </table:table-cell>
          <table:table-cell table:formula="of:=ROUND([.A38]-[$menor.$A$1];1)"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.87826502" calcext:value-type="float">
            <text:p>1,87826502</text:p>
          </table:table-cell>
          <table:table-cell office:value-type="float" office:value="0" calcext:value-type="float">
            <text:p>0</text:p>
          </table:table-cell>
          <table:table-cell office:value-type="float" office:value="2.01988502" calcext:value-type="float">
            <text:p>2,01988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65751" calcext:value-type="float">
            <text:p>1623585534,65751</text:p>
          </table:table-cell>
          <table:table-cell table:formula="of:=ROUND([.A39]-[$menor.$A$1];1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85837996" calcext:value-type="float">
            <text:p>1,85837996</text:p>
          </table:table-cell>
          <table:table-cell office:value-type="float" office:value="0" calcext:value-type="float">
            <text:p>0</text:p>
          </table:table-cell>
          <table:table-cell office:value-type="float" office:value="2.01891496" calcext:value-type="float">
            <text:p>2,01891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75748" calcext:value-type="float">
            <text:p>1623585534,75748</text:p>
          </table:table-cell>
          <table:table-cell table:formula="of:=ROUND([.A40]-[$menor.$A$1];1)" office:value-type="float" office:value="10.1" calcext:value-type="float">
            <text:p>10,1</text:p>
          </table:table-cell>
          <table:table-cell office:value-type="float" office:value="1" calcext:value-type="float">
            <text:p>1</text:p>
          </table:table-cell>
          <table:table-cell office:value-type="float" office:value="1.83946502" calcext:value-type="float">
            <text:p>1,83946502</text:p>
          </table:table-cell>
          <table:table-cell office:value-type="float" office:value="0" calcext:value-type="float">
            <text:p>0</text:p>
          </table:table-cell>
          <table:table-cell office:value-type="float" office:value="2.02037002" calcext:value-type="float">
            <text:p>2,02037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85751" calcext:value-type="float">
            <text:p>1623585534,85751</text:p>
          </table:table-cell>
          <table:table-cell table:formula="of:=ROUND([.A41]-[$menor.$A$1];1)" office:value-type="float" office:value="10.2" calcext:value-type="float">
            <text:p>10,2</text:p>
          </table:table-cell>
          <table:table-cell office:value-type="float" office:value="1" calcext:value-type="float">
            <text:p>1</text:p>
          </table:table-cell>
          <table:table-cell office:value-type="float" office:value="1.81909502" calcext:value-type="float">
            <text:p>1,81909502</text:p>
          </table:table-cell>
          <table:table-cell office:value-type="float" office:value="0" calcext:value-type="float">
            <text:p>0</text:p>
          </table:table-cell>
          <table:table-cell office:value-type="float" office:value="2.01891502" calcext:value-type="float">
            <text:p>2,01891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4.95758" calcext:value-type="float">
            <text:p>1623585534,95758</text:p>
          </table:table-cell>
          <table:table-cell table:formula="of:=ROUND([.A42]-[$menor.$A$1];1)" office:value-type="float" office:value="10.3" calcext:value-type="float">
            <text:p>10,3</text:p>
          </table:table-cell>
          <table:table-cell office:value-type="float" office:value="1" calcext:value-type="float">
            <text:p>1</text:p>
          </table:table-cell>
          <table:table-cell office:value-type="float" office:value="1.80017996" calcext:value-type="float">
            <text:p>1,80017996</text:p>
          </table:table-cell>
          <table:table-cell office:value-type="float" office:value="0" calcext:value-type="float">
            <text:p>0</text:p>
          </table:table-cell>
          <table:table-cell office:value-type="float" office:value="2.01891496" calcext:value-type="float">
            <text:p>2,01891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05757" calcext:value-type="float">
            <text:p>1623585535,05757</text:p>
          </table:table-cell>
          <table:table-cell table:formula="of:=ROUND([.A43]-[$menor.$A$1];1)" office:value-type="float" office:value="10.4" calcext:value-type="float">
            <text:p>10,4</text:p>
          </table:table-cell>
          <table:table-cell office:value-type="float" office:value="1" calcext:value-type="float">
            <text:p>1</text:p>
          </table:table-cell>
          <table:table-cell office:value-type="float" office:value="1.78126502" calcext:value-type="float">
            <text:p>1,78126502</text:p>
          </table:table-cell>
          <table:table-cell office:value-type="float" office:value="0" calcext:value-type="float">
            <text:p>0</text:p>
          </table:table-cell>
          <table:table-cell office:value-type="float" office:value="2.01891502" calcext:value-type="float">
            <text:p>2,01891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15755" calcext:value-type="float">
            <text:p>1623585535,15755</text:p>
          </table:table-cell>
          <table:table-cell table:formula="of:=ROUND([.A44]-[$menor.$A$1];1)"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office:value-type="float" office:value="1.76234996" calcext:value-type="float">
            <text:p>1,76234996</text:p>
          </table:table-cell>
          <table:table-cell office:value-type="float" office:value="0" calcext:value-type="float">
            <text:p>0</text:p>
          </table:table-cell>
          <table:table-cell office:value-type="float" office:value="2.01794496" calcext:value-type="float">
            <text:p>2,01794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25755" calcext:value-type="float">
            <text:p>1623585535,25755</text:p>
          </table:table-cell>
          <table:table-cell table:formula="of:=ROUND([.A45]-[$menor.$A$1];1)"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1.74440503" calcext:value-type="float">
            <text:p>1,74440503</text:p>
          </table:table-cell>
          <table:table-cell office:value-type="float" office:value="0" calcext:value-type="float">
            <text:p>0</text:p>
          </table:table-cell>
          <table:table-cell office:value-type="float" office:value="2.01940003" calcext:value-type="float">
            <text:p>2,01940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35758" calcext:value-type="float">
            <text:p>1623585535,35758</text:p>
          </table:table-cell>
          <table:table-cell table:formula="of:=ROUND([.A46]-[$menor.$A$1];1)" office:value-type="float" office:value="10.7" calcext:value-type="float">
            <text:p>10,7</text:p>
          </table:table-cell>
          <table:table-cell office:value-type="float" office:value="1" calcext:value-type="float">
            <text:p>1</text:p>
          </table:table-cell>
          <table:table-cell office:value-type="float" office:value="1.72500503" calcext:value-type="float">
            <text:p>1,72500503</text:p>
          </table:table-cell>
          <table:table-cell office:value-type="float" office:value="0" calcext:value-type="float">
            <text:p>0</text:p>
          </table:table-cell>
          <table:table-cell office:value-type="float" office:value="2.01794503" calcext:value-type="float">
            <text:p>2,01794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45758" calcext:value-type="float">
            <text:p>1623585535,45758</text:p>
          </table:table-cell>
          <table:table-cell table:formula="of:=ROUND([.A47]-[$menor.$A$1];1)" office:value-type="float" office:value="10.8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office:value-type="float" office:value="1.70705998" calcext:value-type="float">
            <text:p>1,70705998</text:p>
          </table:table-cell>
          <table:table-cell office:value-type="float" office:value="0" calcext:value-type="float">
            <text:p>0</text:p>
          </table:table-cell>
          <table:table-cell office:value-type="float" office:value="2.01794498" calcext:value-type="float">
            <text:p>2,01794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55759" calcext:value-type="float">
            <text:p>1623585535,55759</text:p>
          </table:table-cell>
          <table:table-cell table:formula="of:=ROUND([.A48]-[$menor.$A$1];1)"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office:value-type="float" office:value="1.68911505" calcext:value-type="float">
            <text:p>1,68911505</text:p>
          </table:table-cell>
          <table:table-cell office:value-type="float" office:value="0" calcext:value-type="float">
            <text:p>0</text:p>
          </table:table-cell>
          <table:table-cell office:value-type="float" office:value="2.01794505" calcext:value-type="float">
            <text:p>2,01794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65759" calcext:value-type="float">
            <text:p>1623585535,65759</text:p>
          </table:table-cell>
          <table:table-cell table:formula="of:=ROUND([.A49]-[$menor.$A$1];1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.67117" calcext:value-type="float">
            <text:p>1,67117</text:p>
          </table:table-cell>
          <table:table-cell office:value-type="float" office:value="0" calcext:value-type="float">
            <text:p>0</text:p>
          </table:table-cell>
          <table:table-cell office:value-type="float" office:value="2.016975" calcext:value-type="float">
            <text:p>2,016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75755" calcext:value-type="float">
            <text:p>1623585535,75755</text:p>
          </table:table-cell>
          <table:table-cell table:formula="of:=ROUND([.A50]-[$menor.$A$1];1)" office:value-type="float" office:value="11.1" calcext:value-type="float">
            <text:p>11,1</text:p>
          </table:table-cell>
          <table:table-cell office:value-type="float" office:value="1" calcext:value-type="float">
            <text:p>1</text:p>
          </table:table-cell>
          <table:table-cell office:value-type="float" office:value="1.65419495" calcext:value-type="float">
            <text:p>1,65419495</text:p>
          </table:table-cell>
          <table:table-cell office:value-type="float" office:value="0" calcext:value-type="float">
            <text:p>0</text:p>
          </table:table-cell>
          <table:table-cell office:value-type="float" office:value="2.01794495" calcext:value-type="float">
            <text:p>2,0179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85757" calcext:value-type="float">
            <text:p>1623585535,85757</text:p>
          </table:table-cell>
          <table:table-cell table:formula="of:=ROUND([.A51]-[$menor.$A$1];1)" office:value-type="float" office:value="11.2" calcext:value-type="float">
            <text:p>11,2</text:p>
          </table:table-cell>
          <table:table-cell office:value-type="float" office:value="1" calcext:value-type="float">
            <text:p>1</text:p>
          </table:table-cell>
          <table:table-cell office:value-type="float" office:value="1.63625002" calcext:value-type="float">
            <text:p>1,63625002</text:p>
          </table:table-cell>
          <table:table-cell office:value-type="float" office:value="0" calcext:value-type="float">
            <text:p>0</text:p>
          </table:table-cell>
          <table:table-cell office:value-type="float" office:value="2.01697502" calcext:value-type="float">
            <text:p>2,01697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5.95755" calcext:value-type="float">
            <text:p>1623585535,95755</text:p>
          </table:table-cell>
          <table:table-cell table:formula="of:=ROUND([.A52]-[$menor.$A$1];1)" office:value-type="float" office:value="11.3" calcext:value-type="float">
            <text:p>11,3</text:p>
          </table:table-cell>
          <table:table-cell office:value-type="float" office:value="1" calcext:value-type="float">
            <text:p>1</text:p>
          </table:table-cell>
          <table:table-cell office:value-type="float" office:value="1.61927497" calcext:value-type="float">
            <text:p>1,61927497</text:p>
          </table:table-cell>
          <table:table-cell office:value-type="float" office:value="0" calcext:value-type="float">
            <text:p>0</text:p>
          </table:table-cell>
          <table:table-cell office:value-type="float" office:value="2.01697497" calcext:value-type="float">
            <text:p>2,01697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05755" calcext:value-type="float">
            <text:p>1623585536,05755</text:p>
          </table:table-cell>
          <table:table-cell table:formula="of:=ROUND([.A53]-[$menor.$A$1];1)" office:value-type="float" office:value="11.4" calcext:value-type="float">
            <text:p>11,4</text:p>
          </table:table-cell>
          <table:table-cell office:value-type="float" office:value="1" calcext:value-type="float">
            <text:p>1</text:p>
          </table:table-cell>
          <table:table-cell office:value-type="float" office:value="1.60230005" calcext:value-type="float">
            <text:p>1,60230005</text:p>
          </table:table-cell>
          <table:table-cell office:value-type="float" office:value="0" calcext:value-type="float">
            <text:p>0</text:p>
          </table:table-cell>
          <table:table-cell office:value-type="float" office:value="2.01697505" calcext:value-type="float">
            <text:p>2,01697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15754" calcext:value-type="float">
            <text:p>1623585536,15754</text:p>
          </table:table-cell>
          <table:table-cell table:formula="of:=ROUND([.A54]-[$menor.$A$1];1)"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office:value-type="float" office:value="1.585325" calcext:value-type="float">
            <text:p>1,585325</text:p>
          </table:table-cell>
          <table:table-cell office:value-type="float" office:value="0" calcext:value-type="float">
            <text:p>0</text:p>
          </table:table-cell>
          <table:table-cell office:value-type="float" office:value="2.016975" calcext:value-type="float">
            <text:p>2,016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25755" calcext:value-type="float">
            <text:p>1623585536,25755</text:p>
          </table:table-cell>
          <table:table-cell table:formula="of:=ROUND([.A55]-[$menor.$A$1];1)" office:value-type="float" office:value="11.6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office:value-type="float" office:value="1.56834996" calcext:value-type="float">
            <text:p>1,56834996</text:p>
          </table:table-cell>
          <table:table-cell office:value-type="float" office:value="0" calcext:value-type="float">
            <text:p>0</text:p>
          </table:table-cell>
          <table:table-cell office:value-type="float" office:value="2.01697496" calcext:value-type="float">
            <text:p>2,01697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35755" calcext:value-type="float">
            <text:p>1623585536,35755</text:p>
          </table:table-cell>
          <table:table-cell table:formula="of:=ROUND([.A56]-[$menor.$A$1];1)"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1.55137503" calcext:value-type="float">
            <text:p>1,55137503</text:p>
          </table:table-cell>
          <table:table-cell office:value-type="float" office:value="0" calcext:value-type="float">
            <text:p>0</text:p>
          </table:table-cell>
          <table:table-cell office:value-type="float" office:value="2.01600503" calcext:value-type="float">
            <text:p>2,01600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45754" calcext:value-type="float">
            <text:p>1623585536,45754</text:p>
          </table:table-cell>
          <table:table-cell table:formula="of:=ROUND([.A57]-[$menor.$A$1];1)" office:value-type="float" office:value="11.8" calcext:value-type="float">
            <text:p>11,8</text:p>
          </table:table-cell>
          <table:table-cell office:value-type="float" office:value="1" calcext:value-type="float">
            <text:p>1</text:p>
          </table:table-cell>
          <table:table-cell office:value-type="float" office:value="1.53536999" calcext:value-type="float">
            <text:p>1,53536999</text:p>
          </table:table-cell>
          <table:table-cell office:value-type="float" office:value="0" calcext:value-type="float">
            <text:p>0</text:p>
          </table:table-cell>
          <table:table-cell office:value-type="float" office:value="2.01600499" calcext:value-type="float">
            <text:p>2,01600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55755" calcext:value-type="float">
            <text:p>1623585536,55755</text:p>
          </table:table-cell>
          <table:table-cell table:formula="of:=ROUND([.A58]-[$menor.$A$1];1)"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1.51936495" calcext:value-type="float">
            <text:p>1,51936495</text:p>
          </table:table-cell>
          <table:table-cell office:value-type="float" office:value="0" calcext:value-type="float">
            <text:p>0</text:p>
          </table:table-cell>
          <table:table-cell office:value-type="float" office:value="2.01600495" calcext:value-type="float">
            <text:p>2,01600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65759" calcext:value-type="float">
            <text:p>1623585536,65759</text:p>
          </table:table-cell>
          <table:table-cell table:formula="of:=ROUND([.A59]-[$menor.$A$1];1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50336003" calcext:value-type="float">
            <text:p>1,50336003</text:p>
          </table:table-cell>
          <table:table-cell office:value-type="float" office:value="0" calcext:value-type="float">
            <text:p>0</text:p>
          </table:table-cell>
          <table:table-cell office:value-type="float" office:value="2.01600503" calcext:value-type="float">
            <text:p>2,01600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75759" calcext:value-type="float">
            <text:p>1623585536,75759</text:p>
          </table:table-cell>
          <table:table-cell table:formula="of:=ROUND([.A60]-[$menor.$A$1];1)"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office:value-type="float" office:value="1.48735499" calcext:value-type="float">
            <text:p>1,48735499</text:p>
          </table:table-cell>
          <table:table-cell office:value-type="float" office:value="0" calcext:value-type="float">
            <text:p>0</text:p>
          </table:table-cell>
          <table:table-cell office:value-type="float" office:value="2.01600499" calcext:value-type="float">
            <text:p>2,01600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85756" calcext:value-type="float">
            <text:p>1623585536,85756</text:p>
          </table:table-cell>
          <table:table-cell table:formula="of:=ROUND([.A61]-[$menor.$A$1];1)" office:value-type="float" office:value="12.2" calcext:value-type="float">
            <text:p>12,2</text:p>
          </table:table-cell>
          <table:table-cell office:value-type="float" office:value="1" calcext:value-type="float">
            <text:p>1</text:p>
          </table:table-cell>
          <table:table-cell office:value-type="float" office:value="1.47134995" calcext:value-type="float">
            <text:p>1,47134995</text:p>
          </table:table-cell>
          <table:table-cell office:value-type="float" office:value="0" calcext:value-type="float">
            <text:p>0</text:p>
          </table:table-cell>
          <table:table-cell office:value-type="float" office:value="2.01503495" calcext:value-type="float">
            <text:p>2,01503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6.95758" calcext:value-type="float">
            <text:p>1623585536,95758</text:p>
          </table:table-cell>
          <table:table-cell table:formula="of:=ROUND([.A62]-[$menor.$A$1];1)" office:value-type="float" office:value="12.3" calcext:value-type="float">
            <text:p>12,3</text:p>
          </table:table-cell>
          <table:table-cell office:value-type="float" office:value="1" calcext:value-type="float">
            <text:p>1</text:p>
          </table:table-cell>
          <table:table-cell office:value-type="float" office:value="1.45631504" calcext:value-type="float">
            <text:p>1,45631504</text:p>
          </table:table-cell>
          <table:table-cell office:value-type="float" office:value="0" calcext:value-type="float">
            <text:p>0</text:p>
          </table:table-cell>
          <table:table-cell office:value-type="float" office:value="2.01600504" calcext:value-type="float">
            <text:p>2,01600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05758" calcext:value-type="float">
            <text:p>1623585537,05758</text:p>
          </table:table-cell>
          <table:table-cell table:formula="of:=ROUND([.A63]-[$menor.$A$1];1)" office:value-type="float" office:value="12.4" calcext:value-type="float">
            <text:p>12,4</text:p>
          </table:table-cell>
          <table:table-cell office:value-type="float" office:value="1" calcext:value-type="float">
            <text:p>1</text:p>
          </table:table-cell>
          <table:table-cell office:value-type="float" office:value="1.44031" calcext:value-type="float">
            <text:p>1,44031</text:p>
          </table:table-cell>
          <table:table-cell office:value-type="float" office:value="0" calcext:value-type="float">
            <text:p>0</text:p>
          </table:table-cell>
          <table:table-cell office:value-type="float" office:value="2.015035" calcext:value-type="float">
            <text:p>2,015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15755" calcext:value-type="float">
            <text:p>1623585537,15755</text:p>
          </table:table-cell>
          <table:table-cell table:formula="of:=ROUND([.A64]-[$menor.$A$1];1)"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office:value-type="float" office:value="1.42527497" calcext:value-type="float">
            <text:p>1,42527497</text:p>
          </table:table-cell>
          <table:table-cell office:value-type="float" office:value="0" calcext:value-type="float">
            <text:p>0</text:p>
          </table:table-cell>
          <table:table-cell office:value-type="float" office:value="2.01503497" calcext:value-type="float">
            <text:p>2,01503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25754" calcext:value-type="float">
            <text:p>1623585537,25754</text:p>
          </table:table-cell>
          <table:table-cell table:formula="of:=ROUND([.A65]-[$menor.$A$1];1)" office:value-type="float" office:value="12.6" calcext:value-type="float">
            <text:p>12,6</text:p>
          </table:table-cell>
          <table:table-cell office:value-type="float" office:value="1" calcext:value-type="float">
            <text:p>1</text:p>
          </table:table-cell>
          <table:table-cell office:value-type="float" office:value="1.41024005" calcext:value-type="float">
            <text:p>1,41024005</text:p>
          </table:table-cell>
          <table:table-cell office:value-type="float" office:value="0" calcext:value-type="float">
            <text:p>0</text:p>
          </table:table-cell>
          <table:table-cell office:value-type="float" office:value="2.00000005" calcext:value-type="float">
            <text:p>2,00000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35756" calcext:value-type="float">
            <text:p>1623585537,35756</text:p>
          </table:table-cell>
          <table:table-cell table:formula="of:=ROUND([.A66]-[$menor.$A$1];1)" office:value-type="float" office:value="12.7" calcext:value-type="float">
            <text:p>12,7</text:p>
          </table:table-cell>
          <table:table-cell office:value-type="float" office:value="1" calcext:value-type="float">
            <text:p>1</text:p>
          </table:table-cell>
          <table:table-cell office:value-type="float" office:value="1.41024005" calcext:value-type="float">
            <text:p>1,41024005</text:p>
          </table:table-cell>
          <table:table-cell office:value-type="float" office:value="0" calcext:value-type="float">
            <text:p>0</text:p>
          </table:table-cell>
          <table:table-cell office:value-type="float" office:value="2.01503505" calcext:value-type="float">
            <text:p>2,01503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45755" calcext:value-type="float">
            <text:p>1623585537,45755</text:p>
          </table:table-cell>
          <table:table-cell table:formula="of:=ROUND([.A67]-[$menor.$A$1];1)" office:value-type="float" office:value="12.8" calcext:value-type="float">
            <text:p>12,8</text:p>
          </table:table-cell>
          <table:table-cell office:value-type="float" office:value="1" calcext:value-type="float">
            <text:p>1</text:p>
          </table:table-cell>
          <table:table-cell office:value-type="float" office:value="1.39520502" calcext:value-type="float">
            <text:p>1,39520502</text:p>
          </table:table-cell>
          <table:table-cell office:value-type="float" office:value="0" calcext:value-type="float">
            <text:p>0</text:p>
          </table:table-cell>
          <table:table-cell office:value-type="float" office:value="2.02910002" calcext:value-type="float">
            <text:p>2,02910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55753" calcext:value-type="float">
            <text:p>1623585537,55753</text:p>
          </table:table-cell>
          <table:table-cell table:formula="of:=ROUND([.A68]-[$menor.$A$1];1)"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float" office:value="1.36610496" calcext:value-type="float">
            <text:p>1,36610496</text:p>
          </table:table-cell>
          <table:table-cell office:value-type="float" office:value="0" calcext:value-type="float">
            <text:p>0</text:p>
          </table:table-cell>
          <table:table-cell office:value-type="float" office:value="1.99999996" calcext:value-type="float">
            <text:p>1,99999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65759" calcext:value-type="float">
            <text:p>1623585537,65759</text:p>
          </table:table-cell>
          <table:table-cell table:formula="of:=ROUND([.A69]-[$menor.$A$1];1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36610496" calcext:value-type="float">
            <text:p>1,36610496</text:p>
          </table:table-cell>
          <table:table-cell office:value-type="float" office:value="0" calcext:value-type="float">
            <text:p>0</text:p>
          </table:table-cell>
          <table:table-cell office:value-type="float" office:value="2.02909996" calcext:value-type="float">
            <text:p>2,02909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75749" calcext:value-type="float">
            <text:p>1623585537,75749</text:p>
          </table:table-cell>
          <table:table-cell table:formula="of:=ROUND([.A70]-[$menor.$A$1];1)" office:value-type="float" office:value="13.1" calcext:value-type="float">
            <text:p>13,1</text:p>
          </table:table-cell>
          <table:table-cell office:value-type="float" office:value="1" calcext:value-type="float">
            <text:p>1</text:p>
          </table:table-cell>
          <table:table-cell office:value-type="float" office:value="1.33700502" calcext:value-type="float">
            <text:p>1,33700502</text:p>
          </table:table-cell>
          <table:table-cell office:value-type="float" office:value="0" calcext:value-type="float">
            <text:p>0</text:p>
          </table:table-cell>
          <table:table-cell office:value-type="float" office:value="2.01358002" calcext:value-type="float">
            <text:p>2,01358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85759" calcext:value-type="float">
            <text:p>1623585537,85759</text:p>
          </table:table-cell>
          <table:table-cell table:formula="of:=ROUND([.A71]-[$menor.$A$1];1)" office:value-type="float" office:value="13.2" calcext:value-type="float">
            <text:p>13,2</text:p>
          </table:table-cell>
          <table:table-cell office:value-type="float" office:value="1" calcext:value-type="float">
            <text:p>1</text:p>
          </table:table-cell>
          <table:table-cell office:value-type="float" office:value="1.32342505" calcext:value-type="float">
            <text:p>1,32342505</text:p>
          </table:table-cell>
          <table:table-cell office:value-type="float" office:value="0" calcext:value-type="float">
            <text:p>0</text:p>
          </table:table-cell>
          <table:table-cell office:value-type="float" office:value="2.01406505" calcext:value-type="float">
            <text:p>2,01406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7.95752" calcext:value-type="float">
            <text:p>1623585537,95752</text:p>
          </table:table-cell>
          <table:table-cell table:formula="of:=ROUND([.A72]-[$menor.$A$1];1)" office:value-type="float" office:value="13.3" calcext:value-type="float">
            <text:p>13,3</text:p>
          </table:table-cell>
          <table:table-cell office:value-type="float" office:value="1" calcext:value-type="float">
            <text:p>1</text:p>
          </table:table-cell>
          <table:table-cell office:value-type="float" office:value="1.30936003" calcext:value-type="float">
            <text:p>1,30936003</text:p>
          </table:table-cell>
          <table:table-cell office:value-type="float" office:value="0" calcext:value-type="float">
            <text:p>0</text:p>
          </table:table-cell>
          <table:table-cell office:value-type="float" office:value="2.00000003" calcext:value-type="float">
            <text:p>2,00000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05755" calcext:value-type="float">
            <text:p>1623585538,05755</text:p>
          </table:table-cell>
          <table:table-cell table:formula="of:=ROUND([.A73]-[$menor.$A$1];1)" office:value-type="float" office:value="13.4" calcext:value-type="float">
            <text:p>13,4</text:p>
          </table:table-cell>
          <table:table-cell office:value-type="float" office:value="1" calcext:value-type="float">
            <text:p>1</text:p>
          </table:table-cell>
          <table:table-cell office:value-type="float" office:value="1.30936003" calcext:value-type="float">
            <text:p>1,30936003</text:p>
          </table:table-cell>
          <table:table-cell office:value-type="float" office:value="0" calcext:value-type="float">
            <text:p>0</text:p>
          </table:table-cell>
          <table:table-cell office:value-type="float" office:value="2.01406503" calcext:value-type="float">
            <text:p>2,01406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15757" calcext:value-type="float">
            <text:p>1623585538,15757</text:p>
          </table:table-cell>
          <table:table-cell table:formula="of:=ROUND([.A74]-[$menor.$A$1];1)"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office:value-type="float" office:value="1.295295" calcext:value-type="float">
            <text:p>1,295295</text:p>
          </table:table-cell>
          <table:table-cell office:value-type="float" office:value="0" calcext:value-type="float">
            <text:p>0</text:p>
          </table:table-cell>
          <table:table-cell office:value-type="float" office:value="2.014065" calcext:value-type="float">
            <text:p>2,014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25752" calcext:value-type="float">
            <text:p>1623585538,25752</text:p>
          </table:table-cell>
          <table:table-cell table:formula="of:=ROUND([.A75]-[$menor.$A$1];1)" office:value-type="float" office:value="13.6" calcext:value-type="float">
            <text:p>13,6</text:p>
          </table:table-cell>
          <table:table-cell office:value-type="float" office:value="1" calcext:value-type="float">
            <text:p>1</text:p>
          </table:table-cell>
          <table:table-cell office:value-type="float" office:value="1.28122997" calcext:value-type="float">
            <text:p>1,28122997</text:p>
          </table:table-cell>
          <table:table-cell office:value-type="float" office:value="0" calcext:value-type="float">
            <text:p>0</text:p>
          </table:table-cell>
          <table:table-cell office:value-type="float" office:value="2.01309497" calcext:value-type="float">
            <text:p>2,01309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35753" calcext:value-type="float">
            <text:p>1623585538,35753</text:p>
          </table:table-cell>
          <table:table-cell table:formula="of:=ROUND([.A76]-[$menor.$A$1];1)"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1.26813495" calcext:value-type="float">
            <text:p>1,26813495</text:p>
          </table:table-cell>
          <table:table-cell office:value-type="float" office:value="0" calcext:value-type="float">
            <text:p>0</text:p>
          </table:table-cell>
          <table:table-cell office:value-type="float" office:value="2.01406495" calcext:value-type="float">
            <text:p>2,01406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45754" calcext:value-type="float">
            <text:p>1623585538,45754</text:p>
          </table:table-cell>
          <table:table-cell table:formula="of:=ROUND([.A77]-[$menor.$A$1];1)"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office:value-type="float" office:value="1.25407004" calcext:value-type="float">
            <text:p>1,25407004</text:p>
          </table:table-cell>
          <table:table-cell office:value-type="float" office:value="0" calcext:value-type="float">
            <text:p>0</text:p>
          </table:table-cell>
          <table:table-cell office:value-type="float" office:value="2.01261004" calcext:value-type="float">
            <text:p>2,01261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55754" calcext:value-type="float">
            <text:p>1623585538,55754</text:p>
          </table:table-cell>
          <table:table-cell table:formula="of:=ROUND([.A78]-[$menor.$A$1];1)" office:value-type="float" office:value="13.9" calcext:value-type="float">
            <text:p>13,9</text:p>
          </table:table-cell>
          <table:table-cell office:value-type="float" office:value="1" calcext:value-type="float">
            <text:p>1</text:p>
          </table:table-cell>
          <table:table-cell office:value-type="float" office:value="1.24145997" calcext:value-type="float">
            <text:p>1,24145997</text:p>
          </table:table-cell>
          <table:table-cell office:value-type="float" office:value="0" calcext:value-type="float">
            <text:p>0</text:p>
          </table:table-cell>
          <table:table-cell office:value-type="float" office:value="2.01309497" calcext:value-type="float">
            <text:p>2,01309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65753" calcext:value-type="float">
            <text:p>1623585538,65753</text:p>
          </table:table-cell>
          <table:table-cell table:formula="of:=ROUND([.A79]-[$menor.$A$1];1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22836494" calcext:value-type="float">
            <text:p>1,22836494</text:p>
          </table:table-cell>
          <table:table-cell office:value-type="float" office:value="0" calcext:value-type="float">
            <text:p>0</text:p>
          </table:table-cell>
          <table:table-cell office:value-type="float" office:value="2.01309494" calcext:value-type="float">
            <text:p>2,013094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75754" calcext:value-type="float">
            <text:p>1623585538,75754</text:p>
          </table:table-cell>
          <table:table-cell table:formula="of:=ROUND([.A80]-[$menor.$A$1];1)" office:value-type="float" office:value="14.1" calcext:value-type="float">
            <text:p>14,1</text:p>
          </table:table-cell>
          <table:table-cell office:value-type="float" office:value="1" calcext:value-type="float">
            <text:p>1</text:p>
          </table:table-cell>
          <table:table-cell office:value-type="float" office:value="1.21527004" calcext:value-type="float">
            <text:p>1,21527004</text:p>
          </table:table-cell>
          <table:table-cell office:value-type="float" office:value="0" calcext:value-type="float">
            <text:p>0</text:p>
          </table:table-cell>
          <table:table-cell office:value-type="float" office:value="2.01309504" calcext:value-type="float">
            <text:p>2,01309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85753" calcext:value-type="float">
            <text:p>1623585538,85753</text:p>
          </table:table-cell>
          <table:table-cell table:formula="of:=ROUND([.A81]-[$menor.$A$1];1)"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office:value-type="float" office:value="1.20217502" calcext:value-type="float">
            <text:p>1,20217502</text:p>
          </table:table-cell>
          <table:table-cell office:value-type="float" office:value="0" calcext:value-type="float">
            <text:p>0</text:p>
          </table:table-cell>
          <table:table-cell office:value-type="float" office:value="2.01309502" calcext:value-type="float">
            <text:p>2,01309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8.95752" calcext:value-type="float">
            <text:p>1623585538,95752</text:p>
          </table:table-cell>
          <table:table-cell table:formula="of:=ROUND([.A82]-[$menor.$A$1];1)" office:value-type="float" office:value="14.3" calcext:value-type="float">
            <text:p>14,3</text:p>
          </table:table-cell>
          <table:table-cell office:value-type="float" office:value="1" calcext:value-type="float">
            <text:p>1</text:p>
          </table:table-cell>
          <table:table-cell office:value-type="float" office:value="1.18908" calcext:value-type="float">
            <text:p>1,18908</text:p>
          </table:table-cell>
          <table:table-cell office:value-type="float" office:value="0" calcext:value-type="float">
            <text:p>0</text:p>
          </table:table-cell>
          <table:table-cell office:value-type="float" office:value="2.01261" calcext:value-type="float">
            <text:p>2,0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05754" calcext:value-type="float">
            <text:p>1623585539,05754</text:p>
          </table:table-cell>
          <table:table-cell table:formula="of:=ROUND([.A83]-[$menor.$A$1];1)" office:value-type="float" office:value="14.4" calcext:value-type="float">
            <text:p>14,4</text:p>
          </table:table-cell>
          <table:table-cell office:value-type="float" office:value="1" calcext:value-type="float">
            <text:p>1</text:p>
          </table:table-cell>
          <table:table-cell office:value-type="float" office:value="1.17647004" calcext:value-type="float">
            <text:p>1,17647004</text:p>
          </table:table-cell>
          <table:table-cell office:value-type="float" office:value="0" calcext:value-type="float">
            <text:p>0</text:p>
          </table:table-cell>
          <table:table-cell office:value-type="float" office:value="2.01212504" calcext:value-type="float">
            <text:p>2,01212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15754" calcext:value-type="float">
            <text:p>1623585539,15754</text:p>
          </table:table-cell>
          <table:table-cell table:formula="of:=ROUND([.A84]-[$menor.$A$1];1)"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  <table:table-cell office:value-type="float" office:value="1.16434503" calcext:value-type="float">
            <text:p>1,16434503</text:p>
          </table:table-cell>
          <table:table-cell office:value-type="float" office:value="0" calcext:value-type="float">
            <text:p>0</text:p>
          </table:table-cell>
          <table:table-cell office:value-type="float" office:value="2.01309503" calcext:value-type="float">
            <text:p>2,01309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25753" calcext:value-type="float">
            <text:p>1623585539,25753</text:p>
          </table:table-cell>
          <table:table-cell table:formula="of:=ROUND([.A85]-[$menor.$A$1];1)" office:value-type="float" office:value="14.6" calcext:value-type="float">
            <text:p>14,6</text:p>
          </table:table-cell>
          <table:table-cell office:value-type="float" office:value="1" calcext:value-type="float">
            <text:p>1</text:p>
          </table:table-cell>
          <table:table-cell office:value-type="float" office:value="1.15125" calcext:value-type="float">
            <text:p>1,15125</text:p>
          </table:table-cell>
          <table:table-cell office:value-type="float" office:value="0" calcext:value-type="float">
            <text:p>0</text:p>
          </table:table-cell>
          <table:table-cell office:value-type="float" office:value="2.012125" calcext:value-type="float">
            <text:p>2,012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35753" calcext:value-type="float">
            <text:p>1623585539,35753</text:p>
          </table:table-cell>
          <table:table-cell table:formula="of:=ROUND([.A86]-[$menor.$A$1];1)"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1.13912499" calcext:value-type="float">
            <text:p>1,13912499</text:p>
          </table:table-cell>
          <table:table-cell office:value-type="float" office:value="0" calcext:value-type="float">
            <text:p>0</text:p>
          </table:table-cell>
          <table:table-cell office:value-type="float" office:value="2.01163999" calcext:value-type="float">
            <text:p>2,0116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45756" calcext:value-type="float">
            <text:p>1623585539,45756</text:p>
          </table:table-cell>
          <table:table-cell table:formula="of:=ROUND([.A87]-[$menor.$A$1];1)" office:value-type="float" office:value="14.8" calcext:value-type="float">
            <text:p>14,8</text:p>
          </table:table-cell>
          <table:table-cell office:value-type="float" office:value="1" calcext:value-type="float">
            <text:p>1</text:p>
          </table:table-cell>
          <table:table-cell office:value-type="float" office:value="1.12748504" calcext:value-type="float">
            <text:p>1,12748504</text:p>
          </table:table-cell>
          <table:table-cell office:value-type="float" office:value="0" calcext:value-type="float">
            <text:p>0</text:p>
          </table:table-cell>
          <table:table-cell office:value-type="float" office:value="2.01212504" calcext:value-type="float">
            <text:p>2,01212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55754" calcext:value-type="float">
            <text:p>1623585539,55754</text:p>
          </table:table-cell>
          <table:table-cell table:formula="of:=ROUND([.A88]-[$menor.$A$1];1)" office:value-type="float" office:value="14.9" calcext:value-type="float">
            <text:p>14,9</text:p>
          </table:table-cell>
          <table:table-cell office:value-type="float" office:value="1" calcext:value-type="float">
            <text:p>1</text:p>
          </table:table-cell>
          <table:table-cell office:value-type="float" office:value="1.11536002" calcext:value-type="float">
            <text:p>1,11536002</text:p>
          </table:table-cell>
          <table:table-cell office:value-type="float" office:value="0" calcext:value-type="float">
            <text:p>0</text:p>
          </table:table-cell>
          <table:table-cell office:value-type="float" office:value="2.01212502" calcext:value-type="float">
            <text:p>2,01212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65753" calcext:value-type="float">
            <text:p>1623585539,65753</text:p>
          </table:table-cell>
          <table:table-cell table:formula="of:=ROUND([.A89]-[$menor.$A$1];1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10323501" calcext:value-type="float">
            <text:p>1,10323501</text:p>
          </table:table-cell>
          <table:table-cell office:value-type="float" office:value="0" calcext:value-type="float">
            <text:p>0</text:p>
          </table:table-cell>
          <table:table-cell office:value-type="float" office:value="2.01212501" calcext:value-type="float">
            <text:p>2,01212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75752" calcext:value-type="float">
            <text:p>1623585539,75752</text:p>
          </table:table-cell>
          <table:table-cell table:formula="of:=ROUND([.A90]-[$menor.$A$1];1)" office:value-type="float" office:value="15.1" calcext:value-type="float">
            <text:p>15,1</text:p>
          </table:table-cell>
          <table:table-cell office:value-type="float" office:value="1" calcext:value-type="float">
            <text:p>1</text:p>
          </table:table-cell>
          <table:table-cell office:value-type="float" office:value="1.09110999" calcext:value-type="float">
            <text:p>1,09110999</text:p>
          </table:table-cell>
          <table:table-cell office:value-type="float" office:value="0" calcext:value-type="float">
            <text:p>0</text:p>
          </table:table-cell>
          <table:table-cell office:value-type="float" office:value="2.01163999" calcext:value-type="float">
            <text:p>2,0116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85753" calcext:value-type="float">
            <text:p>1623585539,85753</text:p>
          </table:table-cell>
          <table:table-cell table:formula="of:=ROUND([.A91]-[$menor.$A$1];1)" office:value-type="float" office:value="15.2" calcext:value-type="float">
            <text:p>15,2</text:p>
          </table:table-cell>
          <table:table-cell office:value-type="float" office:value="1" calcext:value-type="float">
            <text:p>1</text:p>
          </table:table-cell>
          <table:table-cell office:value-type="float" office:value="1.07947004" calcext:value-type="float">
            <text:p>1,07947004</text:p>
          </table:table-cell>
          <table:table-cell office:value-type="float" office:value="0" calcext:value-type="float">
            <text:p>0</text:p>
          </table:table-cell>
          <table:table-cell office:value-type="float" office:value="2.01115504" calcext:value-type="float">
            <text:p>2,01115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39.95757" calcext:value-type="float">
            <text:p>1623585539,95757</text:p>
          </table:table-cell>
          <table:table-cell table:formula="of:=ROUND([.A92]-[$menor.$A$1];1)" office:value-type="float" office:value="15.3" calcext:value-type="float">
            <text:p>15,3</text:p>
          </table:table-cell>
          <table:table-cell office:value-type="float" office:value="1" calcext:value-type="float">
            <text:p>1</text:p>
          </table:table-cell>
          <table:table-cell office:value-type="float" office:value="1.06831503" calcext:value-type="float">
            <text:p>1,06831503</text:p>
          </table:table-cell>
          <table:table-cell office:value-type="float" office:value="0" calcext:value-type="float">
            <text:p>0</text:p>
          </table:table-cell>
          <table:table-cell office:value-type="float" office:value="2.01115503" calcext:value-type="float">
            <text:p>2,01115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05754" calcext:value-type="float">
            <text:p>1623585540,05754</text:p>
          </table:table-cell>
          <table:table-cell table:formula="of:=ROUND([.A93]-[$menor.$A$1];1)" office:value-type="float" office:value="15.4" calcext:value-type="float">
            <text:p>15,4</text:p>
          </table:table-cell>
          <table:table-cell office:value-type="float" office:value="1" calcext:value-type="float">
            <text:p>1</text:p>
          </table:table-cell>
          <table:table-cell office:value-type="float" office:value="1.05716002" calcext:value-type="float">
            <text:p>1,05716002</text:p>
          </table:table-cell>
          <table:table-cell office:value-type="float" office:value="0" calcext:value-type="float">
            <text:p>0</text:p>
          </table:table-cell>
          <table:table-cell office:value-type="float" office:value="2.01212502" calcext:value-type="float">
            <text:p>2,01212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15753" calcext:value-type="float">
            <text:p>1623585540,15753</text:p>
          </table:table-cell>
          <table:table-cell table:formula="of:=ROUND([.A94]-[$menor.$A$1];1)" office:value-type="float" office:value="15.5" calcext:value-type="float">
            <text:p>15,5</text:p>
          </table:table-cell>
          <table:table-cell office:value-type="float" office:value="1" calcext:value-type="float">
            <text:p>1</text:p>
          </table:table-cell>
          <table:table-cell office:value-type="float" office:value="1.045035" calcext:value-type="float">
            <text:p>1,045035</text:p>
          </table:table-cell>
          <table:table-cell office:value-type="float" office:value="0" calcext:value-type="float">
            <text:p>0</text:p>
          </table:table-cell>
          <table:table-cell office:value-type="float" office:value="2.01067" calcext:value-type="float">
            <text:p>2,0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25754" calcext:value-type="float">
            <text:p>1623585540,25754</text:p>
          </table:table-cell>
          <table:table-cell table:formula="of:=ROUND([.A95]-[$menor.$A$1];1)" office:value-type="float" office:value="15.6" calcext:value-type="float">
            <text:p>15,6</text:p>
          </table:table-cell>
          <table:table-cell office:value-type="float" office:value="1" calcext:value-type="float">
            <text:p>1</text:p>
          </table:table-cell>
          <table:table-cell office:value-type="float" office:value="1.03436506" calcext:value-type="float">
            <text:p>1,03436506</text:p>
          </table:table-cell>
          <table:table-cell office:value-type="float" office:value="0" calcext:value-type="float">
            <text:p>0</text:p>
          </table:table-cell>
          <table:table-cell office:value-type="float" office:value="2.01115506" calcext:value-type="float">
            <text:p>2,01115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35753" calcext:value-type="float">
            <text:p>1623585540,35753</text:p>
          </table:table-cell>
          <table:table-cell table:formula="of:=ROUND([.A96]-[$menor.$A$1];1)" office:value-type="float" office:value="15.7" calcext:value-type="float">
            <text:p>15,7</text:p>
          </table:table-cell>
          <table:table-cell office:value-type="float" office:value="1" calcext:value-type="float">
            <text:p>1</text:p>
          </table:table-cell>
          <table:table-cell office:value-type="float" office:value="1.02321005" calcext:value-type="float">
            <text:p>1,02321005</text:p>
          </table:table-cell>
          <table:table-cell office:value-type="float" office:value="0" calcext:value-type="float">
            <text:p>0</text:p>
          </table:table-cell>
          <table:table-cell office:value-type="float" office:value="2.01115505" calcext:value-type="float">
            <text:p>2,01115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45753" calcext:value-type="float">
            <text:p>1623585540,45753</text:p>
          </table:table-cell>
          <table:table-cell table:formula="of:=ROUND([.A97]-[$menor.$A$1];1)" office:value-type="float" office:value="15.8" calcext:value-type="float">
            <text:p>15,8</text:p>
          </table:table-cell>
          <table:table-cell office:value-type="float" office:value="1" calcext:value-type="float">
            <text:p>1</text:p>
          </table:table-cell>
          <table:table-cell office:value-type="float" office:value="1.01205504" calcext:value-type="float">
            <text:p>1,01205504</text:p>
          </table:table-cell>
          <table:table-cell office:value-type="float" office:value="0" calcext:value-type="float">
            <text:p>0</text:p>
          </table:table-cell>
          <table:table-cell office:value-type="float" office:value="2.01067004" calcext:value-type="float">
            <text:p>2,01067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55754" calcext:value-type="float">
            <text:p>1623585540,55754</text:p>
          </table:table-cell>
          <table:table-cell table:formula="of:=ROUND([.A98]-[$menor.$A$1];1)" office:value-type="float" office:value="15.9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office:value-type="float" office:value="1.00138497" calcext:value-type="float">
            <text:p>1,00138497</text:p>
          </table:table-cell>
          <table:table-cell office:value-type="float" office:value="0" calcext:value-type="float">
            <text:p>0</text:p>
          </table:table-cell>
          <table:table-cell office:value-type="float" office:value="2.01018497" calcext:value-type="float">
            <text:p>2,01018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65753" calcext:value-type="float">
            <text:p>1623585540,65753</text:p>
          </table:table-cell>
          <table:table-cell table:formula="of:=ROUND([.A99]-[$menor.$A$1];1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99119997" calcext:value-type="float">
            <text:p>0,99119997</text:p>
          </table:table-cell>
          <table:table-cell office:value-type="float" office:value="0" calcext:value-type="float">
            <text:p>0</text:p>
          </table:table-cell>
          <table:table-cell office:value-type="float" office:value="2.01115497" calcext:value-type="float">
            <text:p>2,01115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75753" calcext:value-type="float">
            <text:p>1623585540,75753</text:p>
          </table:table-cell>
          <table:table-cell table:formula="of:=ROUND([.A100]-[$menor.$A$1];1)" office:value-type="float" office:value="16.1" calcext:value-type="float">
            <text:p>16,1</text:p>
          </table:table-cell>
          <table:table-cell office:value-type="float" office:value="1" calcext:value-type="float">
            <text:p>1</text:p>
          </table:table-cell>
          <table:table-cell office:value-type="float" office:value="0.98004502" calcext:value-type="float">
            <text:p>0,98004502</text:p>
          </table:table-cell>
          <table:table-cell office:value-type="float" office:value="0" calcext:value-type="float">
            <text:p>0</text:p>
          </table:table-cell>
          <table:table-cell office:value-type="float" office:value="2.00970002" calcext:value-type="float">
            <text:p>2,00970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85757" calcext:value-type="float">
            <text:p>1623585540,85757</text:p>
          </table:table-cell>
          <table:table-cell table:formula="of:=ROUND([.A101]-[$menor.$A$1];1)" office:value-type="float" office:value="16.2" calcext:value-type="float">
            <text:p>16,2</text:p>
          </table:table-cell>
          <table:table-cell office:value-type="float" office:value="1" calcext:value-type="float">
            <text:p>1</text:p>
          </table:table-cell>
          <table:table-cell office:value-type="float" office:value="0.97034502" calcext:value-type="float">
            <text:p>0,97034502</text:p>
          </table:table-cell>
          <table:table-cell office:value-type="float" office:value="0" calcext:value-type="float">
            <text:p>0</text:p>
          </table:table-cell>
          <table:table-cell office:value-type="float" office:value="2.01115502" calcext:value-type="float">
            <text:p>2,01115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0.95756" calcext:value-type="float">
            <text:p>1623585540,95756</text:p>
          </table:table-cell>
          <table:table-cell table:formula="of:=ROUND([.A102]-[$menor.$A$1];1)"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office:value-type="float" office:value="0.95919001" calcext:value-type="float">
            <text:p>0,95919001</text:p>
          </table:table-cell>
          <table:table-cell office:value-type="float" office:value="0" calcext:value-type="float">
            <text:p>0</text:p>
          </table:table-cell>
          <table:table-cell office:value-type="float" office:value="2.01018501" calcext:value-type="float">
            <text:p>2,0101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05757" calcext:value-type="float">
            <text:p>1623585541,05757</text:p>
          </table:table-cell>
          <table:table-cell table:formula="of:=ROUND([.A103]-[$menor.$A$1];1)" office:value-type="float" office:value="16.4" calcext:value-type="float">
            <text:p>16,4</text:p>
          </table:table-cell>
          <table:table-cell office:value-type="float" office:value="1" calcext:value-type="float">
            <text:p>1</text:p>
          </table:table-cell>
          <table:table-cell office:value-type="float" office:value="0.94900501" calcext:value-type="float">
            <text:p>0,94900501</text:p>
          </table:table-cell>
          <table:table-cell office:value-type="float" office:value="0" calcext:value-type="float">
            <text:p>0</text:p>
          </table:table-cell>
          <table:table-cell office:value-type="float" office:value="2.00970001" calcext:value-type="float">
            <text:p>2,0097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15753" calcext:value-type="float">
            <text:p>1623585541,15753</text:p>
          </table:table-cell>
          <table:table-cell table:formula="of:=ROUND([.A104]-[$menor.$A$1];1)" office:value-type="float" office:value="16.5" calcext:value-type="float">
            <text:p>16,5</text:p>
          </table:table-cell>
          <table:table-cell office:value-type="float" office:value="1" calcext:value-type="float">
            <text:p>1</text:p>
          </table:table-cell>
          <table:table-cell office:value-type="float" office:value="0.93930501" calcext:value-type="float">
            <text:p>0,93930501</text:p>
          </table:table-cell>
          <table:table-cell office:value-type="float" office:value="0" calcext:value-type="float">
            <text:p>0</text:p>
          </table:table-cell>
          <table:table-cell office:value-type="float" office:value="2.01018501" calcext:value-type="float">
            <text:p>2,0101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25754" calcext:value-type="float">
            <text:p>1623585541,25754</text:p>
          </table:table-cell>
          <table:table-cell table:formula="of:=ROUND([.A105]-[$menor.$A$1];1)"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office:value-type="float" office:value="0.92912" calcext:value-type="float">
            <text:p>0,92912</text:p>
          </table:table-cell>
          <table:table-cell office:value-type="float" office:value="0" calcext:value-type="float">
            <text:p>0</text:p>
          </table:table-cell>
          <table:table-cell office:value-type="float" office:value="2.0097" calcext:value-type="float">
            <text:p>2,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35753" calcext:value-type="float">
            <text:p>1623585541,35753</text:p>
          </table:table-cell>
          <table:table-cell table:formula="of:=ROUND([.A106]-[$menor.$A$1];1)" office:value-type="float" office:value="16.7" calcext:value-type="float">
            <text:p>16,7</text:p>
          </table:table-cell>
          <table:table-cell office:value-type="float" office:value="1" calcext:value-type="float">
            <text:p>1</text:p>
          </table:table-cell>
          <table:table-cell office:value-type="float" office:value="0.91942" calcext:value-type="float">
            <text:p>0,91942</text:p>
          </table:table-cell>
          <table:table-cell office:value-type="float" office:value="0" calcext:value-type="float">
            <text:p>0</text:p>
          </table:table-cell>
          <table:table-cell office:value-type="float" office:value="2.010185" calcext:value-type="float">
            <text:p>2,010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45752" calcext:value-type="float">
            <text:p>1623585541,45752</text:p>
          </table:table-cell>
          <table:table-cell table:formula="of:=ROUND([.A107]-[$menor.$A$1];1)" office:value-type="float" office:value="16.8" calcext:value-type="float">
            <text:p>16,8</text:p>
          </table:table-cell>
          <table:table-cell office:value-type="float" office:value="1" calcext:value-type="float">
            <text:p>1</text:p>
          </table:table-cell>
          <table:table-cell office:value-type="float" office:value="0.909235" calcext:value-type="float">
            <text:p>0,909235</text:p>
          </table:table-cell>
          <table:table-cell office:value-type="float" office:value="0" calcext:value-type="float">
            <text:p>0</text:p>
          </table:table-cell>
          <table:table-cell office:value-type="float" office:value="2.009215" calcext:value-type="float">
            <text:p>2,009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55752" calcext:value-type="float">
            <text:p>1623585541,55752</text:p>
          </table:table-cell>
          <table:table-cell table:formula="of:=ROUND([.A108]-[$menor.$A$1];1)" office:value-type="float" office:value="16.9" calcext:value-type="float">
            <text:p>16,9</text:p>
          </table:table-cell>
          <table:table-cell office:value-type="float" office:value="1" calcext:value-type="float">
            <text:p>1</text:p>
          </table:table-cell>
          <table:table-cell office:value-type="float" office:value="0.90002" calcext:value-type="float">
            <text:p>0,90002</text:p>
          </table:table-cell>
          <table:table-cell office:value-type="float" office:value="0" calcext:value-type="float">
            <text:p>0</text:p>
          </table:table-cell>
          <table:table-cell office:value-type="float" office:value="2.0097" calcext:value-type="float">
            <text:p>2,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65752" calcext:value-type="float">
            <text:p>1623585541,65752</text:p>
          </table:table-cell>
          <table:table-cell table:formula="of:=ROUND([.A109]-[$menor.$A$1];1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9032" calcext:value-type="float">
            <text:p>0,89032</text:p>
          </table:table-cell>
          <table:table-cell office:value-type="float" office:value="0" calcext:value-type="float">
            <text:p>0</text:p>
          </table:table-cell>
          <table:table-cell office:value-type="float" office:value="2.009215" calcext:value-type="float">
            <text:p>2,009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75752" calcext:value-type="float">
            <text:p>1623585541,75752</text:p>
          </table:table-cell>
          <table:table-cell table:formula="of:=ROUND([.A110]-[$menor.$A$1];1)" office:value-type="float" office:value="17.1" calcext:value-type="float">
            <text:p>17,1</text:p>
          </table:table-cell>
          <table:table-cell office:value-type="float" office:value="1" calcext:value-type="float">
            <text:p>1</text:p>
          </table:table-cell>
          <table:table-cell office:value-type="float" office:value="0.88110501" calcext:value-type="float">
            <text:p>0,88110501</text:p>
          </table:table-cell>
          <table:table-cell office:value-type="float" office:value="0" calcext:value-type="float">
            <text:p>0</text:p>
          </table:table-cell>
          <table:table-cell office:value-type="float" office:value="2.00970001" calcext:value-type="float">
            <text:p>2,00970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85752" calcext:value-type="float">
            <text:p>1623585541,85752</text:p>
          </table:table-cell>
          <table:table-cell table:formula="of:=ROUND([.A111]-[$menor.$A$1];1)" office:value-type="float" office:value="17.2" calcext:value-type="float">
            <text:p>17,2</text:p>
          </table:table-cell>
          <table:table-cell office:value-type="float" office:value="1" calcext:value-type="float">
            <text:p>1</text:p>
          </table:table-cell>
          <table:table-cell office:value-type="float" office:value="0.87140501" calcext:value-type="float">
            <text:p>0,87140501</text:p>
          </table:table-cell>
          <table:table-cell office:value-type="float" office:value="0" calcext:value-type="float">
            <text:p>0</text:p>
          </table:table-cell>
          <table:table-cell office:value-type="float" office:value="2.00921501" calcext:value-type="float">
            <text:p>2,00921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1.95752" calcext:value-type="float">
            <text:p>1623585541,95752</text:p>
          </table:table-cell>
          <table:table-cell table:formula="of:=ROUND([.A112]-[$menor.$A$1];1)" office:value-type="float" office:value="17.3" calcext:value-type="float">
            <text:p>17,3</text:p>
          </table:table-cell>
          <table:table-cell office:value-type="float" office:value="1" calcext:value-type="float">
            <text:p>1</text:p>
          </table:table-cell>
          <table:table-cell office:value-type="float" office:value="0.86219001" calcext:value-type="float">
            <text:p>0,86219001</text:p>
          </table:table-cell>
          <table:table-cell office:value-type="float" office:value="0" calcext:value-type="float">
            <text:p>0</text:p>
          </table:table-cell>
          <table:table-cell office:value-type="float" office:value="2.00873001" calcext:value-type="float">
            <text:p>2,00873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05752" calcext:value-type="float">
            <text:p>1623585542,05752</text:p>
          </table:table-cell>
          <table:table-cell table:formula="of:=ROUND([.A113]-[$menor.$A$1];1)" office:value-type="float" office:value="17.4" calcext:value-type="float">
            <text:p>17,4</text:p>
          </table:table-cell>
          <table:table-cell office:value-type="float" office:value="1" calcext:value-type="float">
            <text:p>1</text:p>
          </table:table-cell>
          <table:table-cell office:value-type="float" office:value="0.85346001" calcext:value-type="float">
            <text:p>0,85346001</text:p>
          </table:table-cell>
          <table:table-cell office:value-type="float" office:value="0" calcext:value-type="float">
            <text:p>0</text:p>
          </table:table-cell>
          <table:table-cell office:value-type="float" office:value="2.00921501" calcext:value-type="float">
            <text:p>2,00921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15752" calcext:value-type="float">
            <text:p>1623585542,15752</text:p>
          </table:table-cell>
          <table:table-cell table:formula="of:=ROUND([.A114]-[$menor.$A$1];1)" office:value-type="float" office:value="17.5" calcext:value-type="float">
            <text:p>17,5</text:p>
          </table:table-cell>
          <table:table-cell office:value-type="float" office:value="1" calcext:value-type="float">
            <text:p>1</text:p>
          </table:table-cell>
          <table:table-cell office:value-type="float" office:value="0.84424502" calcext:value-type="float">
            <text:p>0,84424502</text:p>
          </table:table-cell>
          <table:table-cell office:value-type="float" office:value="0" calcext:value-type="float">
            <text:p>0</text:p>
          </table:table-cell>
          <table:table-cell office:value-type="float" office:value="2.01018502" calcext:value-type="float">
            <text:p>2,01018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25752" calcext:value-type="float">
            <text:p>1623585542,25752</text:p>
          </table:table-cell>
          <table:table-cell table:formula="of:=ROUND([.A115]-[$menor.$A$1];1)"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  <table:table-cell office:value-type="float" office:value="0.83406001" calcext:value-type="float">
            <text:p>0,83406001</text:p>
          </table:table-cell>
          <table:table-cell office:value-type="float" office:value="0" calcext:value-type="float">
            <text:p>0</text:p>
          </table:table-cell>
          <table:table-cell office:value-type="float" office:value="2.00776001" calcext:value-type="float">
            <text:p>2,00776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35752" calcext:value-type="float">
            <text:p>1623585542,35752</text:p>
          </table:table-cell>
          <table:table-cell table:formula="of:=ROUND([.A116]-[$menor.$A$1];1)" office:value-type="float" office:value="17.7" calcext:value-type="float">
            <text:p>17,7</text:p>
          </table:table-cell>
          <table:table-cell office:value-type="float" office:value="1" calcext:value-type="float">
            <text:p>1</text:p>
          </table:table-cell>
          <table:table-cell office:value-type="float" office:value="0.82630002" calcext:value-type="float">
            <text:p>0,82630002</text:p>
          </table:table-cell>
          <table:table-cell office:value-type="float" office:value="0" calcext:value-type="float">
            <text:p>0</text:p>
          </table:table-cell>
          <table:table-cell office:value-type="float" office:value="2.00921502" calcext:value-type="float">
            <text:p>2,00921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45752" calcext:value-type="float">
            <text:p>1623585542,45752</text:p>
          </table:table-cell>
          <table:table-cell table:formula="of:=ROUND([.A117]-[$menor.$A$1];1)" office:value-type="float" office:value="17.8" calcext:value-type="float">
            <text:p>17,8</text:p>
          </table:table-cell>
          <table:table-cell office:value-type="float" office:value="1" calcext:value-type="float">
            <text:p>1</text:p>
          </table:table-cell>
          <table:table-cell office:value-type="float" office:value="0.81708503" calcext:value-type="float">
            <text:p>0,81708503</text:p>
          </table:table-cell>
          <table:table-cell office:value-type="float" office:value="0" calcext:value-type="float">
            <text:p>0</text:p>
          </table:table-cell>
          <table:table-cell office:value-type="float" office:value="2.00873003" calcext:value-type="float">
            <text:p>2,0087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55752" calcext:value-type="float">
            <text:p>1623585542,55752</text:p>
          </table:table-cell>
          <table:table-cell table:formula="of:=ROUND([.A118]-[$menor.$A$1];1)" office:value-type="float" office:value="17.9" calcext:value-type="float">
            <text:p>17,9</text:p>
          </table:table-cell>
          <table:table-cell office:value-type="float" office:value="1" calcext:value-type="float">
            <text:p>1</text:p>
          </table:table-cell>
          <table:table-cell office:value-type="float" office:value="0.80835497" calcext:value-type="float">
            <text:p>0,80835497</text:p>
          </table:table-cell>
          <table:table-cell office:value-type="float" office:value="0" calcext:value-type="float">
            <text:p>0</text:p>
          </table:table-cell>
          <table:table-cell office:value-type="float" office:value="2.00921497" calcext:value-type="float">
            <text:p>2,00921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65752" calcext:value-type="float">
            <text:p>1623585542,65752</text:p>
          </table:table-cell>
          <table:table-cell table:formula="of:=ROUND([.A119]-[$menor.$A$1];1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79913998" calcext:value-type="float">
            <text:p>0,79913998</text:p>
          </table:table-cell>
          <table:table-cell office:value-type="float" office:value="0" calcext:value-type="float">
            <text:p>0</text:p>
          </table:table-cell>
          <table:table-cell office:value-type="float" office:value="2.00775998" calcext:value-type="float">
            <text:p>2,00775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75752" calcext:value-type="float">
            <text:p>1623585542,75752</text:p>
          </table:table-cell>
          <table:table-cell table:formula="of:=ROUND([.A120]-[$menor.$A$1];1)" office:value-type="float" office:value="18.1" calcext:value-type="float">
            <text:p>18,1</text:p>
          </table:table-cell>
          <table:table-cell office:value-type="float" office:value="1" calcext:value-type="float">
            <text:p>1</text:p>
          </table:table-cell>
          <table:table-cell office:value-type="float" office:value="0.79137999" calcext:value-type="float">
            <text:p>0,79137999</text:p>
          </table:table-cell>
          <table:table-cell office:value-type="float" office:value="0" calcext:value-type="float">
            <text:p>0</text:p>
          </table:table-cell>
          <table:table-cell office:value-type="float" office:value="2.00921499" calcext:value-type="float">
            <text:p>2,00921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85752" calcext:value-type="float">
            <text:p>1623585542,85752</text:p>
          </table:table-cell>
          <table:table-cell table:formula="of:=ROUND([.A121]-[$menor.$A$1];1)" office:value-type="float" office:value="18.2" calcext:value-type="float">
            <text:p>18,2</text:p>
          </table:table-cell>
          <table:table-cell office:value-type="float" office:value="1" calcext:value-type="float">
            <text:p>1</text:p>
          </table:table-cell>
          <table:table-cell office:value-type="float" office:value="0.78216499" calcext:value-type="float">
            <text:p>0,78216499</text:p>
          </table:table-cell>
          <table:table-cell office:value-type="float" office:value="0" calcext:value-type="float">
            <text:p>0</text:p>
          </table:table-cell>
          <table:table-cell office:value-type="float" office:value="2.00775999" calcext:value-type="float">
            <text:p>2,0077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2.95752" calcext:value-type="float">
            <text:p>1623585542,95752</text:p>
          </table:table-cell>
          <table:table-cell table:formula="of:=ROUND([.A122]-[$menor.$A$1];1)" office:value-type="float" office:value="18.3" calcext:value-type="float">
            <text:p>18,3</text:p>
          </table:table-cell>
          <table:table-cell office:value-type="float" office:value="1" calcext:value-type="float">
            <text:p>1</text:p>
          </table:table-cell>
          <table:table-cell office:value-type="float" office:value="0.774405" calcext:value-type="float">
            <text:p>0,774405</text:p>
          </table:table-cell>
          <table:table-cell office:value-type="float" office:value="0" calcext:value-type="float">
            <text:p>0</text:p>
          </table:table-cell>
          <table:table-cell office:value-type="float" office:value="2.008245" calcext:value-type="float">
            <text:p>2,008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05752" calcext:value-type="float">
            <text:p>1623585543,05752</text:p>
          </table:table-cell>
          <table:table-cell table:formula="of:=ROUND([.A123]-[$menor.$A$1];1)" office:value-type="float" office:value="18.4" calcext:value-type="float">
            <text:p>18,4</text:p>
          </table:table-cell>
          <table:table-cell office:value-type="float" office:value="1" calcext:value-type="float">
            <text:p>1</text:p>
          </table:table-cell>
          <table:table-cell office:value-type="float" office:value="0.76616001" calcext:value-type="float">
            <text:p>0,76616001</text:p>
          </table:table-cell>
          <table:table-cell office:value-type="float" office:value="0" calcext:value-type="float">
            <text:p>0</text:p>
          </table:table-cell>
          <table:table-cell office:value-type="float" office:value="2.00776001" calcext:value-type="float">
            <text:p>2,00776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15752" calcext:value-type="float">
            <text:p>1623585543,15752</text:p>
          </table:table-cell>
          <table:table-cell table:formula="of:=ROUND([.A124]-[$menor.$A$1];1)"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float" office:value="0.75840002" calcext:value-type="float">
            <text:p>0,75840002</text:p>
          </table:table-cell>
          <table:table-cell office:value-type="float" office:value="0" calcext:value-type="float">
            <text:p>0</text:p>
          </table:table-cell>
          <table:table-cell office:value-type="float" office:value="2.00824502" calcext:value-type="float">
            <text:p>2,00824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25752" calcext:value-type="float">
            <text:p>1623585543,25752</text:p>
          </table:table-cell>
          <table:table-cell table:formula="of:=ROUND([.A125]-[$menor.$A$1];1)" office:value-type="float" office:value="18.6" calcext:value-type="float">
            <text:p>18,6</text:p>
          </table:table-cell>
          <table:table-cell office:value-type="float" office:value="1" calcext:value-type="float">
            <text:p>1</text:p>
          </table:table-cell>
          <table:table-cell office:value-type="float" office:value="0.75015497" calcext:value-type="float">
            <text:p>0,75015497</text:p>
          </table:table-cell>
          <table:table-cell office:value-type="float" office:value="0" calcext:value-type="float">
            <text:p>0</text:p>
          </table:table-cell>
          <table:table-cell office:value-type="float" office:value="2.00775997" calcext:value-type="float">
            <text:p>2,00775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35752" calcext:value-type="float">
            <text:p>1623585543,35752</text:p>
          </table:table-cell>
          <table:table-cell table:formula="of:=ROUND([.A126]-[$menor.$A$1];1)" office:value-type="float" office:value="18.7" calcext:value-type="float">
            <text:p>18,7</text:p>
          </table:table-cell>
          <table:table-cell office:value-type="float" office:value="1" calcext:value-type="float">
            <text:p>1</text:p>
          </table:table-cell>
          <table:table-cell office:value-type="float" office:value="0.74239498" calcext:value-type="float">
            <text:p>0,74239498</text:p>
          </table:table-cell>
          <table:table-cell office:value-type="float" office:value="0" calcext:value-type="float">
            <text:p>0</text:p>
          </table:table-cell>
          <table:table-cell office:value-type="float" office:value="2.00824498" calcext:value-type="float">
            <text:p>2,00824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45752" calcext:value-type="float">
            <text:p>1623585543,45752</text:p>
          </table:table-cell>
          <table:table-cell table:formula="of:=ROUND([.A127]-[$menor.$A$1];1)" office:value-type="float" office:value="18.8" calcext:value-type="float">
            <text:p>18,8</text:p>
          </table:table-cell>
          <table:table-cell office:value-type="float" office:value="1" calcext:value-type="float">
            <text:p>1</text:p>
          </table:table-cell>
          <table:table-cell office:value-type="float" office:value="0.73414999" calcext:value-type="float">
            <text:p>0,73414999</text:p>
          </table:table-cell>
          <table:table-cell office:value-type="float" office:value="0" calcext:value-type="float">
            <text:p>0</text:p>
          </table:table-cell>
          <table:table-cell office:value-type="float" office:value="2.00775999" calcext:value-type="float">
            <text:p>2,0077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55752" calcext:value-type="float">
            <text:p>1623585543,55752</text:p>
          </table:table-cell>
          <table:table-cell table:formula="of:=ROUND([.A128]-[$menor.$A$1];1)" office:value-type="float" office:value="18.9" calcext:value-type="float">
            <text:p>18,9</text:p>
          </table:table-cell>
          <table:table-cell office:value-type="float" office:value="1" calcext:value-type="float">
            <text:p>1</text:p>
          </table:table-cell>
          <table:table-cell office:value-type="float" office:value="0.72639" calcext:value-type="float">
            <text:p>0,72639</text:p>
          </table:table-cell>
          <table:table-cell office:value-type="float" office:value="0" calcext:value-type="float">
            <text:p>0</text:p>
          </table:table-cell>
          <table:table-cell office:value-type="float" office:value="2.008245" calcext:value-type="float">
            <text:p>2,008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65754" calcext:value-type="float">
            <text:p>1623585543,65754</text:p>
          </table:table-cell>
          <table:table-cell table:formula="of:=ROUND([.A129]-[$menor.$A$1];1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71814501" calcext:value-type="float">
            <text:p>0,71814501</text:p>
          </table:table-cell>
          <table:table-cell office:value-type="float" office:value="0" calcext:value-type="float">
            <text:p>0</text:p>
          </table:table-cell>
          <table:table-cell office:value-type="float" office:value="2.00679001" calcext:value-type="float">
            <text:p>2,0067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75754" calcext:value-type="float">
            <text:p>1623585543,75754</text:p>
          </table:table-cell>
          <table:table-cell table:formula="of:=ROUND([.A130]-[$menor.$A$1];1)" office:value-type="float" office:value="19.1" calcext:value-type="float">
            <text:p>19,1</text:p>
          </table:table-cell>
          <table:table-cell office:value-type="float" office:value="1" calcext:value-type="float">
            <text:p>1</text:p>
          </table:table-cell>
          <table:table-cell office:value-type="float" office:value="0.71135497" calcext:value-type="float">
            <text:p>0,71135497</text:p>
          </table:table-cell>
          <table:table-cell office:value-type="float" office:value="0" calcext:value-type="float">
            <text:p>0</text:p>
          </table:table-cell>
          <table:table-cell office:value-type="float" office:value="2.00824497" calcext:value-type="float">
            <text:p>2,00824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85754" calcext:value-type="float">
            <text:p>1623585543,85754</text:p>
          </table:table-cell>
          <table:table-cell table:formula="of:=ROUND([.A131]-[$menor.$A$1];1)" office:value-type="float" office:value="19.2" calcext:value-type="float">
            <text:p>19,2</text:p>
          </table:table-cell>
          <table:table-cell office:value-type="float" office:value="1" calcext:value-type="float">
            <text:p>1</text:p>
          </table:table-cell>
          <table:table-cell office:value-type="float" office:value="0.70310998" calcext:value-type="float">
            <text:p>0,70310998</text:p>
          </table:table-cell>
          <table:table-cell office:value-type="float" office:value="0" calcext:value-type="float">
            <text:p>0</text:p>
          </table:table-cell>
          <table:table-cell office:value-type="float" office:value="2.00775998" calcext:value-type="float">
            <text:p>2,00775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3.95753" calcext:value-type="float">
            <text:p>1623585543,95753</text:p>
          </table:table-cell>
          <table:table-cell table:formula="of:=ROUND([.A132]-[$menor.$A$1];1)" office:value-type="float" office:value="19.3" calcext:value-type="float">
            <text:p>19,3</text:p>
          </table:table-cell>
          <table:table-cell office:value-type="float" office:value="1" calcext:value-type="float">
            <text:p>1</text:p>
          </table:table-cell>
          <table:table-cell office:value-type="float" office:value="0.69534999" calcext:value-type="float">
            <text:p>0,69534999</text:p>
          </table:table-cell>
          <table:table-cell office:value-type="float" office:value="0" calcext:value-type="float">
            <text:p>0</text:p>
          </table:table-cell>
          <table:table-cell office:value-type="float" office:value="2.00727499" calcext:value-type="float">
            <text:p>2,00727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05753" calcext:value-type="float">
            <text:p>1623585544,05753</text:p>
          </table:table-cell>
          <table:table-cell table:formula="of:=ROUND([.A133]-[$menor.$A$1];1)" office:value-type="float" office:value="19.4" calcext:value-type="float">
            <text:p>19,4</text:p>
          </table:table-cell>
          <table:table-cell office:value-type="float" office:value="1" calcext:value-type="float">
            <text:p>1</text:p>
          </table:table-cell>
          <table:table-cell office:value-type="float" office:value="0.68807501" calcext:value-type="float">
            <text:p>0,68807501</text:p>
          </table:table-cell>
          <table:table-cell office:value-type="float" office:value="0" calcext:value-type="float">
            <text:p>0</text:p>
          </table:table-cell>
          <table:table-cell office:value-type="float" office:value="2.00679001" calcext:value-type="float">
            <text:p>2,0067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15754" calcext:value-type="float">
            <text:p>1623585544,15754</text:p>
          </table:table-cell>
          <table:table-cell table:formula="of:=ROUND([.A134]-[$menor.$A$1];1)" office:value-type="float" office:value="19.5" calcext:value-type="float">
            <text:p>19,5</text:p>
          </table:table-cell>
          <table:table-cell office:value-type="float" office:value="1" calcext:value-type="float">
            <text:p>1</text:p>
          </table:table-cell>
          <table:table-cell office:value-type="float" office:value="0.68128502" calcext:value-type="float">
            <text:p>0,68128502</text:p>
          </table:table-cell>
          <table:table-cell office:value-type="float" office:value="0" calcext:value-type="float">
            <text:p>0</text:p>
          </table:table-cell>
          <table:table-cell office:value-type="float" office:value="2.00824502" calcext:value-type="float">
            <text:p>2,00824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25754" calcext:value-type="float">
            <text:p>1623585544,25754</text:p>
          </table:table-cell>
          <table:table-cell table:formula="of:=ROUND([.A135]-[$menor.$A$1];1)" office:value-type="float" office:value="19.6" calcext:value-type="float">
            <text:p>19,6</text:p>
          </table:table-cell>
          <table:table-cell office:value-type="float" office:value="1" calcext:value-type="float">
            <text:p>1</text:p>
          </table:table-cell>
          <table:table-cell office:value-type="float" office:value="0.67303997" calcext:value-type="float">
            <text:p>0,67303997</text:p>
          </table:table-cell>
          <table:table-cell office:value-type="float" office:value="0" calcext:value-type="float">
            <text:p>0</text:p>
          </table:table-cell>
          <table:table-cell office:value-type="float" office:value="2.00678997" calcext:value-type="float">
            <text:p>2,00678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35752" calcext:value-type="float">
            <text:p>1623585544,35752</text:p>
          </table:table-cell>
          <table:table-cell table:formula="of:=ROUND([.A136]-[$menor.$A$1];1)" office:value-type="float" office:value="19.7" calcext:value-type="float">
            <text:p>19,7</text:p>
          </table:table-cell>
          <table:table-cell office:value-type="float" office:value="1" calcext:value-type="float">
            <text:p>1</text:p>
          </table:table-cell>
          <table:table-cell office:value-type="float" office:value="0.66624999" calcext:value-type="float">
            <text:p>0,66624999</text:p>
          </table:table-cell>
          <table:table-cell office:value-type="float" office:value="0" calcext:value-type="float">
            <text:p>0</text:p>
          </table:table-cell>
          <table:table-cell office:value-type="float" office:value="2.00678999" calcext:value-type="float">
            <text:p>2,0067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45752" calcext:value-type="float">
            <text:p>1623585544,45752</text:p>
          </table:table-cell>
          <table:table-cell table:formula="of:=ROUND([.A137]-[$menor.$A$1];1)"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office:value-type="float" office:value="0.65946001" calcext:value-type="float">
            <text:p>0,65946001</text:p>
          </table:table-cell>
          <table:table-cell office:value-type="float" office:value="0" calcext:value-type="float">
            <text:p>0</text:p>
          </table:table-cell>
          <table:table-cell office:value-type="float" office:value="2.00727501" calcext:value-type="float">
            <text:p>2,00727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55753" calcext:value-type="float">
            <text:p>1623585544,55753</text:p>
          </table:table-cell>
          <table:table-cell table:formula="of:=ROUND([.A138]-[$menor.$A$1];1)" office:value-type="float" office:value="19.9" calcext:value-type="float">
            <text:p>19,9</text:p>
          </table:table-cell>
          <table:table-cell office:value-type="float" office:value="1" calcext:value-type="float">
            <text:p>1</text:p>
          </table:table-cell>
          <table:table-cell office:value-type="float" office:value="0.65218502" calcext:value-type="float">
            <text:p>0,65218502</text:p>
          </table:table-cell>
          <table:table-cell office:value-type="float" office:value="0" calcext:value-type="float">
            <text:p>0</text:p>
          </table:table-cell>
          <table:table-cell office:value-type="float" office:value="2.00679002" calcext:value-type="float">
            <text:p>2,00679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65752" calcext:value-type="float">
            <text:p>1623585544,65752</text:p>
          </table:table-cell>
          <table:table-cell table:formula="of:=ROUND([.A139]-[$menor.$A$1];1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4539498" calcext:value-type="float">
            <text:p>0,64539498</text:p>
          </table:table-cell>
          <table:table-cell office:value-type="float" office:value="0" calcext:value-type="float">
            <text:p>0</text:p>
          </table:table-cell>
          <table:table-cell office:value-type="float" office:value="2.00727498" calcext:value-type="float">
            <text:p>2,00727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75755" calcext:value-type="float">
            <text:p>1623585544,75755</text:p>
          </table:table-cell>
          <table:table-cell table:formula="of:=ROUND([.A140]-[$menor.$A$1];1)" office:value-type="float" office:value="20.1" calcext:value-type="float">
            <text:p>20,1</text:p>
          </table:table-cell>
          <table:table-cell office:value-type="float" office:value="1" calcext:value-type="float">
            <text:p>1</text:p>
          </table:table-cell>
          <table:table-cell office:value-type="float" office:value="0.63812" calcext:value-type="float">
            <text:p>0,63812</text:p>
          </table:table-cell>
          <table:table-cell office:value-type="float" office:value="0" calcext:value-type="float">
            <text:p>0</text:p>
          </table:table-cell>
          <table:table-cell office:value-type="float" office:value="2.00679" calcext:value-type="float">
            <text:p>2,00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85754" calcext:value-type="float">
            <text:p>1623585544,85754</text:p>
          </table:table-cell>
          <table:table-cell table:formula="of:=ROUND([.A141]-[$menor.$A$1];1)" office:value-type="float" office:value="20.2" calcext:value-type="float">
            <text:p>20,2</text:p>
          </table:table-cell>
          <table:table-cell office:value-type="float" office:value="1" calcext:value-type="float">
            <text:p>1</text:p>
          </table:table-cell>
          <table:table-cell office:value-type="float" office:value="0.63133001" calcext:value-type="float">
            <text:p>0,63133001</text:p>
          </table:table-cell>
          <table:table-cell office:value-type="float" office:value="0" calcext:value-type="float">
            <text:p>0</text:p>
          </table:table-cell>
          <table:table-cell office:value-type="float" office:value="2.00630501" calcext:value-type="float">
            <text:p>2,00630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4.95754" calcext:value-type="float">
            <text:p>1623585544,95754</text:p>
          </table:table-cell>
          <table:table-cell table:formula="of:=ROUND([.A142]-[$menor.$A$1];1)"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0.62502497" calcext:value-type="float">
            <text:p>0,62502497</text:p>
          </table:table-cell>
          <table:table-cell office:value-type="float" office:value="0" calcext:value-type="float">
            <text:p>0</text:p>
          </table:table-cell>
          <table:table-cell office:value-type="float" office:value="2.00678997" calcext:value-type="float">
            <text:p>2,00678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05754" calcext:value-type="float">
            <text:p>1623585545,05754</text:p>
          </table:table-cell>
          <table:table-cell table:formula="of:=ROUND([.A143]-[$menor.$A$1];1)" office:value-type="float" office:value="20.4" calcext:value-type="float">
            <text:p>20,4</text:p>
          </table:table-cell>
          <table:table-cell office:value-type="float" office:value="1" calcext:value-type="float">
            <text:p>1</text:p>
          </table:table-cell>
          <table:table-cell office:value-type="float" office:value="0.61823499" calcext:value-type="float">
            <text:p>0,61823499</text:p>
          </table:table-cell>
          <table:table-cell office:value-type="float" office:value="0" calcext:value-type="float">
            <text:p>0</text:p>
          </table:table-cell>
          <table:table-cell office:value-type="float" office:value="2.00678999" calcext:value-type="float">
            <text:p>2,0067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15755" calcext:value-type="float">
            <text:p>1623585545,15755</text:p>
          </table:table-cell>
          <table:table-cell table:formula="of:=ROUND([.A144]-[$menor.$A$1];1)" office:value-type="float" office:value="20.5" calcext:value-type="float">
            <text:p>20,5</text:p>
          </table:table-cell>
          <table:table-cell office:value-type="float" office:value="1" calcext:value-type="float">
            <text:p>1</text:p>
          </table:table-cell>
          <table:table-cell office:value-type="float" office:value="0.61144501" calcext:value-type="float">
            <text:p>0,61144501</text:p>
          </table:table-cell>
          <table:table-cell office:value-type="float" office:value="0" calcext:value-type="float">
            <text:p>0</text:p>
          </table:table-cell>
          <table:table-cell office:value-type="float" office:value="2.00630501" calcext:value-type="float">
            <text:p>2,00630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25755" calcext:value-type="float">
            <text:p>1623585545,25755</text:p>
          </table:table-cell>
          <table:table-cell table:formula="of:=ROUND([.A145]-[$menor.$A$1];1)" office:value-type="float" office:value="20.6" calcext:value-type="float">
            <text:p>20,6</text:p>
          </table:table-cell>
          <table:table-cell office:value-type="float" office:value="1" calcext:value-type="float">
            <text:p>1</text:p>
          </table:table-cell>
          <table:table-cell office:value-type="float" office:value="0.60513997" calcext:value-type="float">
            <text:p>0,60513997</text:p>
          </table:table-cell>
          <table:table-cell office:value-type="float" office:value="0" calcext:value-type="float">
            <text:p>0</text:p>
          </table:table-cell>
          <table:table-cell office:value-type="float" office:value="2.00581997" calcext:value-type="float">
            <text:p>2,00581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35754" calcext:value-type="float">
            <text:p>1623585545,35754</text:p>
          </table:table-cell>
          <table:table-cell table:formula="of:=ROUND([.A146]-[$menor.$A$1];1)"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office:value-type="float" office:value="0.59931999" calcext:value-type="float">
            <text:p>0,59931999</text:p>
          </table:table-cell>
          <table:table-cell office:value-type="float" office:value="0" calcext:value-type="float">
            <text:p>0</text:p>
          </table:table-cell>
          <table:table-cell office:value-type="float" office:value="2.00727499" calcext:value-type="float">
            <text:p>2,00727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45755" calcext:value-type="float">
            <text:p>1623585545,45755</text:p>
          </table:table-cell>
          <table:table-cell table:formula="of:=ROUND([.A147]-[$menor.$A$1];1)" office:value-type="float" office:value="20.8" calcext:value-type="float">
            <text:p>20,8</text:p>
          </table:table-cell>
          <table:table-cell office:value-type="float" office:value="1" calcext:value-type="float">
            <text:p>1</text:p>
          </table:table-cell>
          <table:table-cell office:value-type="float" office:value="0.59204501" calcext:value-type="float">
            <text:p>0,59204501</text:p>
          </table:table-cell>
          <table:table-cell office:value-type="float" office:value="0" calcext:value-type="float">
            <text:p>0</text:p>
          </table:table-cell>
          <table:table-cell office:value-type="float" office:value="2.00582001" calcext:value-type="float">
            <text:p>2,00582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55754" calcext:value-type="float">
            <text:p>1623585545,55754</text:p>
          </table:table-cell>
          <table:table-cell table:formula="of:=ROUND([.A148]-[$menor.$A$1];1)" office:value-type="float" office:value="20.9" calcext:value-type="float">
            <text:p>20,9</text:p>
          </table:table-cell>
          <table:table-cell office:value-type="float" office:value="1" calcext:value-type="float">
            <text:p>1</text:p>
          </table:table-cell>
          <table:table-cell office:value-type="float" office:value="0.58622497" calcext:value-type="float">
            <text:p>0,58622497</text:p>
          </table:table-cell>
          <table:table-cell office:value-type="float" office:value="0" calcext:value-type="float">
            <text:p>0</text:p>
          </table:table-cell>
          <table:table-cell office:value-type="float" office:value="2.00581997" calcext:value-type="float">
            <text:p>2,00581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65754" calcext:value-type="float">
            <text:p>1623585545,65754</text:p>
          </table:table-cell>
          <table:table-cell table:formula="of:=ROUND([.A149]-[$menor.$A$1];1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580405" calcext:value-type="float">
            <text:p>0,580405</text:p>
          </table:table-cell>
          <table:table-cell office:value-type="float" office:value="0" calcext:value-type="float">
            <text:p>0</text:p>
          </table:table-cell>
          <table:table-cell office:value-type="float" office:value="2.007275" calcext:value-type="float">
            <text:p>2,007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75752" calcext:value-type="float">
            <text:p>1623585545,75752</text:p>
          </table:table-cell>
          <table:table-cell table:formula="of:=ROUND([.A150]-[$menor.$A$1];1)" office:value-type="float" office:value="21.1" calcext:value-type="float">
            <text:p>21,1</text:p>
          </table:table-cell>
          <table:table-cell office:value-type="float" office:value="1" calcext:value-type="float">
            <text:p>1</text:p>
          </table:table-cell>
          <table:table-cell office:value-type="float" office:value="0.57313001" calcext:value-type="float">
            <text:p>0,57313001</text:p>
          </table:table-cell>
          <table:table-cell office:value-type="float" office:value="0" calcext:value-type="float">
            <text:p>0</text:p>
          </table:table-cell>
          <table:table-cell office:value-type="float" office:value="2.00582001" calcext:value-type="float">
            <text:p>2,00582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85752" calcext:value-type="float">
            <text:p>1623585545,85752</text:p>
          </table:table-cell>
          <table:table-cell table:formula="of:=ROUND([.A151]-[$menor.$A$1];1)" office:value-type="float" office:value="21.2" calcext:value-type="float">
            <text:p>21,2</text:p>
          </table:table-cell>
          <table:table-cell office:value-type="float" office:value="1" calcext:value-type="float">
            <text:p>1</text:p>
          </table:table-cell>
          <table:table-cell office:value-type="float" office:value="0.56730998" calcext:value-type="float">
            <text:p>0,56730998</text:p>
          </table:table-cell>
          <table:table-cell office:value-type="float" office:value="0" calcext:value-type="float">
            <text:p>0</text:p>
          </table:table-cell>
          <table:table-cell office:value-type="float" office:value="2.00630498" calcext:value-type="float">
            <text:p>2,00630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5.95753" calcext:value-type="float">
            <text:p>1623585545,95753</text:p>
          </table:table-cell>
          <table:table-cell table:formula="of:=ROUND([.A152]-[$menor.$A$1];1)" office:value-type="float" office:value="21.3" calcext:value-type="float">
            <text:p>21,3</text:p>
          </table:table-cell>
          <table:table-cell office:value-type="float" office:value="1" calcext:value-type="float">
            <text:p>1</text:p>
          </table:table-cell>
          <table:table-cell office:value-type="float" office:value="0.561005" calcext:value-type="float">
            <text:p>0,561005</text:p>
          </table:table-cell>
          <table:table-cell office:value-type="float" office:value="0" calcext:value-type="float">
            <text:p>0</text:p>
          </table:table-cell>
          <table:table-cell office:value-type="float" office:value="2.00582" calcext:value-type="float">
            <text:p>2,00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05752" calcext:value-type="float">
            <text:p>1623585546,05752</text:p>
          </table:table-cell>
          <table:table-cell table:formula="of:=ROUND([.A153]-[$menor.$A$1];1)" office:value-type="float" office:value="21.4" calcext:value-type="float">
            <text:p>21,4</text:p>
          </table:table-cell>
          <table:table-cell office:value-type="float" office:value="1" calcext:value-type="float">
            <text:p>1</text:p>
          </table:table-cell>
          <table:table-cell office:value-type="float" office:value="0.55518502" calcext:value-type="float">
            <text:p>0,55518502</text:p>
          </table:table-cell>
          <table:table-cell office:value-type="float" office:value="0" calcext:value-type="float">
            <text:p>0</text:p>
          </table:table-cell>
          <table:table-cell office:value-type="float" office:value="2.00582002" calcext:value-type="float">
            <text:p>2,0058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15752" calcext:value-type="float">
            <text:p>1623585546,15752</text:p>
          </table:table-cell>
          <table:table-cell table:formula="of:=ROUND([.A154]-[$menor.$A$1];1)" office:value-type="float" office:value="21.5" calcext:value-type="float">
            <text:p>21,5</text:p>
          </table:table-cell>
          <table:table-cell office:value-type="float" office:value="1" calcext:value-type="float">
            <text:p>1</text:p>
          </table:table-cell>
          <table:table-cell office:value-type="float" office:value="0.54936498" calcext:value-type="float">
            <text:p>0,54936498</text:p>
          </table:table-cell>
          <table:table-cell office:value-type="float" office:value="0" calcext:value-type="float">
            <text:p>0</text:p>
          </table:table-cell>
          <table:table-cell office:value-type="float" office:value="2.00630498" calcext:value-type="float">
            <text:p>2,00630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25754" calcext:value-type="float">
            <text:p>1623585546,25754</text:p>
          </table:table-cell>
          <table:table-cell table:formula="of:=ROUND([.A155]-[$menor.$A$1];1)" office:value-type="float" office:value="21.6" calcext:value-type="float">
            <text:p>21,6</text:p>
          </table:table-cell>
          <table:table-cell office:value-type="float" office:value="1" calcext:value-type="float">
            <text:p>1</text:p>
          </table:table-cell>
          <table:table-cell office:value-type="float" office:value="0.54306" calcext:value-type="float">
            <text:p>0,54306</text:p>
          </table:table-cell>
          <table:table-cell office:value-type="float" office:value="0" calcext:value-type="float">
            <text:p>0</text:p>
          </table:table-cell>
          <table:table-cell office:value-type="float" office:value="2.00485" calcext:value-type="float">
            <text:p>2,00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35756" calcext:value-type="float">
            <text:p>1623585546,35756</text:p>
          </table:table-cell>
          <table:table-cell table:formula="of:=ROUND([.A156]-[$menor.$A$1];1)" office:value-type="float" office:value="21.7" calcext:value-type="float">
            <text:p>21,7</text:p>
          </table:table-cell>
          <table:table-cell office:value-type="float" office:value="1" calcext:value-type="float">
            <text:p>1</text:p>
          </table:table-cell>
          <table:table-cell office:value-type="float" office:value="0.53820997" calcext:value-type="float">
            <text:p>0,53820997</text:p>
          </table:table-cell>
          <table:table-cell office:value-type="float" office:value="0" calcext:value-type="float">
            <text:p>0</text:p>
          </table:table-cell>
          <table:table-cell office:value-type="float" office:value="2.00581997" calcext:value-type="float">
            <text:p>2,00581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45752" calcext:value-type="float">
            <text:p>1623585546,45752</text:p>
          </table:table-cell>
          <table:table-cell table:formula="of:=ROUND([.A157]-[$menor.$A$1];1)" office:value-type="float" office:value="21.8" calcext:value-type="float">
            <text:p>21,8</text:p>
          </table:table-cell>
          <table:table-cell office:value-type="float" office:value="1" calcext:value-type="float">
            <text:p>1</text:p>
          </table:table-cell>
          <table:table-cell office:value-type="float" office:value="0.53239" calcext:value-type="float">
            <text:p>0,53239</text:p>
          </table:table-cell>
          <table:table-cell office:value-type="float" office:value="0" calcext:value-type="float">
            <text:p>0</text:p>
          </table:table-cell>
          <table:table-cell office:value-type="float" office:value="2.006305" calcext:value-type="float">
            <text:p>2,006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55752" calcext:value-type="float">
            <text:p>1623585546,55752</text:p>
          </table:table-cell>
          <table:table-cell table:formula="of:=ROUND([.A158]-[$menor.$A$1];1)" office:value-type="float" office:value="21.9" calcext:value-type="float">
            <text:p>21,9</text:p>
          </table:table-cell>
          <table:table-cell office:value-type="float" office:value="1" calcext:value-type="float">
            <text:p>1</text:p>
          </table:table-cell>
          <table:table-cell office:value-type="float" office:value="0.52608502" calcext:value-type="float">
            <text:p>0,52608502</text:p>
          </table:table-cell>
          <table:table-cell office:value-type="float" office:value="0" calcext:value-type="float">
            <text:p>0</text:p>
          </table:table-cell>
          <table:table-cell office:value-type="float" office:value="2.00485002" calcext:value-type="float">
            <text:p>2,0048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65754" calcext:value-type="float">
            <text:p>1623585546,65754</text:p>
          </table:table-cell>
          <table:table-cell table:formula="of:=ROUND([.A159]-[$menor.$A$1];1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52123499" calcext:value-type="float">
            <text:p>0,52123499</text:p>
          </table:table-cell>
          <table:table-cell office:value-type="float" office:value="0" calcext:value-type="float">
            <text:p>0</text:p>
          </table:table-cell>
          <table:table-cell office:value-type="float" office:value="2.00581999" calcext:value-type="float">
            <text:p>2,00581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75752" calcext:value-type="float">
            <text:p>1623585546,75752</text:p>
          </table:table-cell>
          <table:table-cell table:formula="of:=ROUND([.A160]-[$menor.$A$1];1)" office:value-type="float" office:value="22.1" calcext:value-type="float">
            <text:p>22,1</text:p>
          </table:table-cell>
          <table:table-cell office:value-type="float" office:value="1" calcext:value-type="float">
            <text:p>1</text:p>
          </table:table-cell>
          <table:table-cell office:value-type="float" office:value="0.51541501" calcext:value-type="float">
            <text:p>0,51541501</text:p>
          </table:table-cell>
          <table:table-cell office:value-type="float" office:value="0" calcext:value-type="float">
            <text:p>0</text:p>
          </table:table-cell>
          <table:table-cell office:value-type="float" office:value="2.00533501" calcext:value-type="float">
            <text:p>2,00533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85752" calcext:value-type="float">
            <text:p>1623585546,85752</text:p>
          </table:table-cell>
          <table:table-cell table:formula="of:=ROUND([.A161]-[$menor.$A$1];1)" office:value-type="float" office:value="22.2" calcext:value-type="float">
            <text:p>22,2</text:p>
          </table:table-cell>
          <table:table-cell office:value-type="float" office:value="1" calcext:value-type="float">
            <text:p>1</text:p>
          </table:table-cell>
          <table:table-cell office:value-type="float" office:value="0.51007998" calcext:value-type="float">
            <text:p>0,51007998</text:p>
          </table:table-cell>
          <table:table-cell office:value-type="float" office:value="0" calcext:value-type="float">
            <text:p>0</text:p>
          </table:table-cell>
          <table:table-cell office:value-type="float" office:value="2.00581998" calcext:value-type="float">
            <text:p>2,00581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6.95752" calcext:value-type="float">
            <text:p>1623585546,95752</text:p>
          </table:table-cell>
          <table:table-cell table:formula="of:=ROUND([.A162]-[$menor.$A$1];1)" office:value-type="float" office:value="22.3" calcext:value-type="float">
            <text:p>22,3</text:p>
          </table:table-cell>
          <table:table-cell office:value-type="float" office:value="1" calcext:value-type="float">
            <text:p>1</text:p>
          </table:table-cell>
          <table:table-cell office:value-type="float" office:value="0.50426" calcext:value-type="float">
            <text:p>0,50426</text:p>
          </table:table-cell>
          <table:table-cell office:value-type="float" office:value="0" calcext:value-type="float">
            <text:p>0</text:p>
          </table:table-cell>
          <table:table-cell office:value-type="float" office:value="2.00485" calcext:value-type="float">
            <text:p>2,00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05757" calcext:value-type="float">
            <text:p>1623585547,05757</text:p>
          </table:table-cell>
          <table:table-cell table:formula="of:=ROUND([.A163]-[$menor.$A$1];1)" office:value-type="float" office:value="22.4" calcext:value-type="float">
            <text:p>22,4</text:p>
          </table:table-cell>
          <table:table-cell office:value-type="float" office:value="1" calcext:value-type="float">
            <text:p>1</text:p>
          </table:table-cell>
          <table:table-cell office:value-type="float" office:value="0.49941" calcext:value-type="float">
            <text:p>0,49941</text:p>
          </table:table-cell>
          <table:table-cell office:value-type="float" office:value="0" calcext:value-type="float">
            <text:p>0</text:p>
          </table:table-cell>
          <table:table-cell office:value-type="float" office:value="2.006305" calcext:value-type="float">
            <text:p>2,006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15752" calcext:value-type="float">
            <text:p>1623585547,15752</text:p>
          </table:table-cell>
          <table:table-cell table:formula="of:=ROUND([.A164]-[$menor.$A$1];1)" office:value-type="float" office:value="22.5" calcext:value-type="float">
            <text:p>22,5</text:p>
          </table:table-cell>
          <table:table-cell office:value-type="float" office:value="1" calcext:value-type="float">
            <text:p>1</text:p>
          </table:table-cell>
          <table:table-cell office:value-type="float" office:value="0.49310499" calcext:value-type="float">
            <text:p>0,493104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25752" calcext:value-type="float">
            <text:p>1623585547,25752</text:p>
          </table:table-cell>
          <table:table-cell table:formula="of:=ROUND([.A165]-[$menor.$A$1];1)" office:value-type="float" office:value="22.6" calcext:value-type="float">
            <text:p>22,6</text:p>
          </table:table-cell>
          <table:table-cell office:value-type="float" office:value="1" calcext:value-type="float">
            <text:p>1</text:p>
          </table:table-cell>
          <table:table-cell office:value-type="float" office:value="0.48825499" calcext:value-type="float">
            <text:p>0,488254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35752" calcext:value-type="float">
            <text:p>1623585547,35752</text:p>
          </table:table-cell>
          <table:table-cell table:formula="of:=ROUND([.A166]-[$menor.$A$1];1)" office:value-type="float" office:value="22.7" calcext:value-type="float">
            <text:p>22,7</text:p>
          </table:table-cell>
          <table:table-cell office:value-type="float" office:value="1" calcext:value-type="float">
            <text:p>1</text:p>
          </table:table-cell>
          <table:table-cell office:value-type="float" office:value="0.48340499" calcext:value-type="float">
            <text:p>0,48340499</text:p>
          </table:table-cell>
          <table:table-cell office:value-type="float" office:value="0" calcext:value-type="float">
            <text:p>0</text:p>
          </table:table-cell>
          <table:table-cell office:value-type="float" office:value="2.00533499" calcext:value-type="float">
            <text:p>2,00533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45753" calcext:value-type="float">
            <text:p>1623585547,45753</text:p>
          </table:table-cell>
          <table:table-cell table:formula="of:=ROUND([.A167]-[$menor.$A$1];1)" office:value-type="float" office:value="22.8" calcext:value-type="float">
            <text:p>22,8</text:p>
          </table:table-cell>
          <table:table-cell office:value-type="float" office:value="1" calcext:value-type="float">
            <text:p>1</text:p>
          </table:table-cell>
          <table:table-cell office:value-type="float" office:value="0.47806999" calcext:value-type="float">
            <text:p>0,478069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55757" calcext:value-type="float">
            <text:p>1623585547,55757</text:p>
          </table:table-cell>
          <table:table-cell table:formula="of:=ROUND([.A168]-[$menor.$A$1];1)" office:value-type="float" office:value="22.9" calcext:value-type="float">
            <text:p>22,9</text:p>
          </table:table-cell>
          <table:table-cell office:value-type="float" office:value="1" calcext:value-type="float">
            <text:p>1</text:p>
          </table:table-cell>
          <table:table-cell office:value-type="float" office:value="0.47321999" calcext:value-type="float">
            <text:p>0,473219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65755" calcext:value-type="float">
            <text:p>1623585547,65755</text:p>
          </table:table-cell>
          <table:table-cell table:formula="of:=ROUND([.A169]-[$menor.$A$1];1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46836999" calcext:value-type="float">
            <text:p>0,46836999</text:p>
          </table:table-cell>
          <table:table-cell office:value-type="float" office:value="0" calcext:value-type="float">
            <text:p>0</text:p>
          </table:table-cell>
          <table:table-cell office:value-type="float" office:value="2.00533499" calcext:value-type="float">
            <text:p>2,00533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75758" calcext:value-type="float">
            <text:p>1623585547,75758</text:p>
          </table:table-cell>
          <table:table-cell table:formula="of:=ROUND([.A170]-[$menor.$A$1];1)" office:value-type="float" office:value="23.1" calcext:value-type="float">
            <text:p>23,1</text:p>
          </table:table-cell>
          <table:table-cell office:value-type="float" office:value="1" calcext:value-type="float">
            <text:p>1</text:p>
          </table:table-cell>
          <table:table-cell office:value-type="float" office:value="0.46303499" calcext:value-type="float">
            <text:p>0,463034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85754" calcext:value-type="float">
            <text:p>1623585547,85754</text:p>
          </table:table-cell>
          <table:table-cell table:formula="of:=ROUND([.A171]-[$menor.$A$1];1)" office:value-type="float" office:value="23.2" calcext:value-type="float">
            <text:p>23,2</text:p>
          </table:table-cell>
          <table:table-cell office:value-type="float" office:value="1" calcext:value-type="float">
            <text:p>1</text:p>
          </table:table-cell>
          <table:table-cell office:value-type="float" office:value="0.45818499" calcext:value-type="float">
            <text:p>0,458184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7.95754" calcext:value-type="float">
            <text:p>1623585547,95754</text:p>
          </table:table-cell>
          <table:table-cell table:formula="of:=ROUND([.A172]-[$menor.$A$1];1)" office:value-type="float" office:value="23.3" calcext:value-type="float">
            <text:p>23,3</text:p>
          </table:table-cell>
          <table:table-cell office:value-type="float" office:value="1" calcext:value-type="float">
            <text:p>1</text:p>
          </table:table-cell>
          <table:table-cell office:value-type="float" office:value="0.45333499" calcext:value-type="float">
            <text:p>0,453334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05753" calcext:value-type="float">
            <text:p>1623585548,05753</text:p>
          </table:table-cell>
          <table:table-cell table:formula="of:=ROUND([.A173]-[$menor.$A$1];1)" office:value-type="float" office:value="23.4" calcext:value-type="float">
            <text:p>23,4</text:p>
          </table:table-cell>
          <table:table-cell office:value-type="float" office:value="1" calcext:value-type="float">
            <text:p>1</text:p>
          </table:table-cell>
          <table:table-cell office:value-type="float" office:value="0.44848499" calcext:value-type="float">
            <text:p>0,44848499</text:p>
          </table:table-cell>
          <table:table-cell office:value-type="float" office:value="0" calcext:value-type="float">
            <text:p>0</text:p>
          </table:table-cell>
          <table:table-cell office:value-type="float" office:value="2.00533499" calcext:value-type="float">
            <text:p>2,00533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15755" calcext:value-type="float">
            <text:p>1623585548,15755</text:p>
          </table:table-cell>
          <table:table-cell table:formula="of:=ROUND([.A174]-[$menor.$A$1];1)" office:value-type="float" office:value="23.5" calcext:value-type="float">
            <text:p>23,5</text:p>
          </table:table-cell>
          <table:table-cell office:value-type="float" office:value="1" calcext:value-type="float">
            <text:p>1</text:p>
          </table:table-cell>
          <table:table-cell office:value-type="float" office:value="0.44315001" calcext:value-type="float">
            <text:p>0,44315001</text:p>
          </table:table-cell>
          <table:table-cell office:value-type="float" office:value="0" calcext:value-type="float">
            <text:p>0</text:p>
          </table:table-cell>
          <table:table-cell office:value-type="float" office:value="2.00388001" calcext:value-type="float">
            <text:p>2,00388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25753" calcext:value-type="float">
            <text:p>1623585548,25753</text:p>
          </table:table-cell>
          <table:table-cell table:formula="of:=ROUND([.A175]-[$menor.$A$1];1)" office:value-type="float" office:value="23.6" calcext:value-type="float">
            <text:p>23,6</text:p>
          </table:table-cell>
          <table:table-cell office:value-type="float" office:value="1" calcext:value-type="float">
            <text:p>1</text:p>
          </table:table-cell>
          <table:table-cell office:value-type="float" office:value="0.43926999" calcext:value-type="float">
            <text:p>0,439269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35756" calcext:value-type="float">
            <text:p>1623585548,35756</text:p>
          </table:table-cell>
          <table:table-cell table:formula="of:=ROUND([.A176]-[$menor.$A$1];1)" office:value-type="float" office:value="23.7" calcext:value-type="float">
            <text:p>23,7</text:p>
          </table:table-cell>
          <table:table-cell office:value-type="float" office:value="1" calcext:value-type="float">
            <text:p>1</text:p>
          </table:table-cell>
          <table:table-cell office:value-type="float" office:value="0.43441999" calcext:value-type="float">
            <text:p>0,43441999</text:p>
          </table:table-cell>
          <table:table-cell office:value-type="float" office:value="0" calcext:value-type="float">
            <text:p>0</text:p>
          </table:table-cell>
          <table:table-cell office:value-type="float" office:value="2.00533499" calcext:value-type="float">
            <text:p>2,00533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45753" calcext:value-type="float">
            <text:p>1623585548,45753</text:p>
          </table:table-cell>
          <table:table-cell table:formula="of:=ROUND([.A177]-[$menor.$A$1];1)" office:value-type="float" office:value="23.8" calcext:value-type="float">
            <text:p>23,8</text:p>
          </table:table-cell>
          <table:table-cell office:value-type="float" office:value="1" calcext:value-type="float">
            <text:p>1</text:p>
          </table:table-cell>
          <table:table-cell office:value-type="float" office:value="0.42908499" calcext:value-type="float">
            <text:p>0,429084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55753" calcext:value-type="float">
            <text:p>1623585548,55753</text:p>
          </table:table-cell>
          <table:table-cell table:formula="of:=ROUND([.A178]-[$menor.$A$1];1)" office:value-type="float" office:value="23.9" calcext:value-type="float">
            <text:p>23,9</text:p>
          </table:table-cell>
          <table:table-cell office:value-type="float" office:value="1" calcext:value-type="float">
            <text:p>1</text:p>
          </table:table-cell>
          <table:table-cell office:value-type="float" office:value="0.42520499" calcext:value-type="float">
            <text:p>0,425204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65753" calcext:value-type="float">
            <text:p>1623585548,65753</text:p>
          </table:table-cell>
          <table:table-cell table:formula="of:=ROUND([.A179]-[$menor.$A$1];1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035499" calcext:value-type="float">
            <text:p>0,42035499</text:p>
          </table:table-cell>
          <table:table-cell office:value-type="float" office:value="0" calcext:value-type="float">
            <text:p>0</text:p>
          </table:table-cell>
          <table:table-cell office:value-type="float" office:value="2.00533499" calcext:value-type="float">
            <text:p>2,00533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75753" calcext:value-type="float">
            <text:p>1623585548,75753</text:p>
          </table:table-cell>
          <table:table-cell table:formula="of:=ROUND([.A180]-[$menor.$A$1];1)" office:value-type="float" office:value="24.1" calcext:value-type="float">
            <text:p>24,1</text:p>
          </table:table-cell>
          <table:table-cell office:value-type="float" office:value="1" calcext:value-type="float">
            <text:p>1</text:p>
          </table:table-cell>
          <table:table-cell office:value-type="float" office:value="0.41501999" calcext:value-type="float">
            <text:p>0,415019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85753" calcext:value-type="float">
            <text:p>1623585548,85753</text:p>
          </table:table-cell>
          <table:table-cell table:formula="of:=ROUND([.A181]-[$menor.$A$1];1)" office:value-type="float" office:value="24.2" calcext:value-type="float">
            <text:p>24,2</text:p>
          </table:table-cell>
          <table:table-cell office:value-type="float" office:value="1" calcext:value-type="float">
            <text:p>1</text:p>
          </table:table-cell>
          <table:table-cell office:value-type="float" office:value="0.41113999" calcext:value-type="float">
            <text:p>0,411139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8.95753" calcext:value-type="float">
            <text:p>1623585548,95753</text:p>
          </table:table-cell>
          <table:table-cell table:formula="of:=ROUND([.A182]-[$menor.$A$1];1)" office:value-type="float" office:value="24.3" calcext:value-type="float">
            <text:p>24,3</text:p>
          </table:table-cell>
          <table:table-cell office:value-type="float" office:value="1" calcext:value-type="float">
            <text:p>1</text:p>
          </table:table-cell>
          <table:table-cell office:value-type="float" office:value="0.40726" calcext:value-type="float">
            <text:p>0,40726</text:p>
          </table:table-cell>
          <table:table-cell office:value-type="float" office:value="0" calcext:value-type="float">
            <text:p>0</text:p>
          </table:table-cell>
          <table:table-cell office:value-type="float" office:value="2.00485" calcext:value-type="float">
            <text:p>2,00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05754" calcext:value-type="float">
            <text:p>1623585549,05754</text:p>
          </table:table-cell>
          <table:table-cell table:formula="of:=ROUND([.A183]-[$menor.$A$1];1)" office:value-type="float" office:value="24.4" calcext:value-type="float">
            <text:p>24,4</text:p>
          </table:table-cell>
          <table:table-cell office:value-type="float" office:value="1" calcext:value-type="float">
            <text:p>1</text:p>
          </table:table-cell>
          <table:table-cell office:value-type="float" office:value="0.40241" calcext:value-type="float">
            <text:p>0,40241</text:p>
          </table:table-cell>
          <table:table-cell office:value-type="float" office:value="0" calcext:value-type="float">
            <text:p>0</text:p>
          </table:table-cell>
          <table:table-cell office:value-type="float" office:value="2.004365" calcext:value-type="float">
            <text:p>2,004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15756" calcext:value-type="float">
            <text:p>1623585549,15756</text:p>
          </table:table-cell>
          <table:table-cell table:formula="of:=ROUND([.A184]-[$menor.$A$1];1)"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float" office:value="0.398045" calcext:value-type="float">
            <text:p>0,398045</text:p>
          </table:table-cell>
          <table:table-cell office:value-type="float" office:value="0" calcext:value-type="float">
            <text:p>0</text:p>
          </table:table-cell>
          <table:table-cell office:value-type="float" office:value="2.00388" calcext:value-type="float">
            <text:p>2,0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25753" calcext:value-type="float">
            <text:p>1623585549,25753</text:p>
          </table:table-cell>
          <table:table-cell table:formula="of:=ROUND([.A185]-[$menor.$A$1];1)" office:value-type="float" office:value="24.6" calcext:value-type="float">
            <text:p>24,6</text:p>
          </table:table-cell>
          <table:table-cell office:value-type="float" office:value="1" calcext:value-type="float">
            <text:p>1</text:p>
          </table:table-cell>
          <table:table-cell office:value-type="float" office:value="0.39416501" calcext:value-type="float">
            <text:p>0,39416501</text:p>
          </table:table-cell>
          <table:table-cell office:value-type="float" office:value="0" calcext:value-type="float">
            <text:p>0</text:p>
          </table:table-cell>
          <table:table-cell office:value-type="float" office:value="2.00388001" calcext:value-type="float">
            <text:p>2,00388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35755" calcext:value-type="float">
            <text:p>1623585549,35755</text:p>
          </table:table-cell>
          <table:table-cell table:formula="of:=ROUND([.A186]-[$menor.$A$1];1)" office:value-type="float" office:value="24.7" calcext:value-type="float">
            <text:p>24,7</text:p>
          </table:table-cell>
          <table:table-cell office:value-type="float" office:value="1" calcext:value-type="float">
            <text:p>1</text:p>
          </table:table-cell>
          <table:table-cell office:value-type="float" office:value="0.39028499" calcext:value-type="float">
            <text:p>0,39028499</text:p>
          </table:table-cell>
          <table:table-cell office:value-type="float" office:value="0" calcext:value-type="float">
            <text:p>0</text:p>
          </table:table-cell>
          <table:table-cell office:value-type="float" office:value="2.00484999" calcext:value-type="float">
            <text:p>2,00484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45754" calcext:value-type="float">
            <text:p>1623585549,45754</text:p>
          </table:table-cell>
          <table:table-cell table:formula="of:=ROUND([.A187]-[$menor.$A$1];1)" office:value-type="float" office:value="24.8" calcext:value-type="float">
            <text:p>24,8</text:p>
          </table:table-cell>
          <table:table-cell office:value-type="float" office:value="1" calcext:value-type="float">
            <text:p>1</text:p>
          </table:table-cell>
          <table:table-cell office:value-type="float" office:value="0.38543499" calcext:value-type="float">
            <text:p>0,38543499</text:p>
          </table:table-cell>
          <table:table-cell office:value-type="float" office:value="0" calcext:value-type="float">
            <text:p>0</text:p>
          </table:table-cell>
          <table:table-cell office:value-type="float" office:value="2.00436499" calcext:value-type="float">
            <text:p>2,00436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55754" calcext:value-type="float">
            <text:p>1623585549,55754</text:p>
          </table:table-cell>
          <table:table-cell table:formula="of:=ROUND([.A188]-[$menor.$A$1];1)" office:value-type="float" office:value="24.9" calcext:value-type="float">
            <text:p>24,9</text:p>
          </table:table-cell>
          <table:table-cell office:value-type="float" office:value="1" calcext:value-type="float">
            <text:p>1</text:p>
          </table:table-cell>
          <table:table-cell office:value-type="float" office:value="0.38106999" calcext:value-type="float">
            <text:p>0,381069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65752" calcext:value-type="float">
            <text:p>1623585549,65752</text:p>
          </table:table-cell>
          <table:table-cell table:formula="of:=ROUND([.A189]-[$menor.$A$1];1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37718999" calcext:value-type="float">
            <text:p>0,377189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75753" calcext:value-type="float">
            <text:p>1623585549,75753</text:p>
          </table:table-cell>
          <table:table-cell table:formula="of:=ROUND([.A190]-[$menor.$A$1];1)" office:value-type="float" office:value="25.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office:value-type="float" office:value="0.37331" calcext:value-type="float">
            <text:p>0,37331</text:p>
          </table:table-cell>
          <table:table-cell office:value-type="float" office:value="0" calcext:value-type="float">
            <text:p>0</text:p>
          </table:table-cell>
          <table:table-cell office:value-type="float" office:value="2.00388" calcext:value-type="float">
            <text:p>2,0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85755" calcext:value-type="float">
            <text:p>1623585549,85755</text:p>
          </table:table-cell>
          <table:table-cell table:formula="of:=ROUND([.A191]-[$menor.$A$1];1)"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.36943001" calcext:value-type="float">
            <text:p>0,36943001</text:p>
          </table:table-cell>
          <table:table-cell office:value-type="float" office:value="0" calcext:value-type="float">
            <text:p>0</text:p>
          </table:table-cell>
          <table:table-cell office:value-type="float" office:value="2.00436501" calcext:value-type="float">
            <text:p>2,00436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49.95752" calcext:value-type="float">
            <text:p>1623585549,95752</text:p>
          </table:table-cell>
          <table:table-cell table:formula="of:=ROUND([.A192]-[$menor.$A$1];1)" office:value-type="float" office:value="25.3" calcext:value-type="float">
            <text:p>25,3</text:p>
          </table:table-cell>
          <table:table-cell office:value-type="float" office:value="1" calcext:value-type="float">
            <text:p>1</text:p>
          </table:table-cell>
          <table:table-cell office:value-type="float" office:value="0.36506501" calcext:value-type="float">
            <text:p>0,36506501</text:p>
          </table:table-cell>
          <table:table-cell office:value-type="float" office:value="0" calcext:value-type="float">
            <text:p>0</text:p>
          </table:table-cell>
          <table:table-cell office:value-type="float" office:value="2.00388001" calcext:value-type="float">
            <text:p>2,00388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05754" calcext:value-type="float">
            <text:p>1623585550,05754</text:p>
          </table:table-cell>
          <table:table-cell table:formula="of:=ROUND([.A193]-[$menor.$A$1];1)" office:value-type="float" office:value="25.4" calcext:value-type="float">
            <text:p>25,4</text:p>
          </table:table-cell>
          <table:table-cell office:value-type="float" office:value="1" calcext:value-type="float">
            <text:p>1</text:p>
          </table:table-cell>
          <table:table-cell office:value-type="float" office:value="0.36118501" calcext:value-type="float">
            <text:p>0,36118501</text:p>
          </table:table-cell>
          <table:table-cell office:value-type="float" office:value="0" calcext:value-type="float">
            <text:p>0</text:p>
          </table:table-cell>
          <table:table-cell office:value-type="float" office:value="2.00291001" calcext:value-type="float">
            <text:p>2,0029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15754" calcext:value-type="float">
            <text:p>1623585550,15754</text:p>
          </table:table-cell>
          <table:table-cell table:formula="of:=ROUND([.A194]-[$menor.$A$1];1)"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0.358275" calcext:value-type="float">
            <text:p>0,358275</text:p>
          </table:table-cell>
          <table:table-cell office:value-type="float" office:value="0" calcext:value-type="float">
            <text:p>0</text:p>
          </table:table-cell>
          <table:table-cell office:value-type="float" office:value="2.00388" calcext:value-type="float">
            <text:p>2,0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25752" calcext:value-type="float">
            <text:p>1623585550,25752</text:p>
          </table:table-cell>
          <table:table-cell table:formula="of:=ROUND([.A195]-[$menor.$A$1];1)" office:value-type="float" office:value="25.6" calcext:value-type="float">
            <text:p>25,6</text:p>
          </table:table-cell>
          <table:table-cell office:value-type="float" office:value="1" calcext:value-type="float">
            <text:p>1</text:p>
          </table:table-cell>
          <table:table-cell office:value-type="float" office:value="0.354395" calcext:value-type="float">
            <text:p>0,354395</text:p>
          </table:table-cell>
          <table:table-cell office:value-type="float" office:value="0" calcext:value-type="float">
            <text:p>0</text:p>
          </table:table-cell>
          <table:table-cell office:value-type="float" office:value="2.004365" calcext:value-type="float">
            <text:p>2,004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35752" calcext:value-type="float">
            <text:p>1623585550,35752</text:p>
          </table:table-cell>
          <table:table-cell table:formula="of:=ROUND([.A196]-[$menor.$A$1];1)" office:value-type="float" office:value="25.7" calcext:value-type="float">
            <text:p>25,7</text:p>
          </table:table-cell>
          <table:table-cell office:value-type="float" office:value="1" calcext:value-type="float">
            <text:p>1</text:p>
          </table:table-cell>
          <table:table-cell office:value-type="float" office:value="0.35003" calcext:value-type="float">
            <text:p>0,35003</text:p>
          </table:table-cell>
          <table:table-cell office:value-type="float" office:value="0" calcext:value-type="float">
            <text:p>0</text:p>
          </table:table-cell>
          <table:table-cell office:value-type="float" office:value="2.00388" calcext:value-type="float">
            <text:p>2,0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45752" calcext:value-type="float">
            <text:p>1623585550,45752</text:p>
          </table:table-cell>
          <table:table-cell table:formula="of:=ROUND([.A197]-[$menor.$A$1];1)" office:value-type="float" office:value="25.8" calcext:value-type="float">
            <text:p>25,8</text:p>
          </table:table-cell>
          <table:table-cell office:value-type="float" office:value="1" calcext:value-type="float">
            <text:p>1</text:p>
          </table:table-cell>
          <table:table-cell office:value-type="float" office:value="0.34615001" calcext:value-type="float">
            <text:p>0,34615001</text:p>
          </table:table-cell>
          <table:table-cell office:value-type="float" office:value="0" calcext:value-type="float">
            <text:p>0</text:p>
          </table:table-cell>
          <table:table-cell office:value-type="float" office:value="2.00291001" calcext:value-type="float">
            <text:p>2,0029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55753" calcext:value-type="float">
            <text:p>1623585550,55753</text:p>
          </table:table-cell>
          <table:table-cell table:formula="of:=ROUND([.A198]-[$menor.$A$1];1)" office:value-type="float" office:value="25.9" calcext:value-type="float">
            <text:p>25,9</text:p>
          </table:table-cell>
          <table:table-cell office:value-type="float" office:value="1" calcext:value-type="float">
            <text:p>1</text:p>
          </table:table-cell>
          <table:table-cell office:value-type="float" office:value="0.34323999" calcext:value-type="float">
            <text:p>0,343239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65753" calcext:value-type="float">
            <text:p>1623585550,65753</text:p>
          </table:table-cell>
          <table:table-cell table:formula="of:=ROUND([.A199]-[$menor.$A$1];1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33936" calcext:value-type="float">
            <text:p>0,33936</text:p>
          </table:table-cell>
          <table:table-cell office:value-type="float" office:value="0" calcext:value-type="float">
            <text:p>0</text:p>
          </table:table-cell>
          <table:table-cell office:value-type="float" office:value="2.00388" calcext:value-type="float">
            <text:p>2,0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75753" calcext:value-type="float">
            <text:p>1623585550,75753</text:p>
          </table:table-cell>
          <table:table-cell table:formula="of:=ROUND([.A200]-[$menor.$A$1];1)" office:value-type="float" office:value="26.1" calcext:value-type="float">
            <text:p>26,1</text:p>
          </table:table-cell>
          <table:table-cell office:value-type="float" office:value="1" calcext:value-type="float">
            <text:p>1</text:p>
          </table:table-cell>
          <table:table-cell office:value-type="float" office:value="0.33548" calcext:value-type="float">
            <text:p>0,33548</text:p>
          </table:table-cell>
          <table:table-cell office:value-type="float" office:value="0" calcext:value-type="float">
            <text:p>0</text:p>
          </table:table-cell>
          <table:table-cell office:value-type="float" office:value="2.003395" calcext:value-type="float">
            <text:p>2,003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85753" calcext:value-type="float">
            <text:p>1623585550,85753</text:p>
          </table:table-cell>
          <table:table-cell table:formula="of:=ROUND([.A201]-[$menor.$A$1];1)" office:value-type="float" office:value="26.2" calcext:value-type="float">
            <text:p>26,2</text:p>
          </table:table-cell>
          <table:table-cell office:value-type="float" office:value="1" calcext:value-type="float">
            <text:p>1</text:p>
          </table:table-cell>
          <table:table-cell office:value-type="float" office:value="0.33208501" calcext:value-type="float">
            <text:p>0,33208501</text:p>
          </table:table-cell>
          <table:table-cell office:value-type="float" office:value="0" calcext:value-type="float">
            <text:p>0</text:p>
          </table:table-cell>
          <table:table-cell office:value-type="float" office:value="2.00388001" calcext:value-type="float">
            <text:p>2,00388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0.95753" calcext:value-type="float">
            <text:p>1623585550,95753</text:p>
          </table:table-cell>
          <table:table-cell table:formula="of:=ROUND([.A202]-[$menor.$A$1];1)" office:value-type="float" office:value="26.3" calcext:value-type="float">
            <text:p>26,3</text:p>
          </table:table-cell>
          <table:table-cell office:value-type="float" office:value="1" calcext:value-type="float">
            <text:p>1</text:p>
          </table:table-cell>
          <table:table-cell office:value-type="float" office:value="0.32820499" calcext:value-type="float">
            <text:p>0,32820499</text:p>
          </table:table-cell>
          <table:table-cell office:value-type="float" office:value="0" calcext:value-type="float">
            <text:p>0</text:p>
          </table:table-cell>
          <table:table-cell office:value-type="float" office:value="2.00290999" calcext:value-type="float">
            <text:p>2,0029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05753" calcext:value-type="float">
            <text:p>1623585551,05753</text:p>
          </table:table-cell>
          <table:table-cell table:formula="of:=ROUND([.A203]-[$menor.$A$1];1)" office:value-type="float" office:value="26.4" calcext:value-type="float">
            <text:p>26,4</text:p>
          </table:table-cell>
          <table:table-cell office:value-type="float" office:value="1" calcext:value-type="float">
            <text:p>1</text:p>
          </table:table-cell>
          <table:table-cell office:value-type="float" office:value="0.325295" calcext:value-type="float">
            <text:p>0,325295</text:p>
          </table:table-cell>
          <table:table-cell office:value-type="float" office:value="0" calcext:value-type="float">
            <text:p>0</text:p>
          </table:table-cell>
          <table:table-cell office:value-type="float" office:value="2.00388" calcext:value-type="float">
            <text:p>2,0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15753" calcext:value-type="float">
            <text:p>1623585551,15753</text:p>
          </table:table-cell>
          <table:table-cell table:formula="of:=ROUND([.A204]-[$menor.$A$1];1)" office:value-type="float" office:value="26.5" calcext:value-type="float">
            <text:p>26,5</text:p>
          </table:table-cell>
          <table:table-cell office:value-type="float" office:value="1" calcext:value-type="float">
            <text:p>1</text:p>
          </table:table-cell>
          <table:table-cell office:value-type="float" office:value="0.32141501" calcext:value-type="float">
            <text:p>0,32141501</text:p>
          </table:table-cell>
          <table:table-cell office:value-type="float" office:value="0" calcext:value-type="float">
            <text:p>0</text:p>
          </table:table-cell>
          <table:table-cell office:value-type="float" office:value="2.00339501" calcext:value-type="float">
            <text:p>2,00339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25753" calcext:value-type="float">
            <text:p>1623585551,25753</text:p>
          </table:table-cell>
          <table:table-cell table:formula="of:=ROUND([.A205]-[$menor.$A$1];1)" office:value-type="float" office:value="26.6" calcext:value-type="float">
            <text:p>26,6</text:p>
          </table:table-cell>
          <table:table-cell office:value-type="float" office:value="1" calcext:value-type="float">
            <text:p>1</text:p>
          </table:table-cell>
          <table:table-cell office:value-type="float" office:value="0.31801999" calcext:value-type="float">
            <text:p>0,318019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35753" calcext:value-type="float">
            <text:p>1623585551,35753</text:p>
          </table:table-cell>
          <table:table-cell table:formula="of:=ROUND([.A206]-[$menor.$A$1];1)" office:value-type="float" office:value="26.7" calcext:value-type="float">
            <text:p>26,7</text:p>
          </table:table-cell>
          <table:table-cell office:value-type="float" office:value="1" calcext:value-type="float">
            <text:p>1</text:p>
          </table:table-cell>
          <table:table-cell office:value-type="float" office:value="0.31413999" calcext:value-type="float">
            <text:p>0,31413999</text:p>
          </table:table-cell>
          <table:table-cell office:value-type="float" office:value="0" calcext:value-type="float">
            <text:p>0</text:p>
          </table:table-cell>
          <table:table-cell office:value-type="float" office:value="2.00290999" calcext:value-type="float">
            <text:p>2,0029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45752" calcext:value-type="float">
            <text:p>1623585551,45752</text:p>
          </table:table-cell>
          <table:table-cell table:formula="of:=ROUND([.A207]-[$menor.$A$1];1)" office:value-type="float" office:value="26.8" calcext:value-type="float">
            <text:p>26,8</text:p>
          </table:table-cell>
          <table:table-cell office:value-type="float" office:value="1" calcext:value-type="float">
            <text:p>1</text:p>
          </table:table-cell>
          <table:table-cell office:value-type="float" office:value="0.31123" calcext:value-type="float">
            <text:p>0,31123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55754" calcext:value-type="float">
            <text:p>1623585551,55754</text:p>
          </table:table-cell>
          <table:table-cell table:formula="of:=ROUND([.A208]-[$menor.$A$1];1)" office:value-type="float" office:value="26.9" calcext:value-type="float">
            <text:p>26,9</text:p>
          </table:table-cell>
          <table:table-cell office:value-type="float" office:value="1" calcext:value-type="float">
            <text:p>1</text:p>
          </table:table-cell>
          <table:table-cell office:value-type="float" office:value="0.30831999" calcext:value-type="float">
            <text:p>0,30831999</text:p>
          </table:table-cell>
          <table:table-cell office:value-type="float" office:value="0" calcext:value-type="float">
            <text:p>0</text:p>
          </table:table-cell>
          <table:table-cell office:value-type="float" office:value="2.00387999" calcext:value-type="float">
            <text:p>2,00387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65752" calcext:value-type="float">
            <text:p>1623585551,65752</text:p>
          </table:table-cell>
          <table:table-cell table:formula="of:=ROUND([.A209]-[$menor.$A$1];1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30443999" calcext:value-type="float">
            <text:p>0,30443999</text:p>
          </table:table-cell>
          <table:table-cell office:value-type="float" office:value="0" calcext:value-type="float">
            <text:p>0</text:p>
          </table:table-cell>
          <table:table-cell office:value-type="float" office:value="2.00339499" calcext:value-type="float">
            <text:p>2,00339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75753" calcext:value-type="float">
            <text:p>1623585551,75753</text:p>
          </table:table-cell>
          <table:table-cell table:formula="of:=ROUND([.A210]-[$menor.$A$1];1)" office:value-type="float" office:value="27.1" calcext:value-type="float">
            <text:p>27,1</text:p>
          </table:table-cell>
          <table:table-cell office:value-type="float" office:value="1" calcext:value-type="float">
            <text:p>1</text:p>
          </table:table-cell>
          <table:table-cell office:value-type="float" office:value="0.301045" calcext:value-type="float">
            <text:p>0,301045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85753" calcext:value-type="float">
            <text:p>1623585551,85753</text:p>
          </table:table-cell>
          <table:table-cell table:formula="of:=ROUND([.A211]-[$menor.$A$1];1)" office:value-type="float" office:value="27.2" calcext:value-type="float">
            <text:p>27,2</text:p>
          </table:table-cell>
          <table:table-cell office:value-type="float" office:value="1" calcext:value-type="float">
            <text:p>1</text:p>
          </table:table-cell>
          <table:table-cell office:value-type="float" office:value="0.29813501" calcext:value-type="float">
            <text:p>0,29813501</text:p>
          </table:table-cell>
          <table:table-cell office:value-type="float" office:value="0" calcext:value-type="float">
            <text:p>0</text:p>
          </table:table-cell>
          <table:table-cell office:value-type="float" office:value="2.00291001" calcext:value-type="float">
            <text:p>2,0029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1.95753" calcext:value-type="float">
            <text:p>1623585551,95753</text:p>
          </table:table-cell>
          <table:table-cell table:formula="of:=ROUND([.A212]-[$menor.$A$1];1)" office:value-type="float" office:value="27.3" calcext:value-type="float">
            <text:p>27,3</text:p>
          </table:table-cell>
          <table:table-cell office:value-type="float" office:value="1" calcext:value-type="float">
            <text:p>1</text:p>
          </table:table-cell>
          <table:table-cell office:value-type="float" office:value="0.29522499" calcext:value-type="float">
            <text:p>0,29522499</text:p>
          </table:table-cell>
          <table:table-cell office:value-type="float" office:value="0" calcext:value-type="float">
            <text:p>0</text:p>
          </table:table-cell>
          <table:table-cell office:value-type="float" office:value="2.00290999" calcext:value-type="float">
            <text:p>2,0029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05753" calcext:value-type="float">
            <text:p>1623585552,05753</text:p>
          </table:table-cell>
          <table:table-cell table:formula="of:=ROUND([.A213]-[$menor.$A$1];1)" office:value-type="float" office:value="27.4" calcext:value-type="float">
            <text:p>27,4</text:p>
          </table:table-cell>
          <table:table-cell office:value-type="float" office:value="1" calcext:value-type="float">
            <text:p>1</text:p>
          </table:table-cell>
          <table:table-cell office:value-type="float" office:value="0.29231501" calcext:value-type="float">
            <text:p>0,29231501</text:p>
          </table:table-cell>
          <table:table-cell office:value-type="float" office:value="0" calcext:value-type="float">
            <text:p>0</text:p>
          </table:table-cell>
          <table:table-cell office:value-type="float" office:value="2.00291001" calcext:value-type="float">
            <text:p>2,0029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15753" calcext:value-type="float">
            <text:p>1623585552,15753</text:p>
          </table:table-cell>
          <table:table-cell table:formula="of:=ROUND([.A214]-[$menor.$A$1];1)" office:value-type="float" office:value="27.5" calcext:value-type="float">
            <text:p>27,5</text:p>
          </table:table-cell>
          <table:table-cell office:value-type="float" office:value="1" calcext:value-type="float">
            <text:p>1</text:p>
          </table:table-cell>
          <table:table-cell office:value-type="float" office:value="0.28940499" calcext:value-type="float">
            <text:p>0,28940499</text:p>
          </table:table-cell>
          <table:table-cell office:value-type="float" office:value="0" calcext:value-type="float">
            <text:p>0</text:p>
          </table:table-cell>
          <table:table-cell office:value-type="float" office:value="2.00339499" calcext:value-type="float">
            <text:p>2,00339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25753" calcext:value-type="float">
            <text:p>1623585552,25753</text:p>
          </table:table-cell>
          <table:table-cell table:formula="of:=ROUND([.A215]-[$menor.$A$1];1)" office:value-type="float" office:value="27.6" calcext:value-type="float">
            <text:p>27,6</text:p>
          </table:table-cell>
          <table:table-cell office:value-type="float" office:value="1" calcext:value-type="float">
            <text:p>1</text:p>
          </table:table-cell>
          <table:table-cell office:value-type="float" office:value="0.28601" calcext:value-type="float">
            <text:p>0,28601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35753" calcext:value-type="float">
            <text:p>1623585552,35753</text:p>
          </table:table-cell>
          <table:table-cell table:formula="of:=ROUND([.A216]-[$menor.$A$1];1)" office:value-type="float" office:value="27.7" calcext:value-type="float">
            <text:p>27,7</text:p>
          </table:table-cell>
          <table:table-cell office:value-type="float" office:value="1" calcext:value-type="float">
            <text:p>1</text:p>
          </table:table-cell>
          <table:table-cell office:value-type="float" office:value="0.28310001" calcext:value-type="float">
            <text:p>0,28310001</text:p>
          </table:table-cell>
          <table:table-cell office:value-type="float" office:value="0" calcext:value-type="float">
            <text:p>0</text:p>
          </table:table-cell>
          <table:table-cell office:value-type="float" office:value="2.00291001" calcext:value-type="float">
            <text:p>2,0029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45752" calcext:value-type="float">
            <text:p>1623585552,45752</text:p>
          </table:table-cell>
          <table:table-cell table:formula="of:=ROUND([.A217]-[$menor.$A$1];1)" office:value-type="float" office:value="27.8" calcext:value-type="float">
            <text:p>27,8</text:p>
          </table:table-cell>
          <table:table-cell office:value-type="float" office:value="1" calcext:value-type="float">
            <text:p>1</text:p>
          </table:table-cell>
          <table:table-cell office:value-type="float" office:value="0.28018999" calcext:value-type="float">
            <text:p>0,28018999</text:p>
          </table:table-cell>
          <table:table-cell office:value-type="float" office:value="0" calcext:value-type="float">
            <text:p>0</text:p>
          </table:table-cell>
          <table:table-cell office:value-type="float" office:value="2.00290999" calcext:value-type="float">
            <text:p>2,0029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55754" calcext:value-type="float">
            <text:p>1623585552,55754</text:p>
          </table:table-cell>
          <table:table-cell table:formula="of:=ROUND([.A218]-[$menor.$A$1];1)" office:value-type="float" office:value="27.9" calcext:value-type="float">
            <text:p>27,9</text:p>
          </table:table-cell>
          <table:table-cell office:value-type="float" office:value="1" calcext:value-type="float">
            <text:p>1</text:p>
          </table:table-cell>
          <table:table-cell office:value-type="float" office:value="0.27728" calcext:value-type="float">
            <text:p>0,27728</text:p>
          </table:table-cell>
          <table:table-cell office:value-type="float" office:value="0" calcext:value-type="float">
            <text:p>0</text:p>
          </table:table-cell>
          <table:table-cell office:value-type="float" office:value="2.00388" calcext:value-type="float">
            <text:p>2,00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65753" calcext:value-type="float">
            <text:p>1623585552,65753</text:p>
          </table:table-cell>
          <table:table-cell table:formula="of:=ROUND([.A219]-[$menor.$A$1];1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27340001" calcext:value-type="float">
            <text:p>0,27340001</text:p>
          </table:table-cell>
          <table:table-cell office:value-type="float" office:value="0" calcext:value-type="float">
            <text:p>0</text:p>
          </table:table-cell>
          <table:table-cell office:value-type="float" office:value="2.00194001" calcext:value-type="float">
            <text:p>2,0019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75753" calcext:value-type="float">
            <text:p>1623585552,75753</text:p>
          </table:table-cell>
          <table:table-cell table:formula="of:=ROUND([.A220]-[$menor.$A$1];1)" office:value-type="float" office:value="28.1" calcext:value-type="float">
            <text:p>28,1</text:p>
          </table:table-cell>
          <table:table-cell office:value-type="float" office:value="1" calcext:value-type="float">
            <text:p>1</text:p>
          </table:table-cell>
          <table:table-cell office:value-type="float" office:value="0.27146" calcext:value-type="float">
            <text:p>0,27146</text:p>
          </table:table-cell>
          <table:table-cell office:value-type="float" office:value="0" calcext:value-type="float">
            <text:p>0</text:p>
          </table:table-cell>
          <table:table-cell office:value-type="float" office:value="2.003395" calcext:value-type="float">
            <text:p>2,003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85753" calcext:value-type="float">
            <text:p>1623585552,85753</text:p>
          </table:table-cell>
          <table:table-cell table:formula="of:=ROUND([.A221]-[$menor.$A$1];1)" office:value-type="float" office:value="28.2" calcext:value-type="float">
            <text:p>28,2</text:p>
          </table:table-cell>
          <table:table-cell office:value-type="float" office:value="1" calcext:value-type="float">
            <text:p>1</text:p>
          </table:table-cell>
          <table:table-cell office:value-type="float" office:value="0.26806501" calcext:value-type="float">
            <text:p>0,26806501</text:p>
          </table:table-cell>
          <table:table-cell office:value-type="float" office:value="0" calcext:value-type="float">
            <text:p>0</text:p>
          </table:table-cell>
          <table:table-cell office:value-type="float" office:value="2.00291001" calcext:value-type="float">
            <text:p>2,0029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2.95754" calcext:value-type="float">
            <text:p>1623585552,95754</text:p>
          </table:table-cell>
          <table:table-cell table:formula="of:=ROUND([.A222]-[$menor.$A$1];1)" office:value-type="float" office:value="28.3" calcext:value-type="float">
            <text:p>28,3</text:p>
          </table:table-cell>
          <table:table-cell office:value-type="float" office:value="1" calcext:value-type="float">
            <text:p>1</text:p>
          </table:table-cell>
          <table:table-cell office:value-type="float" office:value="0.26515499" calcext:value-type="float">
            <text:p>0,26515499</text:p>
          </table:table-cell>
          <table:table-cell office:value-type="float" office:value="0" calcext:value-type="float">
            <text:p>0</text:p>
          </table:table-cell>
          <table:table-cell office:value-type="float" office:value="2.00290999" calcext:value-type="float">
            <text:p>2,0029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05754" calcext:value-type="float">
            <text:p>1623585553,05754</text:p>
          </table:table-cell>
          <table:table-cell table:formula="of:=ROUND([.A223]-[$menor.$A$1];1)" office:value-type="float" office:value="28.4" calcext:value-type="float">
            <text:p>28,4</text:p>
          </table:table-cell>
          <table:table-cell office:value-type="float" office:value="1" calcext:value-type="float">
            <text:p>1</text:p>
          </table:table-cell>
          <table:table-cell office:value-type="float" office:value="0.262245" calcext:value-type="float">
            <text:p>0,262245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15757" calcext:value-type="float">
            <text:p>1623585553,15757</text:p>
          </table:table-cell>
          <table:table-cell table:formula="of:=ROUND([.A224]-[$menor.$A$1];1)" office:value-type="float" office:value="28.5" calcext:value-type="float">
            <text:p>28,5</text:p>
          </table:table-cell>
          <table:table-cell office:value-type="float" office:value="1" calcext:value-type="float">
            <text:p>1</text:p>
          </table:table-cell>
          <table:table-cell office:value-type="float" office:value="0.25933501" calcext:value-type="float">
            <text:p>0,25933501</text:p>
          </table:table-cell>
          <table:table-cell office:value-type="float" office:value="0" calcext:value-type="float">
            <text:p>0</text:p>
          </table:table-cell>
          <table:table-cell office:value-type="float" office:value="2.00291001" calcext:value-type="float">
            <text:p>2,0029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25757" calcext:value-type="float">
            <text:p>1623585553,25757</text:p>
          </table:table-cell>
          <table:table-cell table:formula="of:=ROUND([.A225]-[$menor.$A$1];1)" office:value-type="float" office:value="28.6" calcext:value-type="float">
            <text:p>28,6</text:p>
          </table:table-cell>
          <table:table-cell office:value-type="float" office:value="1" calcext:value-type="float">
            <text:p>1</text:p>
          </table:table-cell>
          <table:table-cell office:value-type="float" office:value="0.25642499" calcext:value-type="float">
            <text:p>0,256424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35755" calcext:value-type="float">
            <text:p>1623585553,35755</text:p>
          </table:table-cell>
          <table:table-cell table:formula="of:=ROUND([.A226]-[$menor.$A$1];1)" office:value-type="float" office:value="28.7" calcext:value-type="float">
            <text:p>28,7</text:p>
          </table:table-cell>
          <table:table-cell office:value-type="float" office:value="1" calcext:value-type="float">
            <text:p>1</text:p>
          </table:table-cell>
          <table:table-cell office:value-type="float" office:value="0.25448501" calcext:value-type="float">
            <text:p>0,25448501</text:p>
          </table:table-cell>
          <table:table-cell office:value-type="float" office:value="0" calcext:value-type="float">
            <text:p>0</text:p>
          </table:table-cell>
          <table:table-cell office:value-type="float" office:value="2.00339501" calcext:value-type="float">
            <text:p>2,00339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45756" calcext:value-type="float">
            <text:p>1623585553,45756</text:p>
          </table:table-cell>
          <table:table-cell table:formula="of:=ROUND([.A227]-[$menor.$A$1];1)" office:value-type="float" office:value="28.8" calcext:value-type="float">
            <text:p>28,8</text:p>
          </table:table-cell>
          <table:table-cell office:value-type="float" office:value="1" calcext:value-type="float">
            <text:p>1</text:p>
          </table:table-cell>
          <table:table-cell office:value-type="float" office:value="0.25108999" calcext:value-type="float">
            <text:p>0,25108999</text:p>
          </table:table-cell>
          <table:table-cell office:value-type="float" office:value="0" calcext:value-type="float">
            <text:p>0</text:p>
          </table:table-cell>
          <table:table-cell office:value-type="float" office:value="2.00290999" calcext:value-type="float">
            <text:p>2,0029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55756" calcext:value-type="float">
            <text:p>1623585553,55756</text:p>
          </table:table-cell>
          <table:table-cell table:formula="of:=ROUND([.A228]-[$menor.$A$1];1)"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0.24818" calcext:value-type="float">
            <text:p>0,24818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65756" calcext:value-type="float">
            <text:p>1623585553,65756</text:p>
          </table:table-cell>
          <table:table-cell table:formula="of:=ROUND([.A229]-[$menor.$A$1];1)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24624" calcext:value-type="float">
            <text:p>0,24624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75755" calcext:value-type="float">
            <text:p>1623585553,75755</text:p>
          </table:table-cell>
          <table:table-cell table:formula="of:=ROUND([.A230]-[$menor.$A$1];1)" office:value-type="float" office:value="29.1" calcext:value-type="float">
            <text:p>29,1</text:p>
          </table:table-cell>
          <table:table-cell office:value-type="float" office:value="1" calcext:value-type="float">
            <text:p>1</text:p>
          </table:table-cell>
          <table:table-cell office:value-type="float" office:value="0.24333" calcext:value-type="float">
            <text:p>0,24333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85755" calcext:value-type="float">
            <text:p>1623585553,85755</text:p>
          </table:table-cell>
          <table:table-cell table:formula="of:=ROUND([.A231]-[$menor.$A$1];1)" office:value-type="float" office:value="29.2" calcext:value-type="float">
            <text:p>29,2</text:p>
          </table:table-cell>
          <table:table-cell office:value-type="float" office:value="1" calcext:value-type="float">
            <text:p>1</text:p>
          </table:table-cell>
          <table:table-cell office:value-type="float" office:value="0.24042" calcext:value-type="float">
            <text:p>0,24042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3.95755" calcext:value-type="float">
            <text:p>1623585553,95755</text:p>
          </table:table-cell>
          <table:table-cell table:formula="of:=ROUND([.A232]-[$menor.$A$1];1)" office:value-type="float" office:value="29.3" calcext:value-type="float">
            <text:p>29,3</text:p>
          </table:table-cell>
          <table:table-cell office:value-type="float" office:value="1" calcext:value-type="float">
            <text:p>1</text:p>
          </table:table-cell>
          <table:table-cell office:value-type="float" office:value="0.23848" calcext:value-type="float">
            <text:p>0,23848</text:p>
          </table:table-cell>
          <table:table-cell office:value-type="float" office:value="0" calcext:value-type="float">
            <text:p>0</text:p>
          </table:table-cell>
          <table:table-cell office:value-type="float" office:value="2.003395" calcext:value-type="float">
            <text:p>2,003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05755" calcext:value-type="float">
            <text:p>1623585554,05755</text:p>
          </table:table-cell>
          <table:table-cell table:formula="of:=ROUND([.A233]-[$menor.$A$1];1)" office:value-type="float" office:value="29.4" calcext:value-type="float">
            <text:p>29,4</text:p>
          </table:table-cell>
          <table:table-cell office:value-type="float" office:value="1" calcext:value-type="float">
            <text:p>1</text:p>
          </table:table-cell>
          <table:table-cell office:value-type="float" office:value="0.235085" calcext:value-type="float">
            <text:p>0,23508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15755" calcext:value-type="float">
            <text:p>1623585554,15755</text:p>
          </table:table-cell>
          <table:table-cell table:formula="of:=ROUND([.A234]-[$menor.$A$1];1)" office:value-type="float" office:value="29.5" calcext:value-type="float">
            <text:p>29,5</text:p>
          </table:table-cell>
          <table:table-cell office:value-type="float" office:value="1" calcext:value-type="float">
            <text:p>1</text:p>
          </table:table-cell>
          <table:table-cell office:value-type="float" office:value="0.233145" calcext:value-type="float">
            <text:p>0,233145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25755" calcext:value-type="float">
            <text:p>1623585554,25755</text:p>
          </table:table-cell>
          <table:table-cell table:formula="of:=ROUND([.A235]-[$menor.$A$1];1)" office:value-type="float" office:value="29.6" calcext:value-type="float">
            <text:p>29,6</text:p>
          </table:table-cell>
          <table:table-cell office:value-type="float" office:value="1" calcext:value-type="float">
            <text:p>1</text:p>
          </table:table-cell>
          <table:table-cell office:value-type="float" office:value="0.230235" calcext:value-type="float">
            <text:p>0,23023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35754" calcext:value-type="float">
            <text:p>1623585554,35754</text:p>
          </table:table-cell>
          <table:table-cell table:formula="of:=ROUND([.A236]-[$menor.$A$1];1)" office:value-type="float" office:value="29.7" calcext:value-type="float">
            <text:p>29,7</text:p>
          </table:table-cell>
          <table:table-cell office:value-type="float" office:value="1" calcext:value-type="float">
            <text:p>1</text:p>
          </table:table-cell>
          <table:table-cell office:value-type="float" office:value="0.228295" calcext:value-type="float">
            <text:p>0,228295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45754" calcext:value-type="float">
            <text:p>1623585554,45754</text:p>
          </table:table-cell>
          <table:table-cell table:formula="of:=ROUND([.A237]-[$menor.$A$1];1)" office:value-type="float" office:value="29.8" calcext:value-type="float">
            <text:p>29,8</text:p>
          </table:table-cell>
          <table:table-cell office:value-type="float" office:value="1" calcext:value-type="float">
            <text:p>1</text:p>
          </table:table-cell>
          <table:table-cell office:value-type="float" office:value="0.225385" calcext:value-type="float">
            <text:p>0,22538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55754" calcext:value-type="float">
            <text:p>1623585554,55754</text:p>
          </table:table-cell>
          <table:table-cell table:formula="of:=ROUND([.A238]-[$menor.$A$1];1)" office:value-type="float" office:value="29.9" calcext:value-type="float">
            <text:p>29,9</text:p>
          </table:table-cell>
          <table:table-cell office:value-type="float" office:value="1" calcext:value-type="float">
            <text:p>1</text:p>
          </table:table-cell>
          <table:table-cell office:value-type="float" office:value="0.223445" calcext:value-type="float">
            <text:p>0,223445</text:p>
          </table:table-cell>
          <table:table-cell office:value-type="float" office:value="0" calcext:value-type="float">
            <text:p>0</text:p>
          </table:table-cell>
          <table:table-cell office:value-type="float" office:value="2.002425" calcext:value-type="float">
            <text:p>2,002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65754" calcext:value-type="float">
            <text:p>1623585554,65754</text:p>
          </table:table-cell>
          <table:table-cell table:formula="of:=ROUND([.A239]-[$menor.$A$1];1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22102" calcext:value-type="float">
            <text:p>0,22102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75752" calcext:value-type="float">
            <text:p>1623585554,75752</text:p>
          </table:table-cell>
          <table:table-cell table:formula="of:=ROUND([.A240]-[$menor.$A$1];1)" office:value-type="float" office:value="30.1" calcext:value-type="float">
            <text:p>30,1</text:p>
          </table:table-cell>
          <table:table-cell office:value-type="float" office:value="1" calcext:value-type="float">
            <text:p>1</text:p>
          </table:table-cell>
          <table:table-cell office:value-type="float" office:value="0.21811" calcext:value-type="float">
            <text:p>0,21811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85752" calcext:value-type="float">
            <text:p>1623585554,85752</text:p>
          </table:table-cell>
          <table:table-cell table:formula="of:=ROUND([.A241]-[$menor.$A$1];1)" office:value-type="float" office:value="30.2" calcext:value-type="float">
            <text:p>30,2</text:p>
          </table:table-cell>
          <table:table-cell office:value-type="float" office:value="1" calcext:value-type="float">
            <text:p>1</text:p>
          </table:table-cell>
          <table:table-cell office:value-type="float" office:value="0.21617" calcext:value-type="float">
            <text:p>0,21617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4.95754" calcext:value-type="float">
            <text:p>1623585554,95754</text:p>
          </table:table-cell>
          <table:table-cell table:formula="of:=ROUND([.A242]-[$menor.$A$1];1)" office:value-type="float" office:value="30.3" calcext:value-type="float">
            <text:p>30,3</text:p>
          </table:table-cell>
          <table:table-cell office:value-type="float" office:value="1" calcext:value-type="float">
            <text:p>1</text:p>
          </table:table-cell>
          <table:table-cell office:value-type="float" office:value="0.21423" calcext:value-type="float">
            <text:p>0,21423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05755" calcext:value-type="float">
            <text:p>1623585555,05755</text:p>
          </table:table-cell>
          <table:table-cell table:formula="of:=ROUND([.A243]-[$menor.$A$1];1)" office:value-type="float" office:value="30.4" calcext:value-type="float">
            <text:p>30,4</text:p>
          </table:table-cell>
          <table:table-cell office:value-type="float" office:value="1" calcext:value-type="float">
            <text:p>1</text:p>
          </table:table-cell>
          <table:table-cell office:value-type="float" office:value="0.21132" calcext:value-type="float">
            <text:p>0,21132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15755" calcext:value-type="float">
            <text:p>1623585555,15755</text:p>
          </table:table-cell>
          <table:table-cell table:formula="of:=ROUND([.A244]-[$menor.$A$1];1)" office:value-type="float" office:value="30.5" calcext:value-type="float">
            <text:p>30,5</text:p>
          </table:table-cell>
          <table:table-cell office:value-type="float" office:value="1" calcext:value-type="float">
            <text:p>1</text:p>
          </table:table-cell>
          <table:table-cell office:value-type="float" office:value="0.20938" calcext:value-type="float">
            <text:p>0,20938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25753" calcext:value-type="float">
            <text:p>1623585555,25753</text:p>
          </table:table-cell>
          <table:table-cell table:formula="of:=ROUND([.A245]-[$menor.$A$1];1)" office:value-type="float" office:value="30.6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office:value-type="float" office:value="0.20744" calcext:value-type="float">
            <text:p>0,20744</text:p>
          </table:table-cell>
          <table:table-cell office:value-type="float" office:value="0" calcext:value-type="float">
            <text:p>0</text:p>
          </table:table-cell>
          <table:table-cell office:value-type="float" office:value="2.002425" calcext:value-type="float">
            <text:p>2,002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35753" calcext:value-type="float">
            <text:p>1623585555,35753</text:p>
          </table:table-cell>
          <table:table-cell table:formula="of:=ROUND([.A246]-[$menor.$A$1];1)" office:value-type="float" office:value="30.7" calcext:value-type="float">
            <text:p>30,7</text:p>
          </table:table-cell>
          <table:table-cell office:value-type="float" office:value="1" calcext:value-type="float">
            <text:p>1</text:p>
          </table:table-cell>
          <table:table-cell office:value-type="float" office:value="0.205015" calcext:value-type="float">
            <text:p>0,205015</text:p>
          </table:table-cell>
          <table:table-cell office:value-type="float" office:value="0" calcext:value-type="float">
            <text:p>0</text:p>
          </table:table-cell>
          <table:table-cell office:value-type="float" office:value="2.00291" calcext:value-type="float">
            <text:p>2,00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45752" calcext:value-type="float">
            <text:p>1623585555,45752</text:p>
          </table:table-cell>
          <table:table-cell table:formula="of:=ROUND([.A247]-[$menor.$A$1];1)" office:value-type="float" office:value="30.8" calcext:value-type="float">
            <text:p>30,8</text:p>
          </table:table-cell>
          <table:table-cell office:value-type="float" office:value="1" calcext:value-type="float">
            <text:p>1</text:p>
          </table:table-cell>
          <table:table-cell office:value-type="float" office:value="0.202105" calcext:value-type="float">
            <text:p>0,20210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55753" calcext:value-type="float">
            <text:p>1623585555,55753</text:p>
          </table:table-cell>
          <table:table-cell table:formula="of:=ROUND([.A248]-[$menor.$A$1];1)" office:value-type="float" office:value="30.9" calcext:value-type="float">
            <text:p>30,9</text:p>
          </table:table-cell>
          <table:table-cell office:value-type="float" office:value="1" calcext:value-type="float">
            <text:p>1</text:p>
          </table:table-cell>
          <table:table-cell office:value-type="float" office:value="0.200165" calcext:value-type="float">
            <text:p>0,20016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65754" calcext:value-type="float">
            <text:p>1623585555,65754</text:p>
          </table:table-cell>
          <table:table-cell table:formula="of:=ROUND([.A249]-[$menor.$A$1];1)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19822501" calcext:value-type="float">
            <text:p>0,19822501</text:p>
          </table:table-cell>
          <table:table-cell office:value-type="float" office:value="0" calcext:value-type="float">
            <text:p>0</text:p>
          </table:table-cell>
          <table:table-cell office:value-type="float" office:value="2.00194001" calcext:value-type="float">
            <text:p>2,0019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75755" calcext:value-type="float">
            <text:p>1623585555,75755</text:p>
          </table:table-cell>
          <table:table-cell table:formula="of:=ROUND([.A250]-[$menor.$A$1];1)" office:value-type="float" office:value="31.1" calcext:value-type="float">
            <text:p>31,1</text:p>
          </table:table-cell>
          <table:table-cell office:value-type="float" office:value="1" calcext:value-type="float">
            <text:p>1</text:p>
          </table:table-cell>
          <table:table-cell office:value-type="float" office:value="0.19628499" calcext:value-type="float">
            <text:p>0,196284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85755" calcext:value-type="float">
            <text:p>1623585555,85755</text:p>
          </table:table-cell>
          <table:table-cell table:formula="of:=ROUND([.A251]-[$menor.$A$1];1)" office:value-type="float" office:value="31.2" calcext:value-type="float">
            <text:p>31,2</text:p>
          </table:table-cell>
          <table:table-cell office:value-type="float" office:value="1" calcext:value-type="float">
            <text:p>1</text:p>
          </table:table-cell>
          <table:table-cell office:value-type="float" office:value="0.194345" calcext:value-type="float">
            <text:p>0,19434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5.95752" calcext:value-type="float">
            <text:p>1623585555,95752</text:p>
          </table:table-cell>
          <table:table-cell table:formula="of:=ROUND([.A252]-[$menor.$A$1];1)" office:value-type="float" office:value="31.3" calcext:value-type="float">
            <text:p>31,3</text:p>
          </table:table-cell>
          <table:table-cell office:value-type="float" office:value="1" calcext:value-type="float">
            <text:p>1</text:p>
          </table:table-cell>
          <table:table-cell office:value-type="float" office:value="0.192405" calcext:value-type="float">
            <text:p>0,19240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05753" calcext:value-type="float">
            <text:p>1623585556,05753</text:p>
          </table:table-cell>
          <table:table-cell table:formula="of:=ROUND([.A253]-[$menor.$A$1];1)" office:value-type="float" office:value="31.4" calcext:value-type="float">
            <text:p>31,4</text:p>
          </table:table-cell>
          <table:table-cell office:value-type="float" office:value="1" calcext:value-type="float">
            <text:p>1</text:p>
          </table:table-cell>
          <table:table-cell office:value-type="float" office:value="0.190465" calcext:value-type="float">
            <text:p>0,190465</text:p>
          </table:table-cell>
          <table:table-cell office:value-type="float" office:value="0" calcext:value-type="float">
            <text:p>0</text:p>
          </table:table-cell>
          <table:table-cell office:value-type="float" office:value="2.002425" calcext:value-type="float">
            <text:p>2,002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15752" calcext:value-type="float">
            <text:p>1623585556,15752</text:p>
          </table:table-cell>
          <table:table-cell table:formula="of:=ROUND([.A254]-[$menor.$A$1];1)" office:value-type="float" office:value="31.5" calcext:value-type="float">
            <text:p>31,5</text:p>
          </table:table-cell>
          <table:table-cell office:value-type="float" office:value="1" calcext:value-type="float">
            <text:p>1</text:p>
          </table:table-cell>
          <table:table-cell office:value-type="float" office:value="0.18804" calcext:value-type="float">
            <text:p>0,18804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25753" calcext:value-type="float">
            <text:p>1623585556,25753</text:p>
          </table:table-cell>
          <table:table-cell table:formula="of:=ROUND([.A255]-[$menor.$A$1];1)" office:value-type="float" office:value="31.6" calcext:value-type="float">
            <text:p>31,6</text:p>
          </table:table-cell>
          <table:table-cell office:value-type="float" office:value="1" calcext:value-type="float">
            <text:p>1</text:p>
          </table:table-cell>
          <table:table-cell office:value-type="float" office:value="0.18610001" calcext:value-type="float">
            <text:p>0,18610001</text:p>
          </table:table-cell>
          <table:table-cell office:value-type="float" office:value="0" calcext:value-type="float">
            <text:p>0</text:p>
          </table:table-cell>
          <table:table-cell office:value-type="float" office:value="2.00194001" calcext:value-type="float">
            <text:p>2,0019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35754" calcext:value-type="float">
            <text:p>1623585556,35754</text:p>
          </table:table-cell>
          <table:table-cell table:formula="of:=ROUND([.A256]-[$menor.$A$1];1)" office:value-type="float" office:value="31.7" calcext:value-type="float">
            <text:p>31,7</text:p>
          </table:table-cell>
          <table:table-cell office:value-type="float" office:value="1" calcext:value-type="float">
            <text:p>1</text:p>
          </table:table-cell>
          <table:table-cell office:value-type="float" office:value="0.18415999" calcext:value-type="float">
            <text:p>0,184159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45754" calcext:value-type="float">
            <text:p>1623585556,45754</text:p>
          </table:table-cell>
          <table:table-cell table:formula="of:=ROUND([.A257]-[$menor.$A$1];1)" office:value-type="float" office:value="31.8" calcext:value-type="float">
            <text:p>31,8</text:p>
          </table:table-cell>
          <table:table-cell office:value-type="float" office:value="1" calcext:value-type="float">
            <text:p>1</text:p>
          </table:table-cell>
          <table:table-cell office:value-type="float" office:value="0.18222" calcext:value-type="float">
            <text:p>0,18222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5575" calcext:value-type="float">
            <text:p>1623585556,5575</text:p>
          </table:table-cell>
          <table:table-cell table:formula="of:=ROUND([.A258]-[$menor.$A$1];1)" office:value-type="float" office:value="31.9" calcext:value-type="float">
            <text:p>31,9</text:p>
          </table:table-cell>
          <table:table-cell office:value-type="float" office:value="1" calcext:value-type="float">
            <text:p>1</text:p>
          </table:table-cell>
          <table:table-cell office:value-type="float" office:value="0.18028" calcext:value-type="float">
            <text:p>0,18028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65757" calcext:value-type="float">
            <text:p>1623585556,65757</text:p>
          </table:table-cell>
          <table:table-cell table:formula="of:=ROUND([.A259]-[$menor.$A$1];1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17834" calcext:value-type="float">
            <text:p>0,17834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75757" calcext:value-type="float">
            <text:p>1623585556,75757</text:p>
          </table:table-cell>
          <table:table-cell table:formula="of:=ROUND([.A260]-[$menor.$A$1];1)" office:value-type="float" office:value="32.1" calcext:value-type="float">
            <text:p>32,1</text:p>
          </table:table-cell>
          <table:table-cell office:value-type="float" office:value="1" calcext:value-type="float">
            <text:p>1</text:p>
          </table:table-cell>
          <table:table-cell office:value-type="float" office:value="0.17640001" calcext:value-type="float">
            <text:p>0,17640001</text:p>
          </table:table-cell>
          <table:table-cell office:value-type="float" office:value="0" calcext:value-type="float">
            <text:p>0</text:p>
          </table:table-cell>
          <table:table-cell office:value-type="float" office:value="2.00194001" calcext:value-type="float">
            <text:p>2,0019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85752" calcext:value-type="float">
            <text:p>1623585556,85752</text:p>
          </table:table-cell>
          <table:table-cell table:formula="of:=ROUND([.A261]-[$menor.$A$1];1)"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office:value-type="float" office:value="0.17445999" calcext:value-type="float">
            <text:p>0,17445999</text:p>
          </table:table-cell>
          <table:table-cell office:value-type="float" office:value="0" calcext:value-type="float">
            <text:p>0</text:p>
          </table:table-cell>
          <table:table-cell office:value-type="float" office:value="2.00242499" calcext:value-type="float">
            <text:p>2,00242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6.95753" calcext:value-type="float">
            <text:p>1623585556,95753</text:p>
          </table:table-cell>
          <table:table-cell table:formula="of:=ROUND([.A262]-[$menor.$A$1];1)" office:value-type="float" office:value="32.3" calcext:value-type="float">
            <text:p>32,3</text:p>
          </table:table-cell>
          <table:table-cell office:value-type="float" office:value="1" calcext:value-type="float">
            <text:p>1</text:p>
          </table:table-cell>
          <table:table-cell office:value-type="float" office:value="0.17203499" calcext:value-type="float">
            <text:p>0,17203499</text:p>
          </table:table-cell>
          <table:table-cell office:value-type="float" office:value="0" calcext:value-type="float">
            <text:p>0</text:p>
          </table:table-cell>
          <table:table-cell office:value-type="float" office:value="2.00096999" calcext:value-type="float">
            <text:p>2,00096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05754" calcext:value-type="float">
            <text:p>1623585557,05754</text:p>
          </table:table-cell>
          <table:table-cell table:formula="of:=ROUND([.A263]-[$menor.$A$1];1)" office:value-type="float" office:value="32.4" calcext:value-type="float">
            <text:p>32,4</text:p>
          </table:table-cell>
          <table:table-cell office:value-type="float" office:value="1" calcext:value-type="float">
            <text:p>1</text:p>
          </table:table-cell>
          <table:table-cell office:value-type="float" office:value="0.171065" calcext:value-type="float">
            <text:p>0,17106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15753" calcext:value-type="float">
            <text:p>1623585557,15753</text:p>
          </table:table-cell>
          <table:table-cell table:formula="of:=ROUND([.A264]-[$menor.$A$1];1)" office:value-type="float" office:value="32.5" calcext:value-type="float">
            <text:p>32,5</text:p>
          </table:table-cell>
          <table:table-cell office:value-type="float" office:value="1" calcext:value-type="float">
            <text:p>1</text:p>
          </table:table-cell>
          <table:table-cell office:value-type="float" office:value="0.16912501" calcext:value-type="float">
            <text:p>0,16912501</text:p>
          </table:table-cell>
          <table:table-cell office:value-type="float" office:value="0" calcext:value-type="float">
            <text:p>0</text:p>
          </table:table-cell>
          <table:table-cell office:value-type="float" office:value="2.00194001" calcext:value-type="float">
            <text:p>2,0019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25753" calcext:value-type="float">
            <text:p>1623585557,25753</text:p>
          </table:table-cell>
          <table:table-cell table:formula="of:=ROUND([.A265]-[$menor.$A$1];1)" office:value-type="float" office:value="32.6" calcext:value-type="float">
            <text:p>32,6</text:p>
          </table:table-cell>
          <table:table-cell office:value-type="float" office:value="1" calcext:value-type="float">
            <text:p>1</text:p>
          </table:table-cell>
          <table:table-cell office:value-type="float" office:value="0.16718499" calcext:value-type="float">
            <text:p>0,167184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35754" calcext:value-type="float">
            <text:p>1623585557,35754</text:p>
          </table:table-cell>
          <table:table-cell table:formula="of:=ROUND([.A266]-[$menor.$A$1];1)" office:value-type="float" office:value="32.7" calcext:value-type="float">
            <text:p>32,7</text:p>
          </table:table-cell>
          <table:table-cell office:value-type="float" office:value="1" calcext:value-type="float">
            <text:p>1</text:p>
          </table:table-cell>
          <table:table-cell office:value-type="float" office:value="0.165245" calcext:value-type="float">
            <text:p>0,16524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45753" calcext:value-type="float">
            <text:p>1623585557,45753</text:p>
          </table:table-cell>
          <table:table-cell table:formula="of:=ROUND([.A267]-[$menor.$A$1];1)" office:value-type="float" office:value="32.8" calcext:value-type="float">
            <text:p>32,8</text:p>
          </table:table-cell>
          <table:table-cell office:value-type="float" office:value="1" calcext:value-type="float">
            <text:p>1</text:p>
          </table:table-cell>
          <table:table-cell office:value-type="float" office:value="0.163305" calcext:value-type="float">
            <text:p>0,1633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55754" calcext:value-type="float">
            <text:p>1623585557,55754</text:p>
          </table:table-cell>
          <table:table-cell table:formula="of:=ROUND([.A268]-[$menor.$A$1];1)" office:value-type="float" office:value="32.9" calcext:value-type="float">
            <text:p>32,9</text:p>
          </table:table-cell>
          <table:table-cell office:value-type="float" office:value="1" calcext:value-type="float">
            <text:p>1</text:p>
          </table:table-cell>
          <table:table-cell office:value-type="float" office:value="0.16233499" calcext:value-type="float">
            <text:p>0,162334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65753" calcext:value-type="float">
            <text:p>1623585557,65753</text:p>
          </table:table-cell>
          <table:table-cell table:formula="of:=ROUND([.A269]-[$menor.$A$1];1)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.160395" calcext:value-type="float">
            <text:p>0,16039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75753" calcext:value-type="float">
            <text:p>1623585557,75753</text:p>
          </table:table-cell>
          <table:table-cell table:formula="of:=ROUND([.A270]-[$menor.$A$1];1)" office:value-type="float" office:value="33.1" calcext:value-type="float">
            <text:p>33,1</text:p>
          </table:table-cell>
          <table:table-cell office:value-type="float" office:value="1" calcext:value-type="float">
            <text:p>1</text:p>
          </table:table-cell>
          <table:table-cell office:value-type="float" office:value="0.158455" calcext:value-type="float">
            <text:p>0,15845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85756" calcext:value-type="float">
            <text:p>1623585557,85756</text:p>
          </table:table-cell>
          <table:table-cell table:formula="of:=ROUND([.A271]-[$menor.$A$1];1)" office:value-type="float" office:value="33.2" calcext:value-type="float">
            <text:p>33,2</text:p>
          </table:table-cell>
          <table:table-cell office:value-type="float" office:value="1" calcext:value-type="float">
            <text:p>1</text:p>
          </table:table-cell>
          <table:table-cell office:value-type="float" office:value="0.15748499" calcext:value-type="float">
            <text:p>0,15748499</text:p>
          </table:table-cell>
          <table:table-cell office:value-type="float" office:value="0" calcext:value-type="float">
            <text:p>0</text:p>
          </table:table-cell>
          <table:table-cell office:value-type="float" office:value="2.00242499" calcext:value-type="float">
            <text:p>2,00242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7.95756" calcext:value-type="float">
            <text:p>1623585557,95756</text:p>
          </table:table-cell>
          <table:table-cell table:formula="of:=ROUND([.A272]-[$menor.$A$1];1)" office:value-type="float" office:value="33.3" calcext:value-type="float">
            <text:p>33,3</text:p>
          </table:table-cell>
          <table:table-cell office:value-type="float" office:value="1" calcext:value-type="float">
            <text:p>1</text:p>
          </table:table-cell>
          <table:table-cell office:value-type="float" office:value="0.15505999" calcext:value-type="float">
            <text:p>0,155059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05753" calcext:value-type="float">
            <text:p>1623585558,05753</text:p>
          </table:table-cell>
          <table:table-cell table:formula="of:=ROUND([.A273]-[$menor.$A$1];1)" office:value-type="float" office:value="33.4" calcext:value-type="float">
            <text:p>33,4</text:p>
          </table:table-cell>
          <table:table-cell office:value-type="float" office:value="1" calcext:value-type="float">
            <text:p>1</text:p>
          </table:table-cell>
          <table:table-cell office:value-type="float" office:value="0.15312" calcext:value-type="float">
            <text:p>0,1531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15756" calcext:value-type="float">
            <text:p>1623585558,15756</text:p>
          </table:table-cell>
          <table:table-cell table:formula="of:=ROUND([.A274]-[$menor.$A$1];1)" office:value-type="float" office:value="33.5" calcext:value-type="float">
            <text:p>33,5</text:p>
          </table:table-cell>
          <table:table-cell office:value-type="float" office:value="1" calcext:value-type="float">
            <text:p>1</text:p>
          </table:table-cell>
          <table:table-cell office:value-type="float" office:value="0.15215001" calcext:value-type="float">
            <text:p>0,15215001</text:p>
          </table:table-cell>
          <table:table-cell office:value-type="float" office:value="0" calcext:value-type="float">
            <text:p>0</text:p>
          </table:table-cell>
          <table:table-cell office:value-type="float" office:value="2.00194001" calcext:value-type="float">
            <text:p>2,0019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25756" calcext:value-type="float">
            <text:p>1623585558,25756</text:p>
          </table:table-cell>
          <table:table-cell table:formula="of:=ROUND([.A275]-[$menor.$A$1];1)" office:value-type="float" office:value="33.6" calcext:value-type="float">
            <text:p>33,6</text:p>
          </table:table-cell>
          <table:table-cell office:value-type="float" office:value="1" calcext:value-type="float">
            <text:p>1</text:p>
          </table:table-cell>
          <table:table-cell office:value-type="float" office:value="0.15020999" calcext:value-type="float">
            <text:p>0,150209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35752" calcext:value-type="float">
            <text:p>1623585558,35752</text:p>
          </table:table-cell>
          <table:table-cell table:formula="of:=ROUND([.A276]-[$menor.$A$1];1)" office:value-type="float" office:value="33.7" calcext:value-type="float">
            <text:p>33,7</text:p>
          </table:table-cell>
          <table:table-cell office:value-type="float" office:value="1" calcext:value-type="float">
            <text:p>1</text:p>
          </table:table-cell>
          <table:table-cell office:value-type="float" office:value="0.14827" calcext:value-type="float">
            <text:p>0,14827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45752" calcext:value-type="float">
            <text:p>1623585558,45752</text:p>
          </table:table-cell>
          <table:table-cell table:formula="of:=ROUND([.A277]-[$menor.$A$1];1)" office:value-type="float" office:value="33.8" calcext:value-type="float">
            <text:p>33,8</text:p>
          </table:table-cell>
          <table:table-cell office:value-type="float" office:value="1" calcext:value-type="float">
            <text:p>1</text:p>
          </table:table-cell>
          <table:table-cell office:value-type="float" office:value="0.1473" calcext:value-type="float">
            <text:p>0,1473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55752" calcext:value-type="float">
            <text:p>1623585558,55752</text:p>
          </table:table-cell>
          <table:table-cell table:formula="of:=ROUND([.A278]-[$menor.$A$1];1)" office:value-type="float" office:value="33.9" calcext:value-type="float">
            <text:p>33,9</text:p>
          </table:table-cell>
          <table:table-cell office:value-type="float" office:value="1" calcext:value-type="float">
            <text:p>1</text:p>
          </table:table-cell>
          <table:table-cell office:value-type="float" office:value="0.14535999" calcext:value-type="float">
            <text:p>0,14535999</text:p>
          </table:table-cell>
          <table:table-cell office:value-type="float" office:value="0" calcext:value-type="float">
            <text:p>0</text:p>
          </table:table-cell>
          <table:table-cell office:value-type="float" office:value="2.00096999" calcext:value-type="float">
            <text:p>2,00096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65753" calcext:value-type="float">
            <text:p>1623585558,65753</text:p>
          </table:table-cell>
          <table:table-cell table:formula="of:=ROUND([.A279]-[$menor.$A$1];1)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14439" calcext:value-type="float">
            <text:p>0,14439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75752" calcext:value-type="float">
            <text:p>1623585558,75752</text:p>
          </table:table-cell>
          <table:table-cell table:formula="of:=ROUND([.A280]-[$menor.$A$1];1)" office:value-type="float" office:value="34.1" calcext:value-type="float">
            <text:p>34,1</text:p>
          </table:table-cell>
          <table:table-cell office:value-type="float" office:value="1" calcext:value-type="float">
            <text:p>1</text:p>
          </table:table-cell>
          <table:table-cell office:value-type="float" office:value="0.14245" calcext:value-type="float">
            <text:p>0,142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85752" calcext:value-type="float">
            <text:p>1623585558,85752</text:p>
          </table:table-cell>
          <table:table-cell table:formula="of:=ROUND([.A281]-[$menor.$A$1];1)" office:value-type="float" office:value="34.2" calcext:value-type="float">
            <text:p>34,2</text:p>
          </table:table-cell>
          <table:table-cell office:value-type="float" office:value="1" calcext:value-type="float">
            <text:p>1</text:p>
          </table:table-cell>
          <table:table-cell office:value-type="float" office:value="0.14148" calcext:value-type="float">
            <text:p>0,14148</text:p>
          </table:table-cell>
          <table:table-cell office:value-type="float" office:value="0" calcext:value-type="float">
            <text:p>0</text:p>
          </table:table-cell>
          <table:table-cell office:value-type="float" office:value="2.002425" calcext:value-type="float">
            <text:p>2,002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8.95752" calcext:value-type="float">
            <text:p>1623585558,95752</text:p>
          </table:table-cell>
          <table:table-cell table:formula="of:=ROUND([.A282]-[$menor.$A$1];1)" office:value-type="float" office:value="34.3" calcext:value-type="float">
            <text:p>34,3</text:p>
          </table:table-cell>
          <table:table-cell office:value-type="float" office:value="1" calcext:value-type="float">
            <text:p>1</text:p>
          </table:table-cell>
          <table:table-cell office:value-type="float" office:value="0.139055" calcext:value-type="float">
            <text:p>0,13905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05752" calcext:value-type="float">
            <text:p>1623585559,05752</text:p>
          </table:table-cell>
          <table:table-cell table:formula="of:=ROUND([.A283]-[$menor.$A$1];1)" office:value-type="float" office:value="34.4" calcext:value-type="float">
            <text:p>34,4</text:p>
          </table:table-cell>
          <table:table-cell office:value-type="float" office:value="1" calcext:value-type="float">
            <text:p>1</text:p>
          </table:table-cell>
          <table:table-cell office:value-type="float" office:value="0.13808499" calcext:value-type="float">
            <text:p>0,13808499</text:p>
          </table:table-cell>
          <table:table-cell office:value-type="float" office:value="0" calcext:value-type="float">
            <text:p>0</text:p>
          </table:table-cell>
          <table:table-cell office:value-type="float" office:value="2.00193999" calcext:value-type="float">
            <text:p>2,0019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15752" calcext:value-type="float">
            <text:p>1623585559,15752</text:p>
          </table:table-cell>
          <table:table-cell table:formula="of:=ROUND([.A284]-[$menor.$A$1];1)" office:value-type="float" office:value="34.5" calcext:value-type="float">
            <text:p>34,5</text:p>
          </table:table-cell>
          <table:table-cell office:value-type="float" office:value="1" calcext:value-type="float">
            <text:p>1</text:p>
          </table:table-cell>
          <table:table-cell office:value-type="float" office:value="0.136145" calcext:value-type="float">
            <text:p>0,1361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25752" calcext:value-type="float">
            <text:p>1623585559,25752</text:p>
          </table:table-cell>
          <table:table-cell table:formula="of:=ROUND([.A285]-[$menor.$A$1];1)" office:value-type="float" office:value="34.6" calcext:value-type="float">
            <text:p>34,6</text:p>
          </table:table-cell>
          <table:table-cell office:value-type="float" office:value="1" calcext:value-type="float">
            <text:p>1</text:p>
          </table:table-cell>
          <table:table-cell office:value-type="float" office:value="0.135175" calcext:value-type="float">
            <text:p>0,13517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35752" calcext:value-type="float">
            <text:p>1623585559,35752</text:p>
          </table:table-cell>
          <table:table-cell table:formula="of:=ROUND([.A286]-[$menor.$A$1];1)" office:value-type="float" office:value="34.7" calcext:value-type="float">
            <text:p>34,7</text:p>
          </table:table-cell>
          <table:table-cell office:value-type="float" office:value="1" calcext:value-type="float">
            <text:p>1</text:p>
          </table:table-cell>
          <table:table-cell office:value-type="float" office:value="0.13323499" calcext:value-type="float">
            <text:p>0,13323499</text:p>
          </table:table-cell>
          <table:table-cell office:value-type="float" office:value="0" calcext:value-type="float">
            <text:p>0</text:p>
          </table:table-cell>
          <table:table-cell office:value-type="float" office:value="2.00096999" calcext:value-type="float">
            <text:p>2,00096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45752" calcext:value-type="float">
            <text:p>1623585559,45752</text:p>
          </table:table-cell>
          <table:table-cell table:formula="of:=ROUND([.A287]-[$menor.$A$1];1)" office:value-type="float" office:value="34.8" calcext:value-type="float">
            <text:p>34,8</text:p>
          </table:table-cell>
          <table:table-cell office:value-type="float" office:value="1" calcext:value-type="float">
            <text:p>1</text:p>
          </table:table-cell>
          <table:table-cell office:value-type="float" office:value="0.132265" calcext:value-type="float">
            <text:p>0,13226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5575" calcext:value-type="float">
            <text:p>1623585559,5575</text:p>
          </table:table-cell>
          <table:table-cell table:formula="of:=ROUND([.A288]-[$menor.$A$1];1)" office:value-type="float" office:value="34.9" calcext:value-type="float">
            <text:p>34,9</text:p>
          </table:table-cell>
          <table:table-cell office:value-type="float" office:value="1" calcext:value-type="float">
            <text:p>1</text:p>
          </table:table-cell>
          <table:table-cell office:value-type="float" office:value="0.130325" calcext:value-type="float">
            <text:p>0,13032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65752" calcext:value-type="float">
            <text:p>1623585559,65752</text:p>
          </table:table-cell>
          <table:table-cell table:formula="of:=ROUND([.A289]-[$menor.$A$1];1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129355" calcext:value-type="float">
            <text:p>0,12935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75752" calcext:value-type="float">
            <text:p>1623585559,75752</text:p>
          </table:table-cell>
          <table:table-cell table:formula="of:=ROUND([.A290]-[$menor.$A$1];1)" office:value-type="float" office:value="35.1" calcext:value-type="float">
            <text:p>35,1</text:p>
          </table:table-cell>
          <table:table-cell office:value-type="float" office:value="1" calcext:value-type="float">
            <text:p>1</text:p>
          </table:table-cell>
          <table:table-cell office:value-type="float" office:value="0.12838501" calcext:value-type="float">
            <text:p>0,12838501</text:p>
          </table:table-cell>
          <table:table-cell office:value-type="float" office:value="0" calcext:value-type="float">
            <text:p>0</text:p>
          </table:table-cell>
          <table:table-cell office:value-type="float" office:value="2.00194001" calcext:value-type="float">
            <text:p>2,00194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85753" calcext:value-type="float">
            <text:p>1623585559,85753</text:p>
          </table:table-cell>
          <table:table-cell table:formula="of:=ROUND([.A291]-[$menor.$A$1];1)" office:value-type="float" office:value="35.2" calcext:value-type="float">
            <text:p>35,2</text:p>
          </table:table-cell>
          <table:table-cell office:value-type="float" office:value="1" calcext:value-type="float">
            <text:p>1</text:p>
          </table:table-cell>
          <table:table-cell office:value-type="float" office:value="0.126445" calcext:value-type="float">
            <text:p>0,1264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59.95756" calcext:value-type="float">
            <text:p>1623585559,95756</text:p>
          </table:table-cell>
          <table:table-cell table:formula="of:=ROUND([.A292]-[$menor.$A$1];1)" office:value-type="float" office:value="35.3" calcext:value-type="float">
            <text:p>35,3</text:p>
          </table:table-cell>
          <table:table-cell office:value-type="float" office:value="1" calcext:value-type="float">
            <text:p>1</text:p>
          </table:table-cell>
          <table:table-cell office:value-type="float" office:value="0.125475" calcext:value-type="float">
            <text:p>0,125475</text:p>
          </table:table-cell>
          <table:table-cell office:value-type="float" office:value="0" calcext:value-type="float">
            <text:p>0</text:p>
          </table:table-cell>
          <table:table-cell office:value-type="float" office:value="2.001455" calcext:value-type="float">
            <text:p>2,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05755" calcext:value-type="float">
            <text:p>1623585560,05755</text:p>
          </table:table-cell>
          <table:table-cell table:formula="of:=ROUND([.A293]-[$menor.$A$1];1)" office:value-type="float" office:value="35.4" calcext:value-type="float">
            <text:p>35,4</text:p>
          </table:table-cell>
          <table:table-cell office:value-type="float" office:value="1" calcext:value-type="float">
            <text:p>1</text:p>
          </table:table-cell>
          <table:table-cell office:value-type="float" office:value="0.12402" calcext:value-type="float">
            <text:p>0,12402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15752" calcext:value-type="float">
            <text:p>1623585560,15752</text:p>
          </table:table-cell>
          <table:table-cell table:formula="of:=ROUND([.A294]-[$menor.$A$1];1)" office:value-type="float" office:value="35.5" calcext:value-type="float">
            <text:p>35,5</text:p>
          </table:table-cell>
          <table:table-cell office:value-type="float" office:value="1" calcext:value-type="float">
            <text:p>1</text:p>
          </table:table-cell>
          <table:table-cell office:value-type="float" office:value="0.12208" calcext:value-type="float">
            <text:p>0,12208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25749" calcext:value-type="float">
            <text:p>1623585560,25749</text:p>
          </table:table-cell>
          <table:table-cell table:formula="of:=ROUND([.A295]-[$menor.$A$1];1)" office:value-type="float" office:value="35.6" calcext:value-type="float">
            <text:p>35,6</text:p>
          </table:table-cell>
          <table:table-cell office:value-type="float" office:value="1" calcext:value-type="float">
            <text:p>1</text:p>
          </table:table-cell>
          <table:table-cell office:value-type="float" office:value="0.12111" calcext:value-type="float">
            <text:p>0,1211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35756" calcext:value-type="float">
            <text:p>1623585560,35756</text:p>
          </table:table-cell>
          <table:table-cell table:formula="of:=ROUND([.A296]-[$menor.$A$1];1)" office:value-type="float" office:value="35.7" calcext:value-type="float">
            <text:p>35,7</text:p>
          </table:table-cell>
          <table:table-cell office:value-type="float" office:value="1" calcext:value-type="float">
            <text:p>1</text:p>
          </table:table-cell>
          <table:table-cell office:value-type="float" office:value="0.12014" calcext:value-type="float">
            <text:p>0,12014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45757" calcext:value-type="float">
            <text:p>1623585560,45757</text:p>
          </table:table-cell>
          <table:table-cell table:formula="of:=ROUND([.A297]-[$menor.$A$1];1)" office:value-type="float" office:value="35.8" calcext:value-type="float">
            <text:p>35,8</text:p>
          </table:table-cell>
          <table:table-cell office:value-type="float" office:value="1" calcext:value-type="float">
            <text:p>1</text:p>
          </table:table-cell>
          <table:table-cell office:value-type="float" office:value="0.1182" calcext:value-type="float">
            <text:p>0,118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55757" calcext:value-type="float">
            <text:p>1623585560,55757</text:p>
          </table:table-cell>
          <table:table-cell table:formula="of:=ROUND([.A298]-[$menor.$A$1];1)" office:value-type="float" office:value="35.9" calcext:value-type="float">
            <text:p>35,9</text:p>
          </table:table-cell>
          <table:table-cell office:value-type="float" office:value="1" calcext:value-type="float">
            <text:p>1</text:p>
          </table:table-cell>
          <table:table-cell office:value-type="float" office:value="0.11723" calcext:value-type="float">
            <text:p>0,11723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65756" calcext:value-type="float">
            <text:p>1623585560,65756</text:p>
          </table:table-cell>
          <table:table-cell table:formula="of:=ROUND([.A299]-[$menor.$A$1];1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11626" calcext:value-type="float">
            <text:p>0,11626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75757" calcext:value-type="float">
            <text:p>1623585560,75757</text:p>
          </table:table-cell>
          <table:table-cell table:formula="of:=ROUND([.A300]-[$menor.$A$1];1)" office:value-type="float" office:value="36.1" calcext:value-type="float">
            <text:p>36,1</text:p>
          </table:table-cell>
          <table:table-cell office:value-type="float" office:value="1" calcext:value-type="float">
            <text:p>1</text:p>
          </table:table-cell>
          <table:table-cell office:value-type="float" office:value="0.11529" calcext:value-type="float">
            <text:p>0,11529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85756" calcext:value-type="float">
            <text:p>1623585560,85756</text:p>
          </table:table-cell>
          <table:table-cell table:formula="of:=ROUND([.A301]-[$menor.$A$1];1)" office:value-type="float" office:value="36.2" calcext:value-type="float">
            <text:p>36,2</text:p>
          </table:table-cell>
          <table:table-cell office:value-type="float" office:value="1" calcext:value-type="float">
            <text:p>1</text:p>
          </table:table-cell>
          <table:table-cell office:value-type="float" office:value="0.11335" calcext:value-type="float">
            <text:p>0,113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0.95756" calcext:value-type="float">
            <text:p>1623585560,95756</text:p>
          </table:table-cell>
          <table:table-cell table:formula="of:=ROUND([.A302]-[$menor.$A$1];1)" office:value-type="float" office:value="36.3" calcext:value-type="float">
            <text:p>36,3</text:p>
          </table:table-cell>
          <table:table-cell office:value-type="float" office:value="1" calcext:value-type="float">
            <text:p>1</text:p>
          </table:table-cell>
          <table:table-cell office:value-type="float" office:value="0.11238" calcext:value-type="float">
            <text:p>0,11238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05756" calcext:value-type="float">
            <text:p>1623585561,05756</text:p>
          </table:table-cell>
          <table:table-cell table:formula="of:=ROUND([.A303]-[$menor.$A$1];1)" office:value-type="float" office:value="36.4" calcext:value-type="float">
            <text:p>36,4</text:p>
          </table:table-cell>
          <table:table-cell office:value-type="float" office:value="1" calcext:value-type="float">
            <text:p>1</text:p>
          </table:table-cell>
          <table:table-cell office:value-type="float" office:value="0.11141" calcext:value-type="float">
            <text:p>0,1114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15756" calcext:value-type="float">
            <text:p>1623585561,15756</text:p>
          </table:table-cell>
          <table:table-cell table:formula="of:=ROUND([.A304]-[$menor.$A$1];1)" office:value-type="float" office:value="36.5" calcext:value-type="float">
            <text:p>36,5</text:p>
          </table:table-cell>
          <table:table-cell office:value-type="float" office:value="1" calcext:value-type="float">
            <text:p>1</text:p>
          </table:table-cell>
          <table:table-cell office:value-type="float" office:value="0.11044" calcext:value-type="float">
            <text:p>0,11044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25753" calcext:value-type="float">
            <text:p>1623585561,25753</text:p>
          </table:table-cell>
          <table:table-cell table:formula="of:=ROUND([.A305]-[$menor.$A$1];1)" office:value-type="float" office:value="36.6" calcext:value-type="float">
            <text:p>36,6</text:p>
          </table:table-cell>
          <table:table-cell office:value-type="float" office:value="1" calcext:value-type="float">
            <text:p>1</text:p>
          </table:table-cell>
          <table:table-cell office:value-type="float" office:value="0.10947" calcext:value-type="float">
            <text:p>0,10947</text:p>
          </table:table-cell>
          <table:table-cell office:value-type="float" office:value="0" calcext:value-type="float">
            <text:p>0</text:p>
          </table:table-cell>
          <table:table-cell office:value-type="float" office:value="2.002425" calcext:value-type="float">
            <text:p>2,002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35752" calcext:value-type="float">
            <text:p>1623585561,35752</text:p>
          </table:table-cell>
          <table:table-cell table:formula="of:=ROUND([.A306]-[$menor.$A$1];1)" office:value-type="float" office:value="36.7" calcext:value-type="float">
            <text:p>36,7</text:p>
          </table:table-cell>
          <table:table-cell office:value-type="float" office:value="1" calcext:value-type="float">
            <text:p>1</text:p>
          </table:table-cell>
          <table:table-cell office:value-type="float" office:value="0.107045" calcext:value-type="float">
            <text:p>0,1070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45752" calcext:value-type="float">
            <text:p>1623585561,45752</text:p>
          </table:table-cell>
          <table:table-cell table:formula="of:=ROUND([.A307]-[$menor.$A$1];1)" office:value-type="float" office:value="36.8" calcext:value-type="float">
            <text:p>36,8</text:p>
          </table:table-cell>
          <table:table-cell office:value-type="float" office:value="1" calcext:value-type="float">
            <text:p>1</text:p>
          </table:table-cell>
          <table:table-cell office:value-type="float" office:value="0.106075" calcext:value-type="float">
            <text:p>0,10607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55754" calcext:value-type="float">
            <text:p>1623585561,55754</text:p>
          </table:table-cell>
          <table:table-cell table:formula="of:=ROUND([.A308]-[$menor.$A$1];1)" office:value-type="float" office:value="36.9" calcext:value-type="float">
            <text:p>36,9</text:p>
          </table:table-cell>
          <table:table-cell office:value-type="float" office:value="1" calcext:value-type="float">
            <text:p>1</text:p>
          </table:table-cell>
          <table:table-cell office:value-type="float" office:value="0.105105" calcext:value-type="float">
            <text:p>0,1051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65752" calcext:value-type="float">
            <text:p>1623585561,65752</text:p>
          </table:table-cell>
          <table:table-cell table:formula="of:=ROUND([.A309]-[$menor.$A$1];1)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104135" calcext:value-type="float">
            <text:p>0,1041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75752" calcext:value-type="float">
            <text:p>1623585561,75752</text:p>
          </table:table-cell>
          <table:table-cell table:formula="of:=ROUND([.A310]-[$menor.$A$1];1)" office:value-type="float" office:value="37.1" calcext:value-type="float">
            <text:p>37,1</text:p>
          </table:table-cell>
          <table:table-cell office:value-type="float" office:value="1" calcext:value-type="float">
            <text:p>1</text:p>
          </table:table-cell>
          <table:table-cell office:value-type="float" office:value="0.103165" calcext:value-type="float">
            <text:p>0,10316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85754" calcext:value-type="float">
            <text:p>1623585561,85754</text:p>
          </table:table-cell>
          <table:table-cell table:formula="of:=ROUND([.A311]-[$menor.$A$1];1)" office:value-type="float" office:value="37.2" calcext:value-type="float">
            <text:p>37,2</text:p>
          </table:table-cell>
          <table:table-cell office:value-type="float" office:value="1" calcext:value-type="float">
            <text:p>1</text:p>
          </table:table-cell>
          <table:table-cell office:value-type="float" office:value="0.102195" calcext:value-type="float">
            <text:p>0,10219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1.95753" calcext:value-type="float">
            <text:p>1623585561,95753</text:p>
          </table:table-cell>
          <table:table-cell table:formula="of:=ROUND([.A312]-[$menor.$A$1];1)" office:value-type="float" office:value="37.3" calcext:value-type="float">
            <text:p>37,3</text:p>
          </table:table-cell>
          <table:table-cell office:value-type="float" office:value="1" calcext:value-type="float">
            <text:p>1</text:p>
          </table:table-cell>
          <table:table-cell office:value-type="float" office:value="0.101225" calcext:value-type="float">
            <text:p>0,10122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05756" calcext:value-type="float">
            <text:p>1623585562,05756</text:p>
          </table:table-cell>
          <table:table-cell table:formula="of:=ROUND([.A313]-[$menor.$A$1];1)" office:value-type="float" office:value="37.4" calcext:value-type="float">
            <text:p>37,4</text:p>
          </table:table-cell>
          <table:table-cell office:value-type="float" office:value="1" calcext:value-type="float">
            <text:p>1</text:p>
          </table:table-cell>
          <table:table-cell office:value-type="float" office:value="0.100255" calcext:value-type="float">
            <text:p>0,100255</text:p>
          </table:table-cell>
          <table:table-cell office:value-type="float" office:value="0" calcext:value-type="float">
            <text:p>0</text:p>
          </table:table-cell>
          <table:table-cell office:value-type="float" office:value="2.00194" calcext:value-type="float">
            <text:p>2,00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15752" calcext:value-type="float">
            <text:p>1623585562,15752</text:p>
          </table:table-cell>
          <table:table-cell table:formula="of:=ROUND([.A314]-[$menor.$A$1];1)" office:value-type="float" office:value="37.5" calcext:value-type="float">
            <text:p>37,5</text:p>
          </table:table-cell>
          <table:table-cell office:value-type="float" office:value="1" calcext:value-type="float">
            <text:p>1</text:p>
          </table:table-cell>
          <table:table-cell office:value-type="float" office:value="0.098315" calcext:value-type="float">
            <text:p>0,09831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25752" calcext:value-type="float">
            <text:p>1623585562,25752</text:p>
          </table:table-cell>
          <table:table-cell table:formula="of:=ROUND([.A315]-[$menor.$A$1];1)" office:value-type="float" office:value="37.6" calcext:value-type="float">
            <text:p>37,6</text:p>
          </table:table-cell>
          <table:table-cell office:value-type="float" office:value="1" calcext:value-type="float">
            <text:p>1</text:p>
          </table:table-cell>
          <table:table-cell office:value-type="float" office:value="0.097345" calcext:value-type="float">
            <text:p>0,0973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35752" calcext:value-type="float">
            <text:p>1623585562,35752</text:p>
          </table:table-cell>
          <table:table-cell table:formula="of:=ROUND([.A316]-[$menor.$A$1];1)" office:value-type="float" office:value="37.7" calcext:value-type="float">
            <text:p>37,7</text:p>
          </table:table-cell>
          <table:table-cell office:value-type="float" office:value="1" calcext:value-type="float">
            <text:p>1</text:p>
          </table:table-cell>
          <table:table-cell office:value-type="float" office:value="0.096375" calcext:value-type="float">
            <text:p>0,09637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45752" calcext:value-type="float">
            <text:p>1623585562,45752</text:p>
          </table:table-cell>
          <table:table-cell table:formula="of:=ROUND([.A317]-[$menor.$A$1];1)" office:value-type="float" office:value="37.8" calcext:value-type="float">
            <text:p>37,8</text:p>
          </table:table-cell>
          <table:table-cell office:value-type="float" office:value="1" calcext:value-type="float">
            <text:p>1</text:p>
          </table:table-cell>
          <table:table-cell office:value-type="float" office:value="0.095405" calcext:value-type="float">
            <text:p>0,0954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55752" calcext:value-type="float">
            <text:p>1623585562,55752</text:p>
          </table:table-cell>
          <table:table-cell table:formula="of:=ROUND([.A318]-[$menor.$A$1];1)" office:value-type="float" office:value="37.9" calcext:value-type="float">
            <text:p>37,9</text:p>
          </table:table-cell>
          <table:table-cell office:value-type="float" office:value="1" calcext:value-type="float">
            <text:p>1</text:p>
          </table:table-cell>
          <table:table-cell office:value-type="float" office:value="0.094435" calcext:value-type="float">
            <text:p>0,0944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65752" calcext:value-type="float">
            <text:p>1623585562,65752</text:p>
          </table:table-cell>
          <table:table-cell table:formula="of:=ROUND([.A319]-[$menor.$A$1];1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93465" calcext:value-type="float">
            <text:p>0,093465</text:p>
          </table:table-cell>
          <table:table-cell office:value-type="float" office:value="0" calcext:value-type="float">
            <text:p>0</text:p>
          </table:table-cell>
          <table:table-cell office:value-type="float" office:value="2.001455" calcext:value-type="float">
            <text:p>2,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75752" calcext:value-type="float">
            <text:p>1623585562,75752</text:p>
          </table:table-cell>
          <table:table-cell table:formula="of:=ROUND([.A320]-[$menor.$A$1];1)" office:value-type="float" office:value="38.1" calcext:value-type="float">
            <text:p>38,1</text:p>
          </table:table-cell>
          <table:table-cell office:value-type="float" office:value="1" calcext:value-type="float">
            <text:p>1</text:p>
          </table:table-cell>
          <table:table-cell office:value-type="float" office:value="0.09201" calcext:value-type="float">
            <text:p>0,0920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85752" calcext:value-type="float">
            <text:p>1623585562,85752</text:p>
          </table:table-cell>
          <table:table-cell table:formula="of:=ROUND([.A321]-[$menor.$A$1];1)" office:value-type="float" office:value="38.2" calcext:value-type="float">
            <text:p>38,2</text:p>
          </table:table-cell>
          <table:table-cell office:value-type="float" office:value="1" calcext:value-type="float">
            <text:p>1</text:p>
          </table:table-cell>
          <table:table-cell office:value-type="float" office:value="0.09104" calcext:value-type="float">
            <text:p>0,09104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2.95752" calcext:value-type="float">
            <text:p>1623585562,95752</text:p>
          </table:table-cell>
          <table:table-cell table:formula="of:=ROUND([.A322]-[$menor.$A$1];1)" office:value-type="float" office:value="38.3" calcext:value-type="float">
            <text:p>38,3</text:p>
          </table:table-cell>
          <table:table-cell office:value-type="float" office:value="1" calcext:value-type="float">
            <text:p>1</text:p>
          </table:table-cell>
          <table:table-cell office:value-type="float" office:value="0.09007" calcext:value-type="float">
            <text:p>0,09007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05752" calcext:value-type="float">
            <text:p>1623585563,05752</text:p>
          </table:table-cell>
          <table:table-cell table:formula="of:=ROUND([.A323]-[$menor.$A$1];1)" office:value-type="float" office:value="38.4" calcext:value-type="float">
            <text:p>38,4</text:p>
          </table:table-cell>
          <table:table-cell office:value-type="float" office:value="1" calcext:value-type="float">
            <text:p>1</text:p>
          </table:table-cell>
          <table:table-cell office:value-type="float" office:value="0.0891" calcext:value-type="float">
            <text:p>0,089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15752" calcext:value-type="float">
            <text:p>1623585563,15752</text:p>
          </table:table-cell>
          <table:table-cell table:formula="of:=ROUND([.A324]-[$menor.$A$1];1)" office:value-type="float" office:value="38.5" calcext:value-type="float">
            <text:p>38,5</text:p>
          </table:table-cell>
          <table:table-cell office:value-type="float" office:value="1" calcext:value-type="float">
            <text:p>1</text:p>
          </table:table-cell>
          <table:table-cell office:value-type="float" office:value="0.08813" calcext:value-type="float">
            <text:p>0,08813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25752" calcext:value-type="float">
            <text:p>1623585563,25752</text:p>
          </table:table-cell>
          <table:table-cell table:formula="of:=ROUND([.A325]-[$menor.$A$1];1)" office:value-type="float" office:value="38.6" calcext:value-type="float">
            <text:p>38,6</text:p>
          </table:table-cell>
          <table:table-cell office:value-type="float" office:value="1" calcext:value-type="float">
            <text:p>1</text:p>
          </table:table-cell>
          <table:table-cell office:value-type="float" office:value="0.08716" calcext:value-type="float">
            <text:p>0,087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35752" calcext:value-type="float">
            <text:p>1623585563,35752</text:p>
          </table:table-cell>
          <table:table-cell table:formula="of:=ROUND([.A326]-[$menor.$A$1];1)" office:value-type="float" office:value="38.7" calcext:value-type="float">
            <text:p>38,7</text:p>
          </table:table-cell>
          <table:table-cell office:value-type="float" office:value="1" calcext:value-type="float">
            <text:p>1</text:p>
          </table:table-cell>
          <table:table-cell office:value-type="float" office:value="0.08716" calcext:value-type="float">
            <text:p>0,08716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45752" calcext:value-type="float">
            <text:p>1623585563,45752</text:p>
          </table:table-cell>
          <table:table-cell table:formula="of:=ROUND([.A327]-[$menor.$A$1];1)" office:value-type="float" office:value="38.8" calcext:value-type="float">
            <text:p>38,8</text:p>
          </table:table-cell>
          <table:table-cell office:value-type="float" office:value="1" calcext:value-type="float">
            <text:p>1</text:p>
          </table:table-cell>
          <table:table-cell office:value-type="float" office:value="0.08619" calcext:value-type="float">
            <text:p>0,08619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55756" calcext:value-type="float">
            <text:p>1623585563,55756</text:p>
          </table:table-cell>
          <table:table-cell table:formula="of:=ROUND([.A328]-[$menor.$A$1];1)" office:value-type="float" office:value="38.9" calcext:value-type="float">
            <text:p>38,9</text:p>
          </table:table-cell>
          <table:table-cell office:value-type="float" office:value="1" calcext:value-type="float">
            <text:p>1</text:p>
          </table:table-cell>
          <table:table-cell office:value-type="float" office:value="0.08522" calcext:value-type="float">
            <text:p>0,0852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65756" calcext:value-type="float">
            <text:p>1623585563,65756</text:p>
          </table:table-cell>
          <table:table-cell table:formula="of:=ROUND([.A329]-[$menor.$A$1];1)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.08425" calcext:value-type="float">
            <text:p>0,0842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75756" calcext:value-type="float">
            <text:p>1623585563,75756</text:p>
          </table:table-cell>
          <table:table-cell table:formula="of:=ROUND([.A330]-[$menor.$A$1];1)" office:value-type="float" office:value="39.1" calcext:value-type="float">
            <text:p>39,1</text:p>
          </table:table-cell>
          <table:table-cell office:value-type="float" office:value="1" calcext:value-type="float">
            <text:p>1</text:p>
          </table:table-cell>
          <table:table-cell office:value-type="float" office:value="0.08328" calcext:value-type="float">
            <text:p>0,08328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85756" calcext:value-type="float">
            <text:p>1623585563,85756</text:p>
          </table:table-cell>
          <table:table-cell table:formula="of:=ROUND([.A331]-[$menor.$A$1];1)" office:value-type="float" office:value="39.2" calcext:value-type="float">
            <text:p>39,2</text:p>
          </table:table-cell>
          <table:table-cell office:value-type="float" office:value="1" calcext:value-type="float">
            <text:p>1</text:p>
          </table:table-cell>
          <table:table-cell office:value-type="float" office:value="0.08231" calcext:value-type="float">
            <text:p>0,0823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3.95753" calcext:value-type="float">
            <text:p>1623585563,95753</text:p>
          </table:table-cell>
          <table:table-cell table:formula="of:=ROUND([.A332]-[$menor.$A$1];1)" office:value-type="float" office:value="39.3" calcext:value-type="float">
            <text:p>39,3</text:p>
          </table:table-cell>
          <table:table-cell office:value-type="float" office:value="1" calcext:value-type="float">
            <text:p>1</text:p>
          </table:table-cell>
          <table:table-cell office:value-type="float" office:value="0.08134" calcext:value-type="float">
            <text:p>0,08134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05757" calcext:value-type="float">
            <text:p>1623585564,05757</text:p>
          </table:table-cell>
          <table:table-cell table:formula="of:=ROUND([.A333]-[$menor.$A$1];1)" office:value-type="float" office:value="39.4" calcext:value-type="float">
            <text:p>39,4</text:p>
          </table:table-cell>
          <table:table-cell office:value-type="float" office:value="1" calcext:value-type="float">
            <text:p>1</text:p>
          </table:table-cell>
          <table:table-cell office:value-type="float" office:value="0.08037" calcext:value-type="float">
            <text:p>0,08037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15753" calcext:value-type="float">
            <text:p>1623585564,15753</text:p>
          </table:table-cell>
          <table:table-cell table:formula="of:=ROUND([.A334]-[$menor.$A$1];1)" office:value-type="float" office:value="39.5" calcext:value-type="float">
            <text:p>39,5</text:p>
          </table:table-cell>
          <table:table-cell office:value-type="float" office:value="1" calcext:value-type="float">
            <text:p>1</text:p>
          </table:table-cell>
          <table:table-cell office:value-type="float" office:value="0.0794" calcext:value-type="float">
            <text:p>0,0794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25757" calcext:value-type="float">
            <text:p>1623585564,25757</text:p>
          </table:table-cell>
          <table:table-cell table:formula="of:=ROUND([.A335]-[$menor.$A$1];1)" office:value-type="float" office:value="39.6" calcext:value-type="float">
            <text:p>39,6</text:p>
          </table:table-cell>
          <table:table-cell office:value-type="float" office:value="1" calcext:value-type="float">
            <text:p>1</text:p>
          </table:table-cell>
          <table:table-cell office:value-type="float" office:value="0.07843" calcext:value-type="float">
            <text:p>0,078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3575" calcext:value-type="float">
            <text:p>1623585564,3575</text:p>
          </table:table-cell>
          <table:table-cell table:formula="of:=ROUND([.A336]-[$menor.$A$1];1)" office:value-type="float" office:value="39.7" calcext:value-type="float">
            <text:p>39,7</text:p>
          </table:table-cell>
          <table:table-cell office:value-type="float" office:value="1" calcext:value-type="float">
            <text:p>1</text:p>
          </table:table-cell>
          <table:table-cell office:value-type="float" office:value="0.07843" calcext:value-type="float">
            <text:p>0,07843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45752" calcext:value-type="float">
            <text:p>1623585564,45752</text:p>
          </table:table-cell>
          <table:table-cell table:formula="of:=ROUND([.A337]-[$menor.$A$1];1)" office:value-type="float" office:value="39.8" calcext:value-type="float">
            <text:p>39,8</text:p>
          </table:table-cell>
          <table:table-cell office:value-type="float" office:value="1" calcext:value-type="float">
            <text:p>1</text:p>
          </table:table-cell>
          <table:table-cell office:value-type="float" office:value="0.07746" calcext:value-type="float">
            <text:p>0,07746</text:p>
          </table:table-cell>
          <table:table-cell office:value-type="float" office:value="0" calcext:value-type="float">
            <text:p>0</text:p>
          </table:table-cell>
          <table:table-cell office:value-type="float" office:value="2.001455" calcext:value-type="float">
            <text:p>2,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55753" calcext:value-type="float">
            <text:p>1623585564,55753</text:p>
          </table:table-cell>
          <table:table-cell table:formula="of:=ROUND([.A338]-[$menor.$A$1];1)" office:value-type="float" office:value="39.9" calcext:value-type="float">
            <text:p>39,9</text:p>
          </table:table-cell>
          <table:table-cell office:value-type="float" office:value="1" calcext:value-type="float">
            <text:p>1</text:p>
          </table:table-cell>
          <table:table-cell office:value-type="float" office:value="0.076005" calcext:value-type="float">
            <text:p>0,0760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65753" calcext:value-type="float">
            <text:p>1623585564,65753</text:p>
          </table:table-cell>
          <table:table-cell table:formula="of:=ROUND([.A339]-[$menor.$A$1];1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75035" calcext:value-type="float">
            <text:p>0,0750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75753" calcext:value-type="float">
            <text:p>1623585564,75753</text:p>
          </table:table-cell>
          <table:table-cell table:formula="of:=ROUND([.A340]-[$menor.$A$1];1)" office:value-type="float" office:value="40.1" calcext:value-type="float">
            <text:p>40,1</text:p>
          </table:table-cell>
          <table:table-cell office:value-type="float" office:value="1" calcext:value-type="float">
            <text:p>1</text:p>
          </table:table-cell>
          <table:table-cell office:value-type="float" office:value="0.074065" calcext:value-type="float">
            <text:p>0,0740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85756" calcext:value-type="float">
            <text:p>1623585564,85756</text:p>
          </table:table-cell>
          <table:table-cell table:formula="of:=ROUND([.A341]-[$menor.$A$1];1)" office:value-type="float" office:value="40.2" calcext:value-type="float">
            <text:p>40,2</text:p>
          </table:table-cell>
          <table:table-cell office:value-type="float" office:value="1" calcext:value-type="float">
            <text:p>1</text:p>
          </table:table-cell>
          <table:table-cell office:value-type="float" office:value="0.074065" calcext:value-type="float">
            <text:p>0,07406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4.95752" calcext:value-type="float">
            <text:p>1623585564,95752</text:p>
          </table:table-cell>
          <table:table-cell table:formula="of:=ROUND([.A342]-[$menor.$A$1];1)" office:value-type="float" office:value="40.3" calcext:value-type="float">
            <text:p>40,3</text:p>
          </table:table-cell>
          <table:table-cell office:value-type="float" office:value="1" calcext:value-type="float">
            <text:p>1</text:p>
          </table:table-cell>
          <table:table-cell office:value-type="float" office:value="0.073095" calcext:value-type="float">
            <text:p>0,07309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05752" calcext:value-type="float">
            <text:p>1623585565,05752</text:p>
          </table:table-cell>
          <table:table-cell table:formula="of:=ROUND([.A343]-[$menor.$A$1];1)" office:value-type="float" office:value="40.4" calcext:value-type="float">
            <text:p>40,4</text:p>
          </table:table-cell>
          <table:table-cell office:value-type="float" office:value="1" calcext:value-type="float">
            <text:p>1</text:p>
          </table:table-cell>
          <table:table-cell office:value-type="float" office:value="0.072125" calcext:value-type="float">
            <text:p>0,07212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15755" calcext:value-type="float">
            <text:p>1623585565,15755</text:p>
          </table:table-cell>
          <table:table-cell table:formula="of:=ROUND([.A344]-[$menor.$A$1];1)" office:value-type="float" office:value="40.5" calcext:value-type="float">
            <text:p>40,5</text:p>
          </table:table-cell>
          <table:table-cell office:value-type="float" office:value="1" calcext:value-type="float">
            <text:p>1</text:p>
          </table:table-cell>
          <table:table-cell office:value-type="float" office:value="0.071155" calcext:value-type="float">
            <text:p>0,07115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25756" calcext:value-type="float">
            <text:p>1623585565,25756</text:p>
          </table:table-cell>
          <table:table-cell table:formula="of:=ROUND([.A345]-[$menor.$A$1];1)" office:value-type="float" office:value="40.6" calcext:value-type="float">
            <text:p>40,6</text:p>
          </table:table-cell>
          <table:table-cell office:value-type="float" office:value="1" calcext:value-type="float">
            <text:p>1</text:p>
          </table:table-cell>
          <table:table-cell office:value-type="float" office:value="0.070185" calcext:value-type="float">
            <text:p>0,0701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35756" calcext:value-type="float">
            <text:p>1623585565,35756</text:p>
          </table:table-cell>
          <table:table-cell table:formula="of:=ROUND([.A346]-[$menor.$A$1];1)" office:value-type="float" office:value="40.7" calcext:value-type="float">
            <text:p>40,7</text:p>
          </table:table-cell>
          <table:table-cell office:value-type="float" office:value="1" calcext:value-type="float">
            <text:p>1</text:p>
          </table:table-cell>
          <table:table-cell office:value-type="float" office:value="0.070185" calcext:value-type="float">
            <text:p>0,07018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45753" calcext:value-type="float">
            <text:p>1623585565,45753</text:p>
          </table:table-cell>
          <table:table-cell table:formula="of:=ROUND([.A347]-[$menor.$A$1];1)" office:value-type="float" office:value="40.8" calcext:value-type="float">
            <text:p>40,8</text:p>
          </table:table-cell>
          <table:table-cell office:value-type="float" office:value="1" calcext:value-type="float">
            <text:p>1</text:p>
          </table:table-cell>
          <table:table-cell office:value-type="float" office:value="0.069215" calcext:value-type="float">
            <text:p>0,06921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55757" calcext:value-type="float">
            <text:p>1623585565,55757</text:p>
          </table:table-cell>
          <table:table-cell table:formula="of:=ROUND([.A348]-[$menor.$A$1];1)" office:value-type="float" office:value="40.9" calcext:value-type="float">
            <text:p>40,9</text:p>
          </table:table-cell>
          <table:table-cell office:value-type="float" office:value="1" calcext:value-type="float">
            <text:p>1</text:p>
          </table:table-cell>
          <table:table-cell office:value-type="float" office:value="0.068245" calcext:value-type="float">
            <text:p>0,0682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65752" calcext:value-type="float">
            <text:p>1623585565,65752</text:p>
          </table:table-cell>
          <table:table-cell table:formula="of:=ROUND([.A349]-[$menor.$A$1];1)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68245" calcext:value-type="float">
            <text:p>0,0682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75752" calcext:value-type="float">
            <text:p>1623585565,75752</text:p>
          </table:table-cell>
          <table:table-cell table:formula="of:=ROUND([.A350]-[$menor.$A$1];1)" office:value-type="float" office:value="41.1" calcext:value-type="float">
            <text:p>41,1</text:p>
          </table:table-cell>
          <table:table-cell office:value-type="float" office:value="1" calcext:value-type="float">
            <text:p>1</text:p>
          </table:table-cell>
          <table:table-cell office:value-type="float" office:value="0.067275" calcext:value-type="float">
            <text:p>0,06727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85752" calcext:value-type="float">
            <text:p>1623585565,85752</text:p>
          </table:table-cell>
          <table:table-cell table:formula="of:=ROUND([.A351]-[$menor.$A$1];1)" office:value-type="float" office:value="41.2" calcext:value-type="float">
            <text:p>41,2</text:p>
          </table:table-cell>
          <table:table-cell office:value-type="float" office:value="1" calcext:value-type="float">
            <text:p>1</text:p>
          </table:table-cell>
          <table:table-cell office:value-type="float" office:value="0.066305" calcext:value-type="float">
            <text:p>0,0663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5.95752" calcext:value-type="float">
            <text:p>1623585565,95752</text:p>
          </table:table-cell>
          <table:table-cell table:formula="of:=ROUND([.A352]-[$menor.$A$1];1)" office:value-type="float" office:value="41.3" calcext:value-type="float">
            <text:p>41,3</text:p>
          </table:table-cell>
          <table:table-cell office:value-type="float" office:value="1" calcext:value-type="float">
            <text:p>1</text:p>
          </table:table-cell>
          <table:table-cell office:value-type="float" office:value="0.066305" calcext:value-type="float">
            <text:p>0,0663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05752" calcext:value-type="float">
            <text:p>1623585566,05752</text:p>
          </table:table-cell>
          <table:table-cell table:formula="of:=ROUND([.A353]-[$menor.$A$1];1)" office:value-type="float" office:value="41.4" calcext:value-type="float">
            <text:p>41,4</text:p>
          </table:table-cell>
          <table:table-cell office:value-type="float" office:value="1" calcext:value-type="float">
            <text:p>1</text:p>
          </table:table-cell>
          <table:table-cell office:value-type="float" office:value="0.065335" calcext:value-type="float">
            <text:p>0,0653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15752" calcext:value-type="float">
            <text:p>1623585566,15752</text:p>
          </table:table-cell>
          <table:table-cell table:formula="of:=ROUND([.A354]-[$menor.$A$1];1)" office:value-type="float" office:value="41.5" calcext:value-type="float">
            <text:p>41,5</text:p>
          </table:table-cell>
          <table:table-cell office:value-type="float" office:value="1" calcext:value-type="float">
            <text:p>1</text:p>
          </table:table-cell>
          <table:table-cell office:value-type="float" office:value="0.064365" calcext:value-type="float">
            <text:p>0,06436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25752" calcext:value-type="float">
            <text:p>1623585566,25752</text:p>
          </table:table-cell>
          <table:table-cell table:formula="of:=ROUND([.A355]-[$menor.$A$1];1)" office:value-type="float" office:value="41.6" calcext:value-type="float">
            <text:p>41,6</text:p>
          </table:table-cell>
          <table:table-cell office:value-type="float" office:value="1" calcext:value-type="float">
            <text:p>1</text:p>
          </table:table-cell>
          <table:table-cell office:value-type="float" office:value="0.063395" calcext:value-type="float">
            <text:p>0,0633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35754" calcext:value-type="float">
            <text:p>1623585566,35754</text:p>
          </table:table-cell>
          <table:table-cell table:formula="of:=ROUND([.A356]-[$menor.$A$1];1)" office:value-type="float" office:value="41.7" calcext:value-type="float">
            <text:p>41,7</text:p>
          </table:table-cell>
          <table:table-cell office:value-type="float" office:value="1" calcext:value-type="float">
            <text:p>1</text:p>
          </table:table-cell>
          <table:table-cell office:value-type="float" office:value="0.063395" calcext:value-type="float">
            <text:p>0,06339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45754" calcext:value-type="float">
            <text:p>1623585566,45754</text:p>
          </table:table-cell>
          <table:table-cell table:formula="of:=ROUND([.A357]-[$menor.$A$1];1)" office:value-type="float" office:value="41.8" calcext:value-type="float">
            <text:p>41,8</text:p>
          </table:table-cell>
          <table:table-cell office:value-type="float" office:value="1" calcext:value-type="float">
            <text:p>1</text:p>
          </table:table-cell>
          <table:table-cell office:value-type="float" office:value="0.062425" calcext:value-type="float">
            <text:p>0,06242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55755" calcext:value-type="float">
            <text:p>1623585566,55755</text:p>
          </table:table-cell>
          <table:table-cell table:formula="of:=ROUND([.A358]-[$menor.$A$1];1)" office:value-type="float" office:value="41.9" calcext:value-type="float">
            <text:p>41,9</text:p>
          </table:table-cell>
          <table:table-cell office:value-type="float" office:value="1" calcext:value-type="float">
            <text:p>1</text:p>
          </table:table-cell>
          <table:table-cell office:value-type="float" office:value="0.061455" calcext:value-type="float">
            <text:p>0,0614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65754" calcext:value-type="float">
            <text:p>1623585566,65754</text:p>
          </table:table-cell>
          <table:table-cell table:formula="of:=ROUND([.A359]-[$menor.$A$1];1)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61455" calcext:value-type="float">
            <text:p>0,06145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75754" calcext:value-type="float">
            <text:p>1623585566,75754</text:p>
          </table:table-cell>
          <table:table-cell table:formula="of:=ROUND([.A360]-[$menor.$A$1];1)" office:value-type="float" office:value="42.1" calcext:value-type="float">
            <text:p>42,1</text:p>
          </table:table-cell>
          <table:table-cell office:value-type="float" office:value="1" calcext:value-type="float">
            <text:p>1</text:p>
          </table:table-cell>
          <table:table-cell office:value-type="float" office:value="0.060485" calcext:value-type="float">
            <text:p>0,060485</text:p>
          </table:table-cell>
          <table:table-cell office:value-type="float" office:value="0" calcext:value-type="float">
            <text:p>0</text:p>
          </table:table-cell>
          <table:table-cell office:value-type="float" office:value="2.001455" calcext:value-type="float">
            <text:p>2,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85756" calcext:value-type="float">
            <text:p>1623585566,85756</text:p>
          </table:table-cell>
          <table:table-cell table:formula="of:=ROUND([.A361]-[$menor.$A$1];1)" office:value-type="float" office:value="42.2" calcext:value-type="float">
            <text:p>42,2</text:p>
          </table:table-cell>
          <table:table-cell office:value-type="float" office:value="1" calcext:value-type="float">
            <text:p>1</text:p>
          </table:table-cell>
          <table:table-cell office:value-type="float" office:value="0.05903" calcext:value-type="float">
            <text:p>0,059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6.95752" calcext:value-type="float">
            <text:p>1623585566,95752</text:p>
          </table:table-cell>
          <table:table-cell table:formula="of:=ROUND([.A362]-[$menor.$A$1];1)" office:value-type="float" office:value="42.3" calcext:value-type="float">
            <text:p>42,3</text:p>
          </table:table-cell>
          <table:table-cell office:value-type="float" office:value="1" calcext:value-type="float">
            <text:p>1</text:p>
          </table:table-cell>
          <table:table-cell office:value-type="float" office:value="0.05903" calcext:value-type="float">
            <text:p>0,05903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05752" calcext:value-type="float">
            <text:p>1623585567,05752</text:p>
          </table:table-cell>
          <table:table-cell table:formula="of:=ROUND([.A363]-[$menor.$A$1];1)" office:value-type="float" office:value="42.4" calcext:value-type="float">
            <text:p>42,4</text:p>
          </table:table-cell>
          <table:table-cell office:value-type="float" office:value="1" calcext:value-type="float">
            <text:p>1</text:p>
          </table:table-cell>
          <table:table-cell office:value-type="float" office:value="0.05806" calcext:value-type="float">
            <text:p>0,058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15752" calcext:value-type="float">
            <text:p>1623585567,15752</text:p>
          </table:table-cell>
          <table:table-cell table:formula="of:=ROUND([.A364]-[$menor.$A$1];1)" office:value-type="float" office:value="42.5" calcext:value-type="float">
            <text:p>42,5</text:p>
          </table:table-cell>
          <table:table-cell office:value-type="float" office:value="1" calcext:value-type="float">
            <text:p>1</text:p>
          </table:table-cell>
          <table:table-cell office:value-type="float" office:value="0.05806" calcext:value-type="float">
            <text:p>0,05806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25752" calcext:value-type="float">
            <text:p>1623585567,25752</text:p>
          </table:table-cell>
          <table:table-cell table:formula="of:=ROUND([.A365]-[$menor.$A$1];1)" office:value-type="float" office:value="42.6" calcext:value-type="float">
            <text:p>42,6</text:p>
          </table:table-cell>
          <table:table-cell office:value-type="float" office:value="1" calcext:value-type="float">
            <text:p>1</text:p>
          </table:table-cell>
          <table:table-cell office:value-type="float" office:value="0.05709" calcext:value-type="float">
            <text:p>0,05709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35752" calcext:value-type="float">
            <text:p>1623585567,35752</text:p>
          </table:table-cell>
          <table:table-cell table:formula="of:=ROUND([.A366]-[$menor.$A$1];1)" office:value-type="float" office:value="42.7" calcext:value-type="float">
            <text:p>42,7</text:p>
          </table:table-cell>
          <table:table-cell office:value-type="float" office:value="1" calcext:value-type="float">
            <text:p>1</text:p>
          </table:table-cell>
          <table:table-cell office:value-type="float" office:value="0.05612" calcext:value-type="float">
            <text:p>0,05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45752" calcext:value-type="float">
            <text:p>1623585567,45752</text:p>
          </table:table-cell>
          <table:table-cell table:formula="of:=ROUND([.A367]-[$menor.$A$1];1)" office:value-type="float" office:value="42.8" calcext:value-type="float">
            <text:p>42,8</text:p>
          </table:table-cell>
          <table:table-cell office:value-type="float" office:value="1" calcext:value-type="float">
            <text:p>1</text:p>
          </table:table-cell>
          <table:table-cell office:value-type="float" office:value="0.05612" calcext:value-type="float">
            <text:p>0,0561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55752" calcext:value-type="float">
            <text:p>1623585567,55752</text:p>
          </table:table-cell>
          <table:table-cell table:formula="of:=ROUND([.A368]-[$menor.$A$1];1)" office:value-type="float" office:value="42.9" calcext:value-type="float">
            <text:p>42,9</text:p>
          </table:table-cell>
          <table:table-cell office:value-type="float" office:value="1" calcext:value-type="float">
            <text:p>1</text:p>
          </table:table-cell>
          <table:table-cell office:value-type="float" office:value="0.05515" calcext:value-type="float">
            <text:p>0,05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65752" calcext:value-type="float">
            <text:p>1623585567,65752</text:p>
          </table:table-cell>
          <table:table-cell table:formula="of:=ROUND([.A369]-[$menor.$A$1];1)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5515" calcext:value-type="float">
            <text:p>0,0551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75753" calcext:value-type="float">
            <text:p>1623585567,75753</text:p>
          </table:table-cell>
          <table:table-cell table:formula="of:=ROUND([.A370]-[$menor.$A$1];1)" office:value-type="float" office:value="43.1" calcext:value-type="float">
            <text:p>43,1</text:p>
          </table:table-cell>
          <table:table-cell office:value-type="float" office:value="1" calcext:value-type="float">
            <text:p>1</text:p>
          </table:table-cell>
          <table:table-cell office:value-type="float" office:value="0.05418" calcext:value-type="float">
            <text:p>0,05418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85753" calcext:value-type="float">
            <text:p>1623585567,85753</text:p>
          </table:table-cell>
          <table:table-cell table:formula="of:=ROUND([.A371]-[$menor.$A$1];1)" office:value-type="float" office:value="43.2" calcext:value-type="float">
            <text:p>43,2</text:p>
          </table:table-cell>
          <table:table-cell office:value-type="float" office:value="1" calcext:value-type="float">
            <text:p>1</text:p>
          </table:table-cell>
          <table:table-cell office:value-type="float" office:value="0.05321" calcext:value-type="float">
            <text:p>0,053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7.95757" calcext:value-type="float">
            <text:p>1623585567,95757</text:p>
          </table:table-cell>
          <table:table-cell table:formula="of:=ROUND([.A372]-[$menor.$A$1];1)" office:value-type="float" office:value="43.3" calcext:value-type="float">
            <text:p>43,3</text:p>
          </table:table-cell>
          <table:table-cell office:value-type="float" office:value="1" calcext:value-type="float">
            <text:p>1</text:p>
          </table:table-cell>
          <table:table-cell office:value-type="float" office:value="0.05321" calcext:value-type="float">
            <text:p>0,0532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05753" calcext:value-type="float">
            <text:p>1623585568,05753</text:p>
          </table:table-cell>
          <table:table-cell table:formula="of:=ROUND([.A373]-[$menor.$A$1];1)" office:value-type="float" office:value="43.4" calcext:value-type="float">
            <text:p>43,4</text:p>
          </table:table-cell>
          <table:table-cell office:value-type="float" office:value="1" calcext:value-type="float">
            <text:p>1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15756" calcext:value-type="float">
            <text:p>1623585568,15756</text:p>
          </table:table-cell>
          <table:table-cell table:formula="of:=ROUND([.A374]-[$menor.$A$1];1)" office:value-type="float" office:value="43.5" calcext:value-type="float">
            <text:p>43,5</text:p>
          </table:table-cell>
          <table:table-cell office:value-type="float" office:value="1" calcext:value-type="float">
            <text:p>1</text:p>
          </table:table-cell>
          <table:table-cell office:value-type="float" office:value="0.05224" calcext:value-type="float">
            <text:p>0,05224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25753" calcext:value-type="float">
            <text:p>1623585568,25753</text:p>
          </table:table-cell>
          <table:table-cell table:formula="of:=ROUND([.A375]-[$menor.$A$1];1)" office:value-type="float" office:value="43.6" calcext:value-type="float">
            <text:p>43,6</text:p>
          </table:table-cell>
          <table:table-cell office:value-type="float" office:value="1" calcext:value-type="float">
            <text:p>1</text:p>
          </table:table-cell>
          <table:table-cell office:value-type="float" office:value="0.05127" calcext:value-type="float">
            <text:p>0,05127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35753" calcext:value-type="float">
            <text:p>1623585568,35753</text:p>
          </table:table-cell>
          <table:table-cell table:formula="of:=ROUND([.A376]-[$menor.$A$1];1)" office:value-type="float" office:value="43.7" calcext:value-type="float">
            <text:p>43,7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,05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45753" calcext:value-type="float">
            <text:p>1623585568,45753</text:p>
          </table:table-cell>
          <table:table-cell table:formula="of:=ROUND([.A377]-[$menor.$A$1];1)" office:value-type="float" office:value="43.8" calcext:value-type="float">
            <text:p>43,8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,0503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55752" calcext:value-type="float">
            <text:p>1623585568,55752</text:p>
          </table:table-cell>
          <table:table-cell table:formula="of:=ROUND([.A378]-[$menor.$A$1];1)" office:value-type="float" office:value="43.9" calcext:value-type="float">
            <text:p>43,9</text:p>
          </table:table-cell>
          <table:table-cell office:value-type="float" office:value="1" calcext:value-type="float">
            <text:p>1</text:p>
          </table:table-cell>
          <table:table-cell office:value-type="float" office:value="0.04933" calcext:value-type="float">
            <text:p>0,049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65754" calcext:value-type="float">
            <text:p>1623585568,65754</text:p>
          </table:table-cell>
          <table:table-cell table:formula="of:=ROUND([.A379]-[$menor.$A$1];1)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4933" calcext:value-type="float">
            <text:p>0,04933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75754" calcext:value-type="float">
            <text:p>1623585568,75754</text:p>
          </table:table-cell>
          <table:table-cell table:formula="of:=ROUND([.A380]-[$menor.$A$1];1)" office:value-type="float" office:value="44.1" calcext:value-type="float">
            <text:p>44,1</text:p>
          </table:table-cell>
          <table:table-cell office:value-type="float" office:value="1" calcext:value-type="float">
            <text:p>1</text:p>
          </table:table-cell>
          <table:table-cell office:value-type="float" office:value="0.04836" calcext:value-type="float">
            <text:p>0,048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85753" calcext:value-type="float">
            <text:p>1623585568,85753</text:p>
          </table:table-cell>
          <table:table-cell table:formula="of:=ROUND([.A381]-[$menor.$A$1];1)"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.04836" calcext:value-type="float">
            <text:p>0,04836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8.95754" calcext:value-type="float">
            <text:p>1623585568,95754</text:p>
          </table:table-cell>
          <table:table-cell table:formula="of:=ROUND([.A382]-[$menor.$A$1];1)" office:value-type="float" office:value="44.3" calcext:value-type="float">
            <text:p>44,3</text:p>
          </table:table-cell>
          <table:table-cell office:value-type="float" office:value="1" calcext:value-type="float">
            <text:p>1</text:p>
          </table:table-cell>
          <table:table-cell office:value-type="float" office:value="0.04739" calcext:value-type="float">
            <text:p>0,047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05754" calcext:value-type="float">
            <text:p>1623585569,05754</text:p>
          </table:table-cell>
          <table:table-cell table:formula="of:=ROUND([.A383]-[$menor.$A$1];1)" office:value-type="float" office:value="44.4" calcext:value-type="float">
            <text:p>44,4</text:p>
          </table:table-cell>
          <table:table-cell office:value-type="float" office:value="1" calcext:value-type="float">
            <text:p>1</text:p>
          </table:table-cell>
          <table:table-cell office:value-type="float" office:value="0.04739" calcext:value-type="float">
            <text:p>0,04739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15754" calcext:value-type="float">
            <text:p>1623585569,15754</text:p>
          </table:table-cell>
          <table:table-cell table:formula="of:=ROUND([.A384]-[$menor.$A$1];1)" office:value-type="float" office:value="44.5" calcext:value-type="float">
            <text:p>44,5</text:p>
          </table:table-cell>
          <table:table-cell office:value-type="float" office:value="1" calcext:value-type="float">
            <text:p>1</text:p>
          </table:table-cell>
          <table:table-cell office:value-type="float" office:value="0.04642" calcext:value-type="float">
            <text:p>0,046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25755" calcext:value-type="float">
            <text:p>1623585569,25755</text:p>
          </table:table-cell>
          <table:table-cell table:formula="of:=ROUND([.A385]-[$menor.$A$1];1)" office:value-type="float" office:value="44.6" calcext:value-type="float">
            <text:p>44,6</text:p>
          </table:table-cell>
          <table:table-cell office:value-type="float" office:value="1" calcext:value-type="float">
            <text:p>1</text:p>
          </table:table-cell>
          <table:table-cell office:value-type="float" office:value="0.04642" calcext:value-type="float">
            <text:p>0,0464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35755" calcext:value-type="float">
            <text:p>1623585569,35755</text:p>
          </table:table-cell>
          <table:table-cell table:formula="of:=ROUND([.A386]-[$menor.$A$1];1)" office:value-type="float" office:value="44.7" calcext:value-type="float">
            <text:p>44,7</text:p>
          </table:table-cell>
          <table:table-cell office:value-type="float" office:value="1" calcext:value-type="float">
            <text:p>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45753" calcext:value-type="float">
            <text:p>1623585569,45753</text:p>
          </table:table-cell>
          <table:table-cell table:formula="of:=ROUND([.A387]-[$menor.$A$1];1)" office:value-type="float" office:value="44.8" calcext:value-type="float">
            <text:p>44,8</text:p>
          </table:table-cell>
          <table:table-cell office:value-type="float" office:value="1" calcext:value-type="float">
            <text:p>1</text:p>
          </table:table-cell>
          <table:table-cell office:value-type="float" office:value="0.04545" calcext:value-type="float">
            <text:p>0,045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55754" calcext:value-type="float">
            <text:p>1623585569,55754</text:p>
          </table:table-cell>
          <table:table-cell table:formula="of:=ROUND([.A388]-[$menor.$A$1];1)" office:value-type="float" office:value="44.9" calcext:value-type="float">
            <text:p>44,9</text:p>
          </table:table-cell>
          <table:table-cell office:value-type="float" office:value="1" calcext:value-type="float">
            <text:p>1</text:p>
          </table:table-cell>
          <table:table-cell office:value-type="float" office:value="0.04448" calcext:value-type="float">
            <text:p>0,044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65754" calcext:value-type="float">
            <text:p>1623585569,65754</text:p>
          </table:table-cell>
          <table:table-cell table:formula="of:=ROUND([.A389]-[$menor.$A$1];1)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4448" calcext:value-type="float">
            <text:p>0,04448</text:p>
          </table:table-cell>
          <table:table-cell office:value-type="float" office:value="0" calcext:value-type="float">
            <text:p>0</text:p>
          </table:table-cell>
          <table:table-cell office:value-type="float" office:value="2.001455" calcext:value-type="float">
            <text:p>2,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75754" calcext:value-type="float">
            <text:p>1623585569,75754</text:p>
          </table:table-cell>
          <table:table-cell table:formula="of:=ROUND([.A390]-[$menor.$A$1];1)" office:value-type="float" office:value="45.1" calcext:value-type="float">
            <text:p>45,1</text:p>
          </table:table-cell>
          <table:table-cell office:value-type="float" office:value="1" calcext:value-type="float">
            <text:p>1</text:p>
          </table:table-cell>
          <table:table-cell office:value-type="float" office:value="0.043025" calcext:value-type="float">
            <text:p>0,0430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85752" calcext:value-type="float">
            <text:p>1623585569,85752</text:p>
          </table:table-cell>
          <table:table-cell table:formula="of:=ROUND([.A391]-[$menor.$A$1];1)" office:value-type="float" office:value="45.2" calcext:value-type="float">
            <text:p>45,2</text:p>
          </table:table-cell>
          <table:table-cell office:value-type="float" office:value="1" calcext:value-type="float">
            <text:p>1</text:p>
          </table:table-cell>
          <table:table-cell office:value-type="float" office:value="0.043025" calcext:value-type="float">
            <text:p>0,04302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69.95756" calcext:value-type="float">
            <text:p>1623585569,95756</text:p>
          </table:table-cell>
          <table:table-cell table:formula="of:=ROUND([.A392]-[$menor.$A$1];1)" office:value-type="float" office:value="45.3" calcext:value-type="float">
            <text:p>45,3</text:p>
          </table:table-cell>
          <table:table-cell office:value-type="float" office:value="1" calcext:value-type="float">
            <text:p>1</text:p>
          </table:table-cell>
          <table:table-cell office:value-type="float" office:value="0.042055" calcext:value-type="float">
            <text:p>0,0420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05756" calcext:value-type="float">
            <text:p>1623585570,05756</text:p>
          </table:table-cell>
          <table:table-cell table:formula="of:=ROUND([.A393]-[$menor.$A$1];1)" office:value-type="float" office:value="45.4" calcext:value-type="float">
            <text:p>45,4</text:p>
          </table:table-cell>
          <table:table-cell office:value-type="float" office:value="1" calcext:value-type="float">
            <text:p>1</text:p>
          </table:table-cell>
          <table:table-cell office:value-type="float" office:value="0.042055" calcext:value-type="float">
            <text:p>0,04205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15752" calcext:value-type="float">
            <text:p>1623585570,15752</text:p>
          </table:table-cell>
          <table:table-cell table:formula="of:=ROUND([.A394]-[$menor.$A$1];1)" office:value-type="float" office:value="45.5" calcext:value-type="float">
            <text:p>45,5</text:p>
          </table:table-cell>
          <table:table-cell office:value-type="float" office:value="1" calcext:value-type="float">
            <text:p>1</text:p>
          </table:table-cell>
          <table:table-cell office:value-type="float" office:value="0.041085" calcext:value-type="float">
            <text:p>0,041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25753" calcext:value-type="float">
            <text:p>1623585570,25753</text:p>
          </table:table-cell>
          <table:table-cell table:formula="of:=ROUND([.A395]-[$menor.$A$1];1)" office:value-type="float" office:value="45.6" calcext:value-type="float">
            <text:p>45,6</text:p>
          </table:table-cell>
          <table:table-cell office:value-type="float" office:value="1" calcext:value-type="float">
            <text:p>1</text:p>
          </table:table-cell>
          <table:table-cell office:value-type="float" office:value="0.041085" calcext:value-type="float">
            <text:p>0,0410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35757" calcext:value-type="float">
            <text:p>1623585570,35757</text:p>
          </table:table-cell>
          <table:table-cell table:formula="of:=ROUND([.A396]-[$menor.$A$1];1)" office:value-type="float" office:value="45.7" calcext:value-type="float">
            <text:p>45,7</text:p>
          </table:table-cell>
          <table:table-cell office:value-type="float" office:value="1" calcext:value-type="float">
            <text:p>1</text:p>
          </table:table-cell>
          <table:table-cell office:value-type="float" office:value="0.041085" calcext:value-type="float">
            <text:p>0,04108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45753" calcext:value-type="float">
            <text:p>1623585570,45753</text:p>
          </table:table-cell>
          <table:table-cell table:formula="of:=ROUND([.A397]-[$menor.$A$1];1)" office:value-type="float" office:value="45.8" calcext:value-type="float">
            <text:p>45,8</text:p>
          </table:table-cell>
          <table:table-cell office:value-type="float" office:value="1" calcext:value-type="float">
            <text:p>1</text:p>
          </table:table-cell>
          <table:table-cell office:value-type="float" office:value="0.040115" calcext:value-type="float">
            <text:p>0,0401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55757" calcext:value-type="float">
            <text:p>1623585570,55757</text:p>
          </table:table-cell>
          <table:table-cell table:formula="of:=ROUND([.A398]-[$menor.$A$1];1)" office:value-type="float" office:value="45.9" calcext:value-type="float">
            <text:p>45,9</text:p>
          </table:table-cell>
          <table:table-cell office:value-type="float" office:value="1" calcext:value-type="float">
            <text:p>1</text:p>
          </table:table-cell>
          <table:table-cell office:value-type="float" office:value="0.040115" calcext:value-type="float">
            <text:p>0,04011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65756" calcext:value-type="float">
            <text:p>1623585570,65756</text:p>
          </table:table-cell>
          <table:table-cell table:formula="of:=ROUND([.A399]-[$menor.$A$1];1)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39145" calcext:value-type="float">
            <text:p>0,039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75756" calcext:value-type="float">
            <text:p>1623585570,75756</text:p>
          </table:table-cell>
          <table:table-cell table:formula="of:=ROUND([.A400]-[$menor.$A$1];1)" office:value-type="float" office:value="46.1" calcext:value-type="float">
            <text:p>46,1</text:p>
          </table:table-cell>
          <table:table-cell office:value-type="float" office:value="1" calcext:value-type="float">
            <text:p>1</text:p>
          </table:table-cell>
          <table:table-cell office:value-type="float" office:value="0.039145" calcext:value-type="float">
            <text:p>0,039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85756" calcext:value-type="float">
            <text:p>1623585570,85756</text:p>
          </table:table-cell>
          <table:table-cell table:formula="of:=ROUND([.A401]-[$menor.$A$1];1)" office:value-type="float" office:value="46.2" calcext:value-type="float">
            <text:p>46,2</text:p>
          </table:table-cell>
          <table:table-cell office:value-type="float" office:value="1" calcext:value-type="float">
            <text:p>1</text:p>
          </table:table-cell>
          <table:table-cell office:value-type="float" office:value="0.039145" calcext:value-type="float">
            <text:p>0,0391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0.95756" calcext:value-type="float">
            <text:p>1623585570,95756</text:p>
          </table:table-cell>
          <table:table-cell table:formula="of:=ROUND([.A402]-[$menor.$A$1];1)" office:value-type="float" office:value="46.3" calcext:value-type="float">
            <text:p>46,3</text:p>
          </table:table-cell>
          <table:table-cell office:value-type="float" office:value="1" calcext:value-type="float">
            <text:p>1</text:p>
          </table:table-cell>
          <table:table-cell office:value-type="float" office:value="0.038175" calcext:value-type="float">
            <text:p>0,0381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05754" calcext:value-type="float">
            <text:p>1623585571,05754</text:p>
          </table:table-cell>
          <table:table-cell table:formula="of:=ROUND([.A403]-[$menor.$A$1];1)" office:value-type="float" office:value="46.4" calcext:value-type="float">
            <text:p>46,4</text:p>
          </table:table-cell>
          <table:table-cell office:value-type="float" office:value="1" calcext:value-type="float">
            <text:p>1</text:p>
          </table:table-cell>
          <table:table-cell office:value-type="float" office:value="0.038175" calcext:value-type="float">
            <text:p>0,03817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15752" calcext:value-type="float">
            <text:p>1623585571,15752</text:p>
          </table:table-cell>
          <table:table-cell table:formula="of:=ROUND([.A404]-[$menor.$A$1];1)" office:value-type="float" office:value="46.5" calcext:value-type="float">
            <text:p>46,5</text:p>
          </table:table-cell>
          <table:table-cell office:value-type="float" office:value="1" calcext:value-type="float">
            <text:p>1</text:p>
          </table:table-cell>
          <table:table-cell office:value-type="float" office:value="0.037205" calcext:value-type="float">
            <text:p>0,037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25752" calcext:value-type="float">
            <text:p>1623585571,25752</text:p>
          </table:table-cell>
          <table:table-cell table:formula="of:=ROUND([.A405]-[$menor.$A$1];1)" office:value-type="float" office:value="46.6" calcext:value-type="float">
            <text:p>46,6</text:p>
          </table:table-cell>
          <table:table-cell office:value-type="float" office:value="1" calcext:value-type="float">
            <text:p>1</text:p>
          </table:table-cell>
          <table:table-cell office:value-type="float" office:value="0.037205" calcext:value-type="float">
            <text:p>0,0372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35753" calcext:value-type="float">
            <text:p>1623585571,35753</text:p>
          </table:table-cell>
          <table:table-cell table:formula="of:=ROUND([.A406]-[$menor.$A$1];1)" office:value-type="float" office:value="46.7" calcext:value-type="float">
            <text:p>46,7</text:p>
          </table:table-cell>
          <table:table-cell office:value-type="float" office:value="1" calcext:value-type="float">
            <text:p>1</text:p>
          </table:table-cell>
          <table:table-cell office:value-type="float" office:value="0.037205" calcext:value-type="float">
            <text:p>0,0372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45754" calcext:value-type="float">
            <text:p>1623585571,45754</text:p>
          </table:table-cell>
          <table:table-cell table:formula="of:=ROUND([.A407]-[$menor.$A$1];1)" office:value-type="float" office:value="46.8" calcext:value-type="float">
            <text:p>46,8</text:p>
          </table:table-cell>
          <table:table-cell office:value-type="float" office:value="1" calcext:value-type="float">
            <text:p>1</text:p>
          </table:table-cell>
          <table:table-cell office:value-type="float" office:value="0.036235" calcext:value-type="float">
            <text:p>0,036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55753" calcext:value-type="float">
            <text:p>1623585571,55753</text:p>
          </table:table-cell>
          <table:table-cell table:formula="of:=ROUND([.A408]-[$menor.$A$1];1)" office:value-type="float" office:value="46.9" calcext:value-type="float">
            <text:p>46,9</text:p>
          </table:table-cell>
          <table:table-cell office:value-type="float" office:value="1" calcext:value-type="float">
            <text:p>1</text:p>
          </table:table-cell>
          <table:table-cell office:value-type="float" office:value="0.036235" calcext:value-type="float">
            <text:p>0,0362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65754" calcext:value-type="float">
            <text:p>1623585571,65754</text:p>
          </table:table-cell>
          <table:table-cell table:formula="of:=ROUND([.A409]-[$menor.$A$1];1)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35265" calcext:value-type="float">
            <text:p>0,035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75755" calcext:value-type="float">
            <text:p>1623585571,75755</text:p>
          </table:table-cell>
          <table:table-cell table:formula="of:=ROUND([.A410]-[$menor.$A$1];1)" office:value-type="float" office:value="47.1" calcext:value-type="float">
            <text:p>47,1</text:p>
          </table:table-cell>
          <table:table-cell office:value-type="float" office:value="1" calcext:value-type="float">
            <text:p>1</text:p>
          </table:table-cell>
          <table:table-cell office:value-type="float" office:value="0.035265" calcext:value-type="float">
            <text:p>0,0352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85754" calcext:value-type="float">
            <text:p>1623585571,85754</text:p>
          </table:table-cell>
          <table:table-cell table:formula="of:=ROUND([.A411]-[$menor.$A$1];1)" office:value-type="float" office:value="47.2" calcext:value-type="float">
            <text:p>47,2</text:p>
          </table:table-cell>
          <table:table-cell office:value-type="float" office:value="1" calcext:value-type="float">
            <text:p>1</text:p>
          </table:table-cell>
          <table:table-cell office:value-type="float" office:value="0.035265" calcext:value-type="float">
            <text:p>0,03526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1.95757" calcext:value-type="float">
            <text:p>1623585571,95757</text:p>
          </table:table-cell>
          <table:table-cell table:formula="of:=ROUND([.A412]-[$menor.$A$1];1)" office:value-type="float" office:value="47.3" calcext:value-type="float">
            <text:p>47,3</text:p>
          </table:table-cell>
          <table:table-cell office:value-type="float" office:value="1" calcext:value-type="float">
            <text:p>1</text:p>
          </table:table-cell>
          <table:table-cell office:value-type="float" office:value="0.034295" calcext:value-type="float">
            <text:p>0,0342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05756" calcext:value-type="float">
            <text:p>1623585572,05756</text:p>
          </table:table-cell>
          <table:table-cell table:formula="of:=ROUND([.A413]-[$menor.$A$1];1)" office:value-type="float" office:value="47.4" calcext:value-type="float">
            <text:p>47,4</text:p>
          </table:table-cell>
          <table:table-cell office:value-type="float" office:value="1" calcext:value-type="float">
            <text:p>1</text:p>
          </table:table-cell>
          <table:table-cell office:value-type="float" office:value="0.034295" calcext:value-type="float">
            <text:p>0,03429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15754" calcext:value-type="float">
            <text:p>1623585572,15754</text:p>
          </table:table-cell>
          <table:table-cell table:formula="of:=ROUND([.A414]-[$menor.$A$1];1)" office:value-type="float" office:value="47.5" calcext:value-type="float">
            <text:p>47,5</text:p>
          </table:table-cell>
          <table:table-cell office:value-type="float" office:value="1" calcext:value-type="float">
            <text:p>1</text:p>
          </table:table-cell>
          <table:table-cell office:value-type="float" office:value="0.033325" calcext:value-type="float">
            <text:p>0,033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25754" calcext:value-type="float">
            <text:p>1623585572,25754</text:p>
          </table:table-cell>
          <table:table-cell table:formula="of:=ROUND([.A415]-[$menor.$A$1];1)" office:value-type="float" office:value="47.6" calcext:value-type="float">
            <text:p>47,6</text:p>
          </table:table-cell>
          <table:table-cell office:value-type="float" office:value="1" calcext:value-type="float">
            <text:p>1</text:p>
          </table:table-cell>
          <table:table-cell office:value-type="float" office:value="0.033325" calcext:value-type="float">
            <text:p>0,0333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35754" calcext:value-type="float">
            <text:p>1623585572,35754</text:p>
          </table:table-cell>
          <table:table-cell table:formula="of:=ROUND([.A416]-[$menor.$A$1];1)" office:value-type="float" office:value="47.7" calcext:value-type="float">
            <text:p>47,7</text:p>
          </table:table-cell>
          <table:table-cell office:value-type="float" office:value="1" calcext:value-type="float">
            <text:p>1</text:p>
          </table:table-cell>
          <table:table-cell office:value-type="float" office:value="0.033325" calcext:value-type="float">
            <text:p>0,03332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45754" calcext:value-type="float">
            <text:p>1623585572,45754</text:p>
          </table:table-cell>
          <table:table-cell table:formula="of:=ROUND([.A417]-[$menor.$A$1];1)" office:value-type="float" office:value="47.8" calcext:value-type="float">
            <text:p>47,8</text:p>
          </table:table-cell>
          <table:table-cell office:value-type="float" office:value="1" calcext:value-type="float">
            <text:p>1</text:p>
          </table:table-cell>
          <table:table-cell office:value-type="float" office:value="0.032355" calcext:value-type="float">
            <text:p>0,032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55753" calcext:value-type="float">
            <text:p>1623585572,55753</text:p>
          </table:table-cell>
          <table:table-cell table:formula="of:=ROUND([.A418]-[$menor.$A$1];1)" office:value-type="float" office:value="47.9" calcext:value-type="float">
            <text:p>47,9</text:p>
          </table:table-cell>
          <table:table-cell office:value-type="float" office:value="1" calcext:value-type="float">
            <text:p>1</text:p>
          </table:table-cell>
          <table:table-cell office:value-type="float" office:value="0.032355" calcext:value-type="float">
            <text:p>0,032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65754" calcext:value-type="float">
            <text:p>1623585572,65754</text:p>
          </table:table-cell>
          <table:table-cell table:formula="of:=ROUND([.A419]-[$menor.$A$1];1)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032355" calcext:value-type="float">
            <text:p>0,03235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75754" calcext:value-type="float">
            <text:p>1623585572,75754</text:p>
          </table:table-cell>
          <table:table-cell table:formula="of:=ROUND([.A420]-[$menor.$A$1];1)" office:value-type="float" office:value="48.1" calcext:value-type="float">
            <text:p>48,1</text:p>
          </table:table-cell>
          <table:table-cell office:value-type="float" office:value="1" calcext:value-type="float">
            <text:p>1</text:p>
          </table:table-cell>
          <table:table-cell office:value-type="float" office:value="0.031385" calcext:value-type="float">
            <text:p>0,0313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85754" calcext:value-type="float">
            <text:p>1623585572,85754</text:p>
          </table:table-cell>
          <table:table-cell table:formula="of:=ROUND([.A421]-[$menor.$A$1];1)" office:value-type="float" office:value="48.2" calcext:value-type="float">
            <text:p>48,2</text:p>
          </table:table-cell>
          <table:table-cell office:value-type="float" office:value="1" calcext:value-type="float">
            <text:p>1</text:p>
          </table:table-cell>
          <table:table-cell office:value-type="float" office:value="0.031385" calcext:value-type="float">
            <text:p>0,0313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2.95754" calcext:value-type="float">
            <text:p>1623585572,95754</text:p>
          </table:table-cell>
          <table:table-cell table:formula="of:=ROUND([.A422]-[$menor.$A$1];1)" office:value-type="float" office:value="48.3" calcext:value-type="float">
            <text:p>48,3</text:p>
          </table:table-cell>
          <table:table-cell office:value-type="float" office:value="1" calcext:value-type="float">
            <text:p>1</text:p>
          </table:table-cell>
          <table:table-cell office:value-type="float" office:value="0.031385" calcext:value-type="float">
            <text:p>0,03138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05753" calcext:value-type="float">
            <text:p>1623585573,05753</text:p>
          </table:table-cell>
          <table:table-cell table:formula="of:=ROUND([.A423]-[$menor.$A$1];1)" office:value-type="float" office:value="48.4" calcext:value-type="float">
            <text:p>48,4</text:p>
          </table:table-cell>
          <table:table-cell office:value-type="float" office:value="1" calcext:value-type="float">
            <text:p>1</text:p>
          </table:table-cell>
          <table:table-cell office:value-type="float" office:value="0.030415" calcext:value-type="float">
            <text:p>0,0304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15754" calcext:value-type="float">
            <text:p>1623585573,15754</text:p>
          </table:table-cell>
          <table:table-cell table:formula="of:=ROUND([.A424]-[$menor.$A$1];1)" office:value-type="float" office:value="48.5" calcext:value-type="float">
            <text:p>48,5</text:p>
          </table:table-cell>
          <table:table-cell office:value-type="float" office:value="1" calcext:value-type="float">
            <text:p>1</text:p>
          </table:table-cell>
          <table:table-cell office:value-type="float" office:value="0.030415" calcext:value-type="float">
            <text:p>0,0304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25754" calcext:value-type="float">
            <text:p>1623585573,25754</text:p>
          </table:table-cell>
          <table:table-cell table:formula="of:=ROUND([.A425]-[$menor.$A$1];1)" office:value-type="float" office:value="48.6" calcext:value-type="float">
            <text:p>48,6</text:p>
          </table:table-cell>
          <table:table-cell office:value-type="float" office:value="1" calcext:value-type="float">
            <text:p>1</text:p>
          </table:table-cell>
          <table:table-cell office:value-type="float" office:value="0.030415" calcext:value-type="float">
            <text:p>0,03041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35753" calcext:value-type="float">
            <text:p>1623585573,35753</text:p>
          </table:table-cell>
          <table:table-cell table:formula="of:=ROUND([.A426]-[$menor.$A$1];1)" office:value-type="float" office:value="48.7" calcext:value-type="float">
            <text:p>48,7</text:p>
          </table:table-cell>
          <table:table-cell office:value-type="float" office:value="1" calcext:value-type="float">
            <text:p>1</text:p>
          </table:table-cell>
          <table:table-cell office:value-type="float" office:value="0.029445" calcext:value-type="float">
            <text:p>0,029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45754" calcext:value-type="float">
            <text:p>1623585573,45754</text:p>
          </table:table-cell>
          <table:table-cell table:formula="of:=ROUND([.A427]-[$menor.$A$1];1)" office:value-type="float" office:value="48.8" calcext:value-type="float">
            <text:p>48,8</text:p>
          </table:table-cell>
          <table:table-cell office:value-type="float" office:value="1" calcext:value-type="float">
            <text:p>1</text:p>
          </table:table-cell>
          <table:table-cell office:value-type="float" office:value="0.029445" calcext:value-type="float">
            <text:p>0,029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55752" calcext:value-type="float">
            <text:p>1623585573,55752</text:p>
          </table:table-cell>
          <table:table-cell table:formula="of:=ROUND([.A428]-[$menor.$A$1];1)"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0.029445" calcext:value-type="float">
            <text:p>0,0294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65753" calcext:value-type="float">
            <text:p>1623585573,65753</text:p>
          </table:table-cell>
          <table:table-cell table:formula="of:=ROUND([.A429]-[$menor.$A$1];1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029445" calcext:value-type="float">
            <text:p>0,0294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75752" calcext:value-type="float">
            <text:p>1623585573,75752</text:p>
          </table:table-cell>
          <table:table-cell table:formula="of:=ROUND([.A430]-[$menor.$A$1];1)" office:value-type="float" office:value="49.1" calcext:value-type="float">
            <text:p>49,1</text:p>
          </table:table-cell>
          <table:table-cell office:value-type="float" office:value="1" calcext:value-type="float">
            <text:p>1</text:p>
          </table:table-cell>
          <table:table-cell office:value-type="float" office:value="0.028475" calcext:value-type="float">
            <text:p>0,0284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85753" calcext:value-type="float">
            <text:p>1623585573,85753</text:p>
          </table:table-cell>
          <table:table-cell table:formula="of:=ROUND([.A431]-[$menor.$A$1];1)" office:value-type="float" office:value="49.2" calcext:value-type="float">
            <text:p>49,2</text:p>
          </table:table-cell>
          <table:table-cell office:value-type="float" office:value="1" calcext:value-type="float">
            <text:p>1</text:p>
          </table:table-cell>
          <table:table-cell office:value-type="float" office:value="0.028475" calcext:value-type="float">
            <text:p>0,0284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3.95757" calcext:value-type="float">
            <text:p>1623585573,95757</text:p>
          </table:table-cell>
          <table:table-cell table:formula="of:=ROUND([.A432]-[$menor.$A$1];1)" office:value-type="float" office:value="49.3" calcext:value-type="float">
            <text:p>49,3</text:p>
          </table:table-cell>
          <table:table-cell office:value-type="float" office:value="1" calcext:value-type="float">
            <text:p>1</text:p>
          </table:table-cell>
          <table:table-cell office:value-type="float" office:value="0.028475" calcext:value-type="float">
            <text:p>0,028475</text:p>
          </table:table-cell>
          <table:table-cell office:value-type="float" office:value="0" calcext:value-type="float">
            <text:p>0</text:p>
          </table:table-cell>
          <table:table-cell office:value-type="float" office:value="2.001455" calcext:value-type="float">
            <text:p>2,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05752" calcext:value-type="float">
            <text:p>1623585574,05752</text:p>
          </table:table-cell>
          <table:table-cell table:formula="of:=ROUND([.A433]-[$menor.$A$1];1)" office:value-type="float" office:value="49.4" calcext:value-type="float">
            <text:p>49,4</text:p>
          </table:table-cell>
          <table:table-cell office:value-type="float" office:value="1" calcext:value-type="float">
            <text:p>1</text:p>
          </table:table-cell>
          <table:table-cell office:value-type="float" office:value="0.02702" calcext:value-type="float">
            <text:p>0,02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15752" calcext:value-type="float">
            <text:p>1623585574,15752</text:p>
          </table:table-cell>
          <table:table-cell table:formula="of:=ROUND([.A434]-[$menor.$A$1];1)" office:value-type="float" office:value="49.5" calcext:value-type="float">
            <text:p>49,5</text:p>
          </table:table-cell>
          <table:table-cell office:value-type="float" office:value="1" calcext:value-type="float">
            <text:p>1</text:p>
          </table:table-cell>
          <table:table-cell office:value-type="float" office:value="0.02702" calcext:value-type="float">
            <text:p>0,027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25754" calcext:value-type="float">
            <text:p>1623585574,25754</text:p>
          </table:table-cell>
          <table:table-cell table:formula="of:=ROUND([.A435]-[$menor.$A$1];1)" office:value-type="float" office:value="49.6" calcext:value-type="float">
            <text:p>49,6</text:p>
          </table:table-cell>
          <table:table-cell office:value-type="float" office:value="1" calcext:value-type="float">
            <text:p>1</text:p>
          </table:table-cell>
          <table:table-cell office:value-type="float" office:value="0.02702" calcext:value-type="float">
            <text:p>0,0270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35752" calcext:value-type="float">
            <text:p>1623585574,35752</text:p>
          </table:table-cell>
          <table:table-cell table:formula="of:=ROUND([.A436]-[$menor.$A$1];1)" office:value-type="float" office:value="49.7" calcext:value-type="float">
            <text:p>49,7</text:p>
          </table:table-cell>
          <table:table-cell office:value-type="float" office:value="1" calcext:value-type="float">
            <text:p>1</text:p>
          </table:table-cell>
          <table:table-cell office:value-type="float" office:value="0.02605" calcext:value-type="float">
            <text:p>0,026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45757" calcext:value-type="float">
            <text:p>1623585574,45757</text:p>
          </table:table-cell>
          <table:table-cell table:formula="of:=ROUND([.A437]-[$menor.$A$1];1)" office:value-type="float" office:value="49.8" calcext:value-type="float">
            <text:p>49,8</text:p>
          </table:table-cell>
          <table:table-cell office:value-type="float" office:value="1" calcext:value-type="float">
            <text:p>1</text:p>
          </table:table-cell>
          <table:table-cell office:value-type="float" office:value="0.02605" calcext:value-type="float">
            <text:p>0,026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55756" calcext:value-type="float">
            <text:p>1623585574,55756</text:p>
          </table:table-cell>
          <table:table-cell table:formula="of:=ROUND([.A438]-[$menor.$A$1];1)" office:value-type="float" office:value="49.9" calcext:value-type="float">
            <text:p>49,9</text:p>
          </table:table-cell>
          <table:table-cell office:value-type="float" office:value="1" calcext:value-type="float">
            <text:p>1</text:p>
          </table:table-cell>
          <table:table-cell office:value-type="float" office:value="0.02605" calcext:value-type="float">
            <text:p>0,026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65752" calcext:value-type="float">
            <text:p>1623585574,65752</text:p>
          </table:table-cell>
          <table:table-cell table:formula="of:=ROUND([.A439]-[$menor.$A$1];1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2605" calcext:value-type="float">
            <text:p>0,026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75752" calcext:value-type="float">
            <text:p>1623585574,75752</text:p>
          </table:table-cell>
          <table:table-cell table:formula="of:=ROUND([.A440]-[$menor.$A$1];1)" office:value-type="float" office:value="50.1" calcext:value-type="float">
            <text:p>50,1</text:p>
          </table:table-cell>
          <table:table-cell office:value-type="float" office:value="1" calcext:value-type="float">
            <text:p>1</text:p>
          </table:table-cell>
          <table:table-cell office:value-type="float" office:value="0.02508" calcext:value-type="float">
            <text:p>0,02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85752" calcext:value-type="float">
            <text:p>1623585574,85752</text:p>
          </table:table-cell>
          <table:table-cell table:formula="of:=ROUND([.A441]-[$menor.$A$1];1)" office:value-type="float" office:value="50.2" calcext:value-type="float">
            <text:p>50,2</text:p>
          </table:table-cell>
          <table:table-cell office:value-type="float" office:value="1" calcext:value-type="float">
            <text:p>1</text:p>
          </table:table-cell>
          <table:table-cell office:value-type="float" office:value="0.02508" calcext:value-type="float">
            <text:p>0,02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4.95752" calcext:value-type="float">
            <text:p>1623585574,95752</text:p>
          </table:table-cell>
          <table:table-cell table:formula="of:=ROUND([.A442]-[$menor.$A$1];1)" office:value-type="float" office:value="50.3" calcext:value-type="float">
            <text:p>50,3</text:p>
          </table:table-cell>
          <table:table-cell office:value-type="float" office:value="1" calcext:value-type="float">
            <text:p>1</text:p>
          </table:table-cell>
          <table:table-cell office:value-type="float" office:value="0.02508" calcext:value-type="float">
            <text:p>0,02508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05752" calcext:value-type="float">
            <text:p>1623585575,05752</text:p>
          </table:table-cell>
          <table:table-cell table:formula="of:=ROUND([.A443]-[$menor.$A$1];1)" office:value-type="float" office:value="50.4" calcext:value-type="float">
            <text:p>50,4</text:p>
          </table:table-cell>
          <table:table-cell office:value-type="float" office:value="1" calcext:value-type="float">
            <text:p>1</text:p>
          </table:table-cell>
          <table:table-cell office:value-type="float" office:value="0.02411" calcext:value-type="float">
            <text:p>0,024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15752" calcext:value-type="float">
            <text:p>1623585575,15752</text:p>
          </table:table-cell>
          <table:table-cell table:formula="of:=ROUND([.A444]-[$menor.$A$1];1)" office:value-type="float" office:value="50.5" calcext:value-type="float">
            <text:p>50,5</text:p>
          </table:table-cell>
          <table:table-cell office:value-type="float" office:value="1" calcext:value-type="float">
            <text:p>1</text:p>
          </table:table-cell>
          <table:table-cell office:value-type="float" office:value="0.02411" calcext:value-type="float">
            <text:p>0,024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25752" calcext:value-type="float">
            <text:p>1623585575,25752</text:p>
          </table:table-cell>
          <table:table-cell table:formula="of:=ROUND([.A445]-[$menor.$A$1];1)" office:value-type="float" office:value="50.6" calcext:value-type="float">
            <text:p>50,6</text:p>
          </table:table-cell>
          <table:table-cell office:value-type="float" office:value="1" calcext:value-type="float">
            <text:p>1</text:p>
          </table:table-cell>
          <table:table-cell office:value-type="float" office:value="0.02411" calcext:value-type="float">
            <text:p>0,0241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35752" calcext:value-type="float">
            <text:p>1623585575,35752</text:p>
          </table:table-cell>
          <table:table-cell table:formula="of:=ROUND([.A446]-[$menor.$A$1];1)" office:value-type="float" office:value="50.7" calcext:value-type="float">
            <text:p>50,7</text:p>
          </table:table-cell>
          <table:table-cell office:value-type="float" office:value="1" calcext:value-type="float">
            <text:p>1</text:p>
          </table:table-cell>
          <table:table-cell office:value-type="float" office:value="0.02314" calcext:value-type="float">
            <text:p>0,02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45752" calcext:value-type="float">
            <text:p>1623585575,45752</text:p>
          </table:table-cell>
          <table:table-cell table:formula="of:=ROUND([.A447]-[$menor.$A$1];1)" office:value-type="float" office:value="50.8" calcext:value-type="float">
            <text:p>50,8</text:p>
          </table:table-cell>
          <table:table-cell office:value-type="float" office:value="1" calcext:value-type="float">
            <text:p>1</text:p>
          </table:table-cell>
          <table:table-cell office:value-type="float" office:value="0.02314" calcext:value-type="float">
            <text:p>0,02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55752" calcext:value-type="float">
            <text:p>1623585575,55752</text:p>
          </table:table-cell>
          <table:table-cell table:formula="of:=ROUND([.A448]-[$menor.$A$1];1)" office:value-type="float" office:value="50.9" calcext:value-type="float">
            <text:p>50,9</text:p>
          </table:table-cell>
          <table:table-cell office:value-type="float" office:value="1" calcext:value-type="float">
            <text:p>1</text:p>
          </table:table-cell>
          <table:table-cell office:value-type="float" office:value="0.02314" calcext:value-type="float">
            <text:p>0,02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65752" calcext:value-type="float">
            <text:p>1623585575,65752</text:p>
          </table:table-cell>
          <table:table-cell table:formula="of:=ROUND([.A449]-[$menor.$A$1];1)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02314" calcext:value-type="float">
            <text:p>0,023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75752" calcext:value-type="float">
            <text:p>1623585575,75752</text:p>
          </table:table-cell>
          <table:table-cell table:formula="of:=ROUND([.A450]-[$menor.$A$1];1)" office:value-type="float" office:value="51.1" calcext:value-type="float">
            <text:p>51,1</text:p>
          </table:table-cell>
          <table:table-cell office:value-type="float" office:value="1" calcext:value-type="float">
            <text:p>1</text:p>
          </table:table-cell>
          <table:table-cell office:value-type="float" office:value="0.02314" calcext:value-type="float">
            <text:p>0,02314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85755" calcext:value-type="float">
            <text:p>1623585575,85755</text:p>
          </table:table-cell>
          <table:table-cell table:formula="of:=ROUND([.A451]-[$menor.$A$1];1)" office:value-type="float" office:value="51.2" calcext:value-type="float">
            <text:p>51,2</text:p>
          </table:table-cell>
          <table:table-cell office:value-type="float" office:value="1" calcext:value-type="float">
            <text:p>1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5.95757" calcext:value-type="float">
            <text:p>1623585575,95757</text:p>
          </table:table-cell>
          <table:table-cell table:formula="of:=ROUND([.A452]-[$menor.$A$1];1)" office:value-type="float" office:value="51.3" calcext:value-type="float">
            <text:p>51,3</text:p>
          </table:table-cell>
          <table:table-cell office:value-type="float" office:value="1" calcext:value-type="float">
            <text:p>1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05757" calcext:value-type="float">
            <text:p>1623585576,05757</text:p>
          </table:table-cell>
          <table:table-cell table:formula="of:=ROUND([.A453]-[$menor.$A$1];1)" office:value-type="float" office:value="51.4" calcext:value-type="float">
            <text:p>51,4</text:p>
          </table:table-cell>
          <table:table-cell office:value-type="float" office:value="1" calcext:value-type="float">
            <text:p>1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15753" calcext:value-type="float">
            <text:p>1623585576,15753</text:p>
          </table:table-cell>
          <table:table-cell table:formula="of:=ROUND([.A454]-[$menor.$A$1];1)" office:value-type="float" office:value="51.5" calcext:value-type="float">
            <text:p>51,5</text:p>
          </table:table-cell>
          <table:table-cell office:value-type="float" office:value="1" calcext:value-type="float">
            <text:p>1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25753" calcext:value-type="float">
            <text:p>1623585576,25753</text:p>
          </table:table-cell>
          <table:table-cell table:formula="of:=ROUND([.A455]-[$menor.$A$1];1)" office:value-type="float" office:value="51.6" calcext:value-type="float">
            <text:p>51,6</text:p>
          </table:table-cell>
          <table:table-cell office:value-type="float" office:value="1" calcext:value-type="float">
            <text:p>1</text:p>
          </table:table-cell>
          <table:table-cell office:value-type="float" office:value="0.02217" calcext:value-type="float">
            <text:p>0,02217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35753" calcext:value-type="float">
            <text:p>1623585576,35753</text:p>
          </table:table-cell>
          <table:table-cell table:formula="of:=ROUND([.A456]-[$menor.$A$1];1)" office:value-type="float" office:value="51.7" calcext:value-type="float">
            <text:p>51,7</text:p>
          </table:table-cell>
          <table:table-cell office:value-type="float" office:value="1" calcext:value-type="float">
            <text:p>1</text:p>
          </table:table-cell>
          <table:table-cell office:value-type="float" office:value="0.0212" calcext:value-type="float">
            <text:p>0,0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45758" calcext:value-type="float">
            <text:p>1623585576,45758</text:p>
          </table:table-cell>
          <table:table-cell table:formula="of:=ROUND([.A457]-[$menor.$A$1];1)" office:value-type="float" office:value="51.8" calcext:value-type="float">
            <text:p>51,8</text:p>
          </table:table-cell>
          <table:table-cell office:value-type="float" office:value="1" calcext:value-type="float">
            <text:p>1</text:p>
          </table:table-cell>
          <table:table-cell office:value-type="float" office:value="0.0212" calcext:value-type="float">
            <text:p>0,0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55752" calcext:value-type="float">
            <text:p>1623585576,55752</text:p>
          </table:table-cell>
          <table:table-cell table:formula="of:=ROUND([.A458]-[$menor.$A$1];1)" office:value-type="float" office:value="51.9" calcext:value-type="float">
            <text:p>51,9</text:p>
          </table:table-cell>
          <table:table-cell office:value-type="float" office:value="1" calcext:value-type="float">
            <text:p>1</text:p>
          </table:table-cell>
          <table:table-cell office:value-type="float" office:value="0.0212" calcext:value-type="float">
            <text:p>0,0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65752" calcext:value-type="float">
            <text:p>1623585576,65752</text:p>
          </table:table-cell>
          <table:table-cell table:formula="of:=ROUND([.A459]-[$menor.$A$1];1)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212" calcext:value-type="float">
            <text:p>0,02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75752" calcext:value-type="float">
            <text:p>1623585576,75752</text:p>
          </table:table-cell>
          <table:table-cell table:formula="of:=ROUND([.A460]-[$menor.$A$1];1)" office:value-type="float" office:value="52.1" calcext:value-type="float">
            <text:p>52,1</text:p>
          </table:table-cell>
          <table:table-cell office:value-type="float" office:value="1" calcext:value-type="float">
            <text:p>1</text:p>
          </table:table-cell>
          <table:table-cell office:value-type="float" office:value="0.0212" calcext:value-type="float">
            <text:p>0,021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85752" calcext:value-type="float">
            <text:p>1623585576,85752</text:p>
          </table:table-cell>
          <table:table-cell table:formula="of:=ROUND([.A461]-[$menor.$A$1];1)" office:value-type="float" office:value="52.2" calcext:value-type="float">
            <text:p>52,2</text:p>
          </table:table-cell>
          <table:table-cell office:value-type="float" office:value="1" calcext:value-type="float">
            <text:p>1</text:p>
          </table:table-cell>
          <table:table-cell office:value-type="float" office:value="0.02023" calcext:value-type="float">
            <text:p>0,020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6.95752" calcext:value-type="float">
            <text:p>1623585576,95752</text:p>
          </table:table-cell>
          <table:table-cell table:formula="of:=ROUND([.A462]-[$menor.$A$1];1)" office:value-type="float" office:value="52.3" calcext:value-type="float">
            <text:p>52,3</text:p>
          </table:table-cell>
          <table:table-cell office:value-type="float" office:value="1" calcext:value-type="float">
            <text:p>1</text:p>
          </table:table-cell>
          <table:table-cell office:value-type="float" office:value="0.02023" calcext:value-type="float">
            <text:p>0,020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05752" calcext:value-type="float">
            <text:p>1623585577,05752</text:p>
          </table:table-cell>
          <table:table-cell table:formula="of:=ROUND([.A463]-[$menor.$A$1];1)" office:value-type="float" office:value="52.4" calcext:value-type="float">
            <text:p>52,4</text:p>
          </table:table-cell>
          <table:table-cell office:value-type="float" office:value="1" calcext:value-type="float">
            <text:p>1</text:p>
          </table:table-cell>
          <table:table-cell office:value-type="float" office:value="0.02023" calcext:value-type="float">
            <text:p>0,020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15754" calcext:value-type="float">
            <text:p>1623585577,15754</text:p>
          </table:table-cell>
          <table:table-cell table:formula="of:=ROUND([.A464]-[$menor.$A$1];1)" office:value-type="float" office:value="52.5" calcext:value-type="float">
            <text:p>52,5</text:p>
          </table:table-cell>
          <table:table-cell office:value-type="float" office:value="1" calcext:value-type="float">
            <text:p>1</text:p>
          </table:table-cell>
          <table:table-cell office:value-type="float" office:value="0.02023" calcext:value-type="float">
            <text:p>0,020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25755" calcext:value-type="float">
            <text:p>1623585577,25755</text:p>
          </table:table-cell>
          <table:table-cell table:formula="of:=ROUND([.A465]-[$menor.$A$1];1)" office:value-type="float" office:value="52.6" calcext:value-type="float">
            <text:p>52,6</text:p>
          </table:table-cell>
          <table:table-cell office:value-type="float" office:value="1" calcext:value-type="float">
            <text:p>1</text:p>
          </table:table-cell>
          <table:table-cell office:value-type="float" office:value="0.02023" calcext:value-type="float">
            <text:p>0,02023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35754" calcext:value-type="float">
            <text:p>1623585577,35754</text:p>
          </table:table-cell>
          <table:table-cell table:formula="of:=ROUND([.A466]-[$menor.$A$1];1)" office:value-type="float" office:value="52.7" calcext:value-type="float">
            <text:p>52,7</text:p>
          </table:table-cell>
          <table:table-cell office:value-type="float" office:value="1" calcext:value-type="float">
            <text:p>1</text:p>
          </table:table-cell>
          <table:table-cell office:value-type="float" office:value="0.01926" calcext:value-type="float">
            <text:p>0,019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45756" calcext:value-type="float">
            <text:p>1623585577,45756</text:p>
          </table:table-cell>
          <table:table-cell table:formula="of:=ROUND([.A467]-[$menor.$A$1];1)" office:value-type="float" office:value="52.8" calcext:value-type="float">
            <text:p>52,8</text:p>
          </table:table-cell>
          <table:table-cell office:value-type="float" office:value="1" calcext:value-type="float">
            <text:p>1</text:p>
          </table:table-cell>
          <table:table-cell office:value-type="float" office:value="0.01926" calcext:value-type="float">
            <text:p>0,019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55752" calcext:value-type="float">
            <text:p>1623585577,55752</text:p>
          </table:table-cell>
          <table:table-cell table:formula="of:=ROUND([.A468]-[$menor.$A$1];1)" office:value-type="float" office:value="52.9" calcext:value-type="float">
            <text:p>52,9</text:p>
          </table:table-cell>
          <table:table-cell office:value-type="float" office:value="1" calcext:value-type="float">
            <text:p>1</text:p>
          </table:table-cell>
          <table:table-cell office:value-type="float" office:value="0.01926" calcext:value-type="float">
            <text:p>0,019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65752" calcext:value-type="float">
            <text:p>1623585577,65752</text:p>
          </table:table-cell>
          <table:table-cell table:formula="of:=ROUND([.A469]-[$menor.$A$1];1)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01926" calcext:value-type="float">
            <text:p>0,019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75757" calcext:value-type="float">
            <text:p>1623585577,75757</text:p>
          </table:table-cell>
          <table:table-cell table:formula="of:=ROUND([.A470]-[$menor.$A$1];1)" office:value-type="float" office:value="53.1" calcext:value-type="float">
            <text:p>53,1</text:p>
          </table:table-cell>
          <table:table-cell office:value-type="float" office:value="1" calcext:value-type="float">
            <text:p>1</text:p>
          </table:table-cell>
          <table:table-cell office:value-type="float" office:value="0.01926" calcext:value-type="float">
            <text:p>0,01926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85757" calcext:value-type="float">
            <text:p>1623585577,85757</text:p>
          </table:table-cell>
          <table:table-cell table:formula="of:=ROUND([.A471]-[$menor.$A$1];1)" office:value-type="float" office:value="53.2" calcext:value-type="float">
            <text:p>53,2</text:p>
          </table:table-cell>
          <table:table-cell office:value-type="float" office:value="1" calcext:value-type="float">
            <text:p>1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7.95755" calcext:value-type="float">
            <text:p>1623585577,95755</text:p>
          </table:table-cell>
          <table:table-cell table:formula="of:=ROUND([.A472]-[$menor.$A$1];1)" office:value-type="float" office:value="53.3" calcext:value-type="float">
            <text:p>53,3</text:p>
          </table:table-cell>
          <table:table-cell office:value-type="float" office:value="1" calcext:value-type="float">
            <text:p>1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05757" calcext:value-type="float">
            <text:p>1623585578,05757</text:p>
          </table:table-cell>
          <table:table-cell table:formula="of:=ROUND([.A473]-[$menor.$A$1];1)" office:value-type="float" office:value="53.4" calcext:value-type="float">
            <text:p>53,4</text:p>
          </table:table-cell>
          <table:table-cell office:value-type="float" office:value="1" calcext:value-type="float">
            <text:p>1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15757" calcext:value-type="float">
            <text:p>1623585578,15757</text:p>
          </table:table-cell>
          <table:table-cell table:formula="of:=ROUND([.A474]-[$menor.$A$1];1)" office:value-type="float" office:value="53.5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25757" calcext:value-type="float">
            <text:p>1623585578,25757</text:p>
          </table:table-cell>
          <table:table-cell table:formula="of:=ROUND([.A475]-[$menor.$A$1];1)" office:value-type="float" office:value="53.6" calcext:value-type="float">
            <text:p>53,6</text:p>
          </table:table-cell>
          <table:table-cell office:value-type="float" office:value="1" calcext:value-type="float">
            <text:p>1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35754" calcext:value-type="float">
            <text:p>1623585578,35754</text:p>
          </table:table-cell>
          <table:table-cell table:formula="of:=ROUND([.A476]-[$menor.$A$1];1)" office:value-type="float" office:value="53.7" calcext:value-type="float">
            <text:p>53,7</text:p>
          </table:table-cell>
          <table:table-cell office:value-type="float" office:value="1" calcext:value-type="float">
            <text:p>1</text:p>
          </table:table-cell>
          <table:table-cell office:value-type="float" office:value="0.01732" calcext:value-type="float">
            <text:p>0,0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45753" calcext:value-type="float">
            <text:p>1623585578,45753</text:p>
          </table:table-cell>
          <table:table-cell table:formula="of:=ROUND([.A477]-[$menor.$A$1];1)" office:value-type="float" office:value="53.8" calcext:value-type="float">
            <text:p>53,8</text:p>
          </table:table-cell>
          <table:table-cell office:value-type="float" office:value="1" calcext:value-type="float">
            <text:p>1</text:p>
          </table:table-cell>
          <table:table-cell office:value-type="float" office:value="0.01732" calcext:value-type="float">
            <text:p>0,0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55753" calcext:value-type="float">
            <text:p>1623585578,55753</text:p>
          </table:table-cell>
          <table:table-cell table:formula="of:=ROUND([.A478]-[$menor.$A$1];1)" office:value-type="float" office:value="53.9" calcext:value-type="float">
            <text:p>53,9</text:p>
          </table:table-cell>
          <table:table-cell office:value-type="float" office:value="1" calcext:value-type="float">
            <text:p>1</text:p>
          </table:table-cell>
          <table:table-cell office:value-type="float" office:value="0.01732" calcext:value-type="float">
            <text:p>0,0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65752" calcext:value-type="float">
            <text:p>1623585578,65752</text:p>
          </table:table-cell>
          <table:table-cell table:formula="of:=ROUND([.A479]-[$menor.$A$1];1)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.01732" calcext:value-type="float">
            <text:p>0,017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75753" calcext:value-type="float">
            <text:p>1623585578,75753</text:p>
          </table:table-cell>
          <table:table-cell table:formula="of:=ROUND([.A480]-[$menor.$A$1];1)" office:value-type="float" office:value="54.1" calcext:value-type="float">
            <text:p>54,1</text:p>
          </table:table-cell>
          <table:table-cell office:value-type="float" office:value="1" calcext:value-type="float">
            <text:p>1</text:p>
          </table:table-cell>
          <table:table-cell office:value-type="float" office:value="0.01732" calcext:value-type="float">
            <text:p>0,01732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85753" calcext:value-type="float">
            <text:p>1623585578,85753</text:p>
          </table:table-cell>
          <table:table-cell table:formula="of:=ROUND([.A481]-[$menor.$A$1];1)" office:value-type="float" office:value="54.2" calcext:value-type="float">
            <text:p>54,2</text:p>
          </table:table-cell>
          <table:table-cell office:value-type="float" office:value="1" calcext:value-type="float">
            <text:p>1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8.95753" calcext:value-type="float">
            <text:p>1623585578,95753</text:p>
          </table:table-cell>
          <table:table-cell table:formula="of:=ROUND([.A482]-[$menor.$A$1];1)" office:value-type="float" office:value="54.3" calcext:value-type="float">
            <text:p>54,3</text:p>
          </table:table-cell>
          <table:table-cell office:value-type="float" office:value="1" calcext:value-type="float">
            <text:p>1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05757" calcext:value-type="float">
            <text:p>1623585579,05757</text:p>
          </table:table-cell>
          <table:table-cell table:formula="of:=ROUND([.A483]-[$menor.$A$1];1)" office:value-type="float" office:value="54.4" calcext:value-type="float">
            <text:p>54,4</text:p>
          </table:table-cell>
          <table:table-cell office:value-type="float" office:value="1" calcext:value-type="float">
            <text:p>1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15757" calcext:value-type="float">
            <text:p>1623585579,15757</text:p>
          </table:table-cell>
          <table:table-cell table:formula="of:=ROUND([.A484]-[$menor.$A$1];1)" office:value-type="float" office:value="54.5" calcext:value-type="float">
            <text:p>54,5</text:p>
          </table:table-cell>
          <table:table-cell office:value-type="float" office:value="1" calcext:value-type="float">
            <text:p>1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25752" calcext:value-type="float">
            <text:p>1623585579,25752</text:p>
          </table:table-cell>
          <table:table-cell table:formula="of:=ROUND([.A485]-[$menor.$A$1];1)" office:value-type="float" office:value="54.6" calcext:value-type="float">
            <text:p>54,6</text:p>
          </table:table-cell>
          <table:table-cell office:value-type="float" office:value="1" calcext:value-type="float">
            <text:p>1</text:p>
          </table:table-cell>
          <table:table-cell office:value-type="float" office:value="0.01635" calcext:value-type="float">
            <text:p>0,016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35752" calcext:value-type="float">
            <text:p>1623585579,35752</text:p>
          </table:table-cell>
          <table:table-cell table:formula="of:=ROUND([.A486]-[$menor.$A$1];1)" office:value-type="float" office:value="54.7" calcext:value-type="float">
            <text:p>54,7</text:p>
          </table:table-cell>
          <table:table-cell office:value-type="float" office:value="1" calcext:value-type="float">
            <text:p>1</text:p>
          </table:table-cell>
          <table:table-cell office:value-type="float" office:value="0.01538" calcext:value-type="float">
            <text:p>0,015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45752" calcext:value-type="float">
            <text:p>1623585579,45752</text:p>
          </table:table-cell>
          <table:table-cell table:formula="of:=ROUND([.A487]-[$menor.$A$1];1)" office:value-type="float" office:value="54.8" calcext:value-type="float">
            <text:p>54,8</text:p>
          </table:table-cell>
          <table:table-cell office:value-type="float" office:value="1" calcext:value-type="float">
            <text:p>1</text:p>
          </table:table-cell>
          <table:table-cell office:value-type="float" office:value="0.01538" calcext:value-type="float">
            <text:p>0,015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55752" calcext:value-type="float">
            <text:p>1623585579,55752</text:p>
          </table:table-cell>
          <table:table-cell table:formula="of:=ROUND([.A488]-[$menor.$A$1];1)" office:value-type="float" office:value="54.9" calcext:value-type="float">
            <text:p>54,9</text:p>
          </table:table-cell>
          <table:table-cell office:value-type="float" office:value="1" calcext:value-type="float">
            <text:p>1</text:p>
          </table:table-cell>
          <table:table-cell office:value-type="float" office:value="0.01538" calcext:value-type="float">
            <text:p>0,015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65754" calcext:value-type="float">
            <text:p>1623585579,65754</text:p>
          </table:table-cell>
          <table:table-cell table:formula="of:=ROUND([.A489]-[$menor.$A$1];1)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01538" calcext:value-type="float">
            <text:p>0,015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75757" calcext:value-type="float">
            <text:p>1623585579,75757</text:p>
          </table:table-cell>
          <table:table-cell table:formula="of:=ROUND([.A490]-[$menor.$A$1];1)" office:value-type="float" office:value="55.1" calcext:value-type="float">
            <text:p>55,1</text:p>
          </table:table-cell>
          <table:table-cell office:value-type="float" office:value="1" calcext:value-type="float">
            <text:p>1</text:p>
          </table:table-cell>
          <table:table-cell office:value-type="float" office:value="0.01538" calcext:value-type="float">
            <text:p>0,01538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85752" calcext:value-type="float">
            <text:p>1623585579,85752</text:p>
          </table:table-cell>
          <table:table-cell table:formula="of:=ROUND([.A491]-[$menor.$A$1];1)" office:value-type="float" office:value="55.2" calcext:value-type="float">
            <text:p>55,2</text:p>
          </table:table-cell>
          <table:table-cell office:value-type="float" office:value="1" calcext:value-type="float">
            <text:p>1</text:p>
          </table:table-cell>
          <table:table-cell office:value-type="float" office:value="0.01441" calcext:value-type="float">
            <text:p>0,014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79.95752" calcext:value-type="float">
            <text:p>1623585579,95752</text:p>
          </table:table-cell>
          <table:table-cell table:formula="of:=ROUND([.A492]-[$menor.$A$1];1)" office:value-type="float" office:value="55.3" calcext:value-type="float">
            <text:p>55,3</text:p>
          </table:table-cell>
          <table:table-cell office:value-type="float" office:value="1" calcext:value-type="float">
            <text:p>1</text:p>
          </table:table-cell>
          <table:table-cell office:value-type="float" office:value="0.01441" calcext:value-type="float">
            <text:p>0,014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05753" calcext:value-type="float">
            <text:p>1623585580,05753</text:p>
          </table:table-cell>
          <table:table-cell table:formula="of:=ROUND([.A493]-[$menor.$A$1];1)" office:value-type="float" office:value="55.4" calcext:value-type="float">
            <text:p>55,4</text:p>
          </table:table-cell>
          <table:table-cell office:value-type="float" office:value="1" calcext:value-type="float">
            <text:p>1</text:p>
          </table:table-cell>
          <table:table-cell office:value-type="float" office:value="0.01441" calcext:value-type="float">
            <text:p>0,014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15752" calcext:value-type="float">
            <text:p>1623585580,15752</text:p>
          </table:table-cell>
          <table:table-cell table:formula="of:=ROUND([.A494]-[$menor.$A$1];1)" office:value-type="float" office:value="55.5" calcext:value-type="float">
            <text:p>55,5</text:p>
          </table:table-cell>
          <table:table-cell office:value-type="float" office:value="1" calcext:value-type="float">
            <text:p>1</text:p>
          </table:table-cell>
          <table:table-cell office:value-type="float" office:value="0.01441" calcext:value-type="float">
            <text:p>0,014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25753" calcext:value-type="float">
            <text:p>1623585580,25753</text:p>
          </table:table-cell>
          <table:table-cell table:formula="of:=ROUND([.A495]-[$menor.$A$1];1)" office:value-type="float" office:value="55.6" calcext:value-type="float">
            <text:p>55,6</text:p>
          </table:table-cell>
          <table:table-cell office:value-type="float" office:value="1" calcext:value-type="float">
            <text:p>1</text:p>
          </table:table-cell>
          <table:table-cell office:value-type="float" office:value="0.01441" calcext:value-type="float">
            <text:p>0,01441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35752" calcext:value-type="float">
            <text:p>1623585580,35752</text:p>
          </table:table-cell>
          <table:table-cell table:formula="of:=ROUND([.A496]-[$menor.$A$1];1)" office:value-type="float" office:value="55.7" calcext:value-type="float">
            <text:p>55,7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45753" calcext:value-type="float">
            <text:p>1623585580,45753</text:p>
          </table:table-cell>
          <table:table-cell table:formula="of:=ROUND([.A497]-[$menor.$A$1];1)" office:value-type="float" office:value="55.8" calcext:value-type="float">
            <text:p>55,8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55752" calcext:value-type="float">
            <text:p>1623585580,55752</text:p>
          </table:table-cell>
          <table:table-cell table:formula="of:=ROUND([.A498]-[$menor.$A$1];1)" office:value-type="float" office:value="55.9" calcext:value-type="float">
            <text:p>55,9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65752" calcext:value-type="float">
            <text:p>1623585580,65752</text:p>
          </table:table-cell>
          <table:table-cell table:formula="of:=ROUND([.A499]-[$menor.$A$1];1)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75752" calcext:value-type="float">
            <text:p>1623585580,75752</text:p>
          </table:table-cell>
          <table:table-cell table:formula="of:=ROUND([.A500]-[$menor.$A$1];1)" office:value-type="float" office:value="56.1" calcext:value-type="float">
            <text:p>56,1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85754" calcext:value-type="float">
            <text:p>1623585580,85754</text:p>
          </table:table-cell>
          <table:table-cell table:formula="of:=ROUND([.A501]-[$menor.$A$1];1)"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0.95754" calcext:value-type="float">
            <text:p>1623585580,95754</text:p>
          </table:table-cell>
          <table:table-cell table:formula="of:=ROUND([.A502]-[$menor.$A$1];1)" office:value-type="float" office:value="56.3" calcext:value-type="float">
            <text:p>56,3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05753" calcext:value-type="float">
            <text:p>1623585581,05753</text:p>
          </table:table-cell>
          <table:table-cell table:formula="of:=ROUND([.A503]-[$menor.$A$1];1)" office:value-type="float" office:value="56.4" calcext:value-type="float">
            <text:p>56,4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15754" calcext:value-type="float">
            <text:p>1623585581,15754</text:p>
          </table:table-cell>
          <table:table-cell table:formula="of:=ROUND([.A504]-[$menor.$A$1];1)" office:value-type="float" office:value="56.5" calcext:value-type="float">
            <text:p>56,5</text:p>
          </table:table-cell>
          <table:table-cell office:value-type="float" office:value="1" calcext:value-type="float">
            <text:p>1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25756" calcext:value-type="float">
            <text:p>1623585581,25756</text:p>
          </table:table-cell>
          <table:table-cell table:formula="of:=ROUND([.A505]-[$menor.$A$1];1)" office:value-type="float" office:value="56.6" calcext:value-type="float">
            <text:p>56,6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35752" calcext:value-type="float">
            <text:p>1623585581,35752</text:p>
          </table:table-cell>
          <table:table-cell table:formula="of:=ROUND([.A506]-[$menor.$A$1];1)" office:value-type="float" office:value="56.7" calcext:value-type="float">
            <text:p>56,7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45754" calcext:value-type="float">
            <text:p>1623585581,45754</text:p>
          </table:table-cell>
          <table:table-cell table:formula="of:=ROUND([.A507]-[$menor.$A$1];1)" office:value-type="float" office:value="56.8" calcext:value-type="float">
            <text:p>56,8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55752" calcext:value-type="float">
            <text:p>1623585581,55752</text:p>
          </table:table-cell>
          <table:table-cell table:formula="of:=ROUND([.A508]-[$menor.$A$1];1)" office:value-type="float" office:value="56.9" calcext:value-type="float">
            <text:p>56,9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65752" calcext:value-type="float">
            <text:p>1623585581,65752</text:p>
          </table:table-cell>
          <table:table-cell table:formula="of:=ROUND([.A509]-[$menor.$A$1];1)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75752" calcext:value-type="float">
            <text:p>1623585581,75752</text:p>
          </table:table-cell>
          <table:table-cell table:formula="of:=ROUND([.A510]-[$menor.$A$1];1)" office:value-type="float" office:value="57.1" calcext:value-type="float">
            <text:p>57,1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85752" calcext:value-type="float">
            <text:p>1623585581,85752</text:p>
          </table:table-cell>
          <table:table-cell table:formula="of:=ROUND([.A511]-[$menor.$A$1];1)" office:value-type="float" office:value="57.2" calcext:value-type="float">
            <text:p>57,2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1.95752" calcext:value-type="float">
            <text:p>1623585581,95752</text:p>
          </table:table-cell>
          <table:table-cell table:formula="of:=ROUND([.A512]-[$menor.$A$1];1)"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05752" calcext:value-type="float">
            <text:p>1623585582,05752</text:p>
          </table:table-cell>
          <table:table-cell table:formula="of:=ROUND([.A513]-[$menor.$A$1];1)" office:value-type="float" office:value="57.4" calcext:value-type="float">
            <text:p>57,4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15752" calcext:value-type="float">
            <text:p>1623585582,15752</text:p>
          </table:table-cell>
          <table:table-cell table:formula="of:=ROUND([.A514]-[$menor.$A$1];1)" office:value-type="float" office:value="57.5" calcext:value-type="float">
            <text:p>57,5</text:p>
          </table:table-cell>
          <table:table-cell office:value-type="float" office:value="1" calcext:value-type="float">
            <text:p>1</text:p>
          </table:table-cell>
          <table:table-cell office:value-type="float" office:value="0.01247" calcext:value-type="float">
            <text:p>0,01247</text:p>
          </table:table-cell>
          <table:table-cell office:value-type="float" office:value="0" calcext:value-type="float">
            <text:p>0</text:p>
          </table:table-cell>
          <table:table-cell office:value-type="float" office:value="2.001455" calcext:value-type="float">
            <text:p>2,001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25752" calcext:value-type="float">
            <text:p>1623585582,25752</text:p>
          </table:table-cell>
          <table:table-cell table:formula="of:=ROUND([.A515]-[$menor.$A$1];1)" office:value-type="float" office:value="57.6" calcext:value-type="float">
            <text:p>57,6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35752" calcext:value-type="float">
            <text:p>1623585582,35752</text:p>
          </table:table-cell>
          <table:table-cell table:formula="of:=ROUND([.A516]-[$menor.$A$1];1)" office:value-type="float" office:value="57.7" calcext:value-type="float">
            <text:p>57,7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45752" calcext:value-type="float">
            <text:p>1623585582,45752</text:p>
          </table:table-cell>
          <table:table-cell table:formula="of:=ROUND([.A517]-[$menor.$A$1];1)" office:value-type="float" office:value="57.8" calcext:value-type="float">
            <text:p>57,8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55753" calcext:value-type="float">
            <text:p>1623585582,55753</text:p>
          </table:table-cell>
          <table:table-cell table:formula="of:=ROUND([.A518]-[$menor.$A$1];1)" office:value-type="float" office:value="57.9" calcext:value-type="float">
            <text:p>57,9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65752" calcext:value-type="float">
            <text:p>1623585582,65752</text:p>
          </table:table-cell>
          <table:table-cell table:formula="of:=ROUND([.A519]-[$menor.$A$1];1)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75752" calcext:value-type="float">
            <text:p>1623585582,75752</text:p>
          </table:table-cell>
          <table:table-cell table:formula="of:=ROUND([.A520]-[$menor.$A$1];1)" office:value-type="float" office:value="58.1" calcext:value-type="float">
            <text:p>58,1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85753" calcext:value-type="float">
            <text:p>1623585582,85753</text:p>
          </table:table-cell>
          <table:table-cell table:formula="of:=ROUND([.A521]-[$menor.$A$1];1)" office:value-type="float" office:value="58.2" calcext:value-type="float">
            <text:p>58,2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2.95753" calcext:value-type="float">
            <text:p>1623585582,95753</text:p>
          </table:table-cell>
          <table:table-cell table:formula="of:=ROUND([.A522]-[$menor.$A$1];1)" office:value-type="float" office:value="58.3" calcext:value-type="float">
            <text:p>58,3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05753" calcext:value-type="float">
            <text:p>1623585583,05753</text:p>
          </table:table-cell>
          <table:table-cell table:formula="of:=ROUND([.A523]-[$menor.$A$1];1)" office:value-type="float" office:value="58.4" calcext:value-type="float">
            <text:p>58,4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15753" calcext:value-type="float">
            <text:p>1623585583,15753</text:p>
          </table:table-cell>
          <table:table-cell table:formula="of:=ROUND([.A524]-[$menor.$A$1];1)" office:value-type="float" office:value="58.5" calcext:value-type="float">
            <text:p>58,5</text:p>
          </table:table-cell>
          <table:table-cell office:value-type="float" office:value="1" calcext:value-type="float">
            <text:p>1</text:p>
          </table:table-cell>
          <table:table-cell office:value-type="float" office:value="0.011015" calcext:value-type="float">
            <text:p>0,01101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25753" calcext:value-type="float">
            <text:p>1623585583,25753</text:p>
          </table:table-cell>
          <table:table-cell table:formula="of:=ROUND([.A525]-[$menor.$A$1];1)" office:value-type="float" office:value="58.6" calcext:value-type="float">
            <text:p>58,6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35755" calcext:value-type="float">
            <text:p>1623585583,35755</text:p>
          </table:table-cell>
          <table:table-cell table:formula="of:=ROUND([.A526]-[$menor.$A$1];1)" office:value-type="float" office:value="58.7" calcext:value-type="float">
            <text:p>58,7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45757" calcext:value-type="float">
            <text:p>1623585583,45757</text:p>
          </table:table-cell>
          <table:table-cell table:formula="of:=ROUND([.A527]-[$menor.$A$1];1)" office:value-type="float" office:value="58.8" calcext:value-type="float">
            <text:p>58,8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55757" calcext:value-type="float">
            <text:p>1623585583,55757</text:p>
          </table:table-cell>
          <table:table-cell table:formula="of:=ROUND([.A528]-[$menor.$A$1];1)" office:value-type="float" office:value="58.9" calcext:value-type="float">
            <text:p>58,9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65757" calcext:value-type="float">
            <text:p>1623585583,65757</text:p>
          </table:table-cell>
          <table:table-cell table:formula="of:=ROUND([.A529]-[$menor.$A$1];1)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75752" calcext:value-type="float">
            <text:p>1623585583,75752</text:p>
          </table:table-cell>
          <table:table-cell table:formula="of:=ROUND([.A530]-[$menor.$A$1];1)" office:value-type="float" office:value="59.1" calcext:value-type="float">
            <text:p>59,1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85754" calcext:value-type="float">
            <text:p>1623585583,85754</text:p>
          </table:table-cell>
          <table:table-cell table:formula="of:=ROUND([.A531]-[$menor.$A$1];1)" office:value-type="float" office:value="59.2" calcext:value-type="float">
            <text:p>59,2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3.95754" calcext:value-type="float">
            <text:p>1623585583,95754</text:p>
          </table:table-cell>
          <table:table-cell table:formula="of:=ROUND([.A532]-[$menor.$A$1];1)" office:value-type="float" office:value="59.3" calcext:value-type="float">
            <text:p>59,3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05754" calcext:value-type="float">
            <text:p>1623585584,05754</text:p>
          </table:table-cell>
          <table:table-cell table:formula="of:=ROUND([.A533]-[$menor.$A$1];1)" office:value-type="float" office:value="59.4" calcext:value-type="float">
            <text:p>59,4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15753" calcext:value-type="float">
            <text:p>1623585584,15753</text:p>
          </table:table-cell>
          <table:table-cell table:formula="of:=ROUND([.A534]-[$menor.$A$1];1)" office:value-type="float" office:value="59.5" calcext:value-type="float">
            <text:p>59,5</text:p>
          </table:table-cell>
          <table:table-cell office:value-type="float" office:value="1" calcext:value-type="float">
            <text:p>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25754" calcext:value-type="float">
            <text:p>1623585584,25754</text:p>
          </table:table-cell>
          <table:table-cell table:formula="of:=ROUND([.A535]-[$menor.$A$1];1)" office:value-type="float" office:value="59.6" calcext:value-type="float">
            <text:p>59,6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35756" calcext:value-type="float">
            <text:p>1623585584,35756</text:p>
          </table:table-cell>
          <table:table-cell table:formula="of:=ROUND([.A536]-[$menor.$A$1];1)" office:value-type="float" office:value="59.7" calcext:value-type="float">
            <text:p>59,7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45754" calcext:value-type="float">
            <text:p>1623585584,45754</text:p>
          </table:table-cell>
          <table:table-cell table:formula="of:=ROUND([.A537]-[$menor.$A$1];1)" office:value-type="float" office:value="59.8" calcext:value-type="float">
            <text:p>59,8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55755" calcext:value-type="float">
            <text:p>1623585584,55755</text:p>
          </table:table-cell>
          <table:table-cell table:formula="of:=ROUND([.A538]-[$menor.$A$1];1)" office:value-type="float" office:value="59.9" calcext:value-type="float">
            <text:p>59,9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65754" calcext:value-type="float">
            <text:p>1623585584,65754</text:p>
          </table:table-cell>
          <table:table-cell table:formula="of:=ROUND([.A539]-[$menor.$A$1];1)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75754" calcext:value-type="float">
            <text:p>1623585584,75754</text:p>
          </table:table-cell>
          <table:table-cell table:formula="of:=ROUND([.A540]-[$menor.$A$1];1)" office:value-type="float" office:value="60.1" calcext:value-type="float">
            <text:p>60,1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85754" calcext:value-type="float">
            <text:p>1623585584,85754</text:p>
          </table:table-cell>
          <table:table-cell table:formula="of:=ROUND([.A541]-[$menor.$A$1];1)" office:value-type="float" office:value="60.2" calcext:value-type="float">
            <text:p>60,2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4.95752" calcext:value-type="float">
            <text:p>1623585584,95752</text:p>
          </table:table-cell>
          <table:table-cell table:formula="of:=ROUND([.A542]-[$menor.$A$1];1)" office:value-type="float" office:value="60.3" calcext:value-type="float">
            <text:p>60,3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05752" calcext:value-type="float">
            <text:p>1623585585,05752</text:p>
          </table:table-cell>
          <table:table-cell table:formula="of:=ROUND([.A543]-[$menor.$A$1];1)" office:value-type="float" office:value="60.4" calcext:value-type="float">
            <text:p>60,4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15752" calcext:value-type="float">
            <text:p>1623585585,15752</text:p>
          </table:table-cell>
          <table:table-cell table:formula="of:=ROUND([.A544]-[$menor.$A$1];1)" office:value-type="float" office:value="60.5" calcext:value-type="float">
            <text:p>60,5</text:p>
          </table:table-cell>
          <table:table-cell office:value-type="float" office:value="1" calcext:value-type="float">
            <text:p>1</text:p>
          </table:table-cell>
          <table:table-cell office:value-type="float" office:value="0.009075" calcext:value-type="float">
            <text:p>0,00907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25754" calcext:value-type="float">
            <text:p>1623585585,25754</text:p>
          </table:table-cell>
          <table:table-cell table:formula="of:=ROUND([.A545]-[$menor.$A$1];1)" office:value-type="float" office:value="60.6" calcext:value-type="float">
            <text:p>60,6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35753" calcext:value-type="float">
            <text:p>1623585585,35753</text:p>
          </table:table-cell>
          <table:table-cell table:formula="of:=ROUND([.A546]-[$menor.$A$1];1)" office:value-type="float" office:value="60.7" calcext:value-type="float">
            <text:p>60,7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45753" calcext:value-type="float">
            <text:p>1623585585,45753</text:p>
          </table:table-cell>
          <table:table-cell table:formula="of:=ROUND([.A547]-[$menor.$A$1];1)" office:value-type="float" office:value="60.8" calcext:value-type="float">
            <text:p>60,8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55755" calcext:value-type="float">
            <text:p>1623585585,55755</text:p>
          </table:table-cell>
          <table:table-cell table:formula="of:=ROUND([.A548]-[$menor.$A$1];1)" office:value-type="float" office:value="60.9" calcext:value-type="float">
            <text:p>60,9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65755" calcext:value-type="float">
            <text:p>1623585585,65755</text:p>
          </table:table-cell>
          <table:table-cell table:formula="of:=ROUND([.A549]-[$menor.$A$1];1)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75752" calcext:value-type="float">
            <text:p>1623585585,75752</text:p>
          </table:table-cell>
          <table:table-cell table:formula="of:=ROUND([.A550]-[$menor.$A$1];1)" office:value-type="float" office:value="61.1" calcext:value-type="float">
            <text:p>61,1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85752" calcext:value-type="float">
            <text:p>1623585585,85752</text:p>
          </table:table-cell>
          <table:table-cell table:formula="of:=ROUND([.A551]-[$menor.$A$1];1)" office:value-type="float" office:value="61.2" calcext:value-type="float">
            <text:p>61,2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5.95752" calcext:value-type="float">
            <text:p>1623585585,95752</text:p>
          </table:table-cell>
          <table:table-cell table:formula="of:=ROUND([.A552]-[$menor.$A$1];1)" office:value-type="float" office:value="61.3" calcext:value-type="float">
            <text:p>61,3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05753" calcext:value-type="float">
            <text:p>1623585586,05753</text:p>
          </table:table-cell>
          <table:table-cell table:formula="of:=ROUND([.A553]-[$menor.$A$1];1)" office:value-type="float" office:value="61.4" calcext:value-type="float">
            <text:p>61,4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15753" calcext:value-type="float">
            <text:p>1623585586,15753</text:p>
          </table:table-cell>
          <table:table-cell table:formula="of:=ROUND([.A554]-[$menor.$A$1];1)" office:value-type="float" office:value="61.5" calcext:value-type="float">
            <text:p>61,5</text:p>
          </table:table-cell>
          <table:table-cell office:value-type="float" office:value="1" calcext:value-type="float">
            <text:p>1</text:p>
          </table:table-cell>
          <table:table-cell office:value-type="float" office:value="0.008105" calcext:value-type="float">
            <text:p>0,00810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25754" calcext:value-type="float">
            <text:p>1623585586,25754</text:p>
          </table:table-cell>
          <table:table-cell table:formula="of:=ROUND([.A555]-[$menor.$A$1];1)" office:value-type="float" office:value="61.6" calcext:value-type="float">
            <text:p>61,6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35754" calcext:value-type="float">
            <text:p>1623585586,35754</text:p>
          </table:table-cell>
          <table:table-cell table:formula="of:=ROUND([.A556]-[$menor.$A$1];1)" office:value-type="float" office:value="61.7" calcext:value-type="float">
            <text:p>61,7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45752" calcext:value-type="float">
            <text:p>1623585586,45752</text:p>
          </table:table-cell>
          <table:table-cell table:formula="of:=ROUND([.A557]-[$menor.$A$1];1)" office:value-type="float" office:value="61.8" calcext:value-type="float">
            <text:p>61,8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55752" calcext:value-type="float">
            <text:p>1623585586,55752</text:p>
          </table:table-cell>
          <table:table-cell table:formula="of:=ROUND([.A558]-[$menor.$A$1];1)" office:value-type="float" office:value="61.9" calcext:value-type="float">
            <text:p>61,9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65753" calcext:value-type="float">
            <text:p>1623585586,65753</text:p>
          </table:table-cell>
          <table:table-cell table:formula="of:=ROUND([.A559]-[$menor.$A$1];1)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75754" calcext:value-type="float">
            <text:p>1623585586,75754</text:p>
          </table:table-cell>
          <table:table-cell table:formula="of:=ROUND([.A560]-[$menor.$A$1];1)" office:value-type="float" office:value="62.1" calcext:value-type="float">
            <text:p>62,1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85756" calcext:value-type="float">
            <text:p>1623585586,85756</text:p>
          </table:table-cell>
          <table:table-cell table:formula="of:=ROUND([.A561]-[$menor.$A$1];1)" office:value-type="float" office:value="62.2" calcext:value-type="float">
            <text:p>62,2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6.95756" calcext:value-type="float">
            <text:p>1623585586,95756</text:p>
          </table:table-cell>
          <table:table-cell table:formula="of:=ROUND([.A562]-[$menor.$A$1];1)" office:value-type="float" office:value="62.3" calcext:value-type="float">
            <text:p>62,3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05752" calcext:value-type="float">
            <text:p>1623585587,05752</text:p>
          </table:table-cell>
          <table:table-cell table:formula="of:=ROUND([.A563]-[$menor.$A$1];1)" office:value-type="float" office:value="62.4" calcext:value-type="float">
            <text:p>62,4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15752" calcext:value-type="float">
            <text:p>1623585587,15752</text:p>
          </table:table-cell>
          <table:table-cell table:formula="of:=ROUND([.A564]-[$menor.$A$1];1)" office:value-type="float" office:value="62.5" calcext:value-type="float">
            <text:p>62,5</text:p>
          </table:table-cell>
          <table:table-cell office:value-type="float" office:value="1" calcext:value-type="float">
            <text:p>1</text:p>
          </table:table-cell>
          <table:table-cell office:value-type="float" office:value="0.007135" calcext:value-type="float">
            <text:p>0,00713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25756" calcext:value-type="float">
            <text:p>1623585587,25756</text:p>
          </table:table-cell>
          <table:table-cell table:formula="of:=ROUND([.A565]-[$menor.$A$1];1)" office:value-type="float" office:value="62.6" calcext:value-type="float">
            <text:p>62,6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35754" calcext:value-type="float">
            <text:p>1623585587,35754</text:p>
          </table:table-cell>
          <table:table-cell table:formula="of:=ROUND([.A566]-[$menor.$A$1];1)" office:value-type="float" office:value="62.7" calcext:value-type="float">
            <text:p>62,7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45754" calcext:value-type="float">
            <text:p>1623585587,45754</text:p>
          </table:table-cell>
          <table:table-cell table:formula="of:=ROUND([.A567]-[$menor.$A$1];1)" office:value-type="float" office:value="62.8" calcext:value-type="float">
            <text:p>62,8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55756" calcext:value-type="float">
            <text:p>1623585587,55756</text:p>
          </table:table-cell>
          <table:table-cell table:formula="of:=ROUND([.A568]-[$menor.$A$1];1)" office:value-type="float" office:value="62.9" calcext:value-type="float">
            <text:p>62,9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65753" calcext:value-type="float">
            <text:p>1623585587,65753</text:p>
          </table:table-cell>
          <table:table-cell table:formula="of:=ROUND([.A569]-[$menor.$A$1];1)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75753" calcext:value-type="float">
            <text:p>1623585587,75753</text:p>
          </table:table-cell>
          <table:table-cell table:formula="of:=ROUND([.A570]-[$menor.$A$1];1)" office:value-type="float" office:value="63.1" calcext:value-type="float">
            <text:p>63,1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85753" calcext:value-type="float">
            <text:p>1623585587,85753</text:p>
          </table:table-cell>
          <table:table-cell table:formula="of:=ROUND([.A571]-[$menor.$A$1];1)" office:value-type="float" office:value="63.2" calcext:value-type="float">
            <text:p>63,2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7.95757" calcext:value-type="float">
            <text:p>1623585587,95757</text:p>
          </table:table-cell>
          <table:table-cell table:formula="of:=ROUND([.A572]-[$menor.$A$1];1)" office:value-type="float" office:value="63.3" calcext:value-type="float">
            <text:p>63,3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05754" calcext:value-type="float">
            <text:p>1623585588,05754</text:p>
          </table:table-cell>
          <table:table-cell table:formula="of:=ROUND([.A573]-[$menor.$A$1];1)" office:value-type="float" office:value="63.4" calcext:value-type="float">
            <text:p>63,4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15752" calcext:value-type="float">
            <text:p>1623585588,15752</text:p>
          </table:table-cell>
          <table:table-cell table:formula="of:=ROUND([.A574]-[$menor.$A$1];1)" office:value-type="float" office:value="63.5" calcext:value-type="float">
            <text:p>63,5</text:p>
          </table:table-cell>
          <table:table-cell office:value-type="float" office:value="1" calcext:value-type="float">
            <text:p>1</text:p>
          </table:table-cell>
          <table:table-cell office:value-type="float" office:value="0.006165" calcext:value-type="float">
            <text:p>0,00616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25752" calcext:value-type="float">
            <text:p>1623585588,25752</text:p>
          </table:table-cell>
          <table:table-cell table:formula="of:=ROUND([.A575]-[$menor.$A$1];1)" office:value-type="float" office:value="63.6" calcext:value-type="float">
            <text:p>63,6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35752" calcext:value-type="float">
            <text:p>1623585588,35752</text:p>
          </table:table-cell>
          <table:table-cell table:formula="of:=ROUND([.A576]-[$menor.$A$1];1)" office:value-type="float" office:value="63.7" calcext:value-type="float">
            <text:p>63,7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45756" calcext:value-type="float">
            <text:p>1623585588,45756</text:p>
          </table:table-cell>
          <table:table-cell table:formula="of:=ROUND([.A577]-[$menor.$A$1];1)" office:value-type="float" office:value="63.8" calcext:value-type="float">
            <text:p>63,8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55756" calcext:value-type="float">
            <text:p>1623585588,55756</text:p>
          </table:table-cell>
          <table:table-cell table:formula="of:=ROUND([.A578]-[$menor.$A$1];1)" office:value-type="float" office:value="63.9" calcext:value-type="float">
            <text:p>63,9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65752" calcext:value-type="float">
            <text:p>1623585588,65752</text:p>
          </table:table-cell>
          <table:table-cell table:formula="of:=ROUND([.A579]-[$menor.$A$1];1)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75754" calcext:value-type="float">
            <text:p>1623585588,75754</text:p>
          </table:table-cell>
          <table:table-cell table:formula="of:=ROUND([.A580]-[$menor.$A$1];1)" office:value-type="float" office:value="64.1" calcext:value-type="float">
            <text:p>64,1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85752" calcext:value-type="float">
            <text:p>1623585588,85752</text:p>
          </table:table-cell>
          <table:table-cell table:formula="of:=ROUND([.A581]-[$menor.$A$1];1)" office:value-type="float" office:value="64.2" calcext:value-type="float">
            <text:p>64,2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8.95754" calcext:value-type="float">
            <text:p>1623585588,95754</text:p>
          </table:table-cell>
          <table:table-cell table:formula="of:=ROUND([.A582]-[$menor.$A$1];1)" office:value-type="float" office:value="64.3" calcext:value-type="float">
            <text:p>64,3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05752" calcext:value-type="float">
            <text:p>1623585589,05752</text:p>
          </table:table-cell>
          <table:table-cell table:formula="of:=ROUND([.A583]-[$menor.$A$1];1)" office:value-type="float" office:value="64.4" calcext:value-type="float">
            <text:p>64,4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15754" calcext:value-type="float">
            <text:p>1623585589,15754</text:p>
          </table:table-cell>
          <table:table-cell table:formula="of:=ROUND([.A584]-[$menor.$A$1];1)" office:value-type="float" office:value="64.5" calcext:value-type="float">
            <text:p>64,5</text:p>
          </table:table-cell>
          <table:table-cell office:value-type="float" office:value="1" calcext:value-type="float">
            <text:p>1</text:p>
          </table:table-cell>
          <table:table-cell office:value-type="float" office:value="0.005195" calcext:value-type="float">
            <text:p>0,005195</text:p>
          </table:table-cell>
          <table:table-cell office:value-type="float" office:value="0" calcext:value-type="float">
            <text:p>0</text:p>
          </table:table-cell>
          <table:table-cell office:value-type="float" office:value="2.00097" calcext:value-type="float">
            <text:p>2,00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25753" calcext:value-type="float">
            <text:p>1623585589,25753</text:p>
          </table:table-cell>
          <table:table-cell table:formula="of:=ROUND([.A585]-[$menor.$A$1];1)" office:value-type="float" office:value="64.6" calcext:value-type="float">
            <text:p>64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35752" calcext:value-type="float">
            <text:p>1623585589,35752</text:p>
          </table:table-cell>
          <table:table-cell table:formula="of:=ROUND([.A586]-[$menor.$A$1];1)" office:value-type="float" office:value="64.7" calcext:value-type="float">
            <text:p>64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45757" calcext:value-type="float">
            <text:p>1623585589,45757</text:p>
          </table:table-cell>
          <table:table-cell table:formula="of:=ROUND([.A587]-[$menor.$A$1];1)" office:value-type="float" office:value="64.8" calcext:value-type="float">
            <text:p>64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55757" calcext:value-type="float">
            <text:p>1623585589,55757</text:p>
          </table:table-cell>
          <table:table-cell table:formula="of:=ROUND([.A588]-[$menor.$A$1];1)" office:value-type="float" office:value="64.9" calcext:value-type="float">
            <text:p>64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65757" calcext:value-type="float">
            <text:p>1623585589,65757</text:p>
          </table:table-cell>
          <table:table-cell table:formula="of:=ROUND([.A589]-[$menor.$A$1];1)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75757" calcext:value-type="float">
            <text:p>1623585589,75757</text:p>
          </table:table-cell>
          <table:table-cell table:formula="of:=ROUND([.A590]-[$menor.$A$1];1)" office:value-type="float" office:value="65.1" calcext:value-type="float">
            <text:p>65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85755" calcext:value-type="float">
            <text:p>1623585589,85755</text:p>
          </table:table-cell>
          <table:table-cell table:formula="of:=ROUND([.A591]-[$menor.$A$1];1)" office:value-type="float" office:value="65.2" calcext:value-type="float">
            <text:p>65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89.95753" calcext:value-type="float">
            <text:p>1623585589,95753</text:p>
          </table:table-cell>
          <table:table-cell table:formula="of:=ROUND([.A592]-[$menor.$A$1];1)" office:value-type="float" office:value="65.3" calcext:value-type="float">
            <text:p>65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05757" calcext:value-type="float">
            <text:p>1623585590,05757</text:p>
          </table:table-cell>
          <table:table-cell table:formula="of:=ROUND([.A593]-[$menor.$A$1];1)" office:value-type="float" office:value="65.4" calcext:value-type="float">
            <text:p>65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15756" calcext:value-type="float">
            <text:p>1623585590,15756</text:p>
          </table:table-cell>
          <table:table-cell table:formula="of:=ROUND([.A594]-[$menor.$A$1];1)" office:value-type="float" office:value="65.5" calcext:value-type="float">
            <text:p>65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25757" calcext:value-type="float">
            <text:p>1623585590,25757</text:p>
          </table:table-cell>
          <table:table-cell table:formula="of:=ROUND([.A595]-[$menor.$A$1];1)" office:value-type="float" office:value="65.6" calcext:value-type="float">
            <text:p>65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35756" calcext:value-type="float">
            <text:p>1623585590,35756</text:p>
          </table:table-cell>
          <table:table-cell table:formula="of:=ROUND([.A596]-[$menor.$A$1];1)" office:value-type="float" office:value="65.7" calcext:value-type="float">
            <text:p>65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45755" calcext:value-type="float">
            <text:p>1623585590,45755</text:p>
          </table:table-cell>
          <table:table-cell table:formula="of:=ROUND([.A597]-[$menor.$A$1];1)" office:value-type="float" office:value="65.8" calcext:value-type="float">
            <text:p>65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55757" calcext:value-type="float">
            <text:p>1623585590,55757</text:p>
          </table:table-cell>
          <table:table-cell table:formula="of:=ROUND([.A598]-[$menor.$A$1];1)" office:value-type="float" office:value="65.9" calcext:value-type="float">
            <text:p>65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65754" calcext:value-type="float">
            <text:p>1623585590,65754</text:p>
          </table:table-cell>
          <table:table-cell table:formula="of:=ROUND([.A599]-[$menor.$A$1];1)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75756" calcext:value-type="float">
            <text:p>1623585590,75756</text:p>
          </table:table-cell>
          <table:table-cell table:formula="of:=ROUND([.A600]-[$menor.$A$1];1)" office:value-type="float" office:value="66.1" calcext:value-type="float">
            <text:p>66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85756" calcext:value-type="float">
            <text:p>1623585590,85756</text:p>
          </table:table-cell>
          <table:table-cell table:formula="of:=ROUND([.A601]-[$menor.$A$1];1)" office:value-type="float" office:value="66.2" calcext:value-type="float">
            <text:p>66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0.95752" calcext:value-type="float">
            <text:p>1623585590,95752</text:p>
          </table:table-cell>
          <table:table-cell table:formula="of:=ROUND([.A602]-[$menor.$A$1];1)" office:value-type="float" office:value="66.3" calcext:value-type="float">
            <text:p>66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05756" calcext:value-type="float">
            <text:p>1623585591,05756</text:p>
          </table:table-cell>
          <table:table-cell table:formula="of:=ROUND([.A603]-[$menor.$A$1];1)" office:value-type="float" office:value="66.4" calcext:value-type="float">
            <text:p>66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15754" calcext:value-type="float">
            <text:p>1623585591,15754</text:p>
          </table:table-cell>
          <table:table-cell table:formula="of:=ROUND([.A604]-[$menor.$A$1];1)" office:value-type="float" office:value="66.5" calcext:value-type="float">
            <text:p>66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25754" calcext:value-type="float">
            <text:p>1623585591,25754</text:p>
          </table:table-cell>
          <table:table-cell table:formula="of:=ROUND([.A605]-[$menor.$A$1];1)" office:value-type="float" office:value="66.6" calcext:value-type="float">
            <text:p>66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35754" calcext:value-type="float">
            <text:p>1623585591,35754</text:p>
          </table:table-cell>
          <table:table-cell table:formula="of:=ROUND([.A606]-[$menor.$A$1];1)" office:value-type="float" office:value="66.7" calcext:value-type="float">
            <text:p>66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45754" calcext:value-type="float">
            <text:p>1623585591,45754</text:p>
          </table:table-cell>
          <table:table-cell table:formula="of:=ROUND([.A607]-[$menor.$A$1];1)" office:value-type="float" office:value="66.8" calcext:value-type="float">
            <text:p>66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55754" calcext:value-type="float">
            <text:p>1623585591,55754</text:p>
          </table:table-cell>
          <table:table-cell table:formula="of:=ROUND([.A608]-[$menor.$A$1];1)" office:value-type="float" office:value="66.9" calcext:value-type="float">
            <text:p>66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65754" calcext:value-type="float">
            <text:p>1623585591,65754</text:p>
          </table:table-cell>
          <table:table-cell table:formula="of:=ROUND([.A609]-[$menor.$A$1];1)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75754" calcext:value-type="float">
            <text:p>1623585591,75754</text:p>
          </table:table-cell>
          <table:table-cell table:formula="of:=ROUND([.A610]-[$menor.$A$1];1)" office:value-type="float" office:value="67.1" calcext:value-type="float">
            <text:p>67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85754" calcext:value-type="float">
            <text:p>1623585591,85754</text:p>
          </table:table-cell>
          <table:table-cell table:formula="of:=ROUND([.A611]-[$menor.$A$1];1)" office:value-type="float" office:value="67.2" calcext:value-type="float">
            <text:p>67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1.95757" calcext:value-type="float">
            <text:p>1623585591,95757</text:p>
          </table:table-cell>
          <table:table-cell table:formula="of:=ROUND([.A612]-[$menor.$A$1];1)" office:value-type="float" office:value="67.3" calcext:value-type="float">
            <text:p>67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05753" calcext:value-type="float">
            <text:p>1623585592,05753</text:p>
          </table:table-cell>
          <table:table-cell table:formula="of:=ROUND([.A613]-[$menor.$A$1];1)" office:value-type="float" office:value="67.4" calcext:value-type="float">
            <text:p>67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15753" calcext:value-type="float">
            <text:p>1623585592,15753</text:p>
          </table:table-cell>
          <table:table-cell table:formula="of:=ROUND([.A614]-[$menor.$A$1];1)" office:value-type="float" office:value="67.5" calcext:value-type="float">
            <text:p>67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25756" calcext:value-type="float">
            <text:p>1623585592,25756</text:p>
          </table:table-cell>
          <table:table-cell table:formula="of:=ROUND([.A615]-[$menor.$A$1];1)" office:value-type="float" office:value="67.6" calcext:value-type="float">
            <text:p>67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35756" calcext:value-type="float">
            <text:p>1623585592,35756</text:p>
          </table:table-cell>
          <table:table-cell table:formula="of:=ROUND([.A616]-[$menor.$A$1];1)" office:value-type="float" office:value="67.7" calcext:value-type="float">
            <text:p>67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45753" calcext:value-type="float">
            <text:p>1623585592,45753</text:p>
          </table:table-cell>
          <table:table-cell table:formula="of:=ROUND([.A617]-[$menor.$A$1];1)" office:value-type="float" office:value="67.8" calcext:value-type="float">
            <text:p>67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55753" calcext:value-type="float">
            <text:p>1623585592,55753</text:p>
          </table:table-cell>
          <table:table-cell table:formula="of:=ROUND([.A618]-[$menor.$A$1];1)" office:value-type="float" office:value="67.9" calcext:value-type="float">
            <text:p>67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65753" calcext:value-type="float">
            <text:p>1623585592,65753</text:p>
          </table:table-cell>
          <table:table-cell table:formula="of:=ROUND([.A619]-[$menor.$A$1];1)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75754" calcext:value-type="float">
            <text:p>1623585592,75754</text:p>
          </table:table-cell>
          <table:table-cell table:formula="of:=ROUND([.A620]-[$menor.$A$1];1)" office:value-type="float" office:value="68.1" calcext:value-type="float">
            <text:p>68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85753" calcext:value-type="float">
            <text:p>1623585592,85753</text:p>
          </table:table-cell>
          <table:table-cell table:formula="of:=ROUND([.A621]-[$menor.$A$1];1)" office:value-type="float" office:value="68.2" calcext:value-type="float">
            <text:p>68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2.95753" calcext:value-type="float">
            <text:p>1623585592,95753</text:p>
          </table:table-cell>
          <table:table-cell table:formula="of:=ROUND([.A622]-[$menor.$A$1];1)" office:value-type="float" office:value="68.3" calcext:value-type="float">
            <text:p>68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05753" calcext:value-type="float">
            <text:p>1623585593,05753</text:p>
          </table:table-cell>
          <table:table-cell table:formula="of:=ROUND([.A623]-[$menor.$A$1];1)" office:value-type="float" office:value="68.4" calcext:value-type="float">
            <text:p>68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15756" calcext:value-type="float">
            <text:p>1623585593,15756</text:p>
          </table:table-cell>
          <table:table-cell table:formula="of:=ROUND([.A624]-[$menor.$A$1];1)" office:value-type="float" office:value="68.5" calcext:value-type="float">
            <text:p>68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25756" calcext:value-type="float">
            <text:p>1623585593,25756</text:p>
          </table:table-cell>
          <table:table-cell table:formula="of:=ROUND([.A625]-[$menor.$A$1];1)" office:value-type="float" office:value="68.6" calcext:value-type="float">
            <text:p>68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35756" calcext:value-type="float">
            <text:p>1623585593,35756</text:p>
          </table:table-cell>
          <table:table-cell table:formula="of:=ROUND([.A626]-[$menor.$A$1];1)" office:value-type="float" office:value="68.7" calcext:value-type="float">
            <text:p>68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45756" calcext:value-type="float">
            <text:p>1623585593,45756</text:p>
          </table:table-cell>
          <table:table-cell table:formula="of:=ROUND([.A627]-[$menor.$A$1];1)" office:value-type="float" office:value="68.8" calcext:value-type="float">
            <text:p>68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55757" calcext:value-type="float">
            <text:p>1623585593,55757</text:p>
          </table:table-cell>
          <table:table-cell table:formula="of:=ROUND([.A628]-[$menor.$A$1];1)" office:value-type="float" office:value="68.9" calcext:value-type="float">
            <text:p>68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65753" calcext:value-type="float">
            <text:p>1623585593,65753</text:p>
          </table:table-cell>
          <table:table-cell table:formula="of:=ROUND([.A629]-[$menor.$A$1];1)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75753" calcext:value-type="float">
            <text:p>1623585593,75753</text:p>
          </table:table-cell>
          <table:table-cell table:formula="of:=ROUND([.A630]-[$menor.$A$1];1)" office:value-type="float" office:value="69.1" calcext:value-type="float">
            <text:p>69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85753" calcext:value-type="float">
            <text:p>1623585593,85753</text:p>
          </table:table-cell>
          <table:table-cell table:formula="of:=ROUND([.A631]-[$menor.$A$1];1)" office:value-type="float" office:value="69.2" calcext:value-type="float">
            <text:p>69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3.95753" calcext:value-type="float">
            <text:p>1623585593,95753</text:p>
          </table:table-cell>
          <table:table-cell table:formula="of:=ROUND([.A632]-[$menor.$A$1];1)" office:value-type="float" office:value="69.3" calcext:value-type="float">
            <text:p>69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05756" calcext:value-type="float">
            <text:p>1623585594,05756</text:p>
          </table:table-cell>
          <table:table-cell table:formula="of:=ROUND([.A633]-[$menor.$A$1];1)" office:value-type="float" office:value="69.4" calcext:value-type="float">
            <text:p>69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15755" calcext:value-type="float">
            <text:p>1623585594,15755</text:p>
          </table:table-cell>
          <table:table-cell table:formula="of:=ROUND([.A634]-[$menor.$A$1];1)" office:value-type="float" office:value="69.5" calcext:value-type="float">
            <text:p>69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25756" calcext:value-type="float">
            <text:p>1623585594,25756</text:p>
          </table:table-cell>
          <table:table-cell table:formula="of:=ROUND([.A635]-[$menor.$A$1];1)" office:value-type="float" office:value="69.6" calcext:value-type="float">
            <text:p>69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35753" calcext:value-type="float">
            <text:p>1623585594,35753</text:p>
          </table:table-cell>
          <table:table-cell table:formula="of:=ROUND([.A636]-[$menor.$A$1];1)" office:value-type="float" office:value="69.7" calcext:value-type="float">
            <text:p>69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45752" calcext:value-type="float">
            <text:p>1623585594,45752</text:p>
          </table:table-cell>
          <table:table-cell table:formula="of:=ROUND([.A637]-[$menor.$A$1];1)" office:value-type="float" office:value="69.8" calcext:value-type="float">
            <text:p>69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55753" calcext:value-type="float">
            <text:p>1623585594,55753</text:p>
          </table:table-cell>
          <table:table-cell table:formula="of:=ROUND([.A638]-[$menor.$A$1];1)" office:value-type="float" office:value="69.9" calcext:value-type="float">
            <text:p>69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65753" calcext:value-type="float">
            <text:p>1623585594,65753</text:p>
          </table:table-cell>
          <table:table-cell table:formula="of:=ROUND([.A639]-[$menor.$A$1];1)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75752" calcext:value-type="float">
            <text:p>1623585594,75752</text:p>
          </table:table-cell>
          <table:table-cell table:formula="of:=ROUND([.A640]-[$menor.$A$1];1)" office:value-type="float" office:value="70.1" calcext:value-type="float">
            <text:p>70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85752" calcext:value-type="float">
            <text:p>1623585594,85752</text:p>
          </table:table-cell>
          <table:table-cell table:formula="of:=ROUND([.A641]-[$menor.$A$1];1)" office:value-type="float" office:value="70.2" calcext:value-type="float">
            <text:p>70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4.95752" calcext:value-type="float">
            <text:p>1623585594,95752</text:p>
          </table:table-cell>
          <table:table-cell table:formula="of:=ROUND([.A642]-[$menor.$A$1];1)" office:value-type="float" office:value="70.3" calcext:value-type="float">
            <text:p>70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05757" calcext:value-type="float">
            <text:p>1623585595,05757</text:p>
          </table:table-cell>
          <table:table-cell table:formula="of:=ROUND([.A643]-[$menor.$A$1];1)" office:value-type="float" office:value="70.4" calcext:value-type="float">
            <text:p>70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15757" calcext:value-type="float">
            <text:p>1623585595,15757</text:p>
          </table:table-cell>
          <table:table-cell table:formula="of:=ROUND([.A644]-[$menor.$A$1];1)" office:value-type="float" office:value="70.5" calcext:value-type="float">
            <text:p>70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25756" calcext:value-type="float">
            <text:p>1623585595,25756</text:p>
          </table:table-cell>
          <table:table-cell table:formula="of:=ROUND([.A645]-[$menor.$A$1];1)" office:value-type="float" office:value="70.6" calcext:value-type="float">
            <text:p>70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35757" calcext:value-type="float">
            <text:p>1623585595,35757</text:p>
          </table:table-cell>
          <table:table-cell table:formula="of:=ROUND([.A646]-[$menor.$A$1];1)" office:value-type="float" office:value="70.7" calcext:value-type="float">
            <text:p>70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45756" calcext:value-type="float">
            <text:p>1623585595,45756</text:p>
          </table:table-cell>
          <table:table-cell table:formula="of:=ROUND([.A647]-[$menor.$A$1];1)" office:value-type="float" office:value="70.8" calcext:value-type="float">
            <text:p>70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55756" calcext:value-type="float">
            <text:p>1623585595,55756</text:p>
          </table:table-cell>
          <table:table-cell table:formula="of:=ROUND([.A648]-[$menor.$A$1];1)" office:value-type="float" office:value="70.9" calcext:value-type="float">
            <text:p>70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65757" calcext:value-type="float">
            <text:p>1623585595,65757</text:p>
          </table:table-cell>
          <table:table-cell table:formula="of:=ROUND([.A649]-[$menor.$A$1];1)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75754" calcext:value-type="float">
            <text:p>1623585595,75754</text:p>
          </table:table-cell>
          <table:table-cell table:formula="of:=ROUND([.A650]-[$menor.$A$1];1)" office:value-type="float" office:value="71.1" calcext:value-type="float">
            <text:p>71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85753" calcext:value-type="float">
            <text:p>1623585595,85753</text:p>
          </table:table-cell>
          <table:table-cell table:formula="of:=ROUND([.A651]-[$menor.$A$1];1)" office:value-type="float" office:value="71.2" calcext:value-type="float">
            <text:p>71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5.95756" calcext:value-type="float">
            <text:p>1623585595,95756</text:p>
          </table:table-cell>
          <table:table-cell table:formula="of:=ROUND([.A652]-[$menor.$A$1];1)" office:value-type="float" office:value="71.3" calcext:value-type="float">
            <text:p>71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05754" calcext:value-type="float">
            <text:p>1623585596,05754</text:p>
          </table:table-cell>
          <table:table-cell table:formula="of:=ROUND([.A653]-[$menor.$A$1];1)" office:value-type="float" office:value="71.4" calcext:value-type="float">
            <text:p>71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15756" calcext:value-type="float">
            <text:p>1623585596,15756</text:p>
          </table:table-cell>
          <table:table-cell table:formula="of:=ROUND([.A654]-[$menor.$A$1];1)" office:value-type="float" office:value="71.5" calcext:value-type="float">
            <text:p>71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25753" calcext:value-type="float">
            <text:p>1623585596,25753</text:p>
          </table:table-cell>
          <table:table-cell table:formula="of:=ROUND([.A655]-[$menor.$A$1];1)" office:value-type="float" office:value="71.6" calcext:value-type="float">
            <text:p>71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35753" calcext:value-type="float">
            <text:p>1623585596,35753</text:p>
          </table:table-cell>
          <table:table-cell table:formula="of:=ROUND([.A656]-[$menor.$A$1];1)" office:value-type="float" office:value="71.7" calcext:value-type="float">
            <text:p>71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45753" calcext:value-type="float">
            <text:p>1623585596,45753</text:p>
          </table:table-cell>
          <table:table-cell table:formula="of:=ROUND([.A657]-[$menor.$A$1];1)" office:value-type="float" office:value="71.8" calcext:value-type="float">
            <text:p>71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55755" calcext:value-type="float">
            <text:p>1623585596,55755</text:p>
          </table:table-cell>
          <table:table-cell table:formula="of:=ROUND([.A658]-[$menor.$A$1];1)" office:value-type="float" office:value="71.9" calcext:value-type="float">
            <text:p>71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65756" calcext:value-type="float">
            <text:p>1623585596,65756</text:p>
          </table:table-cell>
          <table:table-cell table:formula="of:=ROUND([.A659]-[$menor.$A$1];1)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75753" calcext:value-type="float">
            <text:p>1623585596,75753</text:p>
          </table:table-cell>
          <table:table-cell table:formula="of:=ROUND([.A660]-[$menor.$A$1];1)" office:value-type="float" office:value="72.1" calcext:value-type="float">
            <text:p>72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85757" calcext:value-type="float">
            <text:p>1623585596,85757</text:p>
          </table:table-cell>
          <table:table-cell table:formula="of:=ROUND([.A661]-[$menor.$A$1];1)" office:value-type="float" office:value="72.2" calcext:value-type="float">
            <text:p>72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6.95757" calcext:value-type="float">
            <text:p>1623585596,95757</text:p>
          </table:table-cell>
          <table:table-cell table:formula="of:=ROUND([.A662]-[$menor.$A$1];1)" office:value-type="float" office:value="72.3" calcext:value-type="float">
            <text:p>72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05757" calcext:value-type="float">
            <text:p>1623585597,05757</text:p>
          </table:table-cell>
          <table:table-cell table:formula="of:=ROUND([.A663]-[$menor.$A$1];1)" office:value-type="float" office:value="72.4" calcext:value-type="float">
            <text:p>72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15752" calcext:value-type="float">
            <text:p>1623585597,15752</text:p>
          </table:table-cell>
          <table:table-cell table:formula="of:=ROUND([.A664]-[$menor.$A$1];1)" office:value-type="float" office:value="72.5" calcext:value-type="float">
            <text:p>72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25757" calcext:value-type="float">
            <text:p>1623585597,25757</text:p>
          </table:table-cell>
          <table:table-cell table:formula="of:=ROUND([.A665]-[$menor.$A$1];1)" office:value-type="float" office:value="72.6" calcext:value-type="float">
            <text:p>72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35757" calcext:value-type="float">
            <text:p>1623585597,35757</text:p>
          </table:table-cell>
          <table:table-cell table:formula="of:=ROUND([.A666]-[$menor.$A$1];1)" office:value-type="float" office:value="72.7" calcext:value-type="float">
            <text:p>72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45755" calcext:value-type="float">
            <text:p>1623585597,45755</text:p>
          </table:table-cell>
          <table:table-cell table:formula="of:=ROUND([.A667]-[$menor.$A$1];1)" office:value-type="float" office:value="72.8" calcext:value-type="float">
            <text:p>72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55755" calcext:value-type="float">
            <text:p>1623585597,55755</text:p>
          </table:table-cell>
          <table:table-cell table:formula="of:=ROUND([.A668]-[$menor.$A$1];1)" office:value-type="float" office:value="72.9" calcext:value-type="float">
            <text:p>72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65755" calcext:value-type="float">
            <text:p>1623585597,65755</text:p>
          </table:table-cell>
          <table:table-cell table:formula="of:=ROUND([.A669]-[$menor.$A$1];1)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75754" calcext:value-type="float">
            <text:p>1623585597,75754</text:p>
          </table:table-cell>
          <table:table-cell table:formula="of:=ROUND([.A670]-[$menor.$A$1];1)" office:value-type="float" office:value="73.1" calcext:value-type="float">
            <text:p>73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85755" calcext:value-type="float">
            <text:p>1623585597,85755</text:p>
          </table:table-cell>
          <table:table-cell table:formula="of:=ROUND([.A671]-[$menor.$A$1];1)" office:value-type="float" office:value="73.2" calcext:value-type="float">
            <text:p>73,2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7.95753" calcext:value-type="float">
            <text:p>1623585597,95753</text:p>
          </table:table-cell>
          <table:table-cell table:formula="of:=ROUND([.A672]-[$menor.$A$1];1)" office:value-type="float" office:value="73.3" calcext:value-type="float">
            <text:p>73,3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05755" calcext:value-type="float">
            <text:p>1623585598,05755</text:p>
          </table:table-cell>
          <table:table-cell table:formula="of:=ROUND([.A673]-[$menor.$A$1];1)" office:value-type="float" office:value="73.4" calcext:value-type="float">
            <text:p>73,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15752" calcext:value-type="float">
            <text:p>1623585598,15752</text:p>
          </table:table-cell>
          <table:table-cell table:formula="of:=ROUND([.A674]-[$menor.$A$1];1)" office:value-type="float" office:value="73.5" calcext:value-type="float">
            <text:p>73,5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25751" calcext:value-type="float">
            <text:p>1623585598,25751</text:p>
          </table:table-cell>
          <table:table-cell table:formula="of:=ROUND([.A675]-[$menor.$A$1];1)" office:value-type="float" office:value="73.6" calcext:value-type="float">
            <text:p>73,6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35753" calcext:value-type="float">
            <text:p>1623585598,35753</text:p>
          </table:table-cell>
          <table:table-cell table:formula="of:=ROUND([.A676]-[$menor.$A$1];1)" office:value-type="float" office:value="73.7" calcext:value-type="float">
            <text:p>73,7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45753" calcext:value-type="float">
            <text:p>1623585598,45753</text:p>
          </table:table-cell>
          <table:table-cell table:formula="of:=ROUND([.A677]-[$menor.$A$1];1)" office:value-type="float" office:value="73.8" calcext:value-type="float">
            <text:p>73,8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55753" calcext:value-type="float">
            <text:p>1623585598,55753</text:p>
          </table:table-cell>
          <table:table-cell table:formula="of:=ROUND([.A678]-[$menor.$A$1];1)" office:value-type="float" office:value="73.9" calcext:value-type="float">
            <text:p>73,9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65757" calcext:value-type="float">
            <text:p>1623585598,65757</text:p>
          </table:table-cell>
          <table:table-cell table:formula="of:=ROUND([.A679]-[$menor.$A$1];1)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585598.75755" calcext:value-type="float">
            <text:p>1623585598,75755</text:p>
          </table:table-cell>
          <table:table-cell table:formula="of:=ROUND([.A680]-[$menor.$A$1];1)" office:value-type="float" office:value="74.1" calcext:value-type="float">
            <text:p>74,1</text:p>
          </table:table-cell>
          <table:table-cell office:value-type="float" office:value="1" calcext:value-type="float">
            <text:p>1</text:p>
          </table:table-cell>
          <table:table-cell office:value-type="float" office:value="0.004225" calcext:value-type="float">
            <text:p>0,0042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menor" table:style-name="ta1">
        <table:table-column table:style-name="co6" table:default-cell-style-name="Default"/>
        <table:table-row table:style-name="ro1">
          <table:table-cell table:formula="of:=MIN([$log_pose_20210613_085839.A2];[$log_child_detection_20210613_085839.A2])" office:value-type="float" office:value="1623585524.64941" calcext:value-type="float">
            <text:p>1623585524,64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6:52:45.0566185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5T17:06:33.605360430</dc:date>
    <meta:editing-duration>PT1H51M39S</meta:editing-duration>
    <meta:editing-cycles>2</meta:editing-cycles>
    <meta:document-statistic meta:table-count="3" meta:cell-count="1018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87cm" svg:height="9.005cm" xlink:href=".." xlink:type="simple" chart:class="chart:scatter" chart:style-name="ch1">
        <chart:legend chart:legend-position="end" svg:x="10.405cm" svg:y="4.203cm" style:legend-expansion="high" chart:style-name="ch2"/>
        <chart:plot-area chart:style-name="ch3" table:cell-range-address="log_pose_20210613_085839.E2:log_pose_20210613_085839.F790 log_pose_20210613_085839.F1:log_pose_20210613_085839.F1" chart:data-source-has-labels="row" svg:x="0.239cm" svg:y="0.18cm" svg:width="9.927cm" svg:height="8.645cm">
          <chartooo:coordinate-region svg:x="0.966cm" svg:y="0.379cm" svg:width="8.9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13_085839.F2:log_pose_20210613_085839.F790" chart:label-cell-address="log_pose_20210613_085839.F1:log_pose_20210613_085839.F1" chart:class="chart:scatter">
            <chart:domain table:cell-range-address="log_pose_20210613_085839.E2:log_pose_20210613_085839.E790"/>
            <chart:data-point chart:repeated="7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Y</text:p>
                <draw:g>
                  <svg:desc>log_pose_20210613_085839.F1:log_pose_20210613_085839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13_085839.E2:log_pose_20210613_085839.E790</svg:desc>
                </draw:g>
              </table:table-cell>
              <table:table-cell office:value-type="float" office:value="0">
                <text:p>0</text:p>
                <draw:g>
                  <svg:desc>log_pose_20210613_085839.F2:log_pose_20210613_085839.F7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91">
                <text:p>0.00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73">
                <text:p>0.00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7945">
                <text:p>0.01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585">
                <text:p>0.02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462">
                <text:p>0.04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2565">
                <text:p>0.06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2935">
                <text:p>0.08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282">
                <text:p>0.10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1735">
                <text:p>0.12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162">
                <text:p>0.14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0535">
                <text:p>0.16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0905">
                <text:p>0.180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982">
                <text:p>0.1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8735">
                <text:p>0.21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765">
                <text:p>0.2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5595">
                <text:p>0.255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4995">
                <text:p>0.274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9294">
                <text:p>0.29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10885">
                <text:p>0.31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883">
                <text:p>0.3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5805">
                <text:p>0.345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375">
                <text:p>0.3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0725">
                <text:p>0.380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77">
                <text:p>0.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4675">
                <text:p>0.414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165">
                <text:p>0.4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8625">
                <text:p>0.448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6463">
                <text:p>0.46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0635">
                <text:p>0.48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664">
                <text:p>0.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2645">
                <text:p>0.512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865">
                <text:p>0.5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3685">
                <text:p>0.543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969">
                <text:p>0.5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74725">
                <text:p>0.57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8976">
                <text:p>0.58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4795">
                <text:p>0.60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886">
                <text:p>0.6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3895">
                <text:p>0.63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796">
                <text:p>0.6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2995">
                <text:p>0.66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6575">
                <text:p>0.676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064">
                <text:p>0.6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04705">
                <text:p>0.704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1877">
                <text:p>0.7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1865">
                <text:p>0.73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593">
                <text:p>0.74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5854">
                <text:p>0.75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1635">
                <text:p>0.77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473">
                <text:p>0.78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97825">
                <text:p>0.797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1092">
                <text:p>0.8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2353">
                <text:p>0.8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5655">
                <text:p>0.83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4875">
                <text:p>0.84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0875">
                <text:p>0.860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2515">
                <text:p>0.87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8464">
                <text:p>0.8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6765">
                <text:p>0.89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889">
                <text:p>0.90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2053">
                <text:p>0.9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31685">
                <text:p>0.93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284">
                <text:p>0.94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4965">
                <text:p>0.95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635">
                <text:p>0.96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679">
                <text:p>0.97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945">
                <text:p>0.98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8615">
                <text:p>0.998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88">
                <text:p>1.0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19955">
                <text:p>1.01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29655">
                <text:p>1.029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4081">
                <text:p>1.04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50995">
                <text:p>1.050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60695">
                <text:p>1.060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7088">
                <text:p>1.07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8058">
                <text:p>1.0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90765">
                <text:p>1.090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9998">
                <text:p>1.0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0968">
                <text:p>1.10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18895">
                <text:p>1.118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28595">
                <text:p>1.128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3781">
                <text:p>1.13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4654">
                <text:p>1.14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5755">
                <text:p>1.155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6594">
                <text:p>1.16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737">
                <text:p>1.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82915">
                <text:p>1.18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91645">
                <text:p>1.19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0086">
                <text:p>1.20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0862">
                <text:p>1.20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17835">
                <text:p>1.21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25595">
                <text:p>1.225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3384">
                <text:p>1.2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416">
                <text:p>1.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49845">
                <text:p>1.24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57605">
                <text:p>1.257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6585">
                <text:p>1.26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7361">
                <text:p>1.27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81855">
                <text:p>1.28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88645">
                <text:p>1.28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9689">
                <text:p>1.2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0465">
                <text:p>1.3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11925">
                <text:p>1.31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18715">
                <text:p>1.318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2696">
                <text:p>1.3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3375">
                <text:p>1.33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4054">
                <text:p>1.3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47815">
                <text:p>1.34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54605">
                <text:p>1.354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6188">
                <text:p>1.36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6867">
                <text:p>1.36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74975">
                <text:p>1.374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81765">
                <text:p>1.38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88555">
                <text:p>1.388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9486">
                <text:p>1.39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0068">
                <text:p>1.40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7955">
                <text:p>1.4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13775">
                <text:p>1.413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19595">
                <text:p>1.419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2687">
                <text:p>1.4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3269">
                <text:p>1.4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38995">
                <text:p>1.438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44815">
                <text:p>1.44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50635">
                <text:p>1.45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5694">
                <text:p>1.45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6179">
                <text:p>1.4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6761">
                <text:p>1.46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73915">
                <text:p>1.47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78765">
                <text:p>1.47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84585">
                <text:p>1.48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8992">
                <text:p>1.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9574">
                <text:p>1.49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0059">
                <text:p>1.5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06895">
                <text:p>1.506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11745">
                <text:p>1.51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6595">
                <text:p>1.516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2193">
                <text:p>1.5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2678">
                <text:p>1.5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3163">
                <text:p>1.5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36965">
                <text:p>1.536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41815">
                <text:p>1.54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46665">
                <text:p>1.546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51515">
                <text:p>1.55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5685">
                <text:p>1.55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6073">
                <text:p>1.56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6558">
                <text:p>1.56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70915">
                <text:p>1.570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74795">
                <text:p>1.57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79645">
                <text:p>1.579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8498">
                <text:p>1.58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8886">
                <text:p>1.58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9274">
                <text:p>1.59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759">
                <text:p>1.59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01955">
                <text:p>1.60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05835">
                <text:p>1.60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09715">
                <text:p>1.609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14565">
                <text:p>1.614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1893">
                <text:p>1.6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2281">
                <text:p>1.6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2669">
                <text:p>1.6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3057">
                <text:p>1.6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34935">
                <text:p>1.63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38815">
                <text:p>1.6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1725">
                <text:p>1.64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45605">
                <text:p>1.645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4997">
                <text:p>1.64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5385">
                <text:p>1.6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5676">
                <text:p>1.6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6064">
                <text:p>1.66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6452">
                <text:p>1.6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67915">
                <text:p>1.667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71795">
                <text:p>1.67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74705">
                <text:p>1.674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78585">
                <text:p>1.67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8198">
                <text:p>1.68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8586">
                <text:p>1.68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8877">
                <text:p>1.68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9168">
                <text:p>1.69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9556">
                <text:p>1.69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98955">
                <text:p>1.69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1865">
                <text:p>1.70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4775">
                <text:p>1.704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7685">
                <text:p>1.70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10595">
                <text:p>1.710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1399">
                <text:p>1.7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169">
                <text:p>1.7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1981">
                <text:p>1.7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2272">
                <text:p>1.7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266">
                <text:p>1.7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2854">
                <text:p>1.7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31935">
                <text:p>1.73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34845">
                <text:p>1.734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37755">
                <text:p>1.737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40665">
                <text:p>1.740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43575">
                <text:p>1.743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45515">
                <text:p>1.74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4891">
                <text:p>1.7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5182">
                <text:p>1.75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5376">
                <text:p>1.75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5667">
                <text:p>1.75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5958">
                <text:p>1.7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6152">
                <text:p>1.76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64915">
                <text:p>1.764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66855">
                <text:p>1.76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69765">
                <text:p>1.769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71705">
                <text:p>1.77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74615">
                <text:p>1.77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76555">
                <text:p>1.776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7898">
                <text:p>1.77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8189">
                <text:p>1.78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78383">
                <text:p>1.7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8577">
                <text:p>1.78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8868">
                <text:p>1.78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9062">
                <text:p>1.7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79256">
                <text:p>1.7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794985">
                <text:p>1.794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97895">
                <text:p>1.797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99835">
                <text:p>1.799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801775">
                <text:p>1.80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03715">
                <text:p>1.803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805655">
                <text:p>1.80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807595">
                <text:p>1.807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809535">
                <text:p>1.80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1196">
                <text:p>1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8139">
                <text:p>1.8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81584">
                <text:p>1.8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81778">
                <text:p>1.8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1972">
                <text:p>1.8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82166">
                <text:p>1.8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8236">
                <text:p>1.8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2554">
                <text:p>1.82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27965">
                <text:p>1.82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28935">
                <text:p>1.828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830875">
                <text:p>1.830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832815">
                <text:p>1.83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834755">
                <text:p>1.834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836695">
                <text:p>1.836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37665">
                <text:p>1.837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39605">
                <text:p>1.83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41545">
                <text:p>1.84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42515">
                <text:p>1.84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4494">
                <text:p>1.84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4688">
                <text:p>1.8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4785">
                <text:p>1.8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84979">
                <text:p>1.84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5173">
                <text:p>1.85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527">
                <text:p>1.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5464">
                <text:p>1.85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5561">
                <text:p>1.85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85755">
                <text:p>1.85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5852">
                <text:p>1.85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60945">
                <text:p>1.86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61915">
                <text:p>1.86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63855">
                <text:p>1.863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864825">
                <text:p>1.864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866765">
                <text:p>1.866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67735">
                <text:p>1.867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869675">
                <text:p>1.86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870645">
                <text:p>1.870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871615">
                <text:p>1.87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873555">
                <text:p>1.873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874525">
                <text:p>1.874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7598">
                <text:p>1.87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87792">
                <text:p>1.87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87889">
                <text:p>1.87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7986">
                <text:p>1.87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8818">
                <text:p>1.8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8277">
                <text:p>1.88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88374">
                <text:p>1.88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8471">
                <text:p>1.88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88665">
                <text:p>1.88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88762">
                <text:p>1.88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88859">
                <text:p>1.8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8956">
                <text:p>1.88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89053">
                <text:p>1.89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92955">
                <text:p>1.89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93925">
                <text:p>1.89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94895">
                <text:p>1.894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95865">
                <text:p>1.895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96835">
                <text:p>1.89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897805">
                <text:p>1.897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898775">
                <text:p>1.898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899745">
                <text:p>1.89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01685">
                <text:p>1.90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02655">
                <text:p>1.90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03625">
                <text:p>1.90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04595">
                <text:p>1.904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905565">
                <text:p>1.905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06535">
                <text:p>1.90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0799">
                <text:p>1.90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0896">
                <text:p>1.90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0993">
                <text:p>1.90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109">
                <text:p>1.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1187">
                <text:p>1.9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1284">
                <text:p>1.9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1284">
                <text:p>1.9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1381">
                <text:p>1.9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1478">
                <text:p>1.9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1575">
                <text:p>1.9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1672">
                <text:p>1.9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1769">
                <text:p>1.9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1866">
                <text:p>1.9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1963">
                <text:p>1.9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206">
                <text:p>1.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2157">
                <text:p>1.9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2157">
                <text:p>1.9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2254">
                <text:p>1.9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23995">
                <text:p>1.92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24965">
                <text:p>1.92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25935">
                <text:p>1.92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25935">
                <text:p>1.92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26905">
                <text:p>1.926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27875">
                <text:p>1.927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28845">
                <text:p>1.928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29815">
                <text:p>1.92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29815">
                <text:p>1.929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30785">
                <text:p>1.930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31755">
                <text:p>1.93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31755">
                <text:p>1.93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32725">
                <text:p>1.93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33695">
                <text:p>1.93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33695">
                <text:p>1.93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34665">
                <text:p>1.93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35635">
                <text:p>1.93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36605">
                <text:p>1.936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36605">
                <text:p>1.936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37575">
                <text:p>1.937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38545">
                <text:p>1.938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38545">
                <text:p>1.938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39515">
                <text:p>1.939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4097">
                <text:p>1.9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4097">
                <text:p>1.9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4194">
                <text:p>1.94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4194">
                <text:p>1.94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4291">
                <text:p>1.94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4388">
                <text:p>1.9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4388">
                <text:p>1.9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4485">
                <text:p>1.9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4485">
                <text:p>1.9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4582">
                <text:p>1.94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4679">
                <text:p>1.94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4679">
                <text:p>1.94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4776">
                <text:p>1.94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4776">
                <text:p>1.94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4873">
                <text:p>1.94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497">
                <text:p>1.9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497">
                <text:p>1.9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5067">
                <text:p>1.9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5067">
                <text:p>1.95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5164">
                <text:p>1.9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5164">
                <text:p>1.9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5261">
                <text:p>1.95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5261">
                <text:p>1.95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5358">
                <text:p>1.9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5358">
                <text:p>1.95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5455">
                <text:p>1.9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5455">
                <text:p>1.9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5552">
                <text:p>1.9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5552">
                <text:p>1.95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56975">
                <text:p>1.95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56975">
                <text:p>1.956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57945">
                <text:p>1.95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57945">
                <text:p>1.957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58915">
                <text:p>1.95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58915">
                <text:p>1.95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58915">
                <text:p>1.958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59885">
                <text:p>1.95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59885">
                <text:p>1.959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60855">
                <text:p>1.960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60855">
                <text:p>1.960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60855">
                <text:p>1.960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61825">
                <text:p>1.96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61825">
                <text:p>1.96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62795">
                <text:p>1.96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62795">
                <text:p>1.96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62795">
                <text:p>1.96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63765">
                <text:p>1.96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63765">
                <text:p>1.96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64735">
                <text:p>1.964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64735">
                <text:p>1.964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64735">
                <text:p>1.964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65705">
                <text:p>1.965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65705">
                <text:p>1.965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66675">
                <text:p>1.966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66675">
                <text:p>1.966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66675">
                <text:p>1.966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67645">
                <text:p>1.967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67645">
                <text:p>1.967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67645">
                <text:p>1.967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68615">
                <text:p>1.968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68615">
                <text:p>1.968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68615">
                <text:p>1.968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69585">
                <text:p>1.96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69585">
                <text:p>1.96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69585">
                <text:p>1.96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70555">
                <text:p>1.97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70555">
                <text:p>1.97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70555">
                <text:p>1.97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70555">
                <text:p>1.970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71525">
                <text:p>1.97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71525">
                <text:p>1.97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71525">
                <text:p>1.97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7298">
                <text:p>1.97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7298">
                <text:p>1.97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7298">
                <text:p>1.97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7395">
                <text:p>1.97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7395">
                <text:p>1.97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7395">
                <text:p>1.97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7395">
                <text:p>1.97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7492">
                <text:p>1.97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7492">
                <text:p>1.97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97492">
                <text:p>1.97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97589">
                <text:p>1.97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7589">
                <text:p>1.97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7589">
                <text:p>1.97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7686">
                <text:p>1.97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7686">
                <text:p>1.97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7686">
                <text:p>1.97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7686">
                <text:p>1.97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7686">
                <text:p>1.97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7783">
                <text:p>1.9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7783">
                <text:p>1.9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7783">
                <text:p>1.9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7783">
                <text:p>1.9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7783">
                <text:p>1.97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788">
                <text:p>1.9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788">
                <text:p>1.9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788">
                <text:p>1.9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9788">
                <text:p>1.9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788">
                <text:p>1.9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7977">
                <text:p>1.9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97977">
                <text:p>1.9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7977">
                <text:p>1.9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7977">
                <text:p>1.9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7977">
                <text:p>1.9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8074">
                <text:p>1.98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8074">
                <text:p>1.98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8074">
                <text:p>1.98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8074">
                <text:p>1.98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8074">
                <text:p>1.98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8171">
                <text:p>1.9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8171">
                <text:p>1.9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8171">
                <text:p>1.9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8171">
                <text:p>1.9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8171">
                <text:p>1.9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8268">
                <text:p>1.9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8268">
                <text:p>1.9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8268">
                <text:p>1.9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8268">
                <text:p>1.9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8268">
                <text:p>1.98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8365">
                <text:p>1.9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8365">
                <text:p>1.9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8365">
                <text:p>1.9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8365">
                <text:p>1.9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8365">
                <text:p>1.98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8462">
                <text:p>1.9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8462">
                <text:p>1.9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8462">
                <text:p>1.9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8462">
                <text:p>1.9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8462">
                <text:p>1.9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8559">
                <text:p>1.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8559">
                <text:p>1.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98559">
                <text:p>1.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8559">
                <text:p>1.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8559">
                <text:p>1.98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8656">
                <text:p>1.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98753">
                <text:p>1.9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88985">
                <text:p>1.98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89955">
                <text:p>1.989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90925">
                <text:p>1.990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91895">
                <text:p>1.99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92865">
                <text:p>1.99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993835">
                <text:p>1.99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94805">
                <text:p>1.99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995775">
                <text:p>1.9957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2.27cm" svg:y="4.203cm" style:legend-expansion="high" chart:style-name="ch2"/>
        <chart:plot-area chart:style-name="ch3" table:cell-range-address="log_pose_20210613_085839.C1:log_pose_20210613_085839.C790" chart:data-source-has-labels="row" svg:x="0.319cm" svg:y="0.18cm" svg:width="11.632cm" svg:height="8.645cm">
          <chartooo:coordinate-region svg:x="1.231cm" svg:y="0.301cm" svg:width="10.72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13_085839.C2:log_pose_20210613_085839.C790" chart:label-cell-address="log_pose_20210613_085839.C1:log_pose_20210613_085839.C1" chart:class="chart:line">
            <chart:data-point chart:repeated="7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Linear Velocity</text:p>
                <draw:g>
                  <svg:desc>log_pose_20210613_085839.C1:log_pose_20210613_085839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13_085839.C2:log_pose_20210613_085839.C7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52cm" svg:height="9cm" xlink:href=".." xlink:type="simple" chart:class="chart:line" chart:style-name="ch1">
        <chart:legend chart:legend-position="end" svg:x="11.57cm" svg:y="4.201cm" style:legend-expansion="high" chart:style-name="ch2"/>
        <chart:plot-area chart:style-name="ch3" table:cell-range-address="log_pose_20210613_085839.E1:log_pose_20210613_085839.E790" chart:data-source-has-labels="row" svg:x="0.263cm" svg:y="0.18cm" svg:width="11.044cm" svg:height="8.64cm">
          <chartooo:coordinate-region svg:x="0.99cm" svg:y="0.301cm" svg:width="10.31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_pose_20210613_085839.E2:log_pose_20210613_085839.E790" chart:label-cell-address="log_pose_20210613_085839.E1:log_pose_20210613_085839.E1" chart:class="chart:line">
            <chart:data-point chart:repeated="7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log_pose_20210613_085839.E1:log_pose_20210613_085839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pose_20210613_085839.E2:log_pose_20210613_085839.E7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91">
                <text:p>0.00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73">
                <text:p>0.00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7945">
                <text:p>0.0179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585">
                <text:p>0.029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462">
                <text:p>0.044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2565">
                <text:p>0.0625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2935">
                <text:p>0.082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282">
                <text:p>0.10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21735">
                <text:p>0.1217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162">
                <text:p>0.141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0535">
                <text:p>0.1605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0905">
                <text:p>0.1809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982">
                <text:p>0.199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8735">
                <text:p>0.2187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765">
                <text:p>0.23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5595">
                <text:p>0.255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74995">
                <text:p>0.2749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9294">
                <text:p>0.292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10885">
                <text:p>0.3108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883">
                <text:p>0.328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5805">
                <text:p>0.345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375">
                <text:p>0.36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0725">
                <text:p>0.380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77">
                <text:p>0.39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14675">
                <text:p>0.4146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3165">
                <text:p>0.43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8625">
                <text:p>0.448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6463">
                <text:p>0.464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0635">
                <text:p>0.4806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664">
                <text:p>0.496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2645">
                <text:p>0.512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865">
                <text:p>0.528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3685">
                <text:p>0.5436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969">
                <text:p>0.55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74725">
                <text:p>0.5747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8976">
                <text:p>0.589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04795">
                <text:p>0.6047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886">
                <text:p>0.618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3895">
                <text:p>0.6338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4796">
                <text:p>0.647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2995">
                <text:p>0.6629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76575">
                <text:p>0.6765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9064">
                <text:p>0.690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04705">
                <text:p>0.7047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1877">
                <text:p>0.718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31865">
                <text:p>0.7318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4593">
                <text:p>0.745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75854">
                <text:p>0.758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71635">
                <text:p>0.7716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473">
                <text:p>0.784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97825">
                <text:p>0.7978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1092">
                <text:p>0.810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2353">
                <text:p>0.823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35655">
                <text:p>0.8356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4875">
                <text:p>0.84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0875">
                <text:p>0.860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2515">
                <text:p>0.8725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8464">
                <text:p>0.884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96765">
                <text:p>0.8967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0889">
                <text:p>0.908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2053">
                <text:p>0.92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31685">
                <text:p>0.9316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4284">
                <text:p>0.942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54965">
                <text:p>0.9549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5635">
                <text:p>0.9656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679">
                <text:p>0.976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87945">
                <text:p>0.9879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8615">
                <text:p>0.9986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0088">
                <text:p>1.00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019955">
                <text:p>1.0199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29655">
                <text:p>1.0296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4081">
                <text:p>1.040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50995">
                <text:p>1.0509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060695">
                <text:p>1.0606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7088">
                <text:p>1.070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8058">
                <text:p>1.08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90765">
                <text:p>1.0907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09998">
                <text:p>1.0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0968">
                <text:p>1.10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18895">
                <text:p>1.1188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28595">
                <text:p>1.1285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13781">
                <text:p>1.137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4654">
                <text:p>1.14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55755">
                <text:p>1.1557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6594">
                <text:p>1.16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1737">
                <text:p>1.17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82915">
                <text:p>1.1829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91645">
                <text:p>1.1916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0086">
                <text:p>1.20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0862">
                <text:p>1.208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17835">
                <text:p>1.2178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25595">
                <text:p>1.2255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3384">
                <text:p>1.233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416">
                <text:p>1.24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49845">
                <text:p>1.2498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57605">
                <text:p>1.2576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6585">
                <text:p>1.265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7361">
                <text:p>1.273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81855">
                <text:p>1.2818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88645">
                <text:p>1.2886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9689">
                <text:p>1.296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0465">
                <text:p>1.304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11925">
                <text:p>1.3119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18715">
                <text:p>1.3187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2696">
                <text:p>1.32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3375">
                <text:p>1.33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4054">
                <text:p>1.340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47815">
                <text:p>1.3478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54605">
                <text:p>1.3546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6188">
                <text:p>1.361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6867">
                <text:p>1.368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74975">
                <text:p>1.3749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81765">
                <text:p>1.3817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88555">
                <text:p>1.3885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9486">
                <text:p>1.394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40068">
                <text:p>1.400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7955">
                <text:p>1.4079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13775">
                <text:p>1.4137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19595">
                <text:p>1.4195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2687">
                <text:p>1.426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3269">
                <text:p>1.432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38995">
                <text:p>1.4389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44815">
                <text:p>1.4448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50635">
                <text:p>1.4506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5694">
                <text:p>1.456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6179">
                <text:p>1.461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46761">
                <text:p>1.467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473915">
                <text:p>1.4739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478765">
                <text:p>1.4787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484585">
                <text:p>1.4845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48992">
                <text:p>1.48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9574">
                <text:p>1.495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0059">
                <text:p>1.500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06895">
                <text:p>1.5068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11745">
                <text:p>1.5117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16595">
                <text:p>1.5165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2193">
                <text:p>1.521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2678">
                <text:p>1.526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3163">
                <text:p>1.531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36965">
                <text:p>1.5369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41815">
                <text:p>1.5418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46665">
                <text:p>1.5466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51515">
                <text:p>1.5515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5685">
                <text:p>1.556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6073">
                <text:p>1.560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6558">
                <text:p>1.565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70915">
                <text:p>1.5709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74795">
                <text:p>1.5747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79645">
                <text:p>1.5796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8498">
                <text:p>1.584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8886">
                <text:p>1.588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9274">
                <text:p>1.592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59759">
                <text:p>1.597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601955">
                <text:p>1.6019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605835">
                <text:p>1.60583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609715">
                <text:p>1.6097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614565">
                <text:p>1.6145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61893">
                <text:p>1.618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2281">
                <text:p>1.622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2669">
                <text:p>1.626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63057">
                <text:p>1.630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634935">
                <text:p>1.6349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38815">
                <text:p>1.6388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41725">
                <text:p>1.6417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645605">
                <text:p>1.6456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64997">
                <text:p>1.649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65385">
                <text:p>1.653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65676">
                <text:p>1.656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66064">
                <text:p>1.66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66452">
                <text:p>1.664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67915">
                <text:p>1.6679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71795">
                <text:p>1.6717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74705">
                <text:p>1.6747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78585">
                <text:p>1.6785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68198">
                <text:p>1.681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8586">
                <text:p>1.685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68877">
                <text:p>1.688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69168">
                <text:p>1.691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69556">
                <text:p>1.69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698955">
                <text:p>1.6989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1865">
                <text:p>1.7018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4775">
                <text:p>1.7047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7685">
                <text:p>1.7076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10595">
                <text:p>1.7105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1399">
                <text:p>1.713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169">
                <text:p>1.71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1981">
                <text:p>1.719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2272">
                <text:p>1.722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266">
                <text:p>1.72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2854">
                <text:p>1.728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31935">
                <text:p>1.7319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34845">
                <text:p>1.7348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37755">
                <text:p>1.7377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40665">
                <text:p>1.7406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43575">
                <text:p>1.7435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745515">
                <text:p>1.7455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74891">
                <text:p>1.748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75182">
                <text:p>1.751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5376">
                <text:p>1.753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5667">
                <text:p>1.75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5958">
                <text:p>1.759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6152">
                <text:p>1.761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64915">
                <text:p>1.7649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66855">
                <text:p>1.7668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769765">
                <text:p>1.7697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771705">
                <text:p>1.7717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774615">
                <text:p>1.7746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776555">
                <text:p>1.7765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7898">
                <text:p>1.778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78189">
                <text:p>1.781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78383">
                <text:p>1.783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78577">
                <text:p>1.785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78868">
                <text:p>1.788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79062">
                <text:p>1.790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79256">
                <text:p>1.792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794985">
                <text:p>1.7949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797895">
                <text:p>1.7978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799835">
                <text:p>1.7998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801775">
                <text:p>1.8017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803715">
                <text:p>1.8037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805655">
                <text:p>1.8056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807595">
                <text:p>1.8075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809535">
                <text:p>1.8095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81196">
                <text:p>1.811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8139">
                <text:p>1.81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81584">
                <text:p>1.815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81778">
                <text:p>1.8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81972">
                <text:p>1.819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82166">
                <text:p>1.821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8236">
                <text:p>1.82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82554">
                <text:p>1.825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827965">
                <text:p>1.8279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828935">
                <text:p>1.8289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830875">
                <text:p>1.830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832815">
                <text:p>1.832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834755">
                <text:p>1.8347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836695">
                <text:p>1.8366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37665">
                <text:p>1.8376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839605">
                <text:p>1.8396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841545">
                <text:p>1.8415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842515">
                <text:p>1.842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84494">
                <text:p>1.844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84688">
                <text:p>1.846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84785">
                <text:p>1.847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84979">
                <text:p>1.8497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5173">
                <text:p>1.851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8527">
                <text:p>1.85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85464">
                <text:p>1.854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5561">
                <text:p>1.855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85755">
                <text:p>1.857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85852">
                <text:p>1.858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60945">
                <text:p>1.8609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861915">
                <text:p>1.8619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863855">
                <text:p>1.8638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864825">
                <text:p>1.8648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866765">
                <text:p>1.8667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867735">
                <text:p>1.8677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869675">
                <text:p>1.8696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870645">
                <text:p>1.8706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871615">
                <text:p>1.8716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873555">
                <text:p>1.8735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874525">
                <text:p>1.8745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87598">
                <text:p>1.875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87792">
                <text:p>1.877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87889">
                <text:p>1.878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87986">
                <text:p>1.879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8818">
                <text:p>1.88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88277">
                <text:p>1.882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88374">
                <text:p>1.883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88471">
                <text:p>1.884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88665">
                <text:p>1.886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88762">
                <text:p>1.887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88859">
                <text:p>1.888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88956">
                <text:p>1.889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89053">
                <text:p>1.890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892955">
                <text:p>1.8929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893925">
                <text:p>1.8939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894895">
                <text:p>1.8948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895865">
                <text:p>1.8958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896835">
                <text:p>1.8968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897805">
                <text:p>1.8978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898775">
                <text:p>1.8987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899745">
                <text:p>1.8997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901685">
                <text:p>1.9016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902655">
                <text:p>1.9026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903625">
                <text:p>1.903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904595">
                <text:p>1.9045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905565">
                <text:p>1.90556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906535">
                <text:p>1.9065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90799">
                <text:p>1.907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90896">
                <text:p>1.908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90993">
                <text:p>1.909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9109">
                <text:p>1.91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91187">
                <text:p>1.911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91284">
                <text:p>1.912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91284">
                <text:p>1.912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91381">
                <text:p>1.9138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91478">
                <text:p>1.914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91575">
                <text:p>1.915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91672">
                <text:p>1.916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91769">
                <text:p>1.917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91866">
                <text:p>1.918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91963">
                <text:p>1.919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9206">
                <text:p>1.92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92157">
                <text:p>1.921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92157">
                <text:p>1.92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92254">
                <text:p>1.922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923995">
                <text:p>1.9239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924965">
                <text:p>1.92496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925935">
                <text:p>1.9259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925935">
                <text:p>1.92593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926905">
                <text:p>1.9269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927875">
                <text:p>1.9278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928845">
                <text:p>1.9288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929815">
                <text:p>1.9298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929815">
                <text:p>1.9298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930785">
                <text:p>1.9307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931755">
                <text:p>1.9317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931755">
                <text:p>1.9317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932725">
                <text:p>1.9327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933695">
                <text:p>1.9336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933695">
                <text:p>1.9336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934665">
                <text:p>1.9346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935635">
                <text:p>1.9356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936605">
                <text:p>1.9366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936605">
                <text:p>1.9366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937575">
                <text:p>1.9375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938545">
                <text:p>1.9385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938545">
                <text:p>1.9385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939515">
                <text:p>1.9395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94097">
                <text:p>1.940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94097">
                <text:p>1.940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94194">
                <text:p>1.941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94194">
                <text:p>1.941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94291">
                <text:p>1.942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94388">
                <text:p>1.943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94388">
                <text:p>1.943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94485">
                <text:p>1.944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94485">
                <text:p>1.944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94582">
                <text:p>1.9458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94679">
                <text:p>1.946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94679">
                <text:p>1.946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94776">
                <text:p>1.947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94776">
                <text:p>1.947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94873">
                <text:p>1.948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9497">
                <text:p>1.949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9497">
                <text:p>1.94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95067">
                <text:p>1.950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95067">
                <text:p>1.950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95164">
                <text:p>1.9516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95164">
                <text:p>1.9516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95261">
                <text:p>1.952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95261">
                <text:p>1.9526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95358">
                <text:p>1.953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95358">
                <text:p>1.953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95455">
                <text:p>1.9545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95455">
                <text:p>1.954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95552">
                <text:p>1.955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956975">
                <text:p>1.9569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956975">
                <text:p>1.9569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957945">
                <text:p>1.9579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957945">
                <text:p>1.95794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58915">
                <text:p>1.9589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958915">
                <text:p>1.9589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958915">
                <text:p>1.9589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959885">
                <text:p>1.9598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960855">
                <text:p>1.9608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960855">
                <text:p>1.9608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960855">
                <text:p>1.9608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961825">
                <text:p>1.9618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962795">
                <text:p>1.9627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962795">
                <text:p>1.9627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962795">
                <text:p>1.9627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963765">
                <text:p>1.96376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964735">
                <text:p>1.9647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964735">
                <text:p>1.9647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964735">
                <text:p>1.9647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965705">
                <text:p>1.9657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66675">
                <text:p>1.9666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966675">
                <text:p>1.9666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966675">
                <text:p>1.9666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967645">
                <text:p>1.9676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968615">
                <text:p>1.9686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969585">
                <text:p>1.9695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970555">
                <text:p>1.9705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971525">
                <text:p>1.9715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97298">
                <text:p>1.972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97395">
                <text:p>1.973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97492">
                <text:p>1.974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7589">
                <text:p>1.975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97686">
                <text:p>1.976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97783">
                <text:p>1.977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9788">
                <text:p>1.97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97977">
                <text:p>1.979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98074">
                <text:p>1.980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98171">
                <text:p>1.981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98268">
                <text:p>1.9826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98365">
                <text:p>1.983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98462">
                <text:p>1.9846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98559">
                <text:p>1.9855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98656">
                <text:p>1.986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98753">
                <text:p>1.9875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988985">
                <text:p>1.9889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89955">
                <text:p>1.98995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990925">
                <text:p>1.99092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991895">
                <text:p>1.9918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92865">
                <text:p>1.9928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.993835">
                <text:p>1.99383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.994805">
                <text:p>1.9948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995775">
                <text:p>1.9957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995775">
                <text:p>1.995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